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555in"/>
    </style:style>
    <style:style style:name="co2" style:family="table-column">
      <style:table-column-properties fo:break-before="auto" style:column-width="6.4339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39in" fo:break-before="auto" style:use-optimal-row-height="false"/>
    </style:style>
    <style:style style:name="ro3" style:family="table-row">
      <style:table-row-properties style:row-height="0.352in" fo:break-before="auto" style:use-optimal-row-height="false"/>
    </style:style>
    <style:style style:name="ro4" style:family="table-row">
      <style:table-row-properties style:row-height="0.2846in" fo:break-before="auto" style:use-optimal-row-height="false"/>
    </style:style>
    <style:style style:name="ro5" style:family="table-row">
      <style:table-row-properties style:row-height="0.3102in" fo:break-before="auto" style:use-optimal-row-height="false"/>
    </style:style>
    <style:style style:name="ro6" style:family="table-row">
      <style:table-row-properties style:row-height="0.302in" fo:break-before="auto" style:use-optimal-row-height="false"/>
    </style:style>
    <style:style style:name="ro7" style:family="table-row">
      <style:table-row-properties style:row-height="0.3972in" fo:break-before="auto" style:use-optimal-row-height="false"/>
    </style:style>
    <style:style style:name="ro8" style:family="table-row">
      <style:table-row-properties style:row-height="0.3366in" fo:break-before="auto" style:use-optimal-row-height="false"/>
    </style:style>
    <style:style style:name="ro9" style:family="table-row">
      <style:table-row-properties style:row-height="0.328in" fo:break-before="auto" style:use-optimal-row-height="false"/>
    </style:style>
    <style:style style:name="ro10" style:family="table-row">
      <style:table-row-properties style:row-height="0.328in" fo:break-before="auto" style:use-optimal-row-height="true"/>
    </style:style>
    <style:style style:name="ro11" style:family="table-row">
      <style:table-row-properties style:row-height="0.3535in" fo:break-before="auto" style:use-optimal-row-height="false"/>
    </style:style>
    <style:style style:name="ro12" style:family="table-row">
      <style:table-row-properties style:row-height="0.2327in" fo:break-before="auto" style:use-optimal-row-height="false"/>
    </style:style>
    <style:style style:name="ro13" style:family="table-row">
      <style:table-row-properties style:row-height="0.2929in" fo:break-before="auto" style:use-optimal-row-height="false"/>
    </style:style>
    <style:style style:name="ro14" style:family="table-row">
      <style:table-row-properties style:row-height="0.2764in" fo:break-before="auto" style:use-optimal-row-height="false"/>
    </style:style>
    <style:style style:name="ro15" style:family="table-row">
      <style:table-row-properties style:row-height="0.4146in" fo:break-before="auto" style:use-optimal-row-height="false"/>
    </style:style>
    <style:style style:name="ro16" style:family="table-row">
      <style:table-row-properties style:row-height="0.3264in" fo:break-before="auto" style:use-optimal-row-height="true"/>
    </style:style>
    <style:style style:name="ro17"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ext-properties style:font-name="Liberation Serif" style:font-name-asian="DejaVu Sans" style:font-name-complex="Noto Sans Arabic"/>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ainCategory" table:style-name="ta1">
        <table:table-column table:style-name="co1" table:default-cell-style-name="Default"/>
        <table:table-column table:style-name="co2" table:default-cell-style-name="Default"/>
        <table:table-row table:style-name="ro1">
          <table:table-cell office:value-type="string" calcext:value-type="string">
            <text:p>Main Category</text:p>
          </table:table-cell>
          <table:table-cell/>
        </table:table-row>
        <table:table-row table:style-name="ro2">
          <table:table-cell table:style-name="ce1" office:value-type="string" calcext:value-type="string">
            <text:p>Mug Thermos</text:p>
            <text:p>              </text:p>
          </table:table-cell>
          <table:table-cell table:style-name="ce2" office:value-type="string" calcext:value-type="string">
            <text:p>Travel mug, Coffee thermos, Insulated mug, Stainless steel tumbler, Ceramic mug, Vacuum flask, Thermo mug, Double-walled cup, Tea thermos, Portable mug, Thermal coffee cup, Hot beverage flask, Insulated water bottle, Thermal travel mug, Espresso mug, Leak-proof thermos, Insulated coffee tumbler, Heat-retaining mug, Thermal drink container, Mug with lid, Coffee cup with handle, Thermal tea flask, Portable coffee mug, Thermos bottle, Ceramic travel mug, Steel mug, Thermal flask, Vacuum-sealed thermos, Reusable coffee cup, Insulated thermos, Hot drink mug, Stainless steel flask, Travel coffee mug, Ceramic thermos, Tea mug with infuser, Double-walled thermos, Hot beverage mug, Mug with straw, Portable tea thermos, Thermal coffee bottle, Insulated tea tumbler, Leak-proof mug, Stainless steel coffee cup, Thermal tea cup, Coffee thermos with handle, Ceramic coffee thermos, Travel tea mug, Vacuum insulated mug, Portable coffee thermos, Thermal espresso mug, Mug with infuser, Thermal water bottle, Stainless steel tea thermos, Hot beverage thermos, Thermos with spout, Insulated drink mug, Thermal mug with handle, Vacuum flask mug, Portable thermos mug, Ceramic insulated mug, Thermal travel cup, Insulated coffee flask, Double-walled coffee mug, Leak-proof travel mug, Thermal tea bottle, Portable drink mug, Stainless steel tea cup, Thermal coffee container, Travel mug with lid, Thermal drink bottle, Insulated espresso cup, Hot beverage container, Thermal coffee mug with lid, Vacuum-sealed travel mug, Insulated thermos cup, Ceramic coffee cup, Portable coffee flask, Thermal tea tumbler with lid, Stainless steel travel mug, Insulated drink bottle, Thermal tea cup with lid, Vacuum-sealed coffee cup, Leak-proof tea thermos, Portable tea mug, Travel coffee thermos, Thermal coffee tumbler with lid, Insulated travel thermos, Ceramic travel thermos, Stainless steel travel flask, Thermal coffee cup with lid, Leak-proof coffee mug, Vacuum-sealed drink mug, Thermal tea mug with lid, Portable coffee container, Insulated tea flask, Travel drink mug, Thermal drink thermos, Stainless steel thermos cup, Vacuum insulated coffee cup, Leak-proof travel thermos, Portable thermos cup, Thermal drink flask, Insulated coffee container, Travel tea thermos, Thermal tea tumbler, Ceramic tea thermos, Stainless steel coffee thermos, Vacuum-sealed tea thermos, Insulated travel mug, Thermal coffee thermos with lid, Portable coffee drink mug, Travel thermos bottle, Thermal drink container, Stainless steel drink mug, Vacuum flask with lid, Leak-proof tea cup, Thermal tea mug, Portable coffee tumbler, Insulated drink thermos, Travel coffee cup, Thermal tea thermos, Stainless steel travel thermos, Vacuum insulated tea cup, Insulated coffee thermos, Leak-proof drink mug, Portable coffee mug with lid, Thermal drink cup, Stainless steel coffee flask, Vacuum-sealed tea mug, Insulated travel thermos, Thermal coffee thermos, Leak-proof coffee thermos, Portable tea flask, Stainless steel drink flask, Vacuum insulated travel mug, Insulated coffee mug with lid, Thermal tea thermos with lid, Travel coffee flask, Thermal tea container, Ceramic coffee mug with lid, Insulated drink cup, Portable drink thermos, Thermal tea flask with lid, Stainless steel tea flask, Vacuum-sealed coffee flask, Insulated tea mug with lid, Leak-proof drink thermos, Portable coffee cup, Thermal tea flask, Travel drink flask, Thermal tea mug with infuser, Stainless steel travel thermos bottle, Vacuum insulated drink thermos, Insulated coffee flask with lid, Thermal tea tumbler with infuser, Leak-proof coffee flask, Portable coffee drink thermos, Travel tea flask, Thermal coffee thermos bottle, Ceramic tea tumbler, Insulated tea thermos with lid, Portable drink flask, Stainless steel travel coffee thermos, Vacuum-sealed tea flask, Insulated travel coffee mug, Thermal tea drink mug, Travel coffee cup with lid, Thermal drink thermos with lid, Insulated coffee thermos bottle, Leak-proof thermos mug, Portable tea thermos with lid, Thermal coffee flask with lid, Stainless steel tea tumbler, Vacuum insulated coffee thermos, Insulated drink thermos with lid, Thermal tea thermos bottle, Travel drink thermos, Thermal coffee drink mug, Leak-proof tea flask, Portable coffee thermos with lid, Thermal tea mug with infuser, Stainless steel travel coffee flask, Vacuum insulated tea thermos, Insulated coffee mug, Leak-proof tea thermos with lid</text:p>
          </table:table-cell>
        </table:table-row>
        <table:table-row table:style-name="ro3">
          <table:table-cell office:value-type="string" calcext:value-type="string">
            <text:p>Basket</text:p>
          </table:table-cell>
          <table:table-cell table:style-name="ce2" office:value-type="string" calcext:value-type="string">
            <text:p>Fruit basket, Picnic basket, Laundry basket, Wicker basket, Storage basket, Gift basket, Flower basket, Easter basket, Bread basket, Picnic hamper, Wire basket, Bamboo basket, Shopping basket, Toy basket, Craft basket, Decorative basket, Vegetable basket, Blanket basket, Magazine basket, Market basket, Wastebasket, Bicycle basket, Clothes basket, Gift hamper, Harvest basket, Tote basket, Plant basket, Picnic set, Handwoven basket, Sewing basket, Rope basket, Plastic basket, Mesh basket, Office basket, Utility basket, Laundry hamper, Toy storage basket, Rattan basket, Woven basket, Nesting basket, Rectangular basket, Oval basket, Round basket, Picnic cooler, Shopping tote, Beach basket, Folding basket, Knitting basket, Produce basket, Organizer basket, Storage bin, Wood basket, Craft storage basket, Metal basket, Hanging basket, Basket tray, Kitchen basket, Potpourri basket, Candy basket, Utensil basket, Bath basket, Spa basket, Cloth basket, Dish basket, Flower girl basket, Firewood basket, Tiered basket, Bottle basket, Yarn basket, Fishing basket, Produce crate, Picnic carrier, Carry basket, Picnic caddy, Bath caddy, Shower caddy, Countertop basket, Paper basket, Grocery basket, Fruit bowl, Woven tray, Rustic basket, Open basket, Deep basket, Low basket, Tray basket, Shelf basket, Wall basket, Tier basket, Wine basket, Dog toy basket, Cat toy basket, Pet basket, Nursery basket, Bread bin, Egg basket, Blanket bin, Knick-knack basket, Book basket, Throw blanket basket, Fabric basket, Desk organizer basket, Baby basket, Toilet paper basket, Makeup basket, Cosmetic basket, Hairbrush basket, Shampoo basket, Cleaning basket, Pantry basket, Snack basket, Picnic tote, Wine caddy, Tea basket, Spice basket, Bottle caddy, Utensil caddy, Plate basket, Napkin basket, Cutlery basket, Condiment basket, Serving basket, Tray caddy, Paper towel basket, Bagel basket, Pastry basket, Soap basket, Shampoo caddy, Hair product basket, Lotion basket, Candle basket, Essential oil basket, Perfume basket, Bathroom basket, Hand towel basket, Towel basket, Lotion caddy, Candle caddy, Spa caddy, Bath product basket, Razor basket, Nail polish basket, Jewelry basket, Accessory basket, Scarf basket, Glove basket, Sunglasses basket, Wallet basket, Purse basket, Hat basket, Belt basket, Sock basket, Shoe basket, Slipper basket, Umbrella basket, Coat basket, Key basket, Mail basket, Letter basket, File basket, Paper caddy, Folder basket, Document basket, Book caddy, Magazine caddy, Newspaper basket, Remote control basket, TV basket, Video game basket, DVD basket, CD basket, Vinyl record basket, Cable basket, Electronics basket, Charging station basket, Tablet basket, Laptop basket, Blanket caddy, Pillow basket, Cushion basket, Sheet basket, Quilt basket, Towel caddy, Linen basket, Pet bed basket, Dog bed basket, Cat bed basket, Pet toy basket, Collar basket, Leash basket, Food basket, Water bottle basket, Dog food basket, Cat food basket, Pet supply basket, Feeding basket, Food storage basket, Grocery caddy, Recycling basket, Garbage basket, Waste bin, Trash basket, Compost basket, Office organizer basket, Desk caddy, Art supply basket, Craft caddy, Paint basket, Marker basket, Pencil basket, Crayon basket, Pen basket, Eraser basket, Scissors basket, Tape basket, Stapler basket, Notebook basket, Paper caddy, Folder caddy, Document caddy, Binder basket, Clipboard basket</text:p>
          </table:table-cell>
        </table:table-row>
        <table:table-row table:style-name="ro4">
          <table:table-cell office:value-type="string" calcext:value-type="string">
            <text:p>Waterproof Wall ticker</text:p>
          </table:table-cell>
          <table:table-cell table:style-name="ce2" office:value-type="string" calcext:value-type="string">
            <text:p>Bathroom waterproof sticker, Kitchen backsplash sticker, Tile waterproof decal, Shower wall sticker, Vinyl wall decal, Waterproof mural, Peel and stick wall sticker, Waterproof wallpaper sticker, Decorative waterproof sticker, Waterproof border sticker, Waterproof wall art, Waterproof wall tattoo, Moisture-resistant wall sticker, Waterproof tile sticker, Self-adhesive waterproof sticker, 3D waterproof wall sticker, Waterproof window decal, Waterproof ceiling sticker, Waterproof floor sticker, Waterproof wall covering, Removable waterproof sticker, Waterproof sticker for bathroom, Waterproof sticker for kitchen, Waterproof brick wall sticker, Waterproof stone wall sticker, Waterproof marble wall sticker, Waterproof wood grain sticker, Waterproof floral sticker, Waterproof geometric sticker, Waterproof pattern sticker, Waterproof abstract sticker, Waterproof mosaic sticker, Waterproof metallic sticker, Waterproof glitter sticker, Waterproof animal sticker, Waterproof nature sticker, Waterproof tree sticker, Waterproof plant sticker, Waterproof leaf sticker, Waterproof butterfly sticker, Waterproof bird sticker, Waterproof fish sticker, Waterproof ocean sticker, Waterproof wave sticker, Waterproof beach sticker, Waterproof sea life sticker, Waterproof tropical sticker, Waterproof desert sticker, Waterproof mountain sticker, Waterproof forest sticker, Waterproof landscape sticker, Waterproof sunset sticker, Waterproof cityscape sticker, Waterproof skyline sticker, Waterproof building sticker, Waterproof bridge sticker, Waterproof tower sticker, Waterproof landmark sticker, Waterproof travel sticker, Waterproof map sticker, Waterproof compass sticker, Waterproof quote sticker, Waterproof inspirational sticker, Waterproof motivational sticker, Waterproof word art sticker, Waterproof typography sticker, Waterproof alphabet sticker, Waterproof number sticker, Waterproof shape sticker, Waterproof arrow sticker, Waterproof heart sticker, Waterproof star sticker, Waterproof moon sticker, Waterproof sun sticker, Waterproof planet sticker, Waterproof galaxy sticker, Waterproof space sticker, Waterproof astronaut sticker, Waterproof robot sticker, Waterproof spaceship sticker, Waterproof alien sticker, Waterproof superhero sticker, Waterproof cartoon character sticker, Waterproof anime sticker, Waterproof movie sticker, Waterproof TV show sticker, Waterproof music sticker, Waterproof band sticker, Waterproof concert sticker, Waterproof festival sticker, Waterproof sports sticker, Waterproof football sticker, Waterproof basketball sticker, Waterproof baseball sticker, Waterproof soccer sticker, Waterproof tennis sticker, Waterproof golf sticker, Waterproof racing sticker, Waterproof car sticker, Waterproof bike sticker, Waterproof motorcycle sticker, Waterproof airplane sticker, Waterproof train sticker, Waterproof boat sticker, Waterproof ship sticker, Waterproof lighthouse sticker, Waterproof anchor sticker, Waterproof sailboat sticker, Waterproof pirate sticker, Waterproof treasure sticker, Waterproof skull sticker, Waterproof skeleton sticker, Waterproof horror sticker, Waterproof Halloween sticker, Waterproof Christmas sticker, Waterproof holiday sticker, Waterproof birthday sticker, Waterproof celebration sticker, Waterproof wedding sticker, Waterproof love sticker, Waterproof couple sticker, Waterproof family sticker, Waterproof baby sticker, Waterproof animal print sticker, Waterproof zebra print sticker, Waterproof leopard print sticker, Waterproof tiger print sticker, Waterproof giraffe print sticker, Waterproof cheetah print sticker, Waterproof cow print sticker, Waterproof polka dot sticker, Waterproof stripe sticker, Waterproof plaid sticker, Waterproof checkered sticker, Waterproof houndstooth sticker, Waterproof argyle sticker, Waterproof chevron sticker, Waterproof paisley sticker, Waterproof damask sticker, Waterproof baroque sticker, Waterproof vintage sticker, Waterproof retro sticker, Waterproof bohemian sticker, Waterproof minimalist sticker, Waterproof modern sticker, Waterproof contemporary sticker, Waterproof abstract art sticker, Waterproof graffiti sticker, Waterproof urban sticker, Waterproof industrial sticker, Waterproof grunge sticker, Waterproof rustic sticker, Waterproof shabby chic sticker, Waterproof farmhouse sticker, Waterproof nautical sticker, Waterproof beach house sticker, Waterproof coastal sticker, Waterproof Mediterranean sticker, Waterproof Asian sticker, Waterproof Japanese sticker, Waterproof Chinese sticker, Waterproof Indian sticker, Waterproof Moroccan sticker, Waterproof African sticker, Waterproof tribal sticker, Waterproof Aztec sticker, Waterproof Mayan sticker, Waterproof Inca sticker, Waterproof Egyptian sticker, Waterproof Greek sticker, Waterproof Roman sticker, Waterproof medieval sticker, Waterproof gothic sticker, Waterproof Renaissance sticker, Waterproof baroque art sticker, Waterproof art deco sticker, Waterproof art nouveau sticker, Waterproof pop art sticker, Waterproof surrealism sticker, Waterproof impressionism sticker, Waterproof expressionism sticker, Waterproof cubism sticker, Waterproof fauvism sticker, Waterproof realism sticker, Waterproof hyperrealism sticker, Waterproof postmodern sticker, Waterproof futurism sticker, Waterproof street art sticker, Waterproof stencil art sticker, Waterproof calligraphy sticker</text:p>
          </table:table-cell>
        </table:table-row>
        <table:table-row table:style-name="ro5">
          <table:table-cell office:value-type="string" calcext:value-type="string">
            <text:p>Home Brewing &amp; Wine Making Barware</text:p>
          </table:table-cell>
          <table:table-cell table:style-name="ce2" office:value-type="string" calcext:value-type="string">
            <text:p>Fermentation jug, Glass carboy, Brewing kettle, Wine fermenter, Mash tun, Brewing paddle, Hydrometer, Wine bottle corker, Bottle capper, Airlock, Fermentation airlock, Wine thief, Racking cane, Brewing siphon, Beer fermenter, Wort chiller, Brewing funnel, Wine filter, Yeast starter kit, Brewing thermometer, Wine bottle stopper, Wine bottle filler, Bottling bucket, Brew kettle, Wort aerator, Wine making kit, Malt mill, Bottle drying tree, Wine degasser, Beer keg, Bottle rinser, Brew kettle thermometer, Wine corkscrew, Brewing scale, Wine corker, Wine aging barrel, Beer aging barrel, Wine aerator, Brew bucket, Hop spider, Brew kettle strainer, Wine bottle labels, Brewing yeast nutrient, Beer bottle labels, Wine press, Bottle washer, Mash paddle, Wine fermentation heater, Beer fermentation heater, Wort strainer, Wine bottle shrink capsules, Beer bottle caps, Wine bottle brush, Brewing equipment cleaner, Beer bottle brush, Wine funnel, Wine racking tube, Wine pH tester, Brewing sanitizing solution, Wine fermentation vessel, Mash tun false bottom, Wine hydrometer test jar, Brewing test jar, Brewing filter bag, Wine fermentation lock, Wine acid test kit, Beer line cleaner, Wine bottle holder, Brew kettle spigot, Wine bottle drying rack, Brewing stand, Wine must pump, Wine racking cane clip, Beer line disconnect, Wine barrel bung, Brewing ingredient kit, Wine yeast, Beer yeast, Wine bottle drainer, Wort transfer pump, Wine bottle capping machine, Brewing kettle insulation, Wine fermentation lock, Beer dispensing tap, Wine blending kit, Brewing auto-siphon, Wine filter pads, Beer keg tap, Wine carbonation cap, Brewing grain bag, Wine must strainer, Beer keg washer, Wine making equipment, Brewing water filter, Wine making recipe book, Beer making recipe book, Wine yeast starter, Brewing stir plate, Wine degassing tool, Beer bottle filler, Wine carbonation tablets, Brewing paddle spoon, Wine making funnel, Beer tap handle, Wine bottle capper, Brewing carbonation drops, Wine bottle sealing wax, Beer tower, Wine must hydrometer, Brewing wort cooler, Wine bottle heat shrink, Beer tap tower, Wine tasting glasses, Brewing kettle lid, Wine barrel stand, Beer tasting glasses, Wine thief with pump, Brewing wort chiller, Wine bottle thermometer, Beer tap faucet, Wine barrel spigot, Brewing hop back, Wine bottle tag, Beer line tubing, Wine fermentation vessel heater, Brewing carboy brush, Wine siphon pump, Beer brewing hop filter, Wine must spoon, Brewing keg coupler, Wine making pH strips, Beer brewing malt extract, Wine making acid blend, Brewing hop scale, Wine fermentation tank, Beer brewing wort pump, Wine decanting funnel, Brewing hop filter, Wine making additives, Beer wort oxygenation kit, Wine making yeast nutrient, Brewing fermentation heater, Wine making hydrometer, Beer brewing racking arm, Wine making potassium metabisulfite, Brewing yeast nutrient starter, Wine aging rack, Beer brewing water chemistry kit, Wine making potassium sorbate, Brewing keg carbonation lid, Wine bottle cleaner, Beer wort aeration kit, Wine making campden tablets, Brewing hop pellet strainer, Wine barrel wax, Beer brewing wort chiller pump, Wine making fermenter, Brewing keg cleaning kit, Wine barrel aging kit, Beer brewing yeast starter, Wine making glass carboy, Brewing hop addition kit, Wine making oak chips, Beer brewing kettle, Wine making fruit press, Brewing wort aeration stone, Wine making concentrate, Beer brewing kettle valve, Wine making acid test kit, Brewing yeast propagation kit, Wine making isinglass, Beer brewing grain mill, Wine making bentonite, Brewing yeast washing kit, Wine making malolactic bacteria, Brewing wort aeration wand, Wine making enzyme kit, Beer brewing heat pad, Wine making sulfite testing kit, Brewing wort oxygenation system, Wine making fining agents, Beer brewing whirlpool arm, Wine making barrel aging kit, Brewing hop aroma kit, Wine making oak barrel, Beer brewing mash paddle, Wine making cork drying rack, Brewing whirlpool arm</text:p>
          </table:table-cell>
        </table:table-row>
        <table:table-row table:style-name="ro6">
          <table:table-cell office:value-type="string" calcext:value-type="string">
            <text:p>Table Decoration &amp; Accessories</text:p>
          </table:table-cell>
          <table:table-cell table:style-name="ce2" office:value-type="string" calcext:value-type="string">
            <text:p>Table runner, Placemats, Napkin rings, Centerpiece bowl, Candle holders, Votive candles, Table lanterns, Flower vase, Decorative tray, Tablecloth, Charger plates, Coasters, Salt and pepper shakers, Table confetti, Decorative table mirror, Tabletop figurines, Crystal centerpiece, Fruit bowl, Cake stand, Table garland, Candelabra, Tabletop fountain, Decorative glass jars, Tabletop clock, Decorative lanterns, Floral arrangements, Table number holders, Place card holders, Decorative napkins, Candle stands, Tabletop sculpture, Succulent arrangement, Terrarium, Tabletop globe, Decorative dish, Wine decanter, Cheese board, Tabletop photo frames, Decorative jars, Tabletop planters, Scented candles, Table lamps, Decorative bowls, Centerpiece trays, Decorative pebbles, Decorative stones, Marble coasters, Wooden coasters, Tabletop candleholders, Porcelain figurines, Crystal vases, Bamboo placemats, Silk flowers, Tabletop bookends, Decorative trays, Tabletop statues, Mosaic candle holders, Ceramic vases, Decorative candle lanterns, Glass votives, Miniature plants, Tabletop bonsai, Tabletop water features, Stone coasters, Decorative glassware, Vintage bottles, Decorative orbs, Centerpiece mirrors, Tabletop hourglass, Wooden centerpiece, Metal centerpiece, Decorative wine holder, Candle snuffer, Tabletop letter blocks, Tabletop birdcage, Tabletop crystal ball, Decorative glass bowls, Candle plate, Tabletop hurricane candle holder, Decorative glass cloches, Mini table sculptures, Rustic table decor, Farmhouse table accessories, Tabletop jewel box, Coastal table decor, Nautical table decorations, Tabletop chalkboard, Lace table runners, Embroidered placemats, Decorative serving tray, Festive table decor, Seasonal table centerpiece, Beaded napkin rings, Gemstone table accents, Elegant table linens, Luxury table decor, Tabletop art pieces, Ethnic table decor, Handcrafted table accessories, Tabletop mosaic art, Artisanal table decor, Tabletop pottery, Tabletop murals, Designer coasters, Hand-painted placemats, Modern table decor, Abstract table sculptures, Contemporary table accents, Minimalist table decor, Scandinavian table accessories, Tabletop floral decor, Vintage table decorations, Antique table accessories, Personalized table decor, Customized table runners, Monogrammed napkins, Family name placemats, Wedding table decorations, Bridal shower table decor, Baby shower table decor, Birthday table decorations, Holiday table accessories, Christmas table decor, Halloween table decorations, Thanksgiving table decor, Easter table decorations, New Year table decor, Valentine’s Day table decor, Spring table decor, Summer table decor, Fall table decorations, Winter table decor, Themed table settings, Festive table runners, Themed centerpiece, Party table decorations, Graduation table decor, Anniversary table decorations, Baptism table decor, First communion table decorations, Rustic wedding table decor, Barn wedding table decorations, Vineyard table decor, Garden party table decorations, Outdoor table decor, Poolside table decor, Patio table decorations, Beach table decor, Picnic table decorations, Campfire table decor, BBQ table decor, Grill party table decorations, Tailgate party table decor, Sports-themed table decorations, Movie night table decor, Game night table decorations, Casino table decor, Carnival table decorations, Circus table decor, Mardi Gras table decorations, Fiesta table decor, Luau table decorations, Tiki table decor, Jungle table decorations, Safari table decor, Arabian Nights table decor, Masquerade table decorations, Bollywood table decor, Hollywood table decor, Vintage Hollywood table decorations, Retro table decor, 1920s table decorations, Gatsby table decor, Medieval table decorations, Renaissance table decor, Pirate-themed table decor, Space-themed table decorations, Under the Sea table decor, Fairytale table decorations, Princess table decor, Disney-themed table decorations, Superhero table decorations, Comic book table decor, Anime-themed table decorations, Fantasy table decor, Mythology-themed table decorations, Magic-themed table decor, Unicorn table decorations, Dragon-themed table decor, Wizard-themed table decorations, Hogwarts table decor, Star Wars-themed table decorations, Star Trek-themed table decor, Harry Potter-themed table decorations, Marvel-themed table decor, DC-themed table decorations, Avengers table decor, Batman-themed table decorations, Superman-themed table decor, Spider-Man-themed table decorations, X-Men-themed table decor, Game of Thrones-themed table decorations, Lord of the Rings-themed table décor</text:p>
          </table:table-cell>
        </table:table-row>
        <table:table-row table:style-name="ro7">
          <table:table-cell office:value-type="string" calcext:value-type="string">
            <text:p>Wok</text:p>
          </table:table-cell>
          <table:table-cell table:style-name="ce2" office:value-type="string" calcext:value-type="string">
            <text:p>Non-stick wok, Carbon steel wok, Cast iron wok, Stainless steel wok, Electric wok, Induction wok, Ceramic wok, Aluminum wok, Wok with lid, Flat-bottom wok, Round-bottom wok, Large wok, Small wok, Wok pan, Wok skillet, Hand-hammered wok, Pre-seasoned wok, Lightweight wok, Heavy-duty wok, Wok set, Wok with handles, Wok with wooden handle, Wok with silicone handle, Wok with helper handle, Deep wok, Shallow wok, Jumbo wok, Mini wok, Wok with non-stick coating, Traditional wok, Modern wok, High-heat wok, Wok with temperature control, Wok with glass lid, Wok with stainless steel lid, Wok with vented lid, Wok with domed lid, Professional wok, Home wok, Stir-fry wok, Sauté wok, Grilling wok, Smokeless wok, Multi-purpose wok, Wok with stand, Wok with rack, Wok with steam rack, Wok with steamer insert, Wok with grill insert, Wok with fryer basket, Wok with tempura rack, Wok with draining rack, Wok with bamboo spatula, Wok with metal spatula, Wok with ladle, Wok with chopsticks, Wok with tongs, Wok with turner, Wok with slotted spoon, Wok with rice paddle, Wok with wok ring, Wok with gas burner, Wok with electric burner, Wok with induction burner, Wok with portable burner, Wok with carrying case, Wok with heat-resistant handle, Wok with cool-touch handle, Wok with ergonomic handle, Wok with detachable handle, Wok with foldable handle, Wok with wooden lid, Wok with glass lid, Wok with vented lid, Wok with tempered glass lid, Wok with bamboo lid, Wok with silicone lid, Wok with stainless steel lid, Wok with metal lid, Wok with clear lid, Wok with transparent lid, Wok with see-through lid, Wok with domed lid, Wok with flat lid, Wok with decorative lid, Wok with floral lid, Wok with patterned lid, Wok with colorful lid, Wok with non-stick lid, Wok with oven-safe lid, Wok with dishwasher-safe lid, Wok with hand-wash lid, Wok with easy-clean lid, Wok with scratch-resistant lid, Wok with heat-resistant lid, Wok with knob lid, Wok with handle lid, Wok with lid knob, Wok with steam vent, Wok with air vent, Wok with thermometer, Wok with temperature gauge, Wok with digital display, Wok with timer, Wok with adjustable heat, Wok with multiple heat settings, Wok with removable parts, Wok with interchangeable parts, Wok with detachable parts, Wok with easy-to-clean parts, Wok with non-stick parts, Wok with stainless steel parts, Wok with aluminum parts, Wok with cast iron parts, Wok with ceramic parts, Wok with carbon steel parts, Wok with wooden parts, Wok with silicone parts, Wok with bamboo parts, Wok with heat-resistant parts, Wok with cool-touch parts, Wok with ergonomic parts, Wok with durable parts, Wok with lightweight parts, Wok with heavy-duty parts, Wok with rust-resistant parts, Wok with scratch-resistant parts, Wok with warp-resistant parts, Wok with non-toxic parts, Wok with eco-friendly parts, Wok with sustainable parts, Wok with recyclable parts, Wok with reusable parts, Wok with BPA-free parts, Wok with PFOA-free parts, Wok with PFAS-free parts, Wok with chemical-free parts, Wok with odorless parts, Wok with non-staining parts, Wok with non-stick coating, Wok with ceramic coating, Wok with hard-anodized coating, Wok with granite coating, Wok with diamond coating, Wok with copper coating, Wok with stainless steel coating, Wok with aluminum coating, Wok with cast iron coating, Wok with enamel coating, Wok with ceramic enamel coating, Wok with porcelain enamel coating, Wok with marble coating, Wok with stone coating, Wok with titanium coating, Wok with non-scratch coating, Wok with scratch-resistant coating, Wok with wear-resistant coating, Wok with heat-resistant coating, Wok with oil-resistant coating, Wok with water-resistant coating, Wok with corrosion-resistant coating, Wok with non-stick interior, Wok with non-stick exterior, Wok with durable non-stick surface, Wok with eco-friendly non-stick surface, Wok with sustainable non-stick surface, Wok with safe non-stick surface, Wok with non-stick surface for easy food release, Wok with non-stick surface for easy cleaning, Wok with non-stick surface for less oil use, Wok with non-stick surface for healthier cooking</text:p>
          </table:table-cell>
        </table:table-row>
        <table:table-row table:style-name="ro8">
          <table:table-cell office:value-type="string" calcext:value-type="string">
            <text:p>Fabric &amp; Lace</text:p>
          </table:table-cell>
          <table:table-cell table:style-name="ce2" office:value-type="string" calcext:value-type="string">
            <text:p>Cotton fabric, Silk fabric, Satin fabric, Linen fabric, Velvet fabric, Chiffon fabric, Tulle fabric, Organza fabric, Lace trim, Lace ribbon, Embroidered lace, Floral lace, Chantilly lace, Alençon lace, Guipure lace, Battenberg lace, Stretch lace, Crochet lace, Eyelet lace, Venise lace, Appliqué lace, Lace doilies, Lace tablecloth, Lace napkins, Lace runner, Lace placemats, Lace curtains, Lace valance, Lace drapes, Lace shawl, Lace scarf, Lace gloves, Lace headband, Lace veil, Lace wedding gown, Lace bridal veil, Lace lingerie, Lace camisole, Lace robe, Lace panties, Lace bra, Lace bodysuit, Lace wrap, Lace bolero, Lace jacket, Lace overlay, Lace dress, Lace skirt, Lace blouse, Lace top, Lace tunic, Lace sleeves, Lace trim tape, Lace fabric by the yard, Lace fabric bolts, Lace swatches, Lace appliqué patches, Lace motifs, Lace embellishments, Lace patches, Lace collars, Lace cuffs, Lace bands, Lace patches for clothing, Lace decorations, Lace designs, Lace sewing patterns, Lace stitching, Lace inserts, Lace applique designs, Lace detail, Lace accents, Lace patterns, Lace motifs for scrapbooking, Lace for quilting, Lace for embroidery, Lace for crafts, Lace embellishments for cards, Lace for table settings, Lace for home decor, Lace for upholstery, Lace for accessories, Lace for accessories making, Lace for bridal accessories, Lace for wedding decorations, Lace for event decor, Lace for party decor, Lace for table runners, Lace for chair covers, Lace for curtain tiebacks, Lace for pillow covers, Lace for cushions, Lace for bedspreads, Lace for throws, Lace for table skirts, Lace for lamp shades, Lace for picture frames, Lace for gift wrapping, Lace for scrapbooking embellishments, Lace for fabric crafts, Lace for mixed media projects, Lace for textile art, Lace for DIY projects, Lace for dressmaking, Lace for tailoring, Lace for custom clothing, Lace for alterations, Lace for fashion design, Lace for sewing projects, Lace for design details, Lace for fashion accessories, Lace for jewelry making, Lace for beadwork, Lace for headpieces, Lace for hair accessories, Lace for shoes, Lace for handbags, Lace for belts, Lace for embroidery designs, Lace for quilt patterns, Lace for fabric art, Lace for home sewing, Lace for costume design, Lace for vintage clothing, Lace for retro clothing, Lace for modern fashion, Lace for contemporary designs, Lace for classic styles, Lace for romantic looks, Lace for elegant outfits, Lace for formalwear, Lace for casualwear, Lace for chic outfits, Lace for bohemian style, Lace for eclectic fashion, Lace for trendy looks, Lace for timeless styles, Lace for bespoke clothing, Lace for unique fashion, Lace for haute couture, Lace for designer clothing, Lace for tailored suits, Lace for fancy dress, Lace for theatrical costumes, Lace for performance wear, Lace for dance costumes, Lace for costume jewelry, Lace for wedding favors, Lace for bridal showers, Lace for baby showers, Lace for special occasions, Lace for holiday decorations, Lace for seasonal decor, Lace for everyday use, Lace for decorative crafts, Lace for handmade gifts, Lace for unique projects, Lace for custom designs, Lace for personalized gifts, Lace for bespoke accessories, Lace for upscale fashion, Lace for luxury items</text:p>
          </table:table-cell>
        </table:table-row>
        <table:table-row table:style-name="ro9">
          <table:table-cell office:value-type="string" calcext:value-type="string">
            <text:p>Needle Arts &amp; Craft</text:p>
          </table:table-cell>
          <table:table-cell table:style-name="ce2" office:value-type="string" calcext:value-type="string">
            <text:p>Embroidery floss, Embroidery thread, Cross-stitch fabric, Aida cloth, Linen fabric, Embroidery hoops, Needlepoint canvas, Needlepoint thread, Tapestry needles, Crewel needles, Sewing needles, Quilting needles, Appliqué needles, Yarn needles, Knitting needles, Crochet hooks, Craft scissors, Fabric markers, Fabric paint, Sewing machine, Rotary cutter, Cutting mat, Quilting ruler, Pattern weights, Tailor’s chalk, Fabric stabilizer, Fusible interfacing, Iron-on transfers, Heat transfer vinyl, Embroidery machine, Serger machine, Sewing patterns, Craft patterns, Knitting patterns, Crochet patterns, Quilting patterns, Appliqué patterns, Fabric swatches, Thread organizer, Needle organizer, Bobbins, Thread spools, Yarn winder, Yarn bowl, Yarn holder, Stitch markers, Stitch counters, Row counters, Knitting gauge, Crochet gauge, Fabric glue, Needle threader, Fabric adhesive, Embellishment trims, Lace trims, Ribbon trims, Sequins, Beads, Buttons, Patches, Appliqué patches, Iron-on patches, Embroidery kits, Needlepoint kits, Cross-stitch kits, Knitting kits, Crochet kits, Quilting kits, Fabric bundles, Craft kits, DIY craft kits, Craft supplies, Craft tools, Craft scissors, Craft tweezers, Craft glue, Craft paint, Craft brushes, Craft felt, Craft foam, Craft paper, Craft cardstock, Craft vinyl, Craft stencils, Craft punches, Craft embellishments, Craft stickers, Craft ribbons, Craft laces, Craft threads, Craft floss, Craft beads, Craft sequins, Craft charms, Craft buttons, Craft pins, Craft needles, Craft yarn, Craft fabric, Craft interfacing, Craft stabilizer, Craft adhesive, Craft tape, Craft glue dots, Craft markers, Craft pens, Craft crayons, Craft pastels, Craft chalk, Craft chalk markers, Craft spray paint, Craft embossing powder, Craft heat tool, Craft stamping tools, Craft die cuts, Craft embossing folders, Craft stamps, Craft stencils, Craft templates, Craft cutting dies, Craft die-cutting machine, Craft embossing machine, Craft sewing machine, Craft serger machine, Craft quilting frame, Craft quilting hoops, Craft hand tools, Craft rotary tools, Craft power tools, Craft storage solutions, Craft organizers, Craft carrying cases, Craft workstations, Craft tables, Craft desks, Craft chairs, Craft mats, Craft cutting boards, Craft rulers, Craft measuring tools, Craft sewing notions, Craft knitting accessories, Craft crochet accessories, Craft embroidery supplies, Craft needlepoint supplies, Craft quilting supplies, Craft appliqué supplies, Craft fabric dyes, Craft fabric paints, Craft fabric markers, Craft fabric stabilizers, Craft fabric adhesives, Craft fabric interfacing, Craft fabric glue, Craft fabric scissors, Craft fabric cutters, Craft fabric rulers, Craft fabric rotary cutters, Craft fabric rotary mats, Craft fabric tape, Craft fabric pins, Craft fabric needles, Craft fabric thread, Craft fabric floss, Craft fabric embellishments, Craft fabric patches, Craft fabric trims</text:p>
          </table:table-cell>
        </table:table-row>
        <table:table-row table:style-name="ro4">
          <table:table-cell office:value-type="string" calcext:value-type="string">
            <text:p>Home Fragrance</text:p>
          </table:table-cell>
          <table:table-cell table:style-name="ce2" office:value-type="string" calcext:value-type="string">
            <text:p>Scented candles, Reed diffusers, Essential oil diffusers, Wax melts, Fragrance oils, Room sprays, Air fresheners, Scented sachets, Incense sticks, Incense cones, Potpourri, Aroma beads, Fragrance pods, Essential oil blends, Soy candles, Beeswax candles, Pillar candles, Votive candles, Tea light candles, Candle holders, Candle snuffers, Wax burners, Fragrance sachets, Drawer liners, Closet fresheners, Carpet fresheners, Fabric fresheners, Linen sprays, Upholstery sprays, Auto air fresheners, Car fragrance clips, Plug-in air fresheners, Battery-operated diffusers, Electric diffusers, Ultrasonic diffusers, Nebulizing diffusers, Ceramic diffusers, Glass diffusers, Wood diffusers, Reed diffuser refills, Essential oil sets, Fragrance gift sets, Scented wax tarts, Aromatherapy candles, Aromatherapy diffusers, Scented room sprays, Essential oil blends for relaxation, Essential oil blends for energy, Essential oil blends for sleep, Essential oil blends for focus, Essential oil blends for stress relief, Essential oil blends for immunity, Essential oil blends for mood, Essential oil blends for wellness, Essential oil blends for mental clarity, Essential oil blends for skin care, Essential oil blends for muscle relief, Essential oil blends for respiratory health, Essential oil blends for relaxation and calm, Essential oil blends for sleep and rest, Essential oil blends for invigorating energy, Essential oil blends for uplifting mood, Essential oil blends for mental focus, Essential oil blends for stress management, Essential oil blends for emotional balance, Essential oil blends for holistic health, Essential oil blends for seasonal wellness, Essential oil blends for natural healing, Essential oil blends for healthy living, Essential oil blends for immunity support, Essential oil blends for pain relief, Essential oil blends for cold and flu, Essential oil blends for digestive health, Essential oil blends for overall well-being, Essential oil blends for personal care, Essential oil blends for body care, Essential oil blends for home environment, Essential oil blends for cleansing, Essential oil blends for purifying, Essential oil blends for revitalizing, Essential oil blends for rejuvenating, Essential oil blends for calming, Essential oil blends for grounding, Essential oil blends for centering, Essential oil blends for emotional healing, Essential oil blends for spiritual growth, Essential oil blends for self-care, Essential oil blends for relaxation and rejuvenation, Essential oil blends for daily wellness, Essential oil blends for holistic balance, Essential oil blends for positive energy, Essential oil blends for harmony, Essential oil blends for tranquility, Essential oil blends for peace of mind, Essential oil blends for mood enhancement, Essential oil blends for inner calm, Essential oil blends for mental clarity and focus, Essential oil blends for physical vitality, Essential oil blends for emotional strength, Essential oil blends for balanced living, Essential oil blends for nurturing care, Essential oil blends for mind-body connection, Essential oil blends for soothing relief, Essential oil blends for gentle care, Essential oil blends for revitalizing energy, Essential oil blends for heart health, Essential oil blends for respiratory support, Essential oil blends for healthy skin, Essential oil blends for anti-aging, Essential oil blends for youthful skin, Essential oil blends for natural beauty, Essential oil blends for healthy glow, Essential oil blends for radiant complexion, Essential oil blends for natural healing solutions, Essential oil blends for wellness rituals, Essential oil blends for daily relaxation, Essential oil blends for stress reduction, Essential oil blends for restorative sleep, Essential oil blends for mindful living, Essential oil blends for meditation, Essential oil blends for yoga practice, Essential oil blends for inner peace, Essential oil blends for self-improvement, Essential oil blends for creative inspiration, Essential oil blends for relaxation and well-being, Essential oil blends for uplifting energy, Essential oil blends for wellness enhancement, Essential oil blends for balanced emotions, Essential oil blends for deep relaxation, Essential oil blends for stress-free living, Essential oil blends for personal tranquility, Essential oil blends for harmonious living, Essential oil blends for inner serenity, Essential oil blends for holistic wellness, Essential oil blends for positive mindset, Essential oil blends for balanced lifestyle, Essential oil blends for mind-clearing, Essential oil blends for rejuvenating spirit, Essential oil blends for peaceful environment, Essential oil blends for spiritual wellness, Essential oil blends for energizing mornings, Essential oil blends for restful nights, Essential oil blends for natural detox, Essential oil blends for wellness rejuvenation, Essential oil blends for clear mind, Essential oil blends for soothing atmosphere, Essential oil blends for refreshing air, Essential oil blends for calming space, Essential oil blends for tranquil setting, Essential oil blends for invigorating ambiance, Essential oil blends for stress-free home, Essential oil blends for uplifting surroundings, Essential oil blends for natural vitality</text:p>
          </table:table-cell>
        </table:table-row>
        <table:table-row table:style-name="ro10">
          <table:table-cell office:value-type="string" calcext:value-type="string">
            <text:p>Candle Making</text:p>
            <text:p>              </text:p>
          </table:table-cell>
          <table:table-cell table:style-name="ce2" office:value-type="string" calcext:value-type="string">
            <text:p>Soy wax, Paraffin wax, Beeswax, Palm wax, Gel wax, Microcrystalline wax, Candle wicks, Wick tabs, Wick stickers, Wick clips, Pre-tabbed wicks, Wooden wicks, Metal wicks, Cotton wicks, Hemp wicks, Candle dyes, Candle pigments, Candle fragrance oils, Essential oils for candles, Candle scent additives, Scent boosters, Wax melting pots, Double boiler for wax, Melting pitcher, Wax pouring pitcher, Thermometer for wax, Wax temperature gauge, Stirring utensils, Candle molds, Silicone molds, Metal molds, Plastic molds, Glass molds, Container molds, Pillar molds, Votive molds, Tealight molds, Taper molds, Custom molds, Candle pouring pitchers, Candle pour pots, Candle pouring pitchers with spout, Candle wick holders, Candle wick centering devices, Candle wick adjusters, Candle wick sustainers, Candle wick trimmers, Candle wick cutters, Candle wick dipper, Candle wick straighteners, Candle wick holders with clips, Candle labels, Candle tags, Candle packaging, Candle boxes, Candle tins, Candle jars, Glass candle containers, Metal candle containers, Ceramic candle containers, Plastic candle containers, Reusable candle containers, Eco-friendly candle containers, Decorative candle jars, Aromatherapy candle jars, Colored candle jars, Scented candle jars, Personalized candle containers, Candle wraps, Candle sleeves, Candle ribbons, Candle bows, Candle stickers, Candle safety labels, Candle instruction labels, Candle care labels, Candle warning labels, Candle branding labels, Candle logo stickers, Candle gift tags, Candle gift boxes, Candle gift bags, Candle making kits, Candle making supplies, Candle making tools, Candle making accessories, Candle making books, Candle making instructions, Candle making guides, Candle making workshops, Candle making classes, Candle making courses, Candle making tutorials, Candle making recipes, Candle making techniques, Candle making tips, Candle making tricks, Candle making ideas, Candle making projects, Candle making designs, Candle making patterns, Candle making trends, Candle making innovations, Candle making trends for 2024, Candle making ideas for home, Candle making ideas for gifts, Candle making for beginners, Candle making for advanced crafters, Candle making for professionals, Candle making for businesses, Candle making for hobbyists, Candle making for entrepreneurs, Candle making for enthusiasts, Candle making for eco-conscious creators, Candle making for aromatherapy, Candle making for relaxation, Candle making for wellness, Candle making for home decor, Candle making for special occasions, Candle making for holidays, Candle making for events, Candle making for celebrations, Candle making for weddings, Candle making for parties, Candle making for personal use, Candle making for gifts, Candle making for home fragrance, Candle making for relaxation and stress relief, Candle making for ambiance, Candle making for mood lighting, Candle making for romantic settings, Candle making for seasonal decor, Candle making for festive occasions, Candle making for themed parties, Candle making for unique gifts, Candle making for luxury items, Candle making for custom designs, Candle making for unique scents, Candle making for natural ingredients, Candle making for organic products, Candle making for vegan options, Candle making for sustainable products, Candle making for eco-friendly solutions, Candle making for artisanal creations, Candle making for handcrafted items, Candle making for high-quality products, Candle making for premium candles, Candle making for luxury experiences, Candle making for personalized gifts, Candle making for creative projects, Candle making for unique home decor, Candle making for boutique products, Candle making for specialty items, Candle making for limited editions, Candle making for exclusive designs, Candle making for high-end markets, Candle making for craft fairs, Candle making for online shops, Candle making for retail stores, Candle making for specialty boutiques, Candle making for gift shops, Candle making for corporate gifts, Candle making for promotional items, Candle making for fundraising, Candle making for charity events, Candle making for community projects, Candle making for local markets, Candle making for home-based businesses</text:p>
          </table:table-cell>
        </table:table-row>
        <table:table-row table:style-name="ro11">
          <table:table-cell office:value-type="string" calcext:value-type="string">
            <text:p>Ceramics &amp; Pottery</text:p>
          </table:table-cell>
          <table:table-cell table:style-name="ce2" office:value-type="string" calcext:value-type="string">
            <text:p>Pottery wheel, Ceramic clay, Stoneware clay, Earthenware clay, Porcelain clay, Raku clay, Terra cotta clay, Paper clay, Air-dry clay, Polymer clay, Modeling clay, Hand-building tools, Sculpting tools, Pottery tools set, Clay extruder, Clay rolling pin, Clay cutters, Clay ribs, Clay sponges, Clay paddles, Pottery shaping tools, Pottery carving tools, Pottery smoothing tools, Pottery trimming tools, Pottery slip, Slip casting tools, Pottery molds, Ceramic molds, Plaster molds, Silicone molds, Pottery glaze, Glaze brushes, Glaze sprayers, Glaze mixing tools, Glaze application tools, Kiln, Electric kiln, Gas kiln, Wood-fired kiln, Raku kiln, Kiln shelves, Kiln stilts, Kiln furniture, Kiln firing tools, Kiln thermocouples, Kiln controllers, Kiln pyrometers, Kiln mitts, Kiln gloves, Kiln kiln wash, Pottery kiln, Ceramic kiln, Ceramic firing, Pottery firing, Kiln cleaning tools, Pottery glazes, Underglazes, Overglazes, Ceramic stains, Ceramic paints, Pottery paints, Ceramic decals, Pottery decals, Ceramic transfers, Pottery transfers, Pottery decorating tools, Pottery carving tools, Pottery brushes, Pottery sponges, Pottery rollers, Pottery stamps, Pottery texture tools, Pottery sponges, Pottery slip trailers, Pottery slip brushes, Pottery sprayers, Pottery applications, Pottery finishes, Pottery sealers, Pottery waxes, Pottery varnishes, Pottery burnishers, Pottery abrasives, Pottery polishing tools, Pottery cleaning supplies, Pottery storage, Pottery racks, Pottery shelves, Pottery display stands, Pottery dust masks, Pottery aprons, Pottery gloves, Pottery towels, Pottery worktables, Pottery benches, Pottery stools, Pottery drying racks, Pottery drying shelves, Pottery drying cabinets, Pottery storage containers, Pottery packaging materials, Pottery gift wrap, Pottery labels, Pottery tags, Pottery custom stamps, Pottery custom molds, Pottery custom glazes, Pottery custom decals, Pottery custom transfers, Pottery design tools, Pottery sketchbooks, Pottery journals, Pottery inspiration books, Pottery technique books, Pottery reference books, Pottery how-to guides, Pottery tutorials, Pottery workshops, Pottery classes, Pottery courses, Pottery seminars, Pottery demonstrations, Pottery fairs, Pottery exhibitions, Pottery shows, Pottery markets, Pottery galleries, Pottery studios, Pottery commissions, Pottery collaborations, Pottery contests, Pottery awards, Pottery competitions, Pottery residencies, Pottery apprenticeships, Pottery mentoring, Pottery support groups, Pottery online forums, Pottery social media, Pottery networking, Pottery business cards, Pottery promotional materials, Pottery websites, Pottery blogs, Pottery newsletters, Pottery magazines, Pottery trade publications, Pottery online stores, Pottery retail outlets, Pottery wholesale suppliers, Pottery distributors, Pottery manufacturers, Pottery importers, Pottery exporters, Pottery collectors, Pottery enthusiasts, Pottery buyers, Pottery sellers, Pottery designers, Pottery artists, Pottery craftsmen, Pottery artisans, Pottery hobbyists, Pottery professionals, Pottery educators, Pottery students, Pottery mentors, Pottery patrons, Pottery sponsors, Pottery supporters, Pottery advocates, Pottery researchers, Pottery historians, Pottery critics, Pottery reviewers, Pottery curators, Pottery restorers, Pottery conservators, Pottery appraisers</text:p>
          </table:table-cell>
        </table:table-row>
        <table:table-row table:style-name="ro5">
          <table:table-cell office:value-type="string" calcext:value-type="string">
            <text:p>Diamond Painting</text:p>
          </table:table-cell>
          <table:table-cell table:style-name="ce2" office:value-type="string" calcext:value-type="string">
            <text:p>Diamond painting kits, Diamond painting canvas, Diamond painting drills, Diamond painting beads, Diamond painting gems, Diamond painting rhinestones, Diamond painting diamonds, Diamond painting pens, Diamond painting applicators, Diamond painting tweezers, Diamond painting trays, Diamond painting wax, Diamond painting tools, Diamond painting brushes, Diamond painting organizers, Diamond painting storage containers, Diamond painting holders, Diamond painting sorting trays, Diamond painting adhesive, Diamond painting patterns, Diamond painting designs, Diamond painting charts, Diamond painting templates, Diamond painting frames, Diamond painting spacers, Diamond painting sealants, Diamond painting finishing sprays, Diamond painting sealers, Diamond painting protective covers, Diamond painting covers, Diamond painting enlargements, Diamond painting enlarger tools, Diamond painting light pads, Diamond painting light boxes, Diamond painting magnifiers, Diamond painting lamps, Diamond painting lighting, Diamond painting cleaning cloths, Diamond painting anti-static cloths, Diamond painting cleaning brushes, Diamond painting project bags, Diamond painting carrying cases, Diamond painting travel cases, Diamond painting organizers with compartments, Diamond painting color charts, Diamond painting color lists, Diamond painting color guides, Diamond painting color reference sheets, Diamond painting color codes, Diamond painting reference books, Diamond painting instruction manuals, Diamond painting tutorials, Diamond painting how-to guides, Diamond painting tips, Diamond painting tricks, Diamond painting techniques, Diamond painting skills, Diamond painting art, Diamond painting crafts, Diamond painting hobbies, Diamond painting creations, Diamond painting artwork, Diamond painting collections, Diamond painting displays, Diamond painting mounts, Diamond painting adhesives, Diamond painting double-sided tapes, Diamond painting glues, Diamond painting pastes, Diamond painting mix-and-match kits, Diamond painting specialty kits, Diamond painting seasonal kits, Diamond painting holiday kits, Diamond painting themed kits, Diamond painting custom kits, Diamond painting personalized kits, Diamond painting DIY kits, Diamond painting beginner kits, Diamond painting intermediate kits, Diamond painting advanced kits, Diamond painting expert kits, Diamond painting collectible kits, Diamond painting limited edition kits, Diamond painting exclusive kits, Diamond painting luxury kits, Diamond painting premium kits, Diamond painting starter kits, Diamond painting basic kits, Diamond painting professional kits, Diamond painting deluxe kits, Diamond painting high-quality kits, Diamond painting budget kits, Diamond painting affordable kits, Diamond painting value kits, Diamond painting exclusive designs, Diamond painting limited designs, Diamond painting unique designs, Diamond painting special designs, Diamond painting intricate designs, Diamond painting detailed designs, Diamond painting custom designs, Diamond painting hand-painted designs, Diamond painting artist designs, Diamond painting licensed designs, Diamond painting famous designs, Diamond painting renowned designs, Diamond painting popular designs, Diamond painting trendy designs, Diamond painting classic designs, Diamond painting vintage designs, Diamond painting modern designs, Diamond painting contemporary designs, Diamond painting abstract designs, Diamond painting realistic designs, Diamond painting scenic designs, Diamond painting nature designs, Diamond painting floral designs, Diamond painting animal designs, Diamond painting landscape designs, Diamond painting portrait designs, Diamond painting figurative designs, Diamond painting cartoon designs, Diamond painting whimsical designs, Diamond painting fantasy designs, Diamond painting seasonal designs, Diamond painting holiday designs, Diamond painting cultural designs, Diamond painting ethnic designs, Diamond painting spiritual designs, Diamond painting artistic designs, Diamond painting thematic designs, Diamond painting graphic designs, Diamond painting illustrative designs, Diamond painting decorative designs, Diamond painting ornamental designs, Diamond painting geometric designs, Diamond painting symmetrical designs, Diamond painting colorful designs, Diamond painting monochrome designs, Diamond painting mixed-media designs, Diamond painting canvas art, Diamond painting wall art, Diamond painting home decor, Diamond painting gifts, Diamond painting presents, Diamond painting personalized gifts, Diamond painting custom gifts, Diamond painting unique gifts, Diamond painting special gifts, Diamond painting creative gifts, Diamond painting hobby supplies, Diamond painting craft supplies, Diamond painting art supplies, Diamond painting tool kits</text:p>
          </table:table-cell>
        </table:table-row>
        <table:table-row table:style-name="ro11">
          <table:table-cell office:value-type="string" calcext:value-type="string">
            <text:p>Towel</text:p>
          </table:table-cell>
          <table:table-cell table:style-name="ce2" office:value-type="string" calcext:value-type="string">
            <text:p>Bath towels, Hand towels, Washcloths, Beach towels, Kitchen towels, Tea towels, Guest towels, Face towels, Bath sheets, Hand towels with embroidery, Hand towels with patterns, Bath towels with patterns, Bath towels with stripes, Bath towels with solids, Microfiber towels, Cotton towels, Egyptian cotton towels, Turkish cotton towels, Bamboo towels, Linen towels, Velour towels, Terrycloth towels, Quick-dry towels, Organic cotton towels, Spa towels, Hotel towels, Luxury towels, Bath mat towels, Bath rug towels, Wash mitts, Towel sets, Towel bars, Towel racks, Towel hooks, Towel rings, Towel hooks for bathroom, Towel holders, Towel stands, Towel warmers, Towel rails, Towel shelves, Towel baskets, Towel caddies, Towel organizers, Towel trolleys, Towel drying racks, Towel ladders, Towel storage solutions, Monogrammed towels, Personalized towels, Printed towels, Embroidered towels, Decorative towels, Holiday towels, Seasonal towels, Sports towels, Gym towels, Travel towels, Compact towels, Lightweight towels, Large towels, Small towels, Extra-large towels, Extra-soft towels, Plush towels, Heavy-duty towels, Durable towels, Foldable towels, Roll-up towels, Quick-drying beach towels, Pool towels, Cabana towels, Bathrobe towels, Towel wraps, Towel ponchos, Towel sets with washcloths, Towel sets with bath mats, Towel sets with hand towels, Towel sets with bath sheets, Matching towel sets, Coordinated towel sets, Towel gifts, Towel gift sets, Towel bundles, Towel packs, Towel sampler packs, Luxury towel sets, Eco-friendly towels, Chemical-free towels, Hypoallergenic towels, Anti-bacterial towels, Odor-resistant towels, Fade-resistant towels, Colorfast towels, Stain-resistant towels, Water-absorbent towels, Fast-drying towels, Quick-absorb towels, Thick towels, Thin towels, Soft-touch towels, High-absorbency towels, Cotton blend towels, Synthetic towels, Blended fabric towels, Thermal towels, Soft microfiber towels, High-quality bath towels, Affordable towels, Budget towels, Elegant towels, Designer towels, Trendy towels, Fashion towels, Classic towels, Minimalist towels, Modern towels, Contemporary towels, Vintage towels, Retro towels, Artistic towels, Artistic print towels, Colorful towels, Bright towels, Neutral towels, Pastel towels, Bold towels, Monochrome towels, Striped towels, Dotted towels, Floral towels, Geometric towels, Textured towels, Waffle towels, Ribbed towels, Fleece towels, Plush velour towels, Soft chenille towels, Terrycloth bath towels, Spa-quality towels, Turkish bath towels, Jacquard towels, Patterned towels, Solid color towels, Towel blankets, Decorative hand towels, Bath towel sets with washcloths, Premium bath towels, Deluxe towels, Everyday towels, Household towels, Resort towels, Beach and pool towels, Outdoor towels, Travel and camping towels, Family towel sets, Kids' towels, Baby towels, Toddler towels, Personalized baby towels, Monogrammed baby towels, Hooded baby towels, Extra-large beach towels, Quick-dry travel towels, Soft and plush towels, Large bath sheets</text:p>
          </table:table-cell>
        </table:table-row>
        <table:table-row table:style-name="ro10">
          <table:table-cell office:value-type="string" calcext:value-type="string">
            <text:p>Paper Holder</text:p>
            <text:p>              </text:p>
          </table:table-cell>
          <table:table-cell table:style-name="ce2" office:value-type="string" calcext:value-type="string">
            <text:p>Paper towel holders, Toilet paper holders, Paper roll holders, Tissue paper holders, Napkin holders, Desk paper holders, Paper clip holders, Sticky note holders, Document holders, File holders, Letter holders, Memo pad holders, Paper organizer racks, Paper tray organizers, Paper document stands, Paper roll dispensers, Paper towel dispensers, Paper napkin dispensers, Bathroom paper holders, Kitchen paper towel holders, Wall-mounted paper holders, Countertop paper holders, Free-standing paper holders, Vertical paper holders, Horizontal paper holders, Adjustable paper holders, Stainless steel paper holders, Plastic paper holders, Wooden paper holders, Metal paper holders, Chrome paper holders, Brass paper holders, Acrylic paper holders, Ceramic paper holders, Antique paper holders, Modern paper holders, Contemporary paper holders, Rustic paper holders, Decorative paper holders, Designer paper holders, Custom paper holders, Personalized paper holders, Engraved paper holders, Minimalist paper holders, Elegant paper holders, Functional paper holders, Compact paper holders, Large paper holders, Small paper holders, Multi-purpose paper holders, Refillable paper holders, Portable paper holders, Mobile paper holders, Magnetic paper holders, Adhesive paper holders, Hanging paper holders, Counter paper holders with weight, Paper holders with shelves, Paper holders with compartments, Paper holders with drawers, Wall-mounted tissue holders, Under-cabinet paper holders, Paper towel racks, Paper towel bars, Paper roll racks, Paper roll bars, Paper roll caddies, Paper roll stands, Paper roll hooks, Paper roll rings, Paper roll brackets, Paper roll dispensers with cutter, Paper roll dispensers with cover, Paper napkin rings, Paper napkin stands, Paper napkin trays, Paper napkin baskets, Paper napkin holders with lids, Paper napkin dispensers with refills, Paper clip organizers, Paper clip dispensers, Sticky note dispensers, Sticky note holders with pens, Memo pad holders with compartments, File document organizers, File document stands with slots, Letter tray organizers, Document trays with dividers, Document holders with handles, Document holders with magnets, Paper organizers with labels, Desk paper organizers, Office paper holders, Home paper holders, Commercial paper holders, Industrial paper holders, Restaurant paper holders, Hospitality paper holders, Medical paper holders, School paper holders, Craft paper holders, Art paper holders, Drawing paper holders, Printing paper holders, Sheet paper holders, Ream paper holders, Notepad holders, Sketchbook holders, Journal holders, Paper storage solutions, Paper management systems, Paper filing holders, Paper stacking holders, Paper display stands, Paper sorting racks, Paper classification holders, Paper labeling holders, Paper shelf organizers, Paper compartmentalizers, Paper document clips, Paper binder holders, Paper clamp holders, Paper strip holders, Paper holder stands, Decorative tissue holders, Chic paper holders, Modern tissue paper holders, Functional paper towel holders, Elegant napkin holders, Artistic paper holders, Unique paper holders, Trendy paper holders, Premium paper holders, Quality paper holders, Affordable paper holders, Budget paper holders, Versatile paper holders, Innovative paper holders, Efficient paper holders, Practical paper holders, Space-saving paper holders, Compact napkin holders, Stylish paper holders, Sleek paper holders, Reliable paper holders, Long-lasting paper holders</text:p>
          </table:table-cell>
        </table:table-row>
        <table:table-row table:style-name="ro5">
          <table:table-cell office:value-type="string" calcext:value-type="string">
            <text:p>Quick Dry Towel</text:p>
          </table:table-cell>
          <table:table-cell table:style-name="ce2" office:value-type="string" calcext:value-type="string">
            <text:p>Quick-dry bath towels, Quick-dry hand towels, Quick-dry washcloths, Quick-dry beach towels, Quick-dry sports towels, Quick-dry gym towels, Quick-dry travel towels, Quick-dry camping towels, Quick-dry microfiber towels, Quick-dry cotton towels, Quick-dry polyester towels, Quick-dry bamboo towels, Quick-dry blended fabric towels, Quick-dry compact towels, Quick-dry ultra-absorbent towels, Quick-dry lightweight towels, Quick-dry moisture-wicking towels, Quick-dry anti-bacterial towels, Quick-dry odor-resistant towels, Quick-dry antimicrobial towels, Quick-dry eco-friendly towels, Quick-dry durable towels, Quick-dry soft towels, Quick-dry plush towels, Quick-dry high-performance towels, Quick-dry compact travel towels, Quick-dry outdoor towels, Quick-dry swim towels, Quick-dry camping towels with pouch, Quick-dry sports towels with pocket, Quick-dry gym towels with clip, Quick-dry beach towels with hood, Quick-dry bath towels with loops, Quick-dry hand towels with prints, Quick-dry washcloths in sets, Quick-dry beach towels with patterns, Quick-dry travel towels with case, Quick-dry camping towels with straps, Quick-dry gym towels with carabiner, Quick-dry microfiber bath towels, Quick-dry cotton beach towels, Quick-dry polyester gym towels, Quick-dry bamboo bath towels, Quick-dry blended fabric washcloths, Quick-dry ultra-absorbent beach towels, Quick-dry lightweight hand towels, Quick-dry moisture-wicking sports towels, Quick-dry anti-bacterial travel towels, Quick-dry odor-resistant camping towels, Quick-dry antimicrobial gym towels, Quick-dry eco-friendly bath towels, Quick-dry durable hand towels, Quick-dry soft beach towels, Quick-dry plush sports towels, Quick-dry high-performance gym towels, Quick-dry compact beach towels, Quick-dry outdoor travel towels, Quick-dry swim towels with designs, Quick-dry camping towels with prints, Quick-dry sports towels with vibrant colors, Quick-dry gym towels in various sizes, Quick-dry bath towels in vibrant colors, Quick-dry hand towels with patterns, Quick-dry washcloths in bright colors, Quick-dry beach towels with matching accessories, Quick-dry travel towels with travel case, Quick-dry camping towels with multi-function use, Quick-dry gym towels with personal pockets, Quick-dry microfiber travel towels, Quick-dry cotton gym towels, Quick-dry polyester travel towels, Quick-dry bamboo sports towels, Quick-dry blended fabric beach towels, Quick-dry ultra-absorbent bath towels, Quick-dry lightweight beach towels, Quick-dry moisture-wicking travel towels, Quick-dry anti-bacterial bath towels, Quick-dry odor-resistant sports towels, Quick-dry antimicrobial camping towels, Quick-dry eco-friendly travel towels, Quick-dry durable bath towels, Quick-dry soft sports towels, Quick-dry plush beach towels, Quick-dry high-performance travel towels, Quick-dry compact gym towels, Quick-dry outdoor beach towels, Quick-dry swim towels with personalized designs, Quick-dry camping towels with waterproof pouch, Quick-dry sports towels with adjustable strap, Quick-dry gym towels with quick-release clips, Quick-dry beach towels with oversized size, Quick-dry bath towels with quick-dry feature, Quick-dry hand towels with quick-dry technology, Quick-dry washcloths with quick-dry fibers, Quick-dry beach towels with extra absorbency, Quick-dry travel towels with compact storage, Quick-dry camping towels with quick-dry feature, Quick-dry sports towels with fast-drying capability, Quick-dry gym towels with ultra-absorbency, Quick-dry microfiber beach towels with vibrant prints, Quick-dry cotton travel towels with soft touch, Quick-dry polyester bath towels with lightweight design, Quick-dry bamboo gym towels with eco-friendly materials, Quick-dry blended fabric beach towels with stylish patterns, Quick-dry ultra-absorbent camping towels with high-performance fibers, Quick-dry lightweight sports towels with convenient portability</text:p>
          </table:table-cell>
        </table:table-row>
        <table:table-row table:style-name="ro12">
          <table:table-cell office:value-type="string" calcext:value-type="string">
            <text:p>Hair Towel</text:p>
          </table:table-cell>
          <table:table-cell table:style-name="ce2" office:value-type="string" calcext:value-type="string">
            <text:p>Hair towels, Microfiber hair towels, Cotton hair towels, Bamboo hair towels, Quick-dry hair towels, Soft hair towels, Absorbent hair towels, Luxury hair towels, Spa hair towels, Salon hair towels, Quick-dry microfiber hair towels, Lightweight hair towels, Large hair towels, Small hair towels, Adjustable hair towels, Turban hair towels, Wrap-around hair towels, Hair drying towels, Hair wrap towels, Hair turban wraps, Hair bonnet towels, Hair bath towels, Hair towel wraps, Hair towel bands, Hair towel clips, Hair towel sets, Hair towel with button, Hair towel with elastic band, Hair towel with hook, Hair towel with snap, Hair towel with Velcro, Hair towel with strap, Hair towel with band, Hair towel with loop, Hair towel with pocket, Hair towel for curly hair, Hair towel for straight hair, Hair towel for thick hair, Hair towel for thin hair, Hair towel for short hair, Hair towel for long hair, Hair towel for damaged hair, Hair towel for color-treated hair, Hair towel for fine hair, Hair towel for coarse hair, Hair towel for all hair types, Microfiber hair turban, Cotton hair wrap, Bamboo hair wrap, Quick-dry hair wrap, Soft hair wrap, Absorbent hair wrap, Luxury hair wrap, Spa hair wrap, Salon hair wrap, Hair towel in various colors, Hair towel in solid colors, Hair towel in patterns, Hair towel in prints, Hair towel with designs, Hair towel with embroidery, Hair towel with monogram, Hair towel with logo, Hair towel with custom print, Hair towel with personalization, Hair towel with name, Hair towel with initials, Hair towel with decorative trim, Hair towel with lace trim, Hair towel with fringe, Hair towel with ruffles, Hair towel with satin finish, Hair towel with velvet finish, Hair towel with terry cloth finish, Hair towel with waffle texture, Hair towel with plush texture, Hair towel with smooth texture, Hair towel with velour texture, Hair towel with fleece texture, Hair towel with ribbed texture, Hair towel with quilted texture, Hair towel with padded lining, Hair towel with fleece lining, Hair towel with cooling effect, Hair towel with warming effect, Hair towel with antibacterial properties, Hair towel with anti-fungal properties, Hair towel with hypoallergenic properties, Hair towel with eco-friendly materials, Hair towel with sustainable materials, Hair towel with organic cotton, Hair towel with recycled fibers, Hair towel with vegan materials, Hair towel with cruelty-free materials, Hair towel with renewable resources, Hair towel with biodegradable materials, Hair towel with natural dyes, Hair towel with chemical-free dyes, Hair towel with quick-dry fibers, Hair towel with ultra-absorbent technology, Hair towel with moisture-wicking properties, Hair towel with heat-resistant properties, Hair towel with sun-resistant properties, Hair towel with UV protection, Hair towel with anti-static properties, Hair towel with odor-resistant properties, Hair towel with stain-resistant properties, Hair towel with fade-resistant properties, Hair towel with wrinkle-resistant properties, Hair towel with easy-care properties, Hair towel with machine-washable features, Hair towel with hand-washable features, Hair towel with dryer-safe features, Hair towel with air-dry features, Hair towel with travel pouch, Hair towel with carrying case, Hair towel with storage bag, Hair towel with hanging loop, Hair towel with suction cup, Hair towel with adjustable strap, Hair towel with removable strap, Hair towel with adjustable band, Hair towel with removable band, Hair towel with built-in clip, Hair towel with built-in hook, Hair towel with integrated clip, Hair towel with integrated hook, Hair towel with elastic band, Hair towel with Velcro closure, Hair towel with snap closure, Hair towel with button closure, Hair towel with hook-and-loop closure, Hair towel with magnetic closure, Hair towel with tie closure, Hair towel with drawstring closure, Hair towel with stretchable fabric, Hair towel with adjustable fit, Hair towel with one-size-fits-all design, Hair towel with custom sizing, Hair towel with ergonomic design, Hair towel with contoured shape, Hair towel with stylish design, Hair towel with chic design, Hair towel with fashionable look, Hair towel with trendy design</text:p>
          </table:table-cell>
        </table:table-row>
        <table:table-row table:style-name="ro13">
          <table:table-cell office:value-type="string" calcext:value-type="string">
            <text:p>Mat</text:p>
          </table:table-cell>
          <table:table-cell table:style-name="ce2" office:value-type="string" calcext:value-type="string">
            <text:p>Doormat, Bath mat, Kitchen mat, Yoga mat, Exercise mat, Door mat, Welcome mat, Anti-fatigue mat, Standing desk mat, Car mat, Rug mat, Chair mat, Outdoor mat, Indoor mat, Entryway mat, Mud mat, Snow mat, Gym mat, Pilates mat, Massage mat, Floor mat, Area mat, Carpet mat, Gymnastics mat, Folding mat, Foam mat, Puzzle mat, Interlocking mat, Treadmill mat, Balance mat, Stretch mat, Massage therapy mat, Meditation mat, Camping mat, Sleeping mat, Picnic mat, Travel mat, Sports mat, Industrial mat, Anti-slip mat, Anti-shock mat, Anti-static mat, Heat-resistant mat, Waterproof mat, Washable mat, Reversible mat, Insulated mat, Lightweight mat, Heavy-duty mat, Decorative mat, Custom mat, Personalized mat, Monogrammed mat, Patterned mat, Textured mat, Woven mat, Braided mat, Rubber mat, Vinyl mat, Cork mat, Fabric mat, Plastic mat, Cotton mat, Polyester mat, Wool mat, Jute mat, Bamboo mat, Synthetic mat, Natural fiber mat, Eco-friendly mat, Biodegradable mat, Organic mat, Handmade mat, Machine-made mat, Designer mat, Luxury mat, Premium mat, Budget mat, Affordable mat, Compact mat, Large mat, Small mat, Medium mat, Extra-large mat, Custom-sized mat, Adjustable mat, Foldable mat, Roll-up mat, Flat mat, Raised mat, Rug pad mat, Floor protector mat, Furniture mat, Chair protector mat, Desk mat, Keyboard mat, Mouse pad mat, Bathroom rug mat, Shower mat, Kitchen rug mat, Dining mat, Placemat, Serving mat, Pet mat, Dog mat, Cat mat, Play mat, Baby play mat, Kids' mat, Toy mat, Educational mat, Multi-use mat, Versatile mat, Outdoor rug mat, Indoor rug mat, Heavyweight mat, Lightweight exercise mat, Comfortable mat, Padded mat, Cushioned mat, Firm mat, Soft mat, Thermal mat, Weather-resistant mat, Anti-microbial mat, Stain-resistant mat, Easy-care mat, Machine-washable mat, Quick-dry mat, Mold-resistant mat, Mildew-resistant mat, Fire-resistant mat, Chemical-resistant mat, Slip-resistant mat, Non-slip mat, Traction mat, Safety mat, Protective mat, Impact-absorbing mat, Shock-absorbing mat, Vibration-dampening mat, Noise-reducing mat, Soundproof mat, Thermal-insulating mat, Cold-resistant mat, Heat-insulating mat, Insulating floor mat, Durable mat, Long-lasting mat, High-quality mat, Standard mat, Traditional mat, Modern mat, Contemporary mat, Classic mat, Simple mat, Elegant mat, Rustic mat, Minimalist mat, Vintage mat, Artistic mat, Patterned floor mat, Graphic mat, Colorful mat, Neutral mat, Bold mat, Bright mat, Subtle mat, Textured floor mat, Embossed mat, Engraved mat, Printed mat, Stenciled mat, Painted mat, DIY mat, Artisanal mat, Handmade rug mat, Custom-designed mat</text:p>
          </table:table-cell>
        </table:table-row>
        <table:table-row table:style-name="ro14">
          <table:table-cell office:value-type="string" calcext:value-type="string">
            <text:p>Hand Towel</text:p>
          </table:table-cell>
          <table:table-cell table:style-name="ce2" office:value-type="string" calcext:value-type="string">
            <text:p>Cotton hand towels, Microfiber hand towels, Bamboo hand towels, Turkish cotton hand towels, Egyptian cotton hand towels, Terrycloth hand towels, Quick-dry hand towels, Absorbent hand towels, Luxury hand towels, Soft hand towels, Plush hand towels, Spa hand towels, Hotel hand towels, Salon hand towels, Decorative hand towels, Personalized hand towels, Monogrammed hand towels, Embroidered hand towels, Patterned hand towels, Printed hand towels, Solid color hand towels, Striped hand towels, Dotted hand towels, Floral hand towels, Geometric hand towels, Textured hand towels, Waffle weave hand towels, Ribbed hand towels, Velour hand towels, Velvety hand towels, Fleece hand towels, Eco-friendly hand towels, Organic cotton hand towels, Hypoallergenic hand towels, Anti-bacterial hand towels, Odor-resistant hand towels, Fade-resistant hand towels, Stain-resistant hand towels, Chemical-free hand towels, Reusable hand towels, Machine-washable hand towels, Hand towels with hanging loops, Hand towels with hooks, Hand towels with buttons, Hand towels with snaps, Hand towels with Velcro, Hand towels with elastic bands, Hand towels with pockets, Hand towels with decorative trim, Hand towels with fringe, Hand towels with lace, Hand towels with ruffles, Hand towels with satin finish, Hand towels with embroidered designs, Hand towels with custom prints, Hand towels with logos, Hand towels with slogans, Hand towels for bath, Hand towels for kitchen, Hand towels for guest rooms, Hand towels for office, Hand towels for gym, Hand towels for spa, Hand towels for pool, Hand towels for travel, Hand towels for camping, Hand towels for pets, Hand towels for baby care, Hand towels for toddler use, Hand towels with seasonal designs, Hand towels with holiday themes, Hand towels with inspirational quotes, Hand towels with humorous quotes, Hand towels with monograms, Hand towels with names, Hand towels with initials, Hand towels with family names, Hand towels with custom colors, Hand towels with unique patterns, Hand towels with matching washcloths, Hand towels with bath mats, Hand towels with hand towel rings, Hand towels with towel bars, Hand towels with towel hooks, Hand towels with towel racks, Hand towels with countertop holders, Hand towels with wall-mounted holders, Hand towels with under-cabinet holders, Hand towels with decorative holders, Hand towels with personalized holders, Hand towels with matching accessories, Hand towels in gift sets, Hand towels in bulk, Hand towels in packs, Hand towels in assorted colors, Hand towels in assorted patterns, Hand towels with festive designs, Hand towels with sports team logos, Hand towels with pet designs, Hand towels with travel themes, Hand towels with floral motifs, Hand towels with abstract designs, Hand towels with classic patterns, Hand towels with modern patterns, Hand towels with retro designs, Hand towels with vintage prints, Hand towels with artisanal designs, Hand towels with hand-painted designs, Hand towels with screen-printed designs, Hand towels with woven patterns, Hand towels with jacquard patterns, Hand towels with embroidered borders, Hand towels with beaded edges, Hand towels with appliqué designs, Hand towels with crocheted edges, Hand towels with knitted patterns, Hand towels with quilted designs, Hand towels with scalloped edges, Hand towels with geometric prints, Hand towels with artistic prints, Hand towels with textured surfaces, Hand towels with plush textures, Hand towels with smooth finishes, Hand towels with high-thread-count fabric, Hand towels with low-thread-count fabric, Hand towels with breathable fabric, Hand towels with moisture-wicking properties, Hand towels with quick-drying capabilities, Hand towels with durable construction, Hand towels with reinforced stitching, Hand towels with high absorbency, Hand towels with soft touch, Hand towels with elegant designs, Hand towels with practical use, Hand towels with versatile applications, Hand towels with traditional styles, Hand towels with contemporary styles, Hand towels with minimalist designs, Hand towels with luxurious feel, Hand towels with affordable prices, Hand towels with premium quality, Hand towels with classic charm, Hand towels with modern appeal, Hand towels with stylish details</text:p>
          </table:table-cell>
        </table:table-row>
        <table:table-row table:style-name="ro4">
          <table:table-cell office:value-type="string" calcext:value-type="string">
            <text:p>Mattress Cover</text:p>
          </table:table-cell>
          <table:table-cell table:style-name="ce2" office:value-type="string" calcext:value-type="string">
            <text:p>Mattress protectors, Mattress encasements, Waterproof mattress covers, Quilted mattress covers, Cotton mattress covers, Polyester mattress covers, Bamboo mattress covers, Memory foam mattress covers, Cooling mattress covers, Breathable mattress covers, Hypoallergenic mattress covers, Antimicrobial mattress covers, Stain-resistant mattress covers, Dust mite-proof mattress covers, Allergen-proof mattress covers, Soft mattress covers, Durable mattress covers, Elastic mattress covers, Fitted mattress covers, Zippered mattress covers, Stretch mattress covers, Adjustable mattress covers, Luxury mattress covers, Premium mattress covers, Budget mattress covers, Affordable mattress covers, Bed bug-proof mattress covers, Easy-care mattress covers, Machine-washable mattress covers, Removable mattress covers, Waterproof encasements, Quilted protectors, Plush mattress covers, Firm mattress covers, Thin mattress covers, Thick mattress covers, King size mattress covers, Queen size mattress covers, Full size mattress covers, Twin size mattress covers, California king mattress covers, Custom size mattress covers, Bed protector covers, Anti-slip mattress covers, High-performance mattress covers, Eco-friendly mattress covers, Organic mattress covers, Chemical-free mattress covers, Natural fiber mattress covers, Synthetic mattress covers, Breathable fabric mattress covers, Cooling gel mattress covers, Soft-touch mattress covers, Plush-feel mattress covers, Smooth mattress covers, Textured mattress covers, Padded mattress covers, Non-pilling mattress covers, Anti-wrinkle mattress covers, Anti-shrink mattress covers, Thermal mattress covers, Insulated mattress covers, Temperature-regulating mattress covers, Moisture-wicking mattress covers, Ventilated mattress covers, Waterproof zippered encasements, Waterproof fitted protectors, Waterproof quilted covers, Waterproof plush covers, Waterproof hypoallergenic covers, Quilted fitted covers, Quilted zippered encasements, Cotton blend mattress covers, Microfiber mattress covers, Velvet mattress covers, Satin mattress covers, Silk mattress covers, Linen mattress covers, Jersey knit mattress covers, Terrycloth mattress covers, Waffle weave mattress covers, Faux suede mattress covers, Faux fur mattress covers, Artistic mattress covers, Patterned mattress covers, Printed mattress covers, Solid color mattress covers, Striped mattress covers, Polka dot mattress covers, Floral mattress covers, Geometric mattress covers, Abstract mattress covers, Modern design mattress covers, Classic design mattress covers, Vintage design mattress covers, Contemporary design mattress covers, Minimalist design mattress covers, Elegant design mattress covers, Simple design mattress covers, Designer mattress covers, Custom-designed mattress covers, Personalized mattress covers, Monogrammed mattress covers, Embroidered mattress covers, Fabric-covered mattress covers, Vinyl mattress covers, PVC mattress covers, Nylon mattress covers, Water-resistant mattress covers, Spill-proof mattress covers, Shock-absorbent mattress covers, Impact-resistant mattress covers, Easy-to-fit mattress covers, Stretchable mattress covers, Flexible mattress covers, Adjustable-fit mattress covers, Tight-fit mattress covers, Loose-fit mattress covers, Cooling effect mattress covers, Heat-retaining mattress covers, Adaptive mattress covers, Memory foam encasements, Latex mattress covers, Gel-infused mattress covers, Hybrid mattress covers, Contoured mattress covers, Anti-microbial zippered covers, Anti-bacterial mattress covers, Anti-fungal mattress covers, Mold-resistant mattress covers, Mildew-resistant mattress covers, Breathable waterproof covers, Cooling quilted covers, Temperature-sensitive mattress covers, High-density mattress covers, Low-density mattress covers, Ultra-soft mattress covers, Ultra-thin mattress covers, Multi-layer mattress covers, Multi-functional mattress covers, Versatile mattress covers, Eco-conscious mattress covers, High-thread-count mattress covers, Low-thread-count mattress covers</text:p>
          </table:table-cell>
        </table:table-row>
        <table:table-row table:style-name="ro1">
          <table:table-cell office:value-type="string" calcext:value-type="string">
            <text:p>Cushions</text:p>
          </table:table-cell>
          <table:table-cell table:style-name="ce2" office:value-type="string" calcext:value-type="string">
            <text:p>Decorative cushions, Throw cushions, Accent cushions, Floor cushions, Chair cushions, Seat cushions, Back cushions, Sofa cushions, Bed cushions, Outdoor cushions, Indoor cushions, Travel cushions, Lumbar cushions, Memory foam cushions, Gel cushions, Down-filled cushions, Feather cushions, Polyester cushions, Cotton cushions, Linen cushions, Velvet cushions, Faux fur cushions, Faux leather cushions, Suede cushions, Silk cushions, Woven cushions, Quilted cushions, Embroidered cushions, Patterned cushions, Printed cushions, Solid color cushions, Striped cushions, Geometric cushions, Floral cushions, Paisley cushions, Polka dot cushions, Abstract cushions, Textured cushions, Plush cushions, Soft cushions, Firm cushions, Adjustable cushions, Removable cover cushions, Machine-washable cushions, Water-resistant cushions, Waterproof cushions, Anti-slip cushions, Reversible cushions, Custom cushions, Personalized cushions, Monogrammed cushions, Luxury cushions, Premium cushions, Budget cushions, Affordable cushions, Basic cushions, Elegant cushions, Classic cushions, Modern cushions, Contemporary cushions, Rustic cushions, Vintage cushions, Retro cushions, Artisanal cushions, Handmade cushions, Designer cushions, Seasonal cushions, Holiday cushions, Christmas cushions, Halloween cushions, Thanksgiving cushions, Summer cushions, Spring cushions, Fall cushions, Winter cushions, Beach cushions, Poolside cushions, Patio cushions, Garden cushions, Balcony cushions, Porch cushions, Deck cushions, Outdoor bench cushions, Outdoor chair cushions, Outdoor sofa cushions, Outdoor lounge cushions, Indoor bench cushions, Indoor chair cushions, Indoor sofa cushions, Indoor lounge cushions, Floor seating cushions, Meditation cushions, Yoga cushions, Reading cushions, Recliner cushions, Adjustable seat cushions, U-shaped cushions, Wedge cushions, Bolster cushions, Round cushions, Square cushions, Rectangular cushions, Triangular cushions, Large cushions, Small cushions, Medium cushions, Extra-large cushions, Compact cushions, Foldable cushions, Roll-up cushions, Portable cushions, Lightweight cushions, Heavy-duty cushions, Eco-friendly cushions, Organic cushions, Sustainable cushions, Recycled material cushions, Hypoallergenic cushions, Anti-bacterial cushions, Odor-resistant cushions, Stain-resistant cushions, Fade-resistant cushions, UV-resistant cushions, Mold-resistant cushions, Mildew-resistant cushions, Shock-absorbing cushions, Comfort cushions, Ergonomic cushions, Support cushions, Multi-purpose cushions, Versatile cushions, Decorative throw pillows, Accent throw pillows, Floor pillows, Seat pads, Chair pads, Back pads, Sofa pads, Bed pads, Travel pillows, Neck pillows, Lumbar supports, Cushion covers, Pillow inserts, Custom cushion covers, Fabric cushions, Embellished cushions, Fringed cushions, Tassel cushions, Ruffled cushions, Beaded cushions, Sequined cushions, Appliqué cushions, Patchwork cushions, Embroidered throw pillows, Quilted throw pillows, Knitted cushions, Crocheted cushions, Upholstered cushions, Fabric-covered cushions, Leather cushions, Suede cushions</text:p>
          </table:table-cell>
        </table:table-row>
        <table:table-row table:style-name="ro1">
          <table:table-cell office:value-type="string" calcext:value-type="string">
            <text:p>Mosquito Nets</text:p>
          </table:table-cell>
          <table:table-cell table:style-name="ce2" office:value-type="string" calcext:value-type="string">
            <text:p>Standard mosquito nets, Bed mosquito nets, Portable mosquito nets, Travel mosquito nets, Hanging mosquito nets, Foldable mosquito nets, Pop-up mosquito nets, Pop-up bed nets, Enclosed mosquito nets, Outdoor mosquito nets, Indoor mosquito nets, Window mosquito nets, Door mosquito nets, Room mosquito nets, Dome mosquito nets, Canopy mosquito nets, Rectangular mosquito nets, Square mosquito nets, Circular mosquito nets, Foldable bed nets, Inflatable mosquito nets, Lightweight mosquito nets, Heavy-duty mosquito nets, Durable mosquito nets, Tear-resistant mosquito nets, Fine mesh mosquito nets, Coarse mesh mosquito nets, Polyester mosquito nets, Nylon mosquito nets, Cotton mosquito nets, Silk mosquito nets, Organza mosquito nets, Netting mosquito nets, Mesh mosquito nets, Eco-friendly mosquito nets, Chemical-free mosquito nets, Mosquito netting curtains, Mosquito net drapes, Mosquito net covers, Mosquito net bags, Mosquito net sets, Mosquito net kits, Mosquito net with poles, Mosquito net with hooks, Mosquito net with strings, Mosquito net with weights, Mosquito net with fasteners, Mosquito net with zippers, Mosquito net with elastic edges, Mosquito net with drawstring, Mosquito net with magnets, Mosquito net with Velcro, Mosquito net with ties, Mosquito net with clips, Mosquito net with loops, Mosquito net with rings, Mosquito net with stand, Mosquito net with frame, Mosquito net with support structure, Mosquito net with built-in lights, Mosquito net with built-in fans, Mosquito net with repellents, Mosquito net with insecticide, Mosquito net with antimicrobial treatment, Mosquito net with UV protection, Mosquito net for camping, Mosquito net for travel, Mosquito net for home, Mosquito net for garden, Mosquito net for patio, Mosquito net for porch, Mosquito net for balcony, Mosquito net for terrace, Mosquito net for bed, Mosquito net for crib, Mosquito net for toddler bed, Mosquito net for cot, Mosquito net for travel bed, Mosquito net for playpen, Mosquito net for stroller, Mosquito net for tent, Mosquito net for hammock, Mosquito net for gazebo, Mosquito net for canopy, Mosquito net for screen house, Mosquito net for outdoor furniture, Mosquito net for outdoor dining, Mosquito net for outdoor bed, Mosquito net for outdoor lounge, Mosquito net for outdoor swing, Mosquito net for outdoor hammock, Mosquito net for outdoor patio furniture, Mosquito net with carrying case, Mosquito net with storage bag, Mosquito net with travel pouch, Mosquito net with easy setup, Mosquito net with simple installation, Mosquito net with no tools required, Mosquito net with adjustable size, Mosquito net with universal fit, Mosquito net with custom size, Mosquito net with made-to-order design, Mosquito net with decorative elements, Mosquito net with floral patterns, Mosquito net with geometric patterns, Mosquito net with animal prints, Mosquito net with vibrant colors, Mosquito net with neutral colors, Mosquito net with soothing colors, Mosquito net with bright colors, Mosquito net with pastel colors, Mosquito net with calming colors, Mosquito net with custom prints, Mosquito net with seasonal designs, Mosquito net with holiday themes, Mosquito net with festive designs, Mosquito net with trendy designs, Mosquito net with classic designs, Mosquito net with elegant designs, Mosquito net with modern designs, Mosquito net with retro designs, Mosquito net with minimalist designs, Mosquito net with luxury finish, Mosquito net with premium quality, Mosquito net with budget-friendly options, Mosquito net with affordable prices, Mosquito net with high-quality materials, Mosquito net with low-maintenance features, Mosquito net with easy-care instructions, Mosquito net with washable materials, Mosquito net with stain-resistant properties, Mosquito net with easy-to-clean fabric, Mosquito net with quick-drying fabric, Mosquito net with anti-mold properties, Mosquito net with mildew-resistant properties</text:p>
          </table:table-cell>
        </table:table-row>
        <table:table-row table:style-name="ro1">
          <table:table-cell office:value-type="string" calcext:value-type="string">
            <text:p>Sheet Sets</text:p>
          </table:table-cell>
          <table:table-cell table:style-name="ce2" office:value-type="string" calcext:value-type="string">
            <text:p>Cotton sheet sets, Egyptian cotton sheet sets, Egyptian cotton luxury sheets, Percale sheet sets, Sateen sheet sets, Microfiber sheet sets, Bamboo sheet sets, Linen sheet sets, Jersey knit sheet sets, Flannel sheet sets, Silk sheet sets, Satin sheet sets, Tencel sheet sets, Organic cotton sheet sets, Hypoallergenic sheet sets, Wrinkle-resistant sheet sets, Stain-resistant sheet sets, Bed sheet sets, Fitted sheet sets, Flat sheet sets, Pillowcase sets, Sheet and pillowcase sets, Bed linen sets, Bedding sets, Twin sheet sets, Full sheet sets, Queen sheet sets, King sheet sets, California king sheet sets, Extra-deep pocket sheet sets, Deep-pocket sheet sets, Standard sheet sets, Extra-soft sheet sets, Cooling sheet sets, Thermal sheet sets, Warm sheet sets, Summer sheet sets, Winter sheet sets, Seasonal sheet sets, All-season sheet sets, Custom sheet sets, Monogrammed sheet sets, Personalized sheet sets, Embroidered sheet sets, Printed sheet sets, Patterned sheet sets, Solid color sheet sets, Striped sheet sets, Geometric sheet sets, Floral sheet sets, Polka dot sheet sets, Paisley sheet sets, Abstract sheet sets, Textured sheet sets, Quilted sheet sets, Patterned bedding sets, Artistic sheet sets, Designer sheet sets, Luxury sheet sets, Premium sheet sets, Affordable sheet sets, Budget-friendly sheet sets, High-thread-count sheet sets, Low-thread-count sheet sets, Soft-touch sheet sets, Smooth sheet sets, Crisp sheet sets, Durable sheet sets, Long-lasting sheet sets, Easy-care sheet sets, Machine-washable sheet sets, Easy-care bedding sets, Breathable sheet sets, Eco-friendly sheet sets, Chemical-free sheet sets, Sustainable sheet sets, Recycled material sheet sets, Organic material sheet sets, Natural fiber sheet sets, Synthetic fiber sheet sets, Comfort sheet sets, Adjustable sheet sets, Custom-fit sheet sets, Fitted and flat sheet sets, Twin XL sheet sets, Full XL sheet sets, Queen XL sheet sets, King XL sheet sets, California King XL sheet sets, Cooling technology sheet sets, Moisture-wicking sheet sets, Temperature-regulating sheet sets, Antimicrobial sheet sets, Bed sheet and pillowcase sets, Printed pillowcase sets, Solid color pillowcase sets, Patterned pillowcase sets, Satin pillowcase sets, Silk pillowcase sets, Cotton pillowcase sets, Linen pillowcase sets, Jersey pillowcase sets, Flannel pillowcase sets, Tencel pillowcase sets, Luxury pillowcase sets, High-thread-count pillowcase sets, Soft pillowcase sets, Smooth pillowcase sets, Crisp pillowcase sets, Decorative pillowcase sets, Matching pillowcase and sheet sets, Pillow sham sets, Pillowcase and sham sets, Embroidered pillowcase sets, Monogrammed pillowcase sets, Custom pillowcase sets, Designer pillowcase sets, Affordable pillowcase sets, Budget-friendly pillowcase sets, Premium pillowcase sets, Elegant pillowcase sets, Classic pillowcase sets, Modern pillowcase sets, Retro pillowcase sets, Vintage pillowcase sets, Seasonal pillowcase sets, Holiday pillowcase sets, Festival pillowcase sets, Comforter sheet sets, Duvet cover sheet sets, Bedspread sheet sets, Quilt sheet sets, Mattress protector and sheet sets, Mattress pad and sheet sets, Bed skirt and sheet sets, Bedspread and sheet sets, Bed cover and sheet sets, Matching bedding sets, Bedding accessories, Coordinated bedding sets, Coordinated pillowcases and sheets</text:p>
          </table:table-cell>
        </table:table-row>
        <table:table-row table:style-name="ro1">
          <table:table-cell office:value-type="string" calcext:value-type="string">
            <text:p>Duvets</text:p>
          </table:table-cell>
          <table:table-cell table:style-name="ce2" office:value-type="string" calcext:value-type="string">
            <text:p>Standard duvets, Luxury duvets, Premium duvets, Budget duvets, Affordable duvets, King-size duvets, Queen-size duvets, Full-size duvets, Twin-size duvets, California King duvets, Extra-large duvets, Extra-deep duvets, Lightweight duvets, Medium-weight duvets, Heavyweight duvets, All-season duvets, Summer duvets, Winter duvets, Hypoallergenic duvets, Anti-microbial duvets, Organic duvets, Eco-friendly duvets, Sustainable duvets, Chemical-free duvets, Cotton duvets, Polyester duvets, Microfiber duvets, Down duvets, Down-alternative duvets, Feather duvets, Wool duvets, Silk duvets, Satin duvets, Linen duvets, Bamboo duvets, Tencel duvets, Quilted duvets, Embroidered duvets, Printed duvets, Patterned duvets, Solid color duvets, Striped duvets, Floral duvets, Geometric duvets, Abstract duvets, Textured duvets, Ruffled duvets, Pleated duvets, Box-stitched duvets, Diamond-stitched duvets, Channel-stitched duvets, Baffle-box duvets, Gusseted duvets, Hypoallergenic down duvets, Warm duvets, Cooling duvets, Breathable duvets, Moisture-wicking duvets, Temperature-regulating duvets, Anti-static duvets, Odor-resistant duvets, Stain-resistant duvets, Easy-care duvets, Machine-washable duvets, Dry-cleanable duvets, Removable cover duvets, Reversible duvets, Custom duvets, Monogrammed duvets, Personalized duvets, Designer duvets, Artisanal duvets, Handmade duvets, Luxury down duvets, Premium down duvets, Classic duvets, Modern duvets, Contemporary duvets, Rustic duvets, Vintage duvets, Retro duvets, Seasonal duvets, Holiday duvets, Christmas duvets, Halloween duvets, Thanksgiving duvets, Spring duvets, Summer duvets, Fall duvets, Winter duvets, Matching duvet sets, Coordinated duvet sets, Bed-in-a-bag duvets, Duvet covers, Duvet cover sets, Coverlet duvets, Duvet and sham sets, Duvet and pillowcase sets, Duvet and mattress pad sets, Duvet and sheet sets, Duvet with matching pillows, Duvet with bed skirt, Duvet with throw pillows, Duvet with decorative shams, Duvet with bedspread, Duvet with quilt, Lightweight summer duvets, Thermal winter duvets, Insulated duvets, Cooling gel duvets, Ultra-soft duvets, High-thread-count duvets, Low-thread-count duvets, Luxury silk duvets, Down-feather duvets, European duvets, American duvets, Traditional duvets, Minimalist duvets, Elegant duvets, Simple duvets, Chic duvets, Sophisticated duvets, High-quality duvets, Budget-friendly duvets, Eco-conscious duvets, Recycled material duvets, Natural fiber duvets, Synthetic fiber duvets, Comfort duvets, Supportive duvets, Adjustable duvets, Firm duvets, Soft duvets, Medium duvets, Adjustable-fill duvets, Lofty duvets, Down-filled duvets, Down-proof duvets, Feather-proof duvets, Fabric-covered duvets, Soft-touch duvets, Smooth duvets, Plush duvets</text:p>
          </table:table-cell>
        </table:table-row>
        <table:table-row table:style-name="ro1">
          <table:table-cell office:value-type="string" calcext:value-type="string">
            <text:p>Bedspreads &amp; Coverlets</text:p>
          </table:table-cell>
          <table:table-cell table:style-name="ce2" office:value-type="string" calcext:value-type="string">
            <text:p>Standard bedspreads, Luxury bedspreads, Premium bedspreads, Budget bedspreads, Affordable bedspreads, King-size bedspreads, Queen-size bedspreads, Full-size bedspreads, Twin-size bedspreads, California King bedspreads, Extra-large bedspreads, Lightweight bedspreads, Medium-weight bedspreads, Heavyweight bedspreads, All-season bedspreads, Summer bedspreads, Winter bedspreads, Hypoallergenic bedspreads, Eco-friendly bedspreads, Organic bedspreads, Chemical-free bedspreads, Cotton bedspreads, Polyester bedspreads, Microfiber bedspreads, Linen bedspreads, Silk bedspreads, Satin bedspreads, Velvet bedspreads, Faux fur bedspreads, Woven bedspreads, Quilted bedspreads, Embroidered bedspreads, Printed bedspreads, Patterned bedspreads, Solid color bedspreads, Striped bedspreads, Floral bedspreads, Geometric bedspreads, Abstract bedspreads, Textured bedspreads, Ruffled bedspreads, Pleated bedspreads, Box-stitched bedspreads, Diamond-stitched bedspreads, Channel-stitched bedspreads, Baffle-box bedspreads, Gusseted bedspreads, Reversible bedspreads, Custom bedspreads, Monogrammed bedspreads, Personalized bedspreads, Designer bedspreads, Artisanal bedspreads, Handmade bedspreads, Classic bedspreads, Modern bedspreads, Contemporary bedspreads, Rustic bedspreads, Vintage bedspreads, Retro bedspreads, Seasonal bedspreads, Holiday bedspreads, Christmas bedspreads, Halloween bedspreads, Thanksgiving bedspreads, Spring bedspreads, Summer bedspreads, Fall bedspreads, Winter bedspreads, Matching bedspread sets, Coordinated bedspread sets, Bed-in-a-bag bedspreads, Bedspread and pillowcase sets, Bedspread and shams, Bedspread and mattress pad sets, Bedspread and sheet sets, Bedspread with decorative pillows, Bedspread with bed skirt, Bedspread with throw pillows, Bedspread with quilted shams, Bedspread with matching curtains, Bedspread with coverlet, Lightweight summer bedspreads, Thermal winter bedspreads, Insulated bedspreads, Cooling bedspreads, Ultra-soft bedspreads, High-thread-count bedspreads, Low-thread-count bedspreads, Luxury silk bedspreads, Down-feather bedspreads, European bedspreads, American bedspreads, Traditional bedspreads, Minimalist bedspreads, Elegant bedspreads, Simple bedspreads, Chic bedspreads, Sophisticated bedspreads, High-quality bedspreads, Budget-friendly bedspreads, Eco-conscious bedspreads, Recycled material bedspreads, Natural fiber bedspreads, Synthetic fiber bedspreads, Comfort bedspreads, Supportive bedspreads, Adjustable bedspreads, Firm bedspreads, Soft bedspreads, Medium bedspreads, Bedspread coverlets, Standard coverlets, Luxury coverlets, Premium coverlets, Budget coverlets, Affordable coverlets, King-size coverlets, Queen-size coverlets, Full-size coverlets, Twin-size coverlets, Lightweight coverlets, Medium-weight coverlets, Heavyweight coverlets, All-season coverlets, Summer coverlets, Winter coverlets, Hypoallergenic coverlets, Eco-friendly coverlets, Organic coverlets, Chemical-free coverlets, Cotton coverlets, Polyester coverlets, Microfiber coverlets, Linen coverlets, Silk coverlets, Satin coverlets, Velvet coverlets, Faux fur coverlets, Woven coverlets, Quilted coverlets, Embroidered coverlets, Printed coverlets, Patterned coverlets, Solid color coverlets, Striped coverlets, Floral coverlets, Geometric coverlets, Abstract coverlets, Textured coverlets, Ruffled coverlets, Pleated coverlets, Box-stitched coverlets, Diamond-stitched coverlets, Channel-stitched coverlets, Baffle-box coverlets, Gusseted coverlets, Reversible coverlets, Custom coverlets, Monogrammed coverlets, Personalized coverlets, Designer coverlets, Artisanal coverlets, Handmade coverlets, Classic coverlets, Modern coverlets, Contemporary coverlets, Rustic coverlets, Vintage coverlets, Retro coverlets, Seasonal coverlets, Holiday coverlets, Christmas coverlets, Halloween coverlets, Thanksgiving coverlets, Spring coverlets, Summer coverlets, Fall coverlets, Winter coverlets</text:p>
          </table:table-cell>
        </table:table-row>
        <table:table-row table:style-name="ro1">
          <table:table-cell office:value-type="string" calcext:value-type="string">
            <text:p>Clip-In Extensions</text:p>
          </table:table-cell>
          <table:table-cell table:style-name="ce2" office:value-type="string" calcext:value-type="string">
            <text:p>Standard clip-in extensions, Luxury clip-in extensions, Premium clip-in extensions, Budget clip-in extensions, Affordable clip-in extensions, Human hair clip-in extensions, Synthetic hair clip-in extensions, Remy hair clip-in extensions, Brazilian hair clip-in extensions, Indian hair clip-in extensions, Asian hair clip-in extensions, European hair clip-in extensions, Clip-in hair extensions for volume, Clip-in hair extensions for length, Clip-in hair extensions for thickness, Clip-in hair extensions for highlights, Clip-in hair extensions for lowlights, Clip-in hair extensions for ombré, Clip-in hair extensions for balayage, Clip-in hair extensions for color blends, Clip-in hair extensions for natural look, Clip-in hair extensions for glam look, Clip-in hair extensions for everyday wear, Clip-in hair extensions for special occasions, Clip-in hair extensions for wedding, Clip-in hair extensions for parties, Clip-in hair extensions for festivals, Clip-in hair extensions for cosplay, Clip-in hair extensions for styling, Clip-in hair extensions with clips, Clip-in hair extensions with silicone clips, Clip-in hair extensions with metal clips, Clip-in hair extensions with snap clips, Clip-in hair extensions with snap combs, Clip-in hair extensions with hook-and-loop, Clip-in hair extensions with tape, Clip-in hair extensions with weft, Clip-in hair extensions with micro-beads, Clip-in hair extensions with keratin tips, Clip-in hair extensions with fusion tips, Clip-in hair extensions with tape-ins, Clip-in hair extensions with clip-in bangs, Clip-in hair extensions with clip-in ponytails, Clip-in hair extensions with clip-in wigs, Clip-in hair extensions with clip-in fringes, Clip-in hair extensions with clip-in layers, Clip-in hair extensions with clip-in volume, Clip-in hair extensions with clip-in curls, Clip-in hair extensions with clip-in waves, Clip-in hair extensions with clip-in straight hair, Clip-in hair extensions with clip-in kinky curls, Clip-in hair extensions with clip-in braids, Clip-in hair extensions with clip-in twists, Clip-in hair extensions with clip-in fishtails, Clip-in hair extensions with clip-in ponytails, Clip-in hair extensions with clip-in updos, Clip-in hair extensions with clip-in accessories, Clip-in hair extensions with decorative clips, Clip-in hair extensions with beads, Clip-in hair extensions with charms, Clip-in hair extensions with bows, Clip-in hair extensions with sequins, Clip-in hair extensions with glitter, Clip-in hair extensions with highlights and lowlights, Clip-in hair extensions with ombré and balayage, Clip-in hair extensions with platinum blonde, Clip-in hair extensions with golden blonde, Clip-in hair extensions with ash blonde, Clip-in hair extensions with strawberry blonde, Clip-in hair extensions with brunette shades, Clip-in hair extensions with black shades, Clip-in hair extensions with red shades, Clip-in hair extensions with pink shades, Clip-in hair extensions with purple shades, Clip-in hair extensions with blue shades, Clip-in hair extensions with green shades, Clip-in hair extensions with multi-colored strands, Clip-in hair extensions with pastel shades, Clip-in hair extensions with neon shades, Clip-in hair extensions with natural textures, Clip-in hair extensions with wavy textures, Clip-in hair extensions with curly textures, Clip-in hair extensions with straight textures, Clip-in hair extensions with layered styles, Clip-in hair extensions with full sets, Clip-in hair extensions with partial sets, Clip-in hair extensions with volume boosters, Clip-in hair extensions with length enhancers, Clip-in hair extensions with color enhancers, Clip-in hair extensions with texture enhancers, Clip-in hair extensions with shine enhancers, Clip-in hair extensions with matte finishes, Clip-in hair extensions with glossy finishes, Clip-in hair extensions with soft touch, Clip-in hair extensions with natural feel, Clip-in hair extensions with easy application, Clip-in hair extensions with secure hold, Clip-in hair extensions with comfortable wear, Clip-in hair extensions with tangle-free hair, Clip-in hair extensions with easy-to-remove clips, Clip-in hair extensions with reusable clips, Clip-in hair extensions with adjustable clips, Clip-in hair extensions with custom lengths, Clip-in hair extensions with custom colors, Clip-in hair extensions with custom textures, Clip-in hair extensions with salon-quality hair, Clip-in hair extensions with DIY kits, Clip-in hair extensions with styling tools, Clip-in hair extensions with maintenance kits, Clip-in hair extensions with care products, Clip-in hair extensions with protective products, Clip-in hair extensions with heat protectants, Clip-in hair extensions with conditioning treatments</text:p>
          </table:table-cell>
        </table:table-row>
        <table:table-row table:style-name="ro1">
          <table:table-cell office:value-type="string" calcext:value-type="string">
            <text:p>Crochet Hair</text:p>
          </table:table-cell>
          <table:table-cell table:style-name="ce2" office:value-type="string" calcext:value-type="string">
            <text:p>Standard crochet hair, Luxury crochet hair, Premium crochet hair, Budget crochet hair, Affordable crochet hair, Synthetic crochet hair, Human hair crochet hair, Remy crochet hair, Brazilian crochet hair, Indian crochet hair, Afro-textured crochet hair, Curly crochet hair, Wavy crochet hair, Straight crochet hair, Kinky crochet hair, Coily crochet hair, Loose curl crochet hair, Tight curl crochet hair, Bouncy curl crochet hair, Beach wave crochet hair, Deep wave crochet hair, Body wave crochet hair, Jheri curl crochet hair, Spring curl crochet hair, Twist-out crochet hair, Faux locs crochet hair, Goddess locs crochet hair, Marley hair crochet, Havana hair crochet, Box braid crochet hair, Senegalese twist crochet hair, Nubian twist crochet hair, Faux braid crochet hair, Faux twist crochet hair, Faux locs crochet hair, Individual crochet braids, Crochet braids with added color, Crochet braids with highlights, Crochet braids with ombré, Crochet braids with balayage, Crochet braids with color blends, Crochet braids with undercut, Crochet braids with shaved sides, Crochet braids with lace closure, Crochet braids with frontal closure, Crochet braids with silk base closure, Crochet braids with wig cap, Crochet braids with adjustable strap, Crochet braids with elastic band, Crochet braids with clip-ins, Crochet braids with beads, Crochet braids with rings, Crochet braids with charms, Crochet braids with decorative elements, Crochet braids with hair jewelry, Crochet braids with braid cuffs, Crochet braids with braid rings, Crochet braids with hair clips, Crochet braids with bobby pins, Crochet braids with headbands, Crochet braids with scarves, Crochet braids with hats, Crochet braids with bandanas, Crochet braids with turbans, Crochet braids with wigs, Crochet braids with headpieces, Crochet braids with synthetic fibers, Crochet braids with natural fibers, Crochet braids with heat-resistant fibers, Crochet braids with heat-treated fibers, Crochet braids with tangle-free fibers, Crochet braids with easy-care fibers, Crochet braids with washable fibers, Crochet braids with non-itchy fibers, Crochet braids with lightweight fibers, Crochet braids with voluminous fibers, Crochet braids with natural shine, Crochet braids with high luster, Crochet braids with matte finish, Crochet braids with glossy finish, Crochet braids with soft texture, Crochet braids with coarse texture, Crochet braids with medium texture, Crochet braids with thick texture, Crochet braids with thin texture, Crochet braids with full coverage, Crochet braids with partial coverage, Crochet braids with seamless blending, Crochet braids with natural blending, Crochet braids with easy installation, Crochet braids with secure installation, Crochet braids with durable hold, Crochet braids with comfortable wear, Crochet braids with customizable length, Crochet braids with customizable color, Crochet braids with customizable texture, Crochet braids with salon-quality hair, Crochet braids with DIY kits, Crochet braids with installation tools, Crochet braids with maintenance kits, Crochet braids with care products, Crochet braids with protective products, Crochet braids with heat protectants, Crochet braids with conditioning treatments, Crochet braids with anti-frizz products, Crochet braids with detangling sprays, Crochet braids with styling gels, Crochet braids with edge control, Crochet braids with moisturizing creams, Crochet braids with serums, Crochet braids with leave-in conditioners, Crochet braids with deep conditioners, Crochet braids with protein treatments, Crochet braids with revitalizing sprays, Crochet braids with hydrating mist, Crochet braids with shine sprays, Crochet braids with color-safe products, Crochet braids with odor-neutralizing products, Crochet braids with anti-shedding treatments, Crochet braids with volume-boosting products, Crochet braids with smoothing serums, Crochet braids with curl-enhancing products, Crochet braids with frizz-control products, Crochet braids with shine-enhancing products, Crochet braids with curl-defining products, Crochet braids with texture-enhancing products, Crochet braids with protective styling kits, Crochet braids with extension clips, Crochet braids with crochet hooks, Crochet braids with latch hooks, Crochet braids with braiding tools, Crochet braids with sectioning clips, Crochet braids with sectioning combs, Crochet braids with weaving thread, Crochet braids with weaving needles, Crochet braids with hair bonding glue, Crochet braids with adhesive strips</text:p>
          </table:table-cell>
        </table:table-row>
        <table:table-row table:style-name="ro1">
          <table:table-cell office:value-type="string" calcext:value-type="string">
            <text:p>Human Hair Extensions</text:p>
          </table:table-cell>
          <table:table-cell table:style-name="ce2" office:value-type="string" calcext:value-type="string">
            <text:p>Standard human hair extensions, Luxury human hair extensions, Premium human hair extensions, Budget human hair extensions, Affordable human hair extensions, Remy human hair extensions, Brazilian human hair extensions, Indian human hair extensions, Peruvian human hair extensions, Malaysian human hair extensions, European human hair extensions, Asian human hair extensions, Virgin human hair extensions, Processed human hair extensions, Colored human hair extensions, Natural human hair extensions, Black human hair extensions, Brown human hair extensions, Blonde human hair extensions, Red human hair extensions, Gray human hair extensions, Ombre human hair extensions, Balayage human hair extensions, Highlights human hair extensions, Low-lights human hair extensions, Clip-in human hair extensions, Tape-in human hair extensions, Sew-in human hair extensions, Fusion human hair extensions, I-tip human hair extensions, U-tip human hair extensions, Micro-ring human hair extensions, Micro-bead human hair extensions, Weft human hair extensions, Lace frontal human hair extensions, Lace closure human hair extensions, Full lace human hair extensions, 360 lace human hair extensions, Silk base closure human hair extensions, U-part human hair extensions, V-part human hair extensions, Wigs with human hair extensions, Ponytail human hair extensions, Hair bun human hair extensions, Braid human hair extensions, Topper human hair extensions, Bangs human hair extensions, Crown human hair extensions, Half wig human hair extensions, Full wig human hair extensions, Custom length human hair extensions, Custom color human hair extensions, Custom texture human hair extensions, Human hair extension sets, Full sets of human hair extensions, Partial sets of human hair extensions, Volumizing human hair extensions, Lengthening human hair extensions, Texturizing human hair extensions, Blending human hair extensions, Natural blend human hair extensions, Seamless human hair extensions, Invisible human hair extensions, Undetectable human hair extensions, Heat-resistant human hair extensions, Non-heat resistant human hair extensions, Straight human hair extensions, Wavy human hair extensions, Curly human hair extensions, Kinky human hair extensions, Coily human hair extensions, Body wave human hair extensions, Deep wave human hair extensions, Loose wave human hair extensions, Beach wave human hair extensions, Afro curl human hair extensions, Jerry curl human hair extensions, Ringlet curl human hair extensions, Spiral curl human hair extensions, S curl human hair extensions, Fishtail braid human hair extensions, Twist braid human hair extensions, Box braid human hair extensions, Senegalese twist human hair extensions, Faux locs human hair extensions, Goddess locs human hair extensions, Crochet braids human hair extensions, Synthetic blend human hair extensions, 100% human hair extensions, High-quality human hair extensions, Mid-quality human hair extensions, Budget-friendly human hair extensions, Salon-quality human hair extensions, Professional-grade human hair extensions, Daily wear human hair extensions, Special occasion human hair extensions, Party human hair extensions, Wedding human hair extensions, Event-specific human hair extensions, Protective style human hair extensions, Easy-care human hair extensions, Low-maintenance human hair extensions, Washable human hair extensions, Treatable human hair extensions, Chemical-free human hair extensions, Eco-friendly human hair extensions, Sustainable human hair extensions, Recycled human hair extensions, Conditioning human hair extensions, Hydrating human hair extensions, Glossy human hair extensions, Matte human hair extensions, Silky human hair extensions, Textured human hair extensions, Soft human hair extensions, Smooth human hair extensions, Tangle-free human hair extensions, Frizz-free human hair extensions, Curl-enhancing human hair extensions, Volume-boosting human hair extensions, Length-enhancing human hair extensions, Shine-enhancing human hair extensions, Anti-shedding human hair extensions, Color-safe human hair extensions, Odor-neutralizing human hair extensions, Fragrance-infused human hair extensions, Seamlessly blended human hair extensions, Adjustable length human hair extensions, Customizable volume human hair extensions, Customizable texture human hair extensions, Clip-in weft human hair extensions, Tape-in weft human hair extensions, Sew-in weft human hair extensions, Fusion weft human hair extensions, Micro-ring weft human hair extensions, Professional installation human hair extensions, DIY installation human hair extensions, Easy-install human hair extensions, Quick-install human hair extensions, Long-lasting human hair extensions, Short-term human hair extensions</text:p>
          </table:table-cell>
        </table:table-row>
        <table:table-row table:style-name="ro1">
          <table:table-cell office:value-type="string" calcext:value-type="string">
            <text:p>Hair Weaving</text:p>
          </table:table-cell>
          <table:table-cell table:style-name="ce2" office:value-type="string" calcext:value-type="string">
            <text:p>Standard hair weaving, Luxury hair weaving, Premium hair weaving, Budget hair weaving, Affordable hair weaving, Synthetic hair weaving, Human hair weaving, Remy hair weaving, Brazilian hair weaving, Indian hair weaving, Peruvian hair weaving, Malaysian hair weaving, European hair weaving, Asian hair weaving, Virgin hair weaving, Processed hair weaving, Colored hair weaving, Natural hair weaving, Black hair weaving, Brown hair weaving, Blonde hair weaving, Red hair weaving, Gray hair weaving, Ombre hair weaving, Balayage hair weaving, Highlights hair weaving, Low-lights hair weaving, Clip-in hair weaving, Tape-in hair weaving, Sew-in hair weaving, Fusion hair weaving, Micro-ring hair weaving, Micro-bead hair weaving, I-tip hair weaving, U-tip hair weaving, Weft hair weaving, Lace frontal hair weaving, Lace closure hair weaving, Full lace hair weaving, 360 lace hair weaving, Silk base closure hair weaving, U-part hair weaving, V-part hair weaving, Wigs with hair weaving, Ponytail hair weaving, Hair bun weaving, Braid hair weaving, Topper hair weaving, Bangs hair weaving, Crown hair weaving, Half wig hair weaving, Full wig hair weaving, Custom length hair weaving, Custom color hair weaving, Custom texture hair weaving, Hair weaving sets, Full sets of hair weaving, Partial sets of hair weaving, Volumizing hair weaving, Lengthening hair weaving, Texturizing hair weaving, Blending hair weaving, Natural blend hair weaving, Seamless hair weaving, Invisible hair weaving, Undetectable hair weaving, Heat-resistant hair weaving, Non-heat resistant hair weaving, Straight hair weaving, Wavy hair weaving, Curly hair weaving, Kinky hair weaving, Coily hair weaving, Body wave hair weaving, Deep wave hair weaving, Loose wave hair weaving, Beach wave hair weaving, Afro curl hair weaving, Jerry curl hair weaving, Ringlet curl hair weaving, Spiral curl hair weaving, S curl hair weaving, Fishtail braid hair weaving, Twist braid hair weaving, Box braid hair weaving, Senegalese twist hair weaving, Faux locs hair weaving, Goddess locs hair weaving, Crochet braid hair weaving, Synthetic blend hair weaving, 100% human hair weaving, High-quality hair weaving, Mid-quality hair weaving, Budget-friendly hair weaving, Salon-quality hair weaving, Professional-grade hair weaving, Daily wear hair weaving, Special occasion hair weaving, Party hair weaving, Wedding hair weaving, Event-specific hair weaving, Protective style hair weaving, Easy-care hair weaving, Low-maintenance hair weaving, Washable hair weaving, Treatable hair weaving, Chemical-free hair weaving, Eco-friendly hair weaving, Sustainable hair weaving, Recycled hair weaving, Conditioning hair weaving, Hydrating hair weaving, Glossy hair weaving, Matte hair weaving, Silky hair weaving, Textured hair weaving, Soft hair weaving, Smooth hair weaving, Tangle-free hair weaving, Frizz-free hair weaving, Curl-enhancing hair weaving, Volume-boosting hair weaving, Length-enhancing hair weaving, Shine-enhancing hair weaving, Anti-shedding hair weaving, Color-safe hair weaving, Odor-neutralizing hair weaving, Fragrance-infused hair weaving, Seamlessly blended hair weaving, Adjustable length hair weaving, Customizable volume hair weaving, Customizable texture hair weaving, Clip-in weft hair weaving, Tape-in weft hair weaving, Sew-in weft hair weaving, Fusion weft hair weaving, Micro-ring weft hair weaving, Professional installation hair weaving, DIY installation hair weaving, Easy-install hair weaving, Quick-install hair weaving, Long-lasting hair weaving, Short-term hair weaving, Hair weaving with closures, Hair weaving with frontals, Hair weaving with partings, Hair weaving with edges, Hair weaving with roots, Hair weaving with trims, Hair weaving with layers, Hair weaving with highlights, Hair weaving with low-lights, Hair weaving with ombre, Hair weaving with balayage</text:p>
          </table:table-cell>
        </table:table-row>
        <table:table-row table:style-name="ro1">
          <table:table-cell office:value-type="string" calcext:value-type="string">
            <text:p>Hair Bundles with Closures</text:p>
          </table:table-cell>
          <table:table-cell table:style-name="ce2" office:value-type="string" calcext:value-type="string">
            <text:p>Standard hair bundles with closures, Luxury hair bundles with closures, Premium hair bundles with closures, Budget hair bundles with closures, Affordable hair bundles with closures, Synthetic hair bundles with closures, Human hair bundles with closures, Remy hair bundles with closures, Brazilian hair bundles with closures, Indian hair bundles with closures, Peruvian hair bundles with closures, Malaysian hair bundles with closures, European hair bundles with closures, Asian hair bundles with closures, Virgin hair bundles with closures, Processed hair bundles with closures, Colored hair bundles with closures, Natural hair bundles with closures, Black hair bundles with closures, Brown hair bundles with closures, Blonde hair bundles with closures, Red hair bundles with closures, Gray hair bundles with closures, Ombre hair bundles with closures, Balayage hair bundles with closures, Highlights hair bundles with closures, Low-lights hair bundles with closures, Clip-in hair bundles with closures, Tape-in hair bundles with closures, Sew-in hair bundles with closures, Fusion hair bundles with closures, Micro-ring hair bundles with closures, Micro-bead hair bundles with closures, I-tip hair bundles with closures, U-tip hair bundles with closures, Weft hair bundles with closures, Lace frontal hair bundles with closures, Lace closure hair bundles, Full lace hair bundles with closures, 360 lace hair bundles with closures, Silk base closure hair bundles, U-part hair bundles with closures, V-part hair bundles with closures, Wigs with hair bundles and closures, Ponytail hair bundles with closures, Hair bun bundles with closures, Braid hair bundles with closures, Topper hair bundles with closures, Bangs hair bundles with closures, Crown hair bundles with closures, Half wig bundles with closures, Full wig bundles with closures, Custom length hair bundles with closures, Custom color hair bundles with closures, Custom texture hair bundles with closures, Hair bundles with closures sets, Full sets of hair bundles with closures, Partial sets of hair bundles with closures, Volumizing hair bundles with closures, Lengthening hair bundles with closures, Texturizing hair bundles with closures, Blending hair bundles with closures, Natural blend hair bundles with closures, Seamless hair bundles with closures, Invisible hair bundles with closures, Undetectable hair bundles with closures, Heat-resistant hair bundles with closures, Non-heat resistant hair bundles with closures, Straight hair bundles with closures, Wavy hair bundles with closures, Curly hair bundles with closures, Kinky hair bundles with closures, Coily hair bundles with closures, Body wave hair bundles with closures, Deep wave hair bundles with closures, Loose wave hair bundles with closures, Beach wave hair bundles with closures, Afro curl hair bundles with closures, Jerry curl hair bundles with closures, Ringlet curl hair bundles with closures, Spiral curl hair bundles with closures, S curl hair bundles with closures, Fishtail braid hair bundles with closures, Twist braid hair bundles with closures, Box braid hair bundles with closures, Senegalese twist hair bundles with closures, Faux locs hair bundles with closures, Goddess locs hair bundles with closures, Crochet braid hair bundles with closures, Synthetic blend hair bundles with closures, 100% human hair bundles with closures, High-quality hair bundles with closures, Mid-quality hair bundles with closures, Budget-friendly hair bundles with closures, Salon-quality hair bundles with closures, Professional-grade hair bundles with closures, Daily wear hair bundles with closures, Special occasion hair bundles with closures, Party hair bundles with closures, Wedding hair bundles with closures, Event-specific hair bundles with closures, Protective style hair bundles with closures, Easy-care hair bundles with closures, Low-maintenance hair bundles with closures, Washable hair bundles with closures, Treatable hair bundles with closures, Chemical-free hair bundles with closures, Eco-friendly hair bundles with closures, Sustainable hair bundles with closures, Recycled hair bundles with closures, Conditioning hair bundles with closures, Hydrating hair bundles with closures, Glossy hair bundles with closures, Matte hair bundles with closures, Silky hair bundles with closures, Textured hair bundles with closures, Soft hair bundles with closures, Smooth hair bundles with closures, Tangle-free hair bundles with closures, Frizz-free hair bundles with closures, Curl-enhancing hair bundles with closures, Volume-boosting hair bundles with closures, Length-enhancing hair bundles with closures, Shine-enhancing hair bundles with closures, Anti-shedding hair bundles with closures, Color-safe hair bundles with closures, Odor-neutralizing hair bundles with closures, Fragrance-infused hair bundles with closures, Seamlessly blended hair bundles with closures, Adjustable length hair bundles with closures, Customizable volume hair bundles with closures, Customizable texture hair bundles with closures, Clip-in weft hair bundles with closures, Tape-in weft hair bundles with closures, Sew-in weft hair bundles with closures, Fusion weft hair bundles with closures, Micro-ring weft hair bundles with closures, Professional installation hair bundles with closures, DIY installation hair bundles with closures, Easy-install hair bundles with closures, Quick-install hair bundles with closures, Long-lasting hair bundles with closures, Short-term hair bundles with closures, Hair bundles with lace closures, Hair bundles with silk closures, Hair bundles with transparent closures, Hair bundles with HD lace closures, Hair bundles with Swiss lace closures, Hair bundles with French lace closures, Hair bundles with full frontal closures, Hair bundles with 13x4 closures, Hair bundles with 13x6 closures, Hair bundles with 4x4 closures, Hair bundles with 5x5 closures</text:p>
          </table:table-cell>
        </table:table-row>
        <table:table-row table:style-name="ro1">
          <table:table-cell office:value-type="string" calcext:value-type="string">
            <text:p>Jumbo Braids</text:p>
          </table:table-cell>
          <table:table-cell table:style-name="ce2" office:value-type="string" calcext:value-type="string">
            <text:p>Standard jumbo braids, Luxury jumbo braids, Premium jumbo braids, Budget jumbo braids, Affordable jumbo braids, Synthetic jumbo braids, Human hair jumbo braids, Remy jumbo braids, Brazilian jumbo braids, Indian jumbo braids, Peruvian jumbo braids, Malaysian jumbo braids, European jumbo braids, Asian jumbo braids, Virgin jumbo braids, Processed jumbo braids, Colored jumbo braids, Natural jumbo braids, Black jumbo braids, Brown jumbo braids, Blonde jumbo braids, Red jumbo braids, Gray jumbo braids, Ombre jumbo braids, Balayage jumbo braids, Highlights jumbo braids, Low-lights jumbo braids, Clip-in jumbo braids, Tape-in jumbo braids, Sew-in jumbo braids, Fusion jumbo braids, Micro-ring jumbo braids, Micro-bead jumbo braids, I-tip jumbo braids, U-tip jumbo braids, Weft jumbo braids, Lace frontal jumbo braids, Lace closure jumbo braids, Full lace jumbo braids, 360 lace jumbo braids, Silk base closure jumbo braids, U-part jumbo braids, V-part jumbo braids, Jumbo braid wigs, Jumbo braid ponytails, Jumbo braid buns, Jumbo braid topknots, Jumbo braid puffs, Jumbo braid twists, Jumbo braid crochet, Jumbo braid faux locs, Jumbo braid goddess locs, Jumbo braid Senegalese twists, Jumbo braid Havana twists, Jumbo braid Marley twists, Jumbo braid faux braids, Jumbo braid box braids, Jumbo braid twists, Jumbo braid braid outs, Jumbo braid braid ins, Jumbo braid braided hairstyles, Jumbo braid braided updos, Jumbo braid braided ponytails, Jumbo braid braided buns, Jumbo braid braided puffs, Jumbo braid braided topknots, Jumbo braid braided pigtails, Jumbo braid braided buns, Jumbo braid braided wigs, Jumbo braid braided extensions, Jumbo braid braided weaves, Jumbo braid braided closures, Jumbo braid braided frontals, Jumbo braid braided sew-ins, Jumbo braid braided tape-ins, Jumbo braid braided clip-ins, Jumbo braid braided micro-links, Jumbo braid braided micro-beads, Jumbo braid braided I-tips, Jumbo braid braided U-tips, Jumbo braid braided fusion, Jumbo braid braided glue-ins, Jumbo braid braided hairpieces, Jumbo braid braided bundles, Jumbo braid braided kits, Jumbo braid braided sets, Jumbo braid braided sections, Jumbo braid braided colors, Jumbo braid braided lengths, Jumbo braid braided volumes, Jumbo braid braided textures, Jumbo braid braided patterns, Jumbo braid braided styles, Jumbo braid braided types, Jumbo braid braided finishes, Jumbo braid braided looks, Jumbo braid braided effects, Jumbo braid braided trends, Jumbo braid braided classics, Jumbo braid braided designs, Jumbo braid braided patterns, Jumbo braid braided waves, Jumbo braid braided curls, Jumbo braid braided coils, Jumbo braid braided strands, Jumbo braid braided twists, Jumbo braid braided knots, Jumbo braid braided locks, Jumbo braid braided twists, Jumbo braid braided sections, Jumbo braid braided parts, Jumbo braid braided locks, Jumbo braid braided styles, Jumbo braid braided volumes, Jumbo braid braided lengths, Jumbo braid braided textures, Jumbo braid braided finishes, Jumbo braid braided looks, Jumbo braid braided patterns, Jumbo braid braided designs, Jumbo braid braided effects, Jumbo braid braided trends, Jumbo braid braided classics, Jumbo braid braided styles, Jumbo braid braided types, Jumbo braid braided textures, Jumbo braid braided colors, Jumbo braid braided kits, Jumbo braid braided sets, Jumbo braid braided bundles, Jumbo braid braided extensions, Jumbo braid braided closures, Jumbo braid braided frontals, Jumbo braid braided wigs, Jumbo braid braided ponies, Jumbo braid braided puffs, Jumbo braid braided buns, Jumbo braid braided updos, Jumbo braid braided hairstyles, Jumbo braid braided pigtails, Jumbo braid braided ponytails, Jumbo braid braided tops, Jumbo braid braided crowns, Jumbo braid braided beads, Jumbo braid braided charms, Jumbo braid braided rings, Jumbo braid braided accessories, Jumbo braid braided clips, Jumbo braid braided clasps, Jumbo braid braided ties, Jumbo braid braided bands, Jumbo braid braided scarves, Jumbo braid braided headbands, Jumbo braid braided bands, Jumbo braid braided ribbons, Jumbo braid braided bows, Jumbo braid braided clips, Jumbo braid braided elastic bands, Jumbo braid braided snap clips, Jumbo braid braided bobby pins, Jumbo braid braided hairpins, Jumbo braid braided clips, Jumbo braid braided fasteners</text:p>
          </table:table-cell>
        </table:table-row>
        <table:table-row table:style-name="ro1">
          <table:table-cell office:value-type="string" calcext:value-type="string">
            <text:p>Connectors</text:p>
          </table:table-cell>
          <table:table-cell table:style-name="ce2" office:value-type="string" calcext:value-type="string">
            <text:p>Standard connectors, Premium connectors, Budget connectors, High-quality connectors, Low-cost connectors, Plastic connectors, Metal connectors, Brass connectors, Stainless steel connectors, Aluminum connectors, Copper connectors, Gold-plated connectors, Silver-plated connectors, Solder connectors, Crimp connectors, Screw connectors, Clip connectors, Snap connectors, Locking connectors, Quick-connect connectors, Plug connectors, Socket connectors, Jack connectors, Receptacle connectors, Terminal connectors, Wire connectors, Cable connectors, Electrical connectors, Automotive connectors, Industrial connectors, Audio connectors, Video connectors, Data connectors, Network connectors, USB connectors, HDMI connectors, VGA connectors, DVI connectors, DisplayPort connectors, Ethernet connectors, RJ45 connectors, RJ11 connectors, Coaxial connectors, F-type connectors, BNC connectors, RCA connectors, XLR connectors, TRS connectors, TRRS connectors, DIN connectors, Mini-DIN connectors, Micro-D connectors, DB connectors, IDC connectors, PCB connectors, Wire-to-board connectors, Board-to-board connectors, Ribbon cable connectors, Pin header connectors, Socket header connectors, Modular connectors, Circular connectors, Rectangular connectors, Square connectors, Waterproof connectors, Weatherproof connectors, High-current connectors, Low-current connectors, High-voltage connectors, Low-voltage connectors, Signal connectors, Power connectors, Battery connectors, Power jack connectors, Power plug connectors, Power socket connectors, USB-C connectors, Micro-USB connectors, Mini-USB connectors, Lightning connectors, USB-A connectors, USB-B connectors, USB 3.0 connectors, USB 3.1 connectors, USB 3.2 connectors, Thunderbolt connectors, M.2 connectors, PCIe connectors, SATA connectors, IDE connectors, Molex connectors, JTAG connectors, Test connectors, Diagnostic connectors, Programming connectors, Charging connectors, HDMI 2.0 connectors, HDMI 2.1 connectors, DisplayPort 1.2 connectors, DisplayPort 1.4 connectors, DisplayPort 2.0 connectors, Thunderbolt 3 connectors, Thunderbolt 4 connectors, Ethernet 10G connectors, Ethernet 100G connectors, Fiber optic connectors, SC connectors, LC connectors, ST connectors, MTP connectors, MPO connectors, LC/APC connectors, SC/APC connectors, FC connectors, E2000 connectors, MPO/MTP connectors, Optical patch cord connectors, Ethernet patch cord connectors, Power-over-Ethernet (PoE) connectors, DIN rail connectors, Terminal block connectors, Phoenix connectors, Berg connectors, Euro-style connectors, Bus connectors, Ribbon connectors, IDC ribbon connectors, Pin-and-socket connectors, Blade connectors, Crimp-on connectors, Heat shrink connectors, Insulated connectors, Non-insulated connectors, Ferrule connectors, Wire nuts, Soldering connectors, Piezo connectors, Flex connectors, Hard-wired connectors, Modular jack connectors, Modular plug connectors, Keystone connectors, Surface-mount connectors, Through-hole connectors, Header connectors, Socket connectors, Shrouded connectors, Unshrouded connectors, Horizontal connectors, Vertical connectors, Stackable connectors, Low-profile connectors, High-density connectors, Space-saving connectors, High-frequency connectors, Low-frequency connectors, Analog connectors, Digital connectors, Shielded connectors, Unshielded connectors, Low-loss connectors, High-gain connectors, Low-profile connectors, High-speed connectors, RF connectors, Microwave connectors, Coaxial RF connectors, Cable assembly connectors, Pigtail connectors, Panel mount connectors, In-line connectors, Wall-mounted connectors, Ceiling-mounted connectors, Outdoor connectors, Indoor connectors, Custom connectors, Standard connectors, Specialty connectors, Automotive-grade connectors, Aerospace connectors, Military connectors, Marine connectors, Medical connectors, Industrial-grade connectors, Consumer-grade connectors, Commercial connectors, Electrical wiring connectors</text:p>
          </table:table-cell>
        </table:table-row>
        <table:table-row table:style-name="ro1">
          <table:table-cell office:value-type="string" calcext:value-type="string">
            <text:p>Hairnets</text:p>
          </table:table-cell>
          <table:table-cell table:style-name="ce2" office:value-type="string" calcext:value-type="string">
            <text:p>Standard hairnets, Luxury hairnets, Premium hairnets, Budget hairnets, Affordable hairnets, Disposable hairnets, Reusable hairnets, Elastic hairnets, Non-elastic hairnets, Nylon hairnets, Polyester hairnets, Cotton hairnets, Mesh hairnets, Fine mesh hairnets, Coarse mesh hairnets, Breathable hairnets, Waterproof hairnets, Anti-static hairnets, Hairnet caps, Hairnet bands, Hairnet covers, Hairnet snoods, Hairnet bonnets, Hairnet wraps, Hairnet hoods, Hairnet clips, Hairnet ties, Hairnet bands, Hairnet nets, Hairnet sleeves, Hairnet liners, Hairnet pouches, Hairnet bags, Hairnet protectors, Hairnet shields, Hairnet holders, Hairnet anchors, Hairnet fasteners, Hairnet closures, Hairnet clips, Hairnet straps, Hairnet hooks, Hairnet bands, Hairnet elastics, Hairnet ribbons, Hairnet cords, Hairnet strings, Hairnet bungees, Hairnet clips, Hairnet ties, Hairnet bands, Hairnet loops, Hairnet knots, Hairnet toggles, Hairnet buckles, Hairnet clasps, Hairnet pins, Hairnet snaps, Hairnet buttons, Hairnet Velcro, Hairnet adhesives, Hairnet stickers, Hairnet patches, Hairnet decals, Hairnet embellishments, Hairnet adornments, Hairnet patterns, Hairnet designs, Hairnet styles, Hairnet shapes, Hairnet colors, Hairnet prints, Hairnet textures, Hairnet finishes, Hairnet materials, Hairnet fabrics, Hairnet weaves, Hairnet knits, Hairnet crochets, Hairnet meshes, Hairnet grids, Hairnet patterns, Hairnet forms, Hairnet styles, Hairnet sizes, Hairnet fits, Hairnet dimensions, Hairnet measurements, Hairnet capacities, Hairnet weights, Hairnet thicknesses, Hairnet strengths, Hairnet durability, Hairnet flexibility, Hairnet stretch, Hairnet resilience, Hairnet elasticity, Hairnet softness, Hairnet comfort, Hairnet fit, Hairnet adjustability, Hairnet breathability, Hairnet absorbency, Hairnet protection, Hairnet hygiene, Hairnet safety, Hairnet sanitation, Hairnet cleanliness, Hairnet maintenance, Hairnet care, Hairnet washing, Hairnet drying, Hairnet storage, Hairnet packaging, Hairnet labeling, Hairnet branding, Hairnet customization, Hairnet personalization, Hairnet embroidery, Hairnet printing, Hairnet logos, Hairnet monograms, Hairnet names, Hairnet numbers, Hairnet colors, Hairnet styles, Hairnet patterns, Hairnet varieties, Hairnet types, Hairnet grades, Hairnet qualities, Hairnet features, Hairnet benefits, Hairnet uses, Hairnet applications, Hairnet industries, Hairnet professions, Hairnet jobs, Hairnet tasks, Hairnet functions, Hairnet purposes, Hairnet needs, Hairnet requirements, Hairnet specifications, Hairnet standards, Hairnet regulations, Hairnet guidelines, Hairnet norms, Hairnet best practices, Hairnet recommendations, Hairnet advice, Hairnet tips, Hairnet tricks, Hairnet suggestions, Hairnet innovations, Hairnet trends, Hairnet updates, Hairnet developments, Hairnet improvements, Hairnet advancements, Hairnet research, Hairnet studies, Hairnet surveys, Hairnet assessments, Hairnet evaluations, Hairnet reviews, Hairnet ratings, Hairnet feedback, Hairnet opinions, Hairnet testimonials, Hairnet endorsements, Hairnet approvals, Hairnet certifications, Hairnet accreditations, Hairnet recognitions, Hairnet awards</text:p>
          </table:table-cell>
        </table:table-row>
        <table:table-row table:style-name="ro1">
          <table:table-cell office:value-type="string" calcext:value-type="string">
            <text:p>Training Head Kit</text:p>
          </table:table-cell>
          <table:table-cell table:style-name="ce2" office:value-type="string" calcext:value-type="string">
            <text:p>Standard training head kit, Professional training head kit, Premium training head kit, Budget training head kit, Affordable training head kit, Complete training head kit, Basic training head kit, Advanced training head kit, Deluxe training head kit, Essential training head kit, Compact training head kit, Portable training head kit, Adjustable training head kit, High-quality training head kit, Beginner training head kit, Expert training head kit, Student training head kit, Salon training head kit, Barber training head kit, Hairdressing training head kit, Cosmetology training head kit, Makeup training head kit, Wig training head kit, Mannequin training head kit, Realistic training head kit, Synthetic training head kit, Human hair training head kit, Remy hair training head kit, Curly hair training head kit, Straight hair training head kit, Wavy hair training head kit, Blonde hair training head kit, Brown hair training head kit, Black hair training head kit, Red hair training head kit, Multi-colored hair training head kit, Long hair training head kit, Short hair training head kit, Medium length hair training head kit, Full hair training head kit, Partial hair training head kit, Hair cutting training head kit, Hair coloring training head kit, Hair styling training head kit, Hair braiding training head kit, Hair extension training head kit, Hair weaving training head kit, Hair curling training head kit, Hair straightening training head kit, Hair updos training head kit, Hair trimming training head kit, Hair shaping training head kit, Hair perming training head kit, Hair relaxing training head kit, Hair blow-drying training head kit, Hair washing training head kit, Hair conditioning training head kit, Hair product application training head kit, Hair treatment training head kit, Hair accessory application training head kit, Hair design training head kit, Hair texture training head kit, Hair volume training head kit, Hair health training head kit, Hair care training head kit, Hair restoration training head kit, Hair fashion training head kit, Hair trends training head kit, Hair cutting techniques training head kit, Hair coloring techniques training head kit, Hair styling techniques training head kit, Hair braiding techniques training head kit, Hair extension techniques training head kit, Hair weaving techniques training head kit, Hair curling techniques training head kit, Hair straightening techniques training head kit, Hair updos techniques training head kit, Hair trimming techniques training head kit, Hair shaping techniques training head kit, Hair perming techniques training head kit, Hair relaxing techniques training head kit, Hair blow-drying techniques training head kit, Hair washing techniques training head kit, Hair conditioning techniques training head kit, Hair product application techniques training head kit, Hair treatment techniques training head kit, Hair accessory application techniques training head kit, Hair design techniques training head kit, Hair texture techniques training head kit, Hair volume techniques training head kit, Hair health techniques training head kit, Hair care techniques training head kit, Hair restoration techniques training head kit, Hair fashion techniques training head kit, Hair trends techniques training head kit, Mannequin head with stand, Mannequin head without stand, Adjustable mannequin head, Non-adjustable mannequin head, Lightweight mannequin head, Heavy-duty mannequin head, Flexible mannequin head, Rigid mannequin head, Realistic mannequin head, Artistic mannequin head, Basic mannequin head, Detailed mannequin head, Full-feature mannequin head, Partial-feature mannequin head, High-grade mannequin head, Economy mannequin head, Custom mannequin head, Standard mannequin head, High-density mannequin head, Low-density mannequin head, Heat-resistant mannequin head, Non-heat-resistant mannequin head, Washable mannequin head, Non-washable mannequin head, Clip-in hair mannequin head, Tape-in hair mannequin head, Sew-in hair mannequin head, Synthetic hair mannequin head, Human hair mannequin head, Curly hair mannequin head, Straight hair mannequin head, Wavy hair mannequin head, Blonde hair mannequin head, Brown hair mannequin head, Black hair mannequin head, Red hair mannequin head, Multi-colored hair mannequin head, Long hair mannequin head, Short hair mannequin head, Medium length hair mannequin head, Full hair mannequin head, Partial hair mannequin head, Hair cutting practice head, Hair coloring practice head, Hair styling practice head, Hair braiding practice head, Hair extension practice head, Hair weaving practice head, Hair curling practice head, Hair straightening practice head, Hair updos practice head, Hair trimming practice head, Hair shaping practice head, Hair perming practice head, Hair relaxing practice head, Hair blow-drying practice head, Hair washing practice head, Hair conditioning practice head, Hair product application practice head, Hair treatment practice head, Hair accessory application practice head, Hair design practice head, Hair texture practice head, Hair volume practice head, Hair health practice head, Hair care practice head, Hair restoration practice head, Hair fashion practice head, Hair trends practice head</text:p>
          </table:table-cell>
        </table:table-row>
        <table:table-row table:style-name="ro1">
          <table:table-cell office:value-type="string" calcext:value-type="string">
            <text:p>Links, Rings &amp; Tubes</text:p>
          </table:table-cell>
          <table:table-cell table:style-name="ce2" office:value-type="string" calcext:value-type="string">
            <text:p>Standard links, Premium links, Decorative links, Functional links, Industrial links, Heavy-duty links, Lightweight links, Metal links, Plastic links, Stainless steel links, Brass links, Aluminum links, Copper links, Gold-plated links, Silver-plated links, Nickel-plated links, Chrome-plated links, Zinc-plated links, Galvanized links, Welded links, Open links, Closed links, Oval links, Round links, Square links, Rectangular links, Chain links, Jump rings, Split rings, Key rings, O-rings, D-rings, S-rings, Eye rings, Threaded rings, Locking rings, Hinged rings, Spring rings, Flat rings, Beveled rings, Decorative rings, Functional rings, Metal rings, Plastic rings, Rubber rings, Silicone rings, Leather rings, Brass rings, Stainless steel rings, Aluminum rings, Copper rings, Gold-plated rings, Silver-plated rings, Nickel-plated rings, Chrome-plated rings, Zinc-plated rings, Galvanized rings, Adjustable rings, Fixed rings, Split rings, Key rings, Ring blanks, Ring bases, Ring findings, Ring settings, Ring mounts, Ring bands, Ring shanks, Ring bezels, Ring frames, Ring caps, Ring covers, Tube connectors, Tube fittings, Tube adapters, Tube couplings, Tube extenders, Tube reducers, Tube sleeves, Tube clamps, Tube supports, Tube braces, Tube hangers, Tube holders, Tube stoppers, Tube caps, Tube plugs, Tube ends, Tube inserts, Tube liners, Tube bands, Tube sleeves, Tube rings, Tube reducers, Tube expanders, Tube connectors, Tube splices, Tube junctions, Tube fittings, Tube joints, Tube holders, Tube fasteners, Tube seals, Tube gaskets, Tube washers, Tube spacers, Tube protectors, Tube wraps, Tube covers, Tube shields, Tube guards, Tube casings, Tube holders, Link chains, Link bands, Link strips, Link clips, Link fasteners, Link connectors, Link clasps, Link attachments, Link hooks, Link rings, Link tags, Link brackets, Link plates, Link pads, Link spacers, Link insulators, Ring bands, Ring caps, Ring blanks, Ring clasps, Ring connectors, Ring fittings, Ring fasteners, Ring mounts, Ring bezels, Ring clips, Ring links, Tube chains, Tube clips, Tube rings, Tube bands, Tube fasteners, Tube straps, Tube holders, Tube joints, Tube clips, Tube locks, Tube bands, Tube braces, Tube bands, Tube sleeves, Tube rings, Tube covers, Tube holders, Tube protectors, Tube wraps, Tube clips, Tube locks, Tube covers, Tube connectors, Tube extensions, Tube splicers, Tube connectors, Tube caps, Tube fittings, Tube braces, Tube clamps</text:p>
          </table:table-cell>
        </table:table-row>
        <table:table-row table:style-name="ro1">
          <table:table-cell office:value-type="string" calcext:value-type="string">
            <text:p>Wig Stands</text:p>
          </table:table-cell>
          <table:table-cell table:style-name="ce2" office:value-type="string" calcext:value-type="string">
            <text:p>Standard wig stands, Premium wig stands, Adjustable wig stands, Collapsible wig stands, Portable wig stands, Heavy-duty wig stands, Lightweight wig stands, Foldable wig stands, Travel wig stands, Home wig stands, Salon wig stands, Professional wig stands, Tabletop wig stands, Floor wig stands, Wall-mounted wig stands, Ceiling-mounted wig stands, Desktop wig stands, Mannequin wig stands, Head-shaped wig stands, Dummy wig stands, Wire wig stands, Plastic wig stands, Metal wig stands, Wooden wig stands, Acrylic wig stands, Chrome wig stands, Brass wig stands, Stainless steel wig stands, Aluminum wig stands, Adjustable-height wig stands, Fixed-height wig stands, Rotating wig stands, Non-rotating wig stands, Multi-purpose wig stands, Hairdressing wig stands, Cosmetology wig stands, Display wig stands, Storage wig stands, Organizing wig stands, Decorative wig stands, Functional wig stands, Basic wig stands, Advanced wig stands, Deluxe wig stands, Economy wig stands, High-quality wig stands, Budget wig stands, Standard wig holders, Premium wig holders, Adjustable wig holders, Portable wig holders, Collapsible wig holders, Mannequin wig holders, Head-shaped wig holders, Dummy wig holders, Wire wig holders, Plastic wig holders, Metal wig holders, Wooden wig holders, Acrylic wig holders, Chrome wig holders, Brass wig holders, Stainless steel wig holders, Aluminum wig holders, Tabletop wig holders, Floor wig holders, Wall-mounted wig holders, Ceiling-mounted wig holders, Desktop wig holders, Travel wig holders, Salon wig holders, Professional wig holders, Display wig holders, Storage wig holders, Organizing wig holders, Decorative wig holders, Functional wig holders, Wig holder racks, Wig holder stands, Wig holder organizers, Wig holder displays, Wig holder shelves, Wig holder hooks, Wig holder clips, Wig holder bands, Wig holder rings, Wig holder pegs, Wig holder mounts, Wig holder brackets, Wig holder arms, Wig holder bases, Wig holder units, Wig holder systems, Wig holder kits, Wig holder sets, Wig holder accessories, Adjustable wig racks, Fixed wig racks, Rotating wig racks, Non-rotating wig racks, Multi-purpose wig racks, Hairdressing wig racks, Cosmetology wig racks, Display wig racks, Storage wig racks, Organizing wig racks, Decorative wig racks, Functional wig racks, Tabletop wig racks, Floor wig racks, Wall-mounted wig racks, Ceiling-mounted wig racks, Desktop wig racks, Travel wig racks, Salon wig racks, Professional wig racks, Mannequin wig racks, Head-shaped wig racks, Dummy wig racks, Wire wig racks, Plastic wig racks, Metal wig racks, Wooden wig racks, Acrylic wig racks, Chrome wig racks, Brass wig racks, Stainless steel wig racks, Aluminum wig racks, Wig rack clips, Wig rack hooks, Wig rack bands, Wig rack rings, Wig rack pegs, Wig rack mounts, Wig rack brackets, Wig rack arms, Wig rack bases, Wig rack units, Wig rack systems, Wig rack kits, Wig rack sets, Wig rack accessories, Adjustable wig holders, Fixed wig holders, Rotating wig holders, Non-rotating wig holders, Multi-purpose wig holders, Hairdressing wig holders, Cosmetology wig holders, Display wig holders, Storage wig holders, Organizing wig holders, Decorative wig holders, Functional wig holders</text:p>
          </table:table-cell>
        </table:table-row>
        <table:table-row table:style-name="ro1">
          <table:table-cell office:value-type="string" calcext:value-type="string">
            <text:p>Adhesives</text:p>
          </table:table-cell>
          <table:table-cell table:style-name="ce2" office:value-type="string" calcext:value-type="string">
            <text:p>Standard adhesives, Premium adhesives, Industrial adhesives, Craft adhesives, Home adhesives, Office adhesives, Heavy-duty adhesives, Lightweight adhesives, Multipurpose adhesives, Specialty adhesives, Permanent adhesives, Temporary adhesives, Removable adhesives, Waterproof adhesives, Heat-resistant adhesives, Cold-resistant adhesives, Flexible adhesives, Rigid adhesives, Clear adhesives, Colored adhesives, Fast-drying adhesives, Slow-drying adhesives, Quick-setting adhesives, Long-lasting adhesives, Gel adhesives, Liquid adhesives, Spray adhesives, Tape adhesives, Glue stick adhesives, Hot glue adhesives, Cold glue adhesives, Epoxy adhesives, Super glue adhesives, Cyanoacrylate adhesives, Polyurethane adhesives, Silicone adhesives, Acrylic adhesives, Rubber adhesives, Contact adhesives, Neoprene adhesives, VHB (Very High Bond) adhesives, Structural adhesives, Instant adhesives, High-strength adhesives, Low-strength adhesives, Thin adhesives, Thick adhesives, Bonding adhesives, Sealing adhesives, Caulking adhesives, Smoothing adhesives, Tacky adhesives, Non-tacky adhesives, Invisible adhesives, Visible adhesives, Peelable adhesives, Washable adhesives, Durable adhesives, Temporary adhesive tape, Permanent adhesive tape, Double-sided tape, Single-sided tape, Foam tape, Masking tape, Electrical tape, Duct tape, Gaffer tape, Washi tape, Packing tape, Clear tape, Colored tape, Printed tape, Reinforced tape, Mounting tape, Magnetic tape, Insulating tape, Medical tape, Sports tape, Fabric tape, Safety tape, Barrier tape, Grip tape, Electrical insulation tape, Adhesive dots, Adhesive squares, Adhesive strips, Adhesive rollers, Adhesive pads, Adhesive circles, Adhesive sheets, Adhesive film, Adhesive labels, Adhesive tags, Adhesive backing, Adhesive covers, Adhesive pockets, Adhesive inserts, Adhesive sheets, Adhesive patches, Adhesive bands, Adhesive strips, Adhesive rolls, Adhesive tubes, Adhesive containers, Adhesive applicators, Adhesive dispensers, Adhesive brushes, Adhesive spatulas, Adhesive guns, Adhesive nozzles, Adhesive syringes, Adhesive mixers, Adhesive removers, Adhesive cleaners, Adhesive solvents, Adhesive wipes, Adhesive sprays, Adhesive primers, Adhesive activators, Adhesive hardeners, Adhesive fillers, Adhesive putties, Adhesive gels, Adhesive pastes, Adhesive cements, Adhesive resins, Adhesive compounds, Adhesive solutions, Adhesive emulsions, Adhesive pastes, Adhesive mixtures, Adhesive adhesives, Adhesive bonding agents, Adhesive sealants, Adhesive compounds, Adhesive kits, Adhesive sets, Adhesive assortments, Adhesive collections, Adhesive bundles, Adhesive products, Adhesive solutions, Adhesive systems, Adhesive applications, Adhesive techniques, Adhesive methods, Adhesive uses, Adhesive functions, Adhesive properties, Adhesive benefits, Adhesive advantages, Adhesive features, Adhesive characteristics, Adhesive performance, Adhesive reliability, Adhesive quality, Adhesive consistency, Adhesive effectiveness, Adhesive strength, Adhesive durability, Adhesive adhesion, Adhesive flexibility, Adhesive resistance, Adhesive safety, Adhesive compatibility, Adhesive ease of use, Adhesive maintenance, Adhesive storage, Adhesive handling, Adhesive packaging, Adhesive labeling, Adhesive instructions, Adhesive guidelines, Adhesive standards, Adhesive regulations, Adhesive compliance, Adhesive testing, Adhesive certification, Adhesive approval, Adhesive endorsements, Adhesive reviews, Adhesive ratings, Adhesive feedback, Adhesive testimonials</text:p>
          </table:table-cell>
        </table:table-row>
        <table:table-row table:style-name="ro1">
          <table:table-cell office:value-type="string" calcext:value-type="string">
            <text:p>Toupee</text:p>
          </table:table-cell>
          <table:table-cell table:style-name="ce2" office:value-type="string" calcext:value-type="string">
            <text:p>Standard toupee, Premium toupee, Budget toupee, Luxury toupee, Adjustable toupee, Custom toupee, Ready-to-wear toupee, High-quality toupee, Lightweight toupee, Full coverage toupee, Partial coverage toupee, Natural-looking toupee, Synthetic toupee, Human hair toupee, Remy hair toupee, Curly toupee, Straight toupee, Wavy toupee, Blonde toupee, Brown toupee, Black toupee, Red toupee, Gray toupee, White toupee, Multi-colored toupee, Long toupee, Short toupee, Medium length toupee, Thick toupee, Thin toupee, Volume-enhancing toupee, Hair thickening toupee, Hair replacement toupee, Hair extension toupee, Hair restoration toupee, Hair augmentation toupee, Hair enhancement toupee, Full cap toupee, Front lace toupee, Mesh toupee, Silk toupee, Lace front toupee, Monofilament toupee, Polyurethane toupee, Toppers toupee, Crown toupee, Crown topper toupee, Side toupee, Parting toupee, Custom-fit toupee, Clip-in toupee, Tape-in toupee, Adhesive toupee, Bonded toupee, Glue-on toupee, Sewn-in toupee, Micro-link toupee, Fusion toupee, Heat-resistant toupee, Waterproof toupee, Breathable toupee, Soft toupee, Comfort toupee, Durable toupee, Everyday toupee, Fashion toupee, Casual toupee, Formal toupee, Professional toupee, Theater toupee, Film toupee, Stage toupee, Cosplay toupee, Celebrity-style toupee, Vintage toupee, Classic toupee, Modern toupee, Trendy toupee, Chic toupee, Elegant toupee, Sophisticated toupee, Youthful toupee, Mature toupee, Natural hair toupee, Synthetic fiber toupee, Blended hair toupee, Premium fiber toupee, Realistic toupee, Low-maintenance toupee, High-maintenance toupee, Washable toupee, Dry-clean toupee, Removable toupee, Permanent toupee, Semi-permanent toupee, Long-lasting toupee, Daily wear toupee, Special occasion toupee, Party toupee, Event toupee, Wedding toupee, Vacation toupee, Travel toupee, Sleep-in toupee, Sport-friendly toupee, Gym toupee, Active lifestyle toupee, Comfortable toupee, Lightweight toupee, Breathable toupee, Soft-touch toupee, Stylish toupee, Trendy toupee, Fashionable toupee, Personalized toupee, Customized toupee, Tailored toupee, Designer toupee, High-fashion toupee, Affordable toupee, Budget-friendly toupee, Mid-range toupee, Premium-grade toupee, Top-quality toupee, Hairpiece toupee, Replacement hair toupee, Hair enhancement piece, Hair integration toupee, Cosmetic toupee, Beauty toupee, Hair augmentation piece, Hair supplement toupee, Hair addition toupee, Hair topping toupee, Hair dressing toupee, Concealing toupee, Masking toupee, Hair filler toupee, Hair covering toupee, Wig-style toupee, Hair patch toupee, Clip-on toupee, Snap-on toupee, Magnetic toupee, Velcro toupee, Adhesive tape toupee, Double-sided tape toupee, Professional-grade toupee, Salon-quality toupee, Home-use toupee, Personal toupee, Everyday wear toupee, Fashion accessory toupee, Comfort-fit toupee, Easy-to-wear toupee</text:p>
          </table:table-cell>
        </table:table-row>
        <table:table-row table:style-name="ro1">
          <table:table-cell office:value-type="string" calcext:value-type="string">
            <text:p>Synthetic Ponytails</text:p>
          </table:table-cell>
          <table:table-cell table:style-name="ce2" office:value-type="string" calcext:value-type="string">
            <text:p>Standard synthetic ponytails, Premium synthetic ponytails, Budget synthetic ponytails, Luxury synthetic ponytails, Adjustable synthetic ponytails, Clip-in synthetic ponytails, Tie-on synthetic ponytails, Wrap-around synthetic ponytails, Pre-styled synthetic ponytails, Custom synthetic ponytails, Ready-to-wear synthetic ponytails, High-quality synthetic ponytails, Lightweight synthetic ponytails, Long synthetic ponytails, Short synthetic ponytails, Medium length synthetic ponytails, Curly synthetic ponytails, Wavy synthetic ponytails, Straight synthetic ponytails, Blonde synthetic ponytails, Brown synthetic ponytails, Black synthetic ponytails, Red synthetic ponytails, Gray synthetic ponytails, White synthetic ponytails, Multi-colored synthetic ponytails, Ombre synthetic ponytails, Highlighted synthetic ponytails, Balayage synthetic ponytails, Full-volume synthetic ponytails, Thin synthetic ponytails, Voluminous synthetic ponytails, Textured synthetic ponytails, Sleek synthetic ponytails, Smooth synthetic ponytails, Soft synthetic ponytails, Thick synthetic ponytails, Feathered synthetic ponytails, Straightened synthetic ponytails, Braided synthetic ponytails, Twisted synthetic ponytails, Fishtail synthetic ponytails, Loose synthetic ponytails, Messy synthetic ponytails, Polished synthetic ponytails, Casual synthetic ponytails, Formal synthetic ponytails, Everyday synthetic ponytails, Fashion synthetic ponytails, Glamorous synthetic ponytails, Trendy synthetic ponytails, Elegant synthetic ponytails, Chic synthetic ponytails, Stylish synthetic ponytails, Youthful synthetic ponytails, Mature synthetic ponytails, Natural-looking synthetic ponytails, Realistic synthetic ponytails, Synthetic hair ponytails, High-temperature fiber ponytails, Low-temperature fiber ponytails, Heat-resistant synthetic ponytails, Waterproof synthetic ponytails, Breathable synthetic ponytails, Comfortable synthetic ponytails, Easy-to-wear synthetic ponytails, Easy-care synthetic ponytails, Low-maintenance synthetic ponytails, High-maintenance synthetic ponytails, Washable synthetic ponytails, Dry-cleanable synthetic ponytails, Durable synthetic ponytails, Long-lasting synthetic ponytails, Fashionable synthetic ponytails, Seasonal synthetic ponytails, Event synthetic ponytails, Party synthetic ponytails, Wedding synthetic ponytails, Vacation synthetic ponytails, Travel synthetic ponytails, Sport synthetic ponytails, Gym synthetic ponytails, Active lifestyle synthetic ponytails, Comfortable-fit synthetic ponytails, Soft-touch synthetic ponytails, Flexible synthetic ponytails, Adjustable-length synthetic ponytails, Removable synthetic ponytails, Semi-permanent synthetic ponytails, Daily wear synthetic ponytails, Special occasion synthetic ponytails, Hairpiece synthetic ponytails, Hair extension synthetic ponytails, Hair accessory synthetic ponytails, Hair integration synthetic ponytails, Hair augmentation synthetic ponytails, Hair enhancement synthetic ponytails, Hair addition synthetic ponytails, Hair topper synthetic ponytails, Hair covering synthetic ponytails, Hair dressing synthetic ponytails, Concealing synthetic ponytails, Masking synthetic ponytails, Filler synthetic ponytails, Synthetic ponytail extensions, Synthetic ponytail clips, Synthetic ponytail ties, Synthetic ponytail wraps, Synthetic ponytail bands, Synthetic ponytail scrunchies, Synthetic ponytail holders, Synthetic ponytail clips, Synthetic ponytail combs, Synthetic ponytail brushes, Synthetic ponytail wands, Synthetic ponytail tools, Synthetic ponytail kits, Synthetic ponytail sets, Synthetic ponytail assortments, Synthetic ponytail collections, Synthetic ponytail bundles, Synthetic ponytail ranges, Synthetic ponytail products, Synthetic ponytail styles, Synthetic ponytail variations, Synthetic ponytail types, Synthetic ponytail colors, Synthetic ponytail shades, Synthetic ponytail lengths, Synthetic ponytail textures, Synthetic ponytail finishes, Synthetic ponytail patterns, Synthetic ponytail designs</text:p>
          </table:table-cell>
        </table:table-row>
        <table:table-row table:style-name="ro1">
          <table:table-cell office:value-type="string" calcext:value-type="string">
            <text:p>Synthetic Chignon</text:p>
          </table:table-cell>
          <table:table-cell table:style-name="ce2" office:value-type="string" calcext:value-type="string">
            <text:p>Standard synthetic chignon, Premium synthetic chignon, Budget synthetic chignon, Luxury synthetic chignon, Adjustable synthetic chignon, Clip-in synthetic chignon, Wrap-around synthetic chignon, Pre-styled synthetic chignon, Custom synthetic chignon, Ready-to-wear synthetic chignon, High-quality synthetic chignon, Lightweight synthetic chignon, Full synthetic chignon, Half synthetic chignon, Low synthetic chignon, High synthetic chignon, Curly synthetic chignon, Wavy synthetic chignon, Straight synthetic chignon, Blonde synthetic chignon, Brown synthetic chignon, Black synthetic chignon, Red synthetic chignon, Gray synthetic chignon, White synthetic chignon, Multi-colored synthetic chignon, Ombre synthetic chignon, Highlighted synthetic chignon, Balayage synthetic chignon, Full-volume synthetic chignon, Thin synthetic chignon, Voluminous synthetic chignon, Textured synthetic chignon, Sleek synthetic chignon, Smooth synthetic chignon, Soft synthetic chignon, Thick synthetic chignon, Feathered synthetic chignon, Straightened synthetic chignon, Braided synthetic chignon, Twisted synthetic chignon, Fishtail synthetic chignon, Loose synthetic chignon, Messy synthetic chignon, Polished synthetic chignon, Casual synthetic chignon, Formal synthetic chignon, Everyday synthetic chignon, Fashion synthetic chignon, Glamorous synthetic chignon, Trendy synthetic chignon, Elegant synthetic chignon, Chic synthetic chignon, Stylish synthetic chignon, Youthful synthetic chignon, Mature synthetic chignon, Natural-looking synthetic chignon, Realistic synthetic chignon, Synthetic hair chignon, High-temperature fiber chignon, Low-temperature fiber chignon, Heat-resistant synthetic chignon, Waterproof synthetic chignon, Breathable synthetic chignon, Comfortable synthetic chignon, Easy-to-wear synthetic chignon, Easy-care synthetic chignon, Low-maintenance synthetic chignon, High-maintenance synthetic chignon, Washable synthetic chignon, Dry-cleanable synthetic chignon, Durable synthetic chignon, Long-lasting synthetic chignon, Seasonal synthetic chignon, Event synthetic chignon, Party synthetic chignon, Wedding synthetic chignon, Vacation synthetic chignon, Travel synthetic chignon, Sport synthetic chignon, Gym synthetic chignon, Active lifestyle synthetic chignon, Comfortable-fit synthetic chignon, Soft-touch synthetic chignon, Flexible synthetic chignon, Adjustable-size synthetic chignon, Removable synthetic chignon, Semi-permanent synthetic chignon, Daily wear synthetic chignon, Special occasion synthetic chignon, Hairpiece synthetic chignon, Hair extension synthetic chignon, Hair accessory synthetic chignon, Hair integration synthetic chignon, Hair augmentation synthetic chignon, Hair enhancement synthetic chignon, Hair addition synthetic chignon, Hair topper synthetic chignon, Hair covering synthetic chignon, Hair dressing synthetic chignon, Concealing synthetic chignon, Masking synthetic chignon, Filler synthetic chignon, Synthetic chignon extensions, Synthetic chignon clips, Synthetic chignon ties, Synthetic chignon wraps, Synthetic chignon bands, Synthetic chignon scrunchies, Synthetic chignon holders, Synthetic chignon combs, Synthetic chignon brushes, Synthetic chignon wands, Synthetic chignon tools, Synthetic chignon kits, Synthetic chignon sets, Synthetic chignon assortments, Synthetic chignon collections, Synthetic chignon bundles, Synthetic chignon ranges, Synthetic chignon products, Synthetic chignon styles, Synthetic chignon variations, Synthetic chignon types, Synthetic chignon colors, Synthetic chignon shades, Synthetic chignon lengths, Synthetic chignon textures, Synthetic chignon finishes, Synthetic chignon patterns, Synthetic chignon designs</text:p>
          </table:table-cell>
        </table:table-row>
        <table:table-row table:style-name="ro1">
          <table:table-cell office:value-type="string" calcext:value-type="string">
            <text:p>Hair Toppers For Women</text:p>
          </table:table-cell>
          <table:table-cell table:style-name="ce2" office:value-type="string" calcext:value-type="string">
            <text:p>Standard hair toppers, Premium hair toppers, Budget hair toppers, Luxury hair toppers, Adjustable hair toppers, Clip-in hair toppers, Tape-in hair toppers, Glue-on hair toppers, Sewn-in hair toppers, Velcro hair toppers, Lightweight hair toppers, Full coverage hair toppers, Partial coverage hair toppers, Volume-enhancing hair toppers, Hair thickening toppers, High-quality hair toppers, Natural-looking hair toppers, Realistic hair toppers, Custom hair toppers, Ready-to-wear hair toppers, Pre-styled hair toppers, Human hair toppers, Synthetic hair toppers, Remy hair toppers, Curly hair toppers, Wavy hair toppers, Straight hair toppers, Blonde hair toppers, Brown hair toppers, Black hair toppers, Red hair toppers, Gray hair toppers, White hair toppers, Ombre hair toppers, Highlighted hair toppers, Balayage hair toppers, Multi-colored hair toppers, Long hair toppers, Short hair toppers, Medium-length hair toppers, Thick hair toppers, Thin hair toppers, Full-volume hair toppers, Feathered hair toppers, Textured hair toppers, Sleek hair toppers, Smooth hair toppers, Soft hair toppers, Braided hair toppers, Twisted hair toppers, Fishtail hair toppers, Loose hair toppers, Messy hair toppers, Polished hair toppers, Casual hair toppers, Formal hair toppers, Everyday hair toppers, Fashion hair toppers, Glamorous hair toppers, Trendy hair toppers, Elegant hair toppers, Chic hair toppers, Stylish hair toppers, Youthful hair toppers, Mature hair toppers, Natural hair toppers, Realistic hair toppers, High-temperature fiber toppers, Low-temperature fiber toppers, Heat-resistant hair toppers, Waterproof hair toppers, Breathable hair toppers, Comfortable hair toppers, Easy-to-wear hair toppers, Easy-care hair toppers, Low-maintenance hair toppers, High-maintenance hair toppers, Washable hair toppers, Dry-cleanable hair toppers, Durable hair toppers, Long-lasting hair toppers, Seasonal hair toppers, Event hair toppers, Party hair toppers, Wedding hair toppers, Vacation hair toppers, Travel hair toppers, Sport hair toppers, Gym hair toppers, Active lifestyle hair toppers, Comfortable-fit hair toppers, Soft-touch hair toppers, Flexible hair toppers, Adjustable-size hair toppers, Removable hair toppers, Semi-permanent hair toppers, Daily wear hair toppers, Special occasion hair toppers, Hairpiece toppers, Hair extension toppers, Hair accessory toppers, Hair integration toppers, Hair augmentation toppers, Hair enhancement toppers, Hair addition toppers, Hair topper clips, Hair topper ties, Hair topper wraps, Hair topper bands, Hair topper scrunchies, Hair topper holders, Hair topper combs, Hair topper brushes, Hair topper wands, Hair topper tools, Hair topper kits, Hair topper sets, Hair topper assortments, Hair topper collections, Hair topper bundles, Hair topper ranges, Hair topper products, Hair topper styles, Hair topper variations, Hair topper types, Hair topper colors, Hair topper shades, Hair topper lengths, Hair topper textures, Hair topper finishes, Hair topper patterns, Hair topper designs, Volumizing hair toppers, Thinning hair toppers, Toppers with bangs, Toppers without bangs, Clip-in volumizers, Tape-in volumizers, Glue-on volumizers, Sewn-in volumizers, Adjustable volumizers, Pre-styled volumizers</text:p>
          </table:table-cell>
        </table:table-row>
        <table:table-row table:style-name="ro1">
          <table:table-cell office:value-type="string" calcext:value-type="string">
            <text:p>Bangs</text:p>
          </table:table-cell>
          <table:table-cell table:style-name="ce2" office:value-type="string" calcext:value-type="string">
            <text:p>Standard bangs, Premium bangs, Budget bangs, Luxury bangs, Clip-in bangs, Tape-in bangs, Sewn-in bangs, Adhesive bangs, Velcro bangs, Synthetic bangs, Human hair bangs, Remy hair bangs, Curly bangs, Wavy bangs, Straight bangs, Long bangs, Short bangs, Medium-length bangs, Side bangs, Front bangs, Full bangs, Feathered bangs, Textured bangs, Blunt bangs, Curtain bangs, Wispy bangs, Choppy bangs, Baby bangs, Arched bangs, Soft bangs, Hard bangs, Layered bangs, Full coverage bangs, Partial coverage bangs, Natural-looking bangs, Realistic bangs, High-quality bangs, Lightweight bangs, Heavy-duty bangs, Comfortable bangs, Easy-to-wear bangs, Easy-care bangs, Low-maintenance bangs, High-maintenance bangs, Washable bangs, Dry-cleanable bangs, Durable bangs, Long-lasting bangs, Seasonal bangs, Event bangs, Party bangs, Wedding bangs, Vacation bangs, Travel bangs, Sport bangs, Gym bangs, Active lifestyle bangs, Chic bangs, Trendy bangs, Fashionable bangs, Glamorous bangs, Elegant bangs, Youthful bangs, Mature bangs, Ombre bangs, Highlighted bangs, Balayage bangs, Multi-colored bangs, Blonde bangs, Brown bangs, Black bangs, Red bangs, Gray bangs, White bangs, Synthetic fiber bangs, Heat-resistant bangs, Waterproof bangs, Breathable bangs, Soft-touch bangs, Flexible bangs, Adjustable bangs, Removable bangs, Semi-permanent bangs, Daily wear bangs, Special occasion bangs, Hairpiece bangs, Hair extension bangs, Hair accessory bangs, Hair integration bangs, Hair augmentation bangs, Hair enhancement bangs, Hair addition bangs, Hair topper bangs, Hair covering bangs, Concealing bangs, Masking bangs, Filler bangs, Bangs with clips, Bangs with ties, Bangs with wraps, Bangs with bands, Bangs with scrunchies, Bangs with holders, Bangs with combs, Bangs with brushes, Bangs with wands, Bangs with tools, Bangs kits, Bangs sets, Bangs assortments, Bangs collections, Bangs bundles, Bangs ranges, Bangs products, Bangs styles, Bangs variations, Bangs types, Bangs colors, Bangs shades, Bangs lengths, Bangs textures, Bangs finishes, Bangs patterns, Bangs designs, Clip-in fringe, Tape-in fringe, Sewn-in fringe, Adhesive fringe, Velcro fringe, Synthetic fringe, Human hair fringe, Remy hair fringe, Curly fringe, Wavy fringe, Straight fringe, Long fringe, Short fringe, Medium-length fringe, Side fringe, Front fringe, Full fringe, Feathered fringe, Textured fringe, Blunt fringe, Curtain fringe, Wispy fringe, Choppy fringe, Baby fringe, Arched fringe, Soft fringe, Hard fringe, Layered fringe, Full coverage fringe, Partial coverage fringe, Natural-looking fringe, Realistic fringe</text:p>
          </table:table-cell>
        </table:table-row>
        <table:table-row table:style-name="ro1">
          <table:table-cell office:value-type="string" calcext:value-type="string">
            <text:p>Human Hair Ponytails</text:p>
          </table:table-cell>
          <table:table-cell table:style-name="ce2" office:value-type="string" calcext:value-type="string">
            <text:p>Standard human hair ponytails, Premium human hair ponytails, Budget human hair ponytails, Luxury human hair ponytails, Clip-in human hair ponytails, Tape-in human hair ponytails, Sewn-in human hair ponytails, Glue-on human hair ponytails, Adjustable human hair ponytails, Wrap-around human hair ponytails, Pre-styled human hair ponytails, Custom human hair ponytails, Ready-to-wear human hair ponytails, High-quality human hair ponytails, Lightweight human hair ponytails, Full-length human hair ponytails, Short human hair ponytails, Medium-length human hair ponytails, Curly human hair ponytails, Wavy human hair ponytails, Straight human hair ponytails, Blonde human hair ponytails, Brown human hair ponytails, Black human hair ponytails, Red human hair ponytails, Gray human hair ponytails, White human hair ponytails, Ombre human hair ponytails, Highlighted human hair ponytails, Balayage human hair ponytails, Multi-colored human hair ponytails, Long human hair ponytails, Short human hair ponytails, Full-volume human hair ponytails, Thin human hair ponytails, Textured human hair ponytails, Sleek human hair ponytails, Smooth human hair ponytails, Soft human hair ponytails, Feathered human hair ponytails, Braided human hair ponytails, Twisted human hair ponytails, Fishtail human hair ponytails, Loose human hair ponytails, Messy human hair ponytails, Polished human hair ponytails, Casual human hair ponytails, Formal human hair ponytails, Everyday human hair ponytails, Fashion human hair ponytails, Glamorous human hair ponytails, Trendy human hair ponytails, Elegant human hair ponytails, Chic human hair ponytails, Stylish human hair ponytails, Youthful human hair ponytails, Mature human hair ponytails, Natural-looking human hair ponytails, Realistic human hair ponytails, High-temperature fiber ponytails, Heat-resistant human hair ponytails, Waterproof human hair ponytails, Breathable human hair ponytails, Comfortable human hair ponytails, Easy-to-wear human hair ponytails, Easy-care human hair ponytails, Low-maintenance human hair ponytails, High-maintenance human hair ponytails, Washable human hair ponytails, Dry-cleanable human hair ponytails, Durable human hair ponytails, Long-lasting human hair ponytails, Seasonal human hair ponytails, Event human hair ponytails, Party human hair ponytails, Wedding human hair ponytails, Vacation human hair ponytails, Travel human hair ponytails, Sport human hair ponytails, Gym human hair ponytails, Active lifestyle human hair ponytails, Comfortable-fit human hair ponytails, Soft-touch human hair ponytails, Flexible human hair ponytails, Adjustable-size human hair ponytails, Removable human hair ponytails, Semi-permanent human hair ponytails, Daily wear human hair ponytails, Special occasion human hair ponytails, Hairpiece human hair ponytails, Hair extension human hair ponytails, Hair accessory human hair ponytails, Hair integration human hair ponytails, Hair augmentation human hair ponytails, Hair enhancement human hair ponytails, Hair addition human hair ponytails, Hair topper human hair ponytails, Hair covering human hair ponytails, Concealing human hair ponytails, Masking human hair ponytails, Filler human hair ponytails, Human hair ponytail clips, Human hair ponytail ties, Human hair ponytail wraps, Human hair ponytail bands, Human hair ponytail scrunchies, Human hair ponytail holders, Human hair ponytail combs, Human hair ponytail brushes, Human hair ponytail wands, Human hair ponytail tools, Human hair ponytail kits, Human hair ponytail sets, Human hair ponytail assortments, Human hair ponytail collections, Human hair ponytail bundles, Human hair ponytail ranges, Human hair ponytail products, Human hair ponytail styles, Human hair ponytail variations, Human hair ponytail types, Human hair ponytail colors, Human hair ponytail shades, Human hair ponytail lengths, Human hair ponytail textures, Human hair ponytail finishes, Human hair ponytail patterns, Human hair ponytail designs</text:p>
          </table:table-cell>
        </table:table-row>
        <table:table-row table:style-name="ro1">
          <table:table-cell office:value-type="string" calcext:value-type="string">
            <text:p>Synthetic Hair Lace</text:p>
          </table:table-cell>
          <table:table-cell table:style-name="ce2" office:value-type="string" calcext:value-type="string">
            <text:p>Standard synthetic hair lace, Premium synthetic hair lace, Budget synthetic hair lace, Luxury synthetic hair lace, Lace front synthetic hair, Full lace synthetic hair, Lace closure synthetic hair, Lace wig synthetic hair, Lace topper synthetic hair, Clip-in lace synthetic hair, Tape-in lace synthetic hair, Glue-on lace synthetic hair, Sewn-in lace synthetic hair, Adjustable lace synthetic hair, Custom lace synthetic hair, Pre-styled lace synthetic hair, Ready-to-wear lace synthetic hair, High-quality lace synthetic hair, Lightweight lace synthetic hair, Full coverage lace synthetic hair, Partial coverage lace synthetic hair, Curly lace synthetic hair, Wavy lace synthetic hair, Straight lace synthetic hair, Blonde lace synthetic hair, Brown lace synthetic hair, Black lace synthetic hair, Red lace synthetic hair, Gray lace synthetic hair, White lace synthetic hair, Ombre lace synthetic hair, Highlighted lace synthetic hair, Balayage lace synthetic hair, Multi-colored lace synthetic hair, Long lace synthetic hair, Short lace synthetic hair, Medium-length lace synthetic hair, Thin lace synthetic hair, Voluminous lace synthetic hair, Textured lace synthetic hair, Sleek lace synthetic hair, Smooth lace synthetic hair, Soft lace synthetic hair, Feathered lace synthetic hair, Braided lace synthetic hair, Twisted lace synthetic hair, Fishtail lace synthetic hair, Loose lace synthetic hair, Messy lace synthetic hair, Polished lace synthetic hair, Casual lace synthetic hair, Formal lace synthetic hair, Everyday lace synthetic hair, Fashion lace synthetic hair, Glamorous lace synthetic hair, Trendy lace synthetic hair, Elegant lace synthetic hair, Chic lace synthetic hair, Stylish lace synthetic hair, Youthful lace synthetic hair, Mature lace synthetic hair, Natural-looking lace synthetic hair, Realistic lace synthetic hair, Synthetic fiber lace, Heat-resistant lace synthetic hair, Waterproof lace synthetic hair, Breathable lace synthetic hair, Comfortable lace synthetic hair, Easy-to-wear lace synthetic hair, Easy-care lace synthetic hair, Low-maintenance lace synthetic hair, High-maintenance lace synthetic hair, Washable lace synthetic hair, Dry-cleanable lace synthetic hair, Durable lace synthetic hair, Long-lasting lace synthetic hair, Seasonal lace synthetic hair, Event lace synthetic hair, Party lace synthetic hair, Wedding lace synthetic hair, Vacation lace synthetic hair, Travel lace synthetic hair, Sport lace synthetic hair, Gym lace synthetic hair, Active lifestyle lace synthetic hair, Comfortable-fit lace synthetic hair, Soft-touch lace synthetic hair, Flexible lace synthetic hair, Adjustable-size lace synthetic hair, Removable lace synthetic hair, Semi-permanent lace synthetic hair, Daily wear lace synthetic hair, Special occasion lace synthetic hair, Hairpiece lace synthetic hair, Hair extension lace synthetic hair, Hair accessory lace synthetic hair, Hair integration lace synthetic hair, Hair augmentation lace synthetic hair, Hair enhancement lace synthetic hair, Hair addition lace synthetic hair, Hair topper lace synthetic hair, Hair covering lace synthetic hair, Concealing lace synthetic hair, Masking lace synthetic hair, Filler lace synthetic hair, Lace synthetic hair clips, Lace synthetic hair ties, Lace synthetic hair wraps, Lace synthetic hair bands, Lace synthetic hair scrunchies, Lace synthetic hair holders, Lace synthetic hair combs, Lace synthetic hair brushes, Lace synthetic hair wands, Lace synthetic hair tools, Lace synthetic hair kits, Lace synthetic hair sets, Lace synthetic hair assortments, Lace synthetic hair collections, Lace synthetic hair bundles, Lace synthetic hair ranges, Lace synthetic hair products, Lace synthetic hair styles, Lace synthetic hair variations, Lace synthetic hair types, Lace synthetic hair colors, Lace synthetic hair shades, Lace synthetic hair lengths, Lace synthetic hair textures, Lace synthetic hair finishes, Lace synthetic hair patterns, Lace synthetic hair designs</text:p>
          </table:table-cell>
        </table:table-row>
        <table:table-row table:style-name="ro1">
          <table:table-cell office:value-type="string" calcext:value-type="string">
            <text:p>Human Hair T-Part</text:p>
          </table:table-cell>
          <table:table-cell table:style-name="ce2" office:value-type="string" calcext:value-type="string">
            <text:p>Standard human hair T-part, Premium human hair T-part, Budget human hair T-part, Luxury human hair T-part, Clip-in human hair T-part, Tape-in human hair T-part, Glue-on human hair T-part, Sewn-in human hair T-part, Adjustable human hair T-part, Custom human hair T-part, Pre-styled human hair T-part, Ready-to-wear human hair T-part, High-quality human hair T-part, Lightweight human hair T-part, Full coverage human hair T-part, Partial coverage human hair T-part, Curly human hair T-part, Wavy human hair T-part, Straight human hair T-part, Blonde human hair T-part, Brown human hair T-part, Black human hair T-part, Red human hair T-part, Gray human hair T-part, White human hair T-part, Ombre human hair T-part, Highlighted human hair T-part, Balayage human hair T-part, Multi-colored human hair T-part, Long human hair T-part, Short human hair T-part, Medium-length human hair T-part, Thin human hair T-part, Voluminous human hair T-part, Textured human hair T-part, Sleek human hair T-part, Smooth human hair T-part, Soft human hair T-part, Feathered human hair T-part, Braided human hair T-part, Twisted human hair T-part, Fishtail human hair T-part, Loose human hair T-part, Messy human hair T-part, Polished human hair T-part, Casual human hair T-part, Formal human hair T-part, Everyday human hair T-part, Fashion human hair T-part, Glamorous human hair T-part, Trendy human hair T-part, Elegant human hair T-part, Chic human hair T-part, Stylish human hair T-part, Youthful human hair T-part, Mature human hair T-part, Natural-looking human hair T-part, Realistic human hair T-part, High-temperature fiber T-part, Heat-resistant human hair T-part, Waterproof human hair T-part, Breathable human hair T-part, Comfortable human hair T-part, Easy-to-wear human hair T-part, Easy-care human hair T-part, Low-maintenance human hair T-part, High-maintenance human hair T-part, Washable human hair T-part, Dry-cleanable human hair T-part, Durable human hair T-part, Long-lasting human hair T-part, Seasonal human hair T-part, Event human hair T-part, Party human hair T-part, Wedding human hair T-part, Vacation human hair T-part, Travel human hair T-part, Sport human hair T-part, Gym human hair T-part, Active lifestyle human hair T-part, Comfortable-fit human hair T-part, Soft-touch human hair T-part, Flexible human hair T-part, Adjustable-size human hair T-part, Removable human hair T-part, Semi-permanent human hair T-part, Daily wear human hair T-part, Special occasion human hair T-part, Hairpiece human hair T-part, Hair extension human hair T-part, Hair accessory human hair T-part, Hair integration human hair T-part, Hair augmentation human hair T-part, Hair enhancement human hair T-part, Hair addition human hair T-part, Hair topper human hair T-part, Hair covering human hair T-part, Concealing human hair T-part, Masking human hair T-part, Filler human hair T-part, Human hair T-part clips, Human hair T-part ties, Human hair T-part wraps, Human hair T-part bands, Human hair T-part scrunchies, Human hair T-part holders, Human hair T-part combs, Human hair T-part brushes, Human hair T-part wands, Human hair T-part tools, Human hair T-part kits, Human hair T-part sets, Human hair T-part assortments, Human hair T-part collections, Human hair T-part bundles, Human hair T-part ranges, Human hair T-part products, Human hair T-part styles, Human hair T-part variations, Human hair T-part types, Human hair T-part colors, Human hair T-part shades, Human hair T-part lengths, Human hair T-part textures, Human hair T-part finishes, Human hair T-part patterns, Human hair T-part designs</text:p>
          </table:table-cell>
        </table:table-row>
        <table:table-row table:style-name="ro1">
          <table:table-cell office:value-type="string" calcext:value-type="string">
            <text:p>Human Hair Full Lace</text:p>
          </table:table-cell>
          <table:table-cell table:style-name="ce2" office:value-type="string" calcext:value-type="string">
            <text:p>Standard human hair full lace, Premium human hair full lace, Budget human hair full lace, Luxury human hair full lace, Lace front human hair full lace, Full lace human hair wig, Full lace human hair closure, Full lace human hair topper, Full lace human hair extension, Clip-in human hair full lace, Tape-in human hair full lace, Glue-on human hair full lace, Sewn-in human hair full lace, Adjustable human hair full lace, Custom human hair full lace, Pre-styled human hair full lace, Ready-to-wear human hair full lace, High-quality human hair full lace, Lightweight human hair full lace, Full coverage human hair full lace, Partial coverage human hair full lace, Curly human hair full lace, Wavy human hair full lace, Straight human hair full lace, Blonde human hair full lace, Brown human hair full lace, Black human hair full lace, Red human hair full lace, Gray human hair full lace, White human hair full lace, Ombre human hair full lace, Highlighted human hair full lace, Balayage human hair full lace, Multi-colored human hair full lace, Long human hair full lace, Short human hair full lace, Medium-length human hair full lace, Thin human hair full lace, Voluminous human hair full lace, Textured human hair full lace, Sleek human hair full lace, Smooth human hair full lace, Soft human hair full lace, Feathered human hair full lace, Braided human hair full lace, Twisted human hair full lace, Fishtail human hair full lace, Loose human hair full lace, Messy human hair full lace, Polished human hair full lace, Casual human hair full lace, Formal human hair full lace, Everyday human hair full lace, Fashion human hair full lace, Glamorous human hair full lace, Trendy human hair full lace, Elegant human hair full lace, Chic human hair full lace, Stylish human hair full lace, Youthful human hair full lace, Mature human hair full lace, Natural-looking human hair full lace, Realistic human hair full lace, High-temperature fiber full lace, Heat-resistant human hair full lace, Waterproof human hair full lace, Breathable human hair full lace, Comfortable human hair full lace, Easy-to-wear human hair full lace, Easy-care human hair full lace, Low-maintenance human hair full lace, High-maintenance human hair full lace, Washable human hair full lace, Dry-cleanable human hair full lace, Durable human hair full lace, Long-lasting human hair full lace, Seasonal human hair full lace, Event human hair full lace, Party human hair full lace, Wedding human hair full lace, Vacation human hair full lace, Travel human hair full lace, Sport human hair full lace, Gym human hair full lace, Active lifestyle human hair full lace, Comfortable-fit human hair full lace, Soft-touch human hair full lace, Flexible human hair full lace, Adjustable-size human hair full lace, Removable human hair full lace, Semi-permanent human hair full lace, Daily wear human hair full lace, Special occasion human hair full lace, Hairpiece human hair full lace, Hair extension human hair full lace, Hair accessory human hair full lace, Hair integration human hair full lace, Hair augmentation human hair full lace, Hair enhancement human hair full lace, Hair addition human hair full lace, Hair topper human hair full lace, Hair covering human hair full lace, Concealing human hair full lace, Masking human hair full lace, Filler human hair full lace, Human hair full lace clips, Human hair full lace ties, Human hair full lace wraps, Human hair full lace bands, Human hair full lace scrunchies, Human hair full lace holders, Human hair full lace combs, Human hair full lace brushes, Human hair full lace wands, Human hair full lace tools, Human hair full lace kits, Human hair full lace sets, Human hair full lace assortments, Human hair full lace collections, Human hair full lace bundles, Human hair full lace ranges, Human hair full lace products, Human hair full lace styles, Human hair full lace variations, Human hair full lace types, Human hair full lace colors, Human hair full lace shades, Human hair full lace lengths, Human hair full lace textures, Human hair full lace finishes, Human hair full lace patterns, Human hair full lace designs</text:p>
          </table:table-cell>
        </table:table-row>
        <table:table-row table:style-name="ro1">
          <table:table-cell office:value-type="string" calcext:value-type="string">
            <text:p>Silk Base Lace Wigs</text:p>
          </table:table-cell>
          <table:table-cell table:style-name="ce2" office:value-type="string" calcext:value-type="string">
            <text:p>Standard silk base lace wigs, Premium silk base lace wigs, Budget silk base lace wigs, Luxury silk base lace wigs, Clip-in silk base lace wigs, Tape-in silk base lace wigs, Glue-on silk base lace wigs, Sewn-in silk base lace wigs, Adjustable silk base lace wigs, Custom silk base lace wigs, Pre-styled silk base lace wigs, Ready-to-wear silk base lace wigs, High-quality silk base lace wigs, Lightweight silk base lace wigs, Full coverage silk base lace wigs, Partial coverage silk base lace wigs, Curly silk base lace wigs, Wavy silk base lace wigs, Straight silk base lace wigs, Blonde silk base lace wigs, Brown silk base lace wigs, Black silk base lace wigs, Red silk base lace wigs, Gray silk base lace wigs, White silk base lace wigs, Ombre silk base lace wigs, Highlighted silk base lace wigs, Balayage silk base lace wigs, Multi-colored silk base lace wigs, Long silk base lace wigs, Short silk base lace wigs, Medium-length silk base lace wigs, Thin silk base lace wigs, Voluminous silk base lace wigs, Textured silk base lace wigs, Sleek silk base lace wigs, Smooth silk base lace wigs, Soft silk base lace wigs, Feathered silk base lace wigs, Braided silk base lace wigs, Twisted silk base lace wigs, Fishtail silk base lace wigs, Loose silk base lace wigs, Messy silk base lace wigs, Polished silk base lace wigs, Casual silk base lace wigs, Formal silk base lace wigs, Everyday silk base lace wigs, Fashion silk base lace wigs, Glamorous silk base lace wigs, Trendy silk base lace wigs, Elegant silk base lace wigs, Chic silk base lace wigs, Stylish silk base lace wigs, Youthful silk base lace wigs, Mature silk base lace wigs, Natural-looking silk base lace wigs, Realistic silk base lace wigs, High-temperature fiber silk base lace wigs, Heat-resistant silk base lace wigs, Waterproof silk base lace wigs, Breathable silk base lace wigs, Comfortable silk base lace wigs, Easy-to-wear silk base lace wigs, Easy-care silk base lace wigs, Low-maintenance silk base lace wigs, High-maintenance silk base lace wigs, Washable silk base lace wigs, Dry-cleanable silk base lace wigs, Durable silk base lace wigs, Long-lasting silk base lace wigs, Seasonal silk base lace wigs, Event silk base lace wigs, Party silk base lace wigs, Wedding silk base lace wigs, Vacation silk base lace wigs, Travel silk base lace wigs, Sport silk base lace wigs, Gym silk base lace wigs, Active lifestyle silk base lace wigs, Comfortable-fit silk base lace wigs, Soft-touch silk base lace wigs, Flexible silk base lace wigs, Adjustable-size silk base lace wigs, Removable silk base lace wigs, Semi-permanent silk base lace wigs, Daily wear silk base lace wigs, Special occasion silk base lace wigs, Hairpiece silk base lace wigs, Hair extension silk base lace wigs, Hair accessory silk base lace wigs, Hair integration silk base lace wigs, Hair augmentation silk base lace wigs, Hair enhancement silk base lace wigs, Hair addition silk base lace wigs, Hair topper silk base lace wigs, Hair covering silk base lace wigs, Concealing silk base lace wigs, Masking silk base lace wigs, Filler silk base lace wigs, Silk base lace wig clips, Silk base lace wig ties, Silk base lace wig wraps, Silk base lace wig bands, Silk base lace wig scrunchies, Silk base lace wig holders, Silk base lace wig combs, Silk base lace wig brushes, Silk base lace wig wands, Silk base lace wig tools, Silk base lace wig kits, Silk base lace wig sets, Silk base lace wig assortments, Silk base lace wig collections, Silk base lace wig bundles, Silk base lace wig ranges, Silk base lace wig products, Silk base lace wig styles, Silk base lace wig variations, Silk base lace wig types, Silk base lace wig colors, Silk base lace wig shades, Silk base lace wig lengths, Silk base lace wig textures, Silk base lace wig finishes, Silk base lace wig patterns, Silk base lace wig designs</text:p>
          </table:table-cell>
        </table:table-row>
        <table:table-row table:style-name="ro1">
          <table:table-cell office:value-type="string" calcext:value-type="string">
            <text:p>High Density Lace Wigs</text:p>
          </table:table-cell>
          <table:table-cell table:style-name="ce2" office:value-type="string" calcext:value-type="string">
            <text:p>Standard high density lace wigs, Premium high density lace wigs, Budget high density lace wigs, Luxury high density lace wigs, Clip-in high density lace wigs, Tape-in high density lace wigs, Glue-on high density lace wigs, Sewn-in high density lace wigs, Adjustable high density lace wigs, Custom high density lace wigs, Pre-styled high density lace wigs, Ready-to-wear high density lace wigs, High-quality high density lace wigs, Lightweight high density lace wigs, Full coverage high density lace wigs, Partial coverage high density lace wigs, Curly high density lace wigs, Wavy high density lace wigs, Straight high density lace wigs, Blonde high density lace wigs, Brown high density lace wigs, Black high density lace wigs, Red high density lace wigs, Gray high density lace wigs, White high density lace wigs, Ombre high density lace wigs, Highlighted high density lace wigs, Balayage high density lace wigs, Multi-colored high density lace wigs, Long high density lace wigs, Short high density lace wigs, Medium-length high density lace wigs, Thin high density lace wigs, Voluminous high density lace wigs, Textured high density lace wigs, Sleek high density lace wigs, Smooth high density lace wigs, Soft high density lace wigs, Feathered high density lace wigs, Braided high density lace wigs, Twisted high density lace wigs, Fishtail high density lace wigs, Loose high density lace wigs, Messy high density lace wigs, Polished high density lace wigs, Casual high density lace wigs, Formal high density lace wigs, Everyday high density lace wigs, Fashion high density lace wigs, Glamorous high density lace wigs, Trendy high density lace wigs, Elegant high density lace wigs, Chic high density lace wigs, Stylish high density lace wigs, Youthful high density lace wigs, Mature high density lace wigs, Natural-looking high density lace wigs, Realistic high density lace wigs, High-temperature fiber high density lace wigs, Heat-resistant high density lace wigs, Waterproof high density lace wigs, Breathable high density lace wigs, Comfortable high density lace wigs, Easy-to-wear high density lace wigs, Easy-care high density lace wigs, Low-maintenance high density lace wigs, High-maintenance high density lace wigs, Washable high density lace wigs, Dry-cleanable high density lace wigs, Durable high density lace wigs, Long-lasting high density lace wigs, Seasonal high density lace wigs, Event high density lace wigs, Party high density lace wigs, Wedding high density lace wigs, Vacation high density lace wigs, Travel high density lace wigs, Sport high density lace wigs, Gym high density lace wigs, Active lifestyle high density lace wigs, Comfortable-fit high density lace wigs, Soft-touch high density lace wigs, Flexible high density lace wigs, Adjustable-size high density lace wigs, Removable high density lace wigs, Semi-permanent high density lace wigs, Daily wear high density lace wigs, Special occasion high density lace wigs, Hairpiece high density lace wigs, Hair extension high density lace wigs, Hair accessory high density lace wigs, Hair integration high density lace wigs, Hair augmentation high density lace wigs, Hair enhancement high density lace wigs, Hair addition high density lace wigs, Hair topper high density lace wigs, Hair covering high density lace wigs, Concealing high density lace wigs, Masking high density lace wigs, Filler high density lace wigs, High density lace wig clips, High density lace wig ties, High density lace wig wraps, High density lace wig bands, High density lace wig scrunchies, High density lace wig holders, High density lace wig combs, High density lace wig brushes, High density lace wig wands, High density lace wig tools, High density lace wig kits, High density lace wig sets, High density lace wig assortments, High density lace wig collections, High density lace wig bundles, High density lace wig ranges, High density lace wig products, High density lace wig styles, High density lace wig variations, High density lace wig types, High density lace wig colors, High density lace wig shades, High density lace wig lengths, High density lace wig textures, High density lace wig finishes, High density lace wig patterns, High density lace wig designs</text:p>
          </table:table-cell>
        </table:table-row>
        <table:table-row table:style-name="ro6">
          <table:table-cell office:value-type="string" calcext:value-type="string">
            <text:p>Human Hair 360 Lace</text:p>
          </table:table-cell>
          <table:table-cell table:style-name="ce3" office:value-type="string" calcext:value-type="string">
            <text:p>Standard human hair 360 lace, Premium human hair 360 lace, Budget human hair 360 lace, Luxury human hair 360 lace, Clip-in human hair 360 lace, Tape-in human hair 360 lace, Glue-on human hair 360 lace, Sewn-in human hair 360 lace, Adjustable human hair 360 lace, Custom human hair 360 lace, Pre-styled human hair 360 lace, Ready-to-wear human hair 360 lace, High-quality human hair 360 lace, Lightweight human hair 360 lace, Full coverage human hair 360 lace, Partial coverage human hair 360 lace, Curly human hair 360 lace, Wavy human hair 360 lace, Straight human hair 360 lace, Blonde human hair 360 lace, Brown human hair 360 lace, Black human hair 360 lace, Red human hair 360 lace, Gray human hair 360 lace, White human hair 360 lace, Ombre human hair 360 lace, Highlighted human hair 360 lace, Balayage human hair 360 lace, Multi-colored human hair 360 lace, Long human hair 360 lace, Short human hair 360 lace, Medium-length human hair 360 lace, Thin human hair 360 lace, Voluminous human hair 360 lace, Textured human hair 360 lace, Sleek human hair 360 lace, Smooth human hair 360 lace, Soft human hair 360 lace, Feathered human hair 360 lace, Braided human hair 360 lace, Twisted human hair 360 lace, Fishtail human hair 360 lace, Loose human hair 360 lace, Messy human hair 360 lace, Polished human hair 360 lace, Casual human hair 360 lace, Formal human hair 360 lace, Everyday human hair 360 lace, Fashion human hair 360 lace, Glamorous human hair 360 lace, Trendy human hair 360 lace, Elegant human hair 360 lace, Chic human hair 360 lace, Stylish human hair 360 lace, Youthful human hair 360 lace, Mature human hair 360 lace, Natural-looking human hair 360 lace, Realistic human hair 360 lace, High-temperature fiber human hair 360 lace, Heat-resistant human hair 360 lace, Waterproof human hair 360 lace, Breathable human hair 360 lace, Comfortable human hair 360 lace, Easy-to-wear human hair 360 lace, Easy-care human hair 360 lace, Low-maintenance human hair 360 lace, High-maintenance human hair 360 lace, Washable human hair 360 lace, Dry-cleanable human hair 360 lace, Durable human hair 360 lace, Long-lasting human hair 360 lace, Seasonal human hair 360 lace, Event human hair 360 lace, Party human hair 360 lace, Wedding human hair 360 lace, Vacation human hair 360 lace, Travel human hair 360 lace, Sport human hair 360 lace, Gym human hair 360 lace, Active lifestyle human hair 360 lace, Comfortable-fit human hair 360 lace, Soft-touch human hair 360 lace, Flexible human hair 360 lace, Adjustable-size human hair 360 lace, Removable human hair 360 lace, Semi-permanent human hair 360 lace, Daily wear human hair 360 lace, Special occasion human hair 360 lace, Hairpiece human hair 360 lace, Hair extension human hair 360 lace, Hair accessory human hair 360 lace, Hair integration human hair 360 lace, Hair augmentation human hair 360 lace, Hair enhancement human hair 360 lace, Hair addition human hair 360 lace, Hair topper human hair 360 lace, Hair covering human hair 360 lace, Concealing human hair 360 lace, Masking human hair 360 lace, Filler human hair 360 lace, Human hair 360 lace clips, Human hair 360 lace ties, Human hair 360 lace wraps, Human hair 360 lace bands, Human hair 360 lace scrunchies, Human hair 360 lace holders, Human hair 360 lace combs, Human hair 360 lace brushes, Human hair 360 lace wands, Human hair 360 lace tools, Human hair 360 lace kits, Human hair 360 lace sets, Human hair 360 lace assortments, Human hair 360 lace collections, Human hair 360 lace bundles, Human hair 360 lace ranges, Human hair 360 lace products, Human hair 360 lace styles, Human hair 360 lace variations, Human hair 360 lace types, Human hair 360 lace colors, Human hair 360 lace shades, Human hair 360 lace lengths, Human hair 360 lace textures, Human hair 360 lace finishes, Human hair 360 lace patterns, Human hair 360 lace designs.</text:p>
          </table:table-cell>
        </table:table-row>
        <table:table-row table:style-name="ro15">
          <table:table-cell office:value-type="string" calcext:value-type="string">
            <text:p>Leather Pants</text:p>
          </table:table-cell>
          <table:table-cell table:style-name="ce3" office:value-type="string" calcext:value-type="string">
            <text:p>Standard leather pants, Premium leather pants, Budget leather pants, Luxury leather pants, Classic leather pants, Modern leather pants, Slim-fit leather pants, Straight-leg leather pants, Wide-leg leather pants, High-waisted leather pants, Low-rise leather pants, Skinny leather pants, Bootcut leather pants, Cropped leather pants, Ankle-length leather pants, Full-length leather pants, Black leather pants, Brown leather pants, Tan leather pants, Burgundy leather pants, Gray leather pants, White leather pants, Green leather pants, Blue leather pants, Red leather pants, Olive leather pants, Tan leather pants, Metallic leather pants, Glossy leather pants, Matte leather pants, Faux leather pants, Real leather pants, Vegan leather pants, Textured leather pants, Smooth leather pants, Distressed leather pants, Embellished leather pants, Studded leather pants, Zippered leather pants, Laced leather pants, Patterned leather pants, Printed leather pants, Solid leather pants, Stretch leather pants, Non-stretch leather pants, Casual leather pants, Formal leather pants, Workwear leather pants, Sporty leather pants, Outdoor leather pants, Fashion leather pants, Trendy leather pants, Chic leather pants, Elegant leather pants, Retro leather pants, Vintage leather pants, Contemporary leather pants, Designer leather pants, Handmade leather pants, Tailored leather pants, Custom leather pants, Off-the-rack leather pants, Bespoke leather pants, Adjustable leather pants, Zip-front leather pants, Button-front leather pants, Snap-front leather pants, Belted leather pants, High-rise leather pants, Low-rise leather pants, Mid-rise leather pants, Leather joggers, Leather leggings, Leather trousers, Leather overalls, Leather culottes, Leather shorts, Leather capris, Leather chaps, Leather skirts, Leather jumpsuits, Leather rompers, Classic black leather pants, Sleek black leather pants, Bold red leather pants, Stylish brown leather pants, Rich burgundy leather pants, Elegant gray leather pants, Subtle white leather pants, Earthy green leather pants, Trendy blue leather pants, Chic tan leather pants, Fashionable olive leather pants, Designer metallic leather pants, Luxury gloss leather pants, Comfortable matte leather pants, Durable faux leather pants, Premium real leather pants, Eco-friendly vegan leather pants, Fashion-forward textured leather pants, Smooth luxury leather pants, Edgy distressed leather pants, Glamorous embellished leather pants, Rocker chic studded leather pants, Functional zippered leather pants, Unique laced leather pants, Statement patterned leather pants, Bold printed leather pants, Versatile solid leather pants, Flexible stretch leather pants, Structured non-stretch leather pants, Relaxed casual leather pants, Refined formal leather pants, Durable workwear leather pants, Sporty and stylish leather pants, Outdoor-ready leather pants, Trendsetting fashion leather pants, Cutting-edge trendy leather pants, Modern chic leather pants, Classic elegant leather pants, Vintage retro leather pants, Unique designer leather pants, Artisanal handmade leather pants, Precision tailored leather pants, Perfectly custom leather pants, Offbeat off-the-rack leather pants, Elite bespoke leather pants, Adjustable fit leather pants, Sleek zip-front leather pants, Classic button-front leather pants, Functional snap-front leather pants, Stylish belted leather pants, High-rise classic leather pants, Trendy low-rise leather pants, Comfortable mid-rise leather pants, Casual leather joggers, Fashionable leather leggings, Formal leather trousers, Rugged leather overalls, Elegant leather culottes, Trendy leather shorts, Comfortable leather capris, Durable leather chaps, Chic leather skirts, Stylish leather jumpsuits, Fashion-forward leather rompers.</text:p>
          </table:table-cell>
        </table:table-row>
        <table:table-row table:style-name="ro1">
          <table:table-cell office:value-type="string" calcext:value-type="string">
            <text:p>Pencil Pants</text:p>
          </table:table-cell>
          <table:table-cell table:style-name="ce2" office:value-type="string" calcext:value-type="string">
            <text:p>Standard pencil pants, Premium pencil pants, Budget pencil pants, Luxury pencil pants, Classic pencil pants, Modern pencil pants, Slim-fit pencil pants, High-waisted pencil pants, Low-rise pencil pants, Mid-rise pencil pants, Ankle-length pencil pants, Full-length pencil pants, Black pencil pants, Brown pencil pants, Gray pencil pants, Navy pencil pants, Beige pencil pants, White pencil pants, Green pencil pants, Blue pencil pants, Red pencil pants, Olive pencil pants, Tan pencil pants, Burgundy pencil pants, Metallic pencil pants, Patterned pencil pants, Printed pencil pants, Solid pencil pants, Textured pencil pants, Smooth pencil pants, Stretch pencil pants, Non-stretch pencil pants, Casual pencil pants, Formal pencil pants, Workwear pencil pants, Sporty pencil pants, Fashion pencil pants, Trendy pencil pants, Chic pencil pants, Elegant pencil pants, Retro pencil pants, Vintage pencil pants, Designer pencil pants, Handmade pencil pants, Tailored pencil pants, Custom pencil pants, Off-the-rack pencil pants, Bespoke pencil pants, Adjustable pencil pants, Zip-front pencil pants, Button-front pencil pants, Snap-front pencil pants, Belted pencil pants, Pleated pencil pants, Flat-front pencil pants, High-rise pencil pants, Low-rise pencil pants, Mid-rise pencil pants, Leather pencil pants, Faux leather pencil pants, Vegan leather pencil pants, Wool pencil pants, Cotton pencil pants, Linen pencil pants, Polyester pencil pants, Blended fabric pencil pants, Denim pencil pants, Corduroy pencil pants, Velvet pencil pants, Silk pencil pants, Satin pencil pants, Formal business pencil pants, Casual everyday pencil pants, Dressy pencil pants, Trendsetting pencil pants, Chic office pencil pants, Comfortable pencil pants, Versatile pencil pants, Seasonal pencil pants, Event pencil pants, Party pencil pants, Work pencil pants, Travel pencil pants, Sporty pencil pants, Active pencil pants, Relaxed pencil pants, Structured pencil pants, Flared pencil pants, Tapered pencil pants, Straight-leg pencil pants, Wide-leg pencil pants, Cropped pencil pants, High-waisted classic pencil pants, Low-rise trendy pencil pants, Mid-rise casual pencil pants, Elegant office pencil pants, Chic evening pencil pants, Tailored business pencil pants, Designer high-waisted pencil pants, Fashion-forward low-rise pencil pants, Comfortable mid-rise pencil pants, Stylish black pencil pants, Versatile beige pencil pants, Classic navy pencil pants, Trendy green pencil pants, Elegant gray pencil pants, Unique printed pencil pants, Modern textured pencil pants, Luxurious satin pencil pants, Edgy leather pencil pants, Chic corduroy pencil pants, Comfortable wool pencil pants, Durable denim pencil pants, Relaxed linen pencil pants, Sophisticated silk pencil pants, Fashionable velvet pencil pants, Trendy cotton pencil pants, Sleek polyester pencil pants, Statement pattern pencil pants, Bold color pencil pants, Stylish high-waisted pencil pants, Refined low-rise pencil pants, Chic mid-rise pencil pants, Custom-fit pencil pants, Adjustable waistband pencil pants, Functional zip-front pencil pants, Classic button-front pencil pants, Modern snap-front pencil pants, Elegant belted pencil pants, Professional dressy pencil pants, Casual relaxed pencil pants, Everyday wear pencil pants, Unique designer pencil pants, Comfortable tailored pencil pants</text:p>
          </table:table-cell>
        </table:table-row>
        <table:table-row table:style-name="ro1">
          <table:table-cell office:value-type="string" calcext:value-type="string">
            <text:p>Casual Pants</text:p>
          </table:table-cell>
          <table:table-cell table:style-name="ce2" office:value-type="string" calcext:value-type="string">
            <text:p>Standard casual pants, Premium casual pants, Budget casual pants, Luxury casual pants, Classic casual pants, Modern casual pants, Slim-fit casual pants, Relaxed-fit casual pants, Straight-leg casual pants, Wide-leg casual pants, High-waisted casual pants, Low-rise casual pants, Mid-rise casual pants, Ankle-length casual pants, Full-length casual pants, Black casual pants, Brown casual pants, Gray casual pants, Navy casual pants, Beige casual pants, White casual pants, Green casual pants, Blue casual pants, Red casual pants, Olive casual pants, Tan casual pants, Burgundy casual pants, Metallic casual pants, Patterned casual pants, Printed casual pants, Solid casual pants, Textured casual pants, Smooth casual pants, Stretch casual pants, Non-stretch casual pants, Cotton casual pants, Denim casual pants, Linen casual pants, Polyester casual pants, Blended fabric casual pants, Corduroy casual pants, Velvet casual pants, Wool casual pants, Fleece casual pants, Jogger casual pants, Chino casual pants, Cargo casual pants, Track casual pants, Lounge casual pants, Yoga casual pants, Sweatpants, Joggers, Capris, Cropped casual pants, Bermuda casual pants, Cargo shorts, Relaxed cargo pants, Elastic waistband casual pants, Drawstring casual pants, Button-front casual pants, Zip-front casual pants, Snap-front casual pants, Belted casual pants, Pleated casual pants, Flat-front casual pants, Tapered casual pants, Flared casual pants, Bootcut casual pants, Wide-leg casual pants, Classic black casual pants, Trendy gray casual pants, Comfortable beige casual pants, Fashionable navy casual pants, Stylish green casual pants, Chic blue casual pants, Elegant white casual pants, Unique patterned casual pants, Bold printed casual pants, Cozy fleece casual pants, Edgy denim casual pants, Sophisticated linen casual pants, Soft cotton casual pants, Durable polyester casual pants, Relaxed wool casual pants, Lightweight velvet casual pants, Sporty track casual pants, Chic jogger casual pants, Casual chino pants, Trendy cargo pants, Comfortable lounge pants, Everyday yoga pants, Functional sweatpants, Fashion-forward joggers, Relaxed fit capris, Stylish Bermuda shorts, Casual elastic waistband pants, Comfortable drawstring pants, Professional button-front casual pants, Modern zip-front casual pants, Classic snap-front casual pants, Elegant belted casual pants, Trendsetting pleated casual pants, Versatile flat-front casual pants, Flattering tapered casual pants, Fashionable flared casual pants, Chic bootcut casual pants, Practical wide-leg casual pants, Classic straight-leg casual pants, Comfortable relaxed-fit casual pants, Stylish slim-fit casual pants, Easy-care cotton casual pants, High-quality denim casual pants, Soft-touch linen casual pants, Warm wool casual pants, Trendy corduroy casual pants, Lightweight polyester casual pants, Cozy fleece casual pants, Edgy velvet casual pants, Fashionable jogger casual pants, Versatile chino casual pants, Modern cargo casual pants, Relaxed fit sweatpants, Casual wear capris, Comfortable Bermuda shorts, Everyday joggers, Stylish lounge pants, Trendy track pants, Unique drawstring casual pants, Elegant belted casual pants, Functional zip-front casual pants, Chic button-front casual pants, Professional snap-front casual pants, Comfortable pleated casual pants, Classic flat-front casual pants, Comfortable tapered casual pants, Relaxed wide-leg casual pants, Fashionable bootcut casual pants, Versatile slim-fit casual pants</text:p>
          </table:table-cell>
        </table:table-row>
        <table:table-row table:style-name="ro1">
          <table:table-cell office:value-type="string" calcext:value-type="string">
            <text:p>Straight Pants</text:p>
          </table:table-cell>
          <table:table-cell table:style-name="ce2" office:value-type="string" calcext:value-type="string">
            <text:p>Standard straight pants, Premium straight pants, Budget straight pants, Luxury straight pants, Classic straight pants, Modern straight pants, Slim-fit straight pants, Relaxed-fit straight pants, High-waisted straight pants, Low-rise straight pants, Mid-rise straight pants, Ankle-length straight pants, Full-length straight pants, Black straight pants, Brown straight pants, Gray straight pants, Navy straight pants, Beige straight pants, White straight pants, Green straight pants, Blue straight pants, Red straight pants, Olive straight pants, Tan straight pants, Burgundy straight pants, Metallic straight pants, Patterned straight pants, Printed straight pants, Solid straight pants, Textured straight pants, Smooth straight pants, Stretch straight pants, Non-stretch straight pants, Cotton straight pants, Denim straight pants, Linen straight pants, Polyester straight pants, Blended fabric straight pants, Corduroy straight pants, Velvet straight pants, Wool straight pants, Fleece straight pants, Jogger straight pants, Chino straight pants, Cargo straight pants, Track straight pants, Lounge straight pants, Yoga straight pants, Sweatpants, Joggers, Capris, Cropped straight pants, Bermuda straight pants, Relaxed straight pants, Elastic waistband straight pants, Drawstring straight pants, Button-front straight pants, Zip-front straight pants, Snap-front straight pants, Belted straight pants, Pleated straight pants, Flat-front straight pants, Tapered straight pants, Flared straight pants, Bootcut straight pants, Wide-leg straight pants, Classic black straight pants, Trendy gray straight pants, Comfortable beige straight pants, Fashionable navy straight pants, Stylish green straight pants, Chic blue straight pants, Elegant white straight pants, Unique patterned straight pants, Bold printed straight pants, Cozy fleece straight pants, Edgy denim straight pants, Sophisticated linen straight pants, Soft cotton straight pants, Durable polyester straight pants, Relaxed wool straight pants, Lightweight velvet straight pants, Sporty track straight pants, Chic jogger straight pants, Casual chino pants, Trendy cargo pants, Comfortable lounge pants, Everyday yoga pants, Functional sweatpants, Fashion-forward joggers, Relaxed fit capris, Stylish Bermuda shorts, Elastic waistband straight pants, Comfortable drawstring straight pants, Professional button-front straight pants, Modern zip-front straight pants, Classic snap-front straight pants, Elegant belted straight pants, Trendsetting pleated straight pants, Versatile flat-front straight pants, Flattering tapered straight pants, Fashionable flared straight pants, Chic bootcut straight pants, Practical wide-leg straight pants, Classic straight-leg pants, Comfortable relaxed-fit straight pants, Stylish slim-fit straight pants, Easy-care cotton straight pants, High-quality denim straight pants, Soft-touch linen straight pants, Warm wool straight pants, Trendy corduroy straight pants, Lightweight polyester straight pants, Cozy fleece straight pants, Edgy velvet straight pants, Fashionable jogger straight pants, Versatile chino straight pants, Modern cargo straight pants, Relaxed fit sweatpants, Casual wear capris, Comfortable Bermuda shorts, Everyday joggers, Stylish lounge pants, Trendy track pants, Unique drawstring straight pants, Elegant belted straight pants, Functional zip-front straight pants, Chic button-front straight pants, Professional snap-front straight pants, Comfortable pleated straight pants, Classic flat-front straight pants, Comfortable tapered straight pants, Relaxed wide-leg straight pants, Fashionable bootcut straight pants, Versatile slim-fit straight pants</text:p>
          </table:table-cell>
        </table:table-row>
        <table:table-row table:style-name="ro1">
          <table:table-cell office:value-type="string" calcext:value-type="string">
            <text:p>Baggy Pants</text:p>
          </table:table-cell>
          <table:table-cell table:style-name="ce2" office:value-type="string" calcext:value-type="string">
            <text:p>Standard baggy pants, Premium baggy pants, Budget baggy pants, Luxury baggy pants, Classic baggy pants, Modern baggy pants, Slim-fit baggy pants, Relaxed-fit baggy pants, High-waisted baggy pants, Low-rise baggy pants, Mid-rise baggy pants, Ankle-length baggy pants, Full-length baggy pants, Black baggy pants, Brown baggy pants, Gray baggy pants, Navy baggy pants, Beige baggy pants, White baggy pants, Green baggy pants, Blue baggy pants, Red baggy pants, Olive baggy pants, Tan baggy pants, Burgundy baggy pants, Metallic baggy pants, Patterned baggy pants, Printed baggy pants, Solid baggy pants, Textured baggy pants, Smooth baggy pants, Stretch baggy pants, Non-stretch baggy pants, Cotton baggy pants, Denim baggy pants, Linen baggy pants, Polyester baggy pants, Blended fabric baggy pants, Corduroy baggy pants, Velvet baggy pants, Wool baggy pants, Fleece baggy pants, Jogger baggy pants, Chino baggy pants, Cargo baggy pants, Track baggy pants, Lounge baggy pants, Yoga baggy pants, Sweatpants, Joggers, Capris, Cropped baggy pants, Bermuda baggy pants, Relaxed baggy pants, Elastic waistband baggy pants, Drawstring baggy pants, Button-front baggy pants, Zip-front baggy pants, Snap-front baggy pants, Belted baggy pants, Pleated baggy pants, Flat-front baggy pants, Tapered baggy pants, Flared baggy pants, Bootcut baggy pants, Wide-leg baggy pants, Classic black baggy pants, Trendy gray baggy pants, Comfortable beige baggy pants, Fashionable navy baggy pants, Stylish green baggy pants, Chic blue baggy pants, Elegant white baggy pants, Unique patterned baggy pants, Bold printed baggy pants, Cozy fleece baggy pants, Edgy denim baggy pants, Sophisticated linen baggy pants, Soft cotton baggy pants, Durable polyester baggy pants, Relaxed wool baggy pants, Lightweight velvet baggy pants, Sporty track baggy pants, Chic jogger baggy pants, Casual chino baggy pants, Trendy cargo baggy pants, Comfortable lounge baggy pants, Everyday yoga baggy pants, Functional sweatpants, Fashion-forward joggers, Relaxed fit capris, Stylish Bermuda shorts, Elastic waistband baggy pants, Comfortable drawstring baggy pants, Professional button-front baggy pants, Modern zip-front baggy pants, Classic snap-front baggy pants, Elegant belted baggy pants, Trendsetting pleated baggy pants, Versatile flat-front baggy pants, Flattering tapered baggy pants, Fashionable flared baggy pants, Chic bootcut baggy pants, Practical wide-leg baggy pants, Classic baggy-leg pants, Comfortable relaxed-fit baggy pants, Stylish slim-fit baggy pants, Easy-care cotton baggy pants, High-quality denim baggy pants, Soft-touch linen baggy pants, Warm wool baggy pants, Trendy corduroy baggy pants, Lightweight polyester baggy pants, Cozy fleece baggy pants, Edgy velvet baggy pants, Fashionable jogger baggy pants, Versatile chino baggy pants, Modern cargo baggy pants, Relaxed fit sweatpants, Casual wear capris, Comfortable Bermuda shorts, Everyday joggers, Stylish lounge pants, Trendy track pants, Unique drawstring baggy pants, Elegant belted baggy pants, Functional zip-front baggy pants, Chic button-front baggy pants, Professional snap-front baggy pants, Comfortable pleated baggy pants, Classic flat-front baggy pants, Comfortable tapered baggy pants, Relaxed wide-leg baggy pants, Fashionable bootcut baggy pants, Versatile slim-fit baggy pants</text:p>
          </table:table-cell>
        </table:table-row>
        <table:table-row table:style-name="ro10">
          <table:table-cell office:value-type="string" calcext:value-type="string">
            <text:p>Sweatpants</text:p>
            <text:p>              </text:p>
          </table:table-cell>
          <table:table-cell table:style-name="ce2" office:value-type="string" calcext:value-type="string">
            <text:p>Standard sweatpants, Premium sweatpants, Budget sweatpants, Luxury sweatpants, Classic sweatpants, Modern sweatpants, Slim-fit sweatpants, Relaxed-fit sweatpants, High-waisted sweatpants, Low-rise sweatpants, Mid-rise sweatpants, Ankle-length sweatpants, Full-length sweatpants, Black sweatpants, Gray sweatpants, Navy sweatpants, Charcoal sweatpants, Beige sweatpants, White sweatpants, Green sweatpants, Blue sweatpants, Red sweatpants, Olive sweatpants, Tan sweatpants, Burgundy sweatpants, Metallic sweatpants, Patterned sweatpants, Printed sweatpants, Solid sweatpants, Textured sweatpants, Smooth sweatpants, Stretch sweatpants, Non-stretch sweatpants, Cotton sweatpants, Fleece sweatpants, French terry sweatpants, Wool sweatpants, Blended fabric sweatpants, Polyester sweatpants, Spandex sweatpants, Microfiber sweatpants, Velvet sweatpants, Terrycloth sweatpants, Jogger sweatpants, Cargo sweatpants, Track sweatpants, Lounge sweatpants, Yoga sweatpants, Running sweatpants, Athletic sweatpants, Casual sweatpants, Comfy sweatpants, Lounge-worthy sweatpants, Sporty sweatpants, Performance sweatpants, Eco-friendly sweatpants, Organic cotton sweatpants, Warm sweatpants, Lightweight sweatpants, Heavyweight sweatpants, Breathable sweatpants, Moisture-wicking sweatpants, Quick-dry sweatpants, Soft-touch sweatpants, High-quality sweatpants, Budget-friendly sweatpants, Everyday sweatpants, Fashionable sweatpants, Trendy sweatpants, Chic sweatpants, Elegant sweatpants, Cozy sweatpants, Designer sweatpants, Premium jogger sweatpants, Tailored sweatpants, Custom sweatpants, Off-the-rack sweatpants, Bespoke sweatpants, Adjustable waistband sweatpants, Drawstring sweatpants, Elastic waistband sweatpants, Button-front sweatpants, Zip-front sweatpants, Snap-front sweatpants, Belted sweatpants, Pleated sweatpants, Flat-front sweatpants, Tapered sweatpants, Flared sweatpants, Bootcut sweatpants, Wide-leg sweatpants, Classic black sweatpants, Trendy gray sweatpants, Comfortable beige sweatpants, Fashionable navy sweatpants, Stylish green sweatpants, Chic blue sweatpants, Elegant white sweatpants, Unique patterned sweatpants, Bold printed sweatpants, Cozy fleece-lined sweatpants, Edgy denim sweatpants, Sophisticated velvet sweatpants, Relaxed cotton sweatpants, Durable polyester sweatpants, Soft-touch French terry sweatpants, Comfortable wool sweatpants, Lightweight microfiber sweatpants, Sporty track sweatpants, Chic jogger sweatpants, Casual cargo sweatpants, Trendy lounge sweatpants, Everyday yoga sweatpants, Functional athletic sweatpants, Comfortable running sweatpants, Cozy lounge-worthy sweatpants, Premium organic cotton sweatpants, Eco-friendly fleece sweatpants, Designer performance sweatpants, Relaxed-fit tapered sweatpants, Slim-fit jogger sweatpants, High-waisted French terry sweatpants, Low-rise cotton sweatpants, Mid-rise polyester sweatpants, Trendsetting printed sweatpants, Unique solid sweatpants, Elegant velvet sweatpants, Functional moisture-wicking sweatpants, Soft-touch plush sweatpants, Lightweight breathable sweatpants, Heavyweight insulated sweatpants, Stylish zip-front sweatpants, Trendy drawstring sweatpants, Cozy button-front sweatpants, Chic snap-front sweatpants, Fashionable belted sweatpants, Comfortable pleated sweatpants, Classic flat-front sweatpants, Modern tapered sweatpants, Relaxed wide-leg sweatpants, Versatile bootcut sweatpants, Tailored slim-fit sweatpants, Classic relaxed-fit sweatpants, Fashion-forward jogger sweatpants, Premium soft-touch sweatpants</text:p>
          </table:table-cell>
        </table:table-row>
        <table:table-row table:style-name="ro1">
          <table:table-cell office:value-type="string" calcext:value-type="string">
            <text:p>Aviator Jacket</text:p>
          </table:table-cell>
          <table:table-cell table:style-name="ce2" office:value-type="string" calcext:value-type="string">
            <text:p>Standard aviator jacket, Premium aviator jacket, Budget aviator jacket, Luxury aviator jacket, Classic aviator jacket, Modern aviator jacket, Slim-fit aviator jacket, Relaxed-fit aviator jacket, High-waisted aviator jacket, Low-rise aviator jacket, Mid-rise aviator jacket, Ankle-length aviator jacket, Full-length aviator jacket, Black aviator jacket, Brown aviator jacket, Gray aviator jacket, Navy aviator jacket, Charcoal aviator jacket, Beige aviator jacket, White aviator jacket, Green aviator jacket, Blue aviator jacket, Red aviator jacket, Olive aviator jacket, Tan aviator jacket, Burgundy aviator jacket, Metallic aviator jacket, Patterned aviator jacket, Printed aviator jacket, Solid aviator jacket, Textured aviator jacket, Smooth aviator jacket, Stretch aviator jacket, Non-stretch aviator jacket, Leather aviator jacket, Faux leather aviator jacket, Suede aviator jacket, Wool aviator jacket, Nylon aviator jacket, Polyester aviator jacket, Blended fabric aviator jacket, Cotton aviator jacket, Fleece aviator jacket, Denim aviator jacket, Quilted aviator jacket, Bomber aviator jacket, Flight aviator jacket, Military aviator jacket, Vintage aviator jacket, Retro aviator jacket, Designer aviator jacket, Handmade aviator jacket, Tailored aviator jacket, Custom aviator jacket, Off-the-rack aviator jacket, Bespoke aviator jacket, Adjustable aviator jacket, Zip-front aviator jacket, Button-front aviator jacket, Snap-front aviator jacket, Belted aviator jacket, Epaulet aviator jacket, Fur-lined aviator jacket, Shearling aviator jacket, Bomber-style aviator jacket, Classic aviator bomber jacket, Modern aviator bomber jacket, Stylish aviator bomber jacket, Fashionable aviator bomber jacket, Casual aviator bomber jacket, Trendy aviator bomber jacket, Elegant aviator bomber jacket, Cozy aviator bomber jacket, Premium aviator bomber jacket, Functional aviator bomber jacket, Practical aviator bomber jacket, Comfortable aviator bomber jacket, High-quality aviator bomber jacket, Fashion-forward aviator bomber jacket, Relaxed-fit aviator bomber jacket, Slim-fit aviator bomber jacket, Lightweight aviator bomber jacket, Heavyweight aviator bomber jacket, Breathable aviator bomber jacket, Moisture-wicking aviator bomber jacket, Quick-dry aviator bomber jacket, Soft-touch aviator bomber jacket, Designer aviator bomber jacket, Elegant leather aviator jacket, Chic faux leather aviator jacket, Classic suede aviator jacket, Cozy wool aviator jacket, Functional nylon aviator jacket, Durable polyester aviator jacket, Warm fleece aviator jacket, Edgy denim aviator jacket, Trendsetting quilted aviator jacket, Unique bomber aviator jacket, Classic flight aviator jacket, Vintage military aviator jacket, Retro flight aviator jacket, Custom-fit aviator jacket, Stylish zip-front aviator jacket, Trendy button-front aviator jacket, Fashionable snap-front aviator jacket, Elegant belted aviator jacket, Practical epaulet aviator jacket, Premium shearling aviator jacket, Cozy fur-lined aviator jacket, Functional bomber aviator jacket, Relaxed-fit leather aviator jacket, Designer suede aviator jacket, Classic wool aviator jacket, High-quality nylon aviator jacket, Soft-touch polyester aviator jacket, Trendy fleece aviator jacket, Fashion-forward denim aviator jacket, Comfortable quilted aviator jacket, Practical flight aviator jacket, Vintage bomber aviator jacket, Retro bomber aviator jacket, Unique military aviator jacket, Classic custom-fit aviator jacket, Stylish designer aviator jacket</text:p>
          </table:table-cell>
        </table:table-row>
        <table:table-row table:style-name="ro10">
          <table:table-cell office:value-type="string" calcext:value-type="string">
            <text:p>Leather Coat</text:p>
            <text:p>              </text:p>
          </table:table-cell>
          <table:table-cell table:style-name="ce2" office:value-type="string" calcext:value-type="string">
            <text:p>Standard leather coat, Premium leather coat, Budget leather coat, Luxury leather coat, Classic leather coat, Modern leather coat, Slim-fit leather coat, Relaxed-fit leather coat, High-waisted leather coat, Low-rise leather coat, Mid-rise leather coat, Ankle-length leather coat, Full-length leather coat, Black leather coat, Brown leather coat, Gray leather coat, Navy leather coat, Charcoal leather coat, Beige leather coat, White leather coat, Green leather coat, Blue leather coat, Red leather coat, Olive leather coat, Tan leather coat, Burgundy leather coat, Metallic leather coat, Patterned leather coat, Printed leather coat, Solid leather coat, Textured leather coat, Smooth leather coat, Stretch leather coat, Non-stretch leather coat, Genuine leather coat, Faux leather coat, Suede leather coat, Shearling leather coat, Wool-lined leather coat, Silk-lined leather coat, Cotton-lined leather coat, Blended fabric leather coat, Polyester-lined leather coat, Quilted leather coat, Bomber leather coat, Trench leather coat, Peacoat leather coat, Military leather coat, Vintage leather coat, Retro leather coat, Designer leather coat, Handmade leather coat, Tailored leather coat, Custom leather coat, Off-the-rack leather coat, Bespoke leather coat, Adjustable leather coat, Zip-front leather coat, Button-front leather coat, Snap-front leather coat, Belted leather coat, Epaulet leather coat, Double-breasted leather coat, Single-breasted leather coat, Fur-lined leather coat, Faux fur leather coat, Classic bomber leather coat, Modern trench leather coat, Stylish peacoat leather coat, Fashionable military leather coat, Cozy shearling leather coat, Elegant wool-lined leather coat, Chic silk-lined leather coat, Casual cotton-lined leather coat, Trendy quilted leather coat, Practical bomber leather coat, Functional peacoat leather coat, Comfortable military leather coat, High-quality vintage leather coat, Classic retro leather coat, Trendsetting designer leather coat, Unique handmade leather coat, Premium tailored leather coat, Relaxed-fit custom leather coat, Fashion-forward zip-front leather coat, Stylish button-front leather coat, Trendy snap-front leather coat, Elegant belted leather coat, Practical epaulet leather coat, Cozy faux fur leather coat, High-quality shearling leather coat, Classic wool-lined leather coat, Chic silk-lined leather coat, Comfortable cotton-lined leather coat, Designer quilted leather coat, Vintage bomber leather coat, Retro trench leather coat, Unique military leather coat, Stylish double-breasted leather coat, Practical single-breasted leather coat, Classic adjustable leather coat, Trendy zip-front leather coat, Elegant button-front leather coat, Comfortable snap-front leather coat, Premium belted leather coat, Chic epaulet leather coat, Cozy faux fur-lined leather coat, Functional shearling leather coat, High-quality wool-lined leather coat, Designer silk-lined leather coat, Classic cotton-lined leather coat, Trendsetting quilted leather coat, Fashionable bomber leather coat, Relaxed-fit trench leather coat, Vintage peacoat leather coat, Retro military leather coat, Unique handmade leather coat, Stylish tailored leather coat, Elegant custom leather coat, Practical off-the-rack leather coat</text:p>
          </table:table-cell>
        </table:table-row>
        <table:table-row table:style-name="ro1">
          <table:table-cell office:value-type="string" calcext:value-type="string">
            <text:p>Baseball Uniform</text:p>
          </table:table-cell>
          <table:table-cell table:style-name="ce2" office:value-type="string" calcext:value-type="string">
            <text:p>Standard baseball uniform, Premium baseball uniform, Budget baseball uniform, Luxury baseball uniform, Classic baseball uniform, Modern baseball uniform, Slim-fit baseball uniform, Relaxed-fit baseball uniform, High-waisted baseball uniform, Low-rise baseball uniform, Mid-rise baseball uniform, Short-sleeve baseball uniform, Long-sleeve baseball uniform, Black baseball uniform, White baseball uniform, Gray baseball uniform, Navy baseball uniform, Red baseball uniform, Green baseball uniform, Blue baseball uniform, Orange baseball uniform, Yellow baseball uniform, Burgundy baseball uniform, Charcoal baseball uniform, Patterned baseball uniform, Printed baseball uniform, Solid baseball uniform, Textured baseball uniform, Smooth baseball uniform, Stretch baseball uniform, Non-stretch baseball uniform, Cotton baseball uniform, Polyester baseball uniform, Blended fabric baseball uniform, Nylon baseball uniform, Mesh baseball uniform, Fleece baseball uniform, Breathable baseball uniform, Moisture-wicking baseball uniform, Quick-dry baseball uniform, Lightweight baseball uniform, Heavyweight baseball uniform, Soft-touch baseball uniform, Designer baseball uniform, Custom baseball uniform, Off-the-rack baseball uniform, Tailored baseball uniform, Adjustable baseball uniform, Zip-front baseball uniform, Button-front baseball uniform, Snap-front baseball uniform, Belted baseball uniform, Elastic waistband baseball uniform, Drawstring baseball uniform, Team baseball uniform, Practice baseball uniform, Game-day baseball uniform, Warm-up baseball uniform, Performance baseball uniform, Training baseball uniform, Youth baseball uniform, Adult baseball uniform, Men's baseball uniform, Women's baseball uniform, Boys' baseball uniform, Girls' baseball uniform, Vintage baseball uniform, Retro baseball uniform, Stylish baseball uniform, Trendy baseball uniform, Comfortable baseball uniform, Functional baseball uniform, High-quality baseball uniform, Casual baseball uniform, Professional baseball uniform, Classic jersey baseball uniform, Modern jersey baseball uniform, Custom jersey baseball uniform, Premium jersey baseball uniform, Athletic baseball uniform, Sporty baseball uniform, Classic team baseball uniform, Trendsetting practice baseball uniform, Designer game-day baseball uniform, Comfortable warm-up baseball uniform, Functional training baseball uniform, High-performance baseball uniform, Stylish performance baseball uniform, Classic retro baseball uniform, Vintage team baseball uniform, Designer men's baseball uniform, Tailored women's baseball uniform, Off-the-rack boys' baseball uniform, Custom girls' baseball uniform, Comfortable adult baseball uniform, Premium youth baseball uniform, Trendy warm-up baseball uniform, Functional practice baseball uniform, Stylish game-day baseball uniform, High-quality training baseball uniform, Vintage jersey baseball uniform, Modern sport baseball uniform, Casual mesh baseball uniform, Designer fitted baseball uniform, Classic cotton baseball uniform, Soft-touch polyester baseball uniform, Athletic blend baseball uniform, Lightweight nylon baseball uniform, Comfortable fleece baseball uniform, Trendsetting quick-dry baseball uniform, Functional moisture-wicking baseball uniform, Stylish breathable baseball uniform, Designer performance baseball uniform, Classic adjustable baseball uniform, Premium snap-front baseball uniform, Trendy zip-front baseball uniform, Comfortable button-front baseball uniform, Vintage elastic waistband baseball uniform, Modern drawstring baseball uniform, Custom belted baseball uniform</text:p>
          </table:table-cell>
        </table:table-row>
        <table:table-row table:style-name="ro1">
          <table:table-cell office:value-type="string" calcext:value-type="string">
            <text:p>Vest</text:p>
          </table:table-cell>
          <table:table-cell table:style-name="ce2" office:value-type="string" calcext:value-type="string">
            <text:p>Standard vest, Premium vest, Budget vest, Luxury vest, Classic vest, Modern vest, Slim-fit vest, Relaxed-fit vest, High-waisted vest, Low-rise vest, Mid-rise vest, Sleeveless vest, Long-sleeve vest, Black vest, Brown vest, Gray vest, Navy vest, Beige vest, White vest, Green vest, Blue vest, Red vest, Olive vest, Tan vest, Burgundy vest, Metallic vest, Patterned vest, Printed vest, Solid vest, Textured vest, Smooth vest, Stretch vest, Non-stretch vest, Cotton vest, Wool vest, Leather vest, Faux leather vest, Suede vest, Denim vest, Polyester vest, Blended fabric vest, Nylon vest, Fleece vest, Quilted vest, Puffer vest, Down vest, Sport vest, Dress vest, Casual vest, Work vest, Outdoor vest, Tactical vest, Utility vest, Designer vest, Custom vest, Off-the-rack vest, Tailored vest, Adjustable vest, Zip-front vest, Button-front vest, Snap-front vest, Belted vest, Epaulet vest, Fur-lined vest, Faux fur vest, Classic wool vest, Modern fleece vest, Stylish puffer vest, Fashionable down vest, Cozy quilted vest, Elegant dress vest, Trendy casual vest, Functional work vest, Comfortable utility vest, High-quality outdoor vest, Classic tactical vest, Vintage leather vest, Retro denim vest, Designer down vest, Tailored wool vest, Custom fleece vest, Stylish patterned vest, Trendy printed vest, Elegant belted vest, Practical snap-front vest, Comfortable zip-front vest, Premium button-front vest, Cozy faux fur vest, Functional epaulet vest, High-performance tactical vest, Trendsetting utility vest, Classic work vest, Designer sport vest, Trendy outdoor vest, Modern casual vest, Comfortable tailored vest, Vintage puffer vest, Retro quilted vest, Classic down vest, Designer wool vest, Stylish leather vest, Premium suede vest, Trendy faux leather vest, Elegant denim vest, High-quality cotton vest, Comfortable polyester vest, Chic nylon vest, Cozy fleece-lined vest, Designer printed vest, Classic patterned vest, Fashionable tailored vest, Comfortable high-waisted vest, Premium slim-fit vest, Trendy relaxed-fit vest, Practical outdoor utility vest, Stylish zip-front design vest, Vintage button-front vest, Classic snap-front vest, Designer belted vest, Elegant faux fur-lined vest, Functional puffer vest, Trendsetting down vest, High-quality fleece vest, Comfortable work vest, Modern sport vest, Classic wool-lined vest, Stylish suede vest, Premium leather vest, Trendy denim vest, Designer puffer vest, Relaxed-fit utility vest, Classic high-performance vest, Elegant printed vest, Practical tactical design vest</text:p>
          </table:table-cell>
        </table:table-row>
        <table:table-row table:style-name="ro10">
          <table:table-cell office:value-type="string" calcext:value-type="string">
            <text:p>Denim Jacket</text:p>
            <text:p>              </text:p>
          </table:table-cell>
          <table:table-cell table:style-name="ce2" office:value-type="string" calcext:value-type="string">
            <text:p>Standard denim jacket, Premium denim jacket, Budget denim jacket, Luxury denim jacket, Classic denim jacket, Modern denim jacket, Slim-fit denim jacket, Relaxed-fit denim jacket, High-waisted denim jacket, Low-rise denim jacket, Mid-rise denim jacket, Short-sleeve denim jacket, Long-sleeve denim jacket, Black denim jacket, Blue denim jacket, Light blue denim jacket, Dark blue denim jacket, Gray denim jacket, White denim jacket, Navy denim jacket, Green denim jacket, Red denim jacket, Beige denim jacket, Brown denim jacket, Olive denim jacket, Charcoal denim jacket, Patterned denim jacket, Printed denim jacket, Solid denim jacket, Textured denim jacket, Smooth denim jacket, Stretch denim jacket, Non-stretch denim jacket, Cotton denim jacket, Blended fabric denim jacket, Polyester denim jacket, Spandex denim jacket, Faux leather denim jacket, Suede denim jacket, Quilted denim jacket, Distressed denim jacket, Vintage denim jacket, Retro denim jacket, Designer denim jacket, Custom denim jacket, Off-the-rack denim jacket, Tailored denim jacket, Adjustable denim jacket, Zip-front denim jacket, Button-front denim jacket, Snap-front denim jacket, Belted denim jacket, Epaulet denim jacket, Fur-lined denim jacket, Faux fur-lined denim jacket, Classic trucker denim jacket, Modern cropped denim jacket, Stylish oversized denim jacket, Fashionable vintage denim jacket, Cozy lined denim jacket, Trendy ripped denim jacket, Elegant distressed denim jacket, Comfortable relaxed-fit denim jacket, High-quality tailored denim jacket, Trendsetting designer denim jacket, Functional utility denim jacket, Practical work denim jacket, Chic denim bomber jacket, Casual denim chore jacket, Classic denim vest jacket, Designer denim blazer jacket, Trendy military denim jacket, Comfortable lightweight denim jacket, Classic heavyweight denim jacket, Premium faded denim jacket, Stylish raw denim jacket, Elegant washed denim jacket, Cozy shearling-lined denim jacket, Functional quilted denim jacket, Modern moto denim jacket, Designer patchwork denim jacket, Vintage embroidered denim jacket, Trendy graphic denim jacket, Classic button-up denim jacket, Fashionable snap-front denim jacket, Relaxed zip-front denim jacket, Tailored belted denim jacket, Practical epaulet denim jacket, Trendy fur-lined denim jacket, Classic faux leather denim jacket, Stylish suede denim jacket, Elegant cotton denim jacket, Comfortable spandex denim jacket, Designer polyester denim jacket, Cozy blended fabric denim jacket, High-performance stretch denim jacket, Vintage printed denim jacket, Trendsetting patterned denim jacket, Premium trucker-style denim jacket, Classic cropped denim jacket, Fashion-forward oversized denim jacket, Comfortable distressed denim jacket, Designer classic blue denim jacket, Trendy light blue denim jacket, Elegant dark blue denim jacket, Practical gray denim jacket, Stylish black denim jacket, Cozy white denim jacket, Vintage navy denim jacket, Trendsetting olive denim jacket, Premium beige denim jacket, Fashionable red denim jacket, High-quality green denim jacket, Relaxed-fit brown denim jacket, Designer charcoal denim jacket, Classic distressed light blue denim jacket, Trendy dark blue denim jacket, Elegant casual blue denim jacket, Practical stylish denim jacket</text:p>
          </table:table-cell>
        </table:table-row>
        <table:table-row table:style-name="ro1">
          <table:table-cell office:value-type="string" calcext:value-type="string">
            <text:p>Trench</text:p>
          </table:table-cell>
          <table:table-cell table:style-name="ce2" office:value-type="string" calcext:value-type="string">
            <text:p>Standard trench coat, Premium trench coat, Budget trench coat, Luxury trench coat, Classic trench coat, Modern trench coat, Slim-fit trench coat, Relaxed-fit trench coat, High-waisted trench coat, Low-rise trench coat, Mid-rise trench coat, Short-sleeve trench coat, Long-sleeve trench coat, Black trench coat, Beige trench coat, Gray trench coat, Navy trench coat, Camel trench coat, Charcoal trench coat, White trench coat, Olive trench coat, Red trench coat, Green trench coat, Blue trench coat, Brown trench coat, Burgundy trench coat, Patterned trench coat, Printed trench coat, Solid trench coat, Textured trench coat, Smooth trench coat, Stretch trench coat, Non-stretch trench coat, Cotton trench coat, Wool trench coat, Leather trench coat, Faux leather trench coat, Suede trench coat, Denim trench coat, Polyester trench coat, Blended fabric trench coat, Nylon trench coat, Fleece trench coat, Quilted trench coat, Double-breasted trench coat, Single-breasted trench coat, Belted trench coat, Epaulet trench coat, Snap-front trench coat, Button-front trench coat, Zip-front trench coat, Classic trench coat with collar, Modern trench coat without collar, Designer trench coat, Custom trench coat, Off-the-rack trench coat, Tailored trench coat, Adjustable trench coat, Lined trench coat, Unlined trench coat, Wool-lined trench coat, Faux fur-lined trench coat, Classic trench coat with epaulets, Trendy trench coat with belt, Elegant trench coat with buttons, Comfortable trench coat with pockets, Stylish trench coat with snaps, Chic trench coat with zip, High-quality trench coat with belt, Classic trench coat with removable lining, Premium trench coat with belt, Designer trench coat with fur, Trendsetting trench coat with patterns, Functional trench coat with adjustable cuffs, Practical trench coat with detachable collar, Trendy trench coat with modern cut, Classic trench coat with pleats, Vintage trench coat with buttons, Retro trench coat with design, Designer trench coat with unique fabric, Comfortable trench coat with adjustable waist, Stylish trench coat with tailored fit, Classic trench coat with removable sleeves, Elegant trench coat with high collar, Trendy trench coat with oversized lapels, High-quality trench coat with high-tech fabric, Cozy trench coat with extra warmth, Fashion-forward trench coat with bold colors, Classic trench coat with piping, Designer trench coat with intricate details, Practical trench coat with multiple pockets, Elegant trench coat with silk lining, Comfortable trench coat with adjustable fit, Trendsetting trench coat with asymmetrical design, Vintage trench coat with distressed look, Stylish trench coat with faux leather accents, High-quality trench coat with waterproof features, Cozy trench coat with knitted details, Classic trench coat with detachable lining, Designer trench coat with unique cut, Practical trench coat with zip-out lining, Comfortable trench coat with fitted waist, Trendy trench coat with color-blocking, Elegant trench coat with silk blend fabric, Classic trench coat with structured shoulders, Modern trench coat with minimalist design, High-performance trench coat with breathable fabric, Fashionable trench coat with adjustable hem, Cozy trench coat with hood option, Designer trench coat with tailored sleeves, Trendsetting trench coat with modern fabric</text:p>
          </table:table-cell>
        </table:table-row>
        <table:table-row table:style-name="ro10">
          <table:table-cell office:value-type="string" calcext:value-type="string">
            <text:p>Turtleneck</text:p>
            <text:p>              </text:p>
          </table:table-cell>
          <table:table-cell table:style-name="ce2" office:value-type="string" calcext:value-type="string">
            <text:p>Standard turtleneck, Premium turtleneck, Budget turtleneck, Luxury turtleneck, Classic turtleneck, Modern turtleneck, Slim-fit turtleneck, Relaxed-fit turtleneck, High-neck turtleneck, Low-neck turtleneck, Mid-neck turtleneck, Short-sleeve turtleneck, Long-sleeve turtleneck, Black turtleneck, White turtleneck, Gray turtleneck, Navy turtleneck, Beige turtleneck, Brown turtleneck, Charcoal turtleneck, Blue turtleneck, Green turtleneck, Red turtleneck, Olive turtleneck, Burgundy turtleneck, Patterned turtleneck, Printed turtleneck, Solid turtleneck, Textured turtleneck, Smooth turtleneck, Stretch turtleneck, Non-stretch turtleneck, Cotton turtleneck, Wool turtleneck, Cashmere turtleneck, Merino wool turtleneck, Acrylic turtleneck, Blended fabric turtleneck, Polyester turtleneck, Nylon turtleneck, Fleece turtleneck, Thermal turtleneck, Ribbed turtleneck, Chunky knit turtleneck, Lightweight turtleneck, Heavyweight turtleneck, Soft-touch turtleneck, Designer turtleneck, Custom turtleneck, Off-the-rack turtleneck, Tailored turtleneck, Adjustable turtleneck, Zip-front turtleneck, Button-front turtleneck, Snap-front turtleneck, Classic fitted turtleneck, Modern oversized turtleneck, Stylish high-neck turtleneck, Fashionable low-neck turtleneck, Elegant long-sleeve turtleneck, Cozy ribbed turtleneck, Trendy cashmere turtleneck, Comfortable wool turtleneck, Chic printed turtleneck, High-quality cotton turtleneck, Premium blended fabric turtleneck, Classic basic turtleneck, Designer chunky knit turtleneck, Trendsetting thermal turtleneck, Practical stretch turtleneck, Elegant fitted turtleneck, Stylish ribbed design turtleneck, Comfortable acrylic turtleneck, Cozy fleece-lined turtleneck, High-performance turtleneck, Trendy merino wool turtleneck, Designer ribbed turtleneck, Relaxed-fit lightweight turtleneck, Classic long-sleeve wool turtleneck, Chic high-neck cashmere turtleneck, Premium pattern turtleneck, Designer smooth turtleneck, Comfortable heavy knit turtleneck, Stylish low-neck cashmere turtleneck, Elegant printed wool turtleneck, Cozy soft-touch cotton turtleneck, Trendy lightweight thermal turtleneck, High-quality chunky knit turtleneck, Classic fitted ribbed turtleneck, Fashion-forward wool-blend turtleneck, Comfortable zip-front turtleneck, Premium snap-front turtleneck, Designer adjustable neck turtleneck, Cozy chunky knit cashmere turtleneck, Elegant fitted merino wool turtleneck, Trendsetting soft-touch turtleneck, Stylish heavyweight turtleneck, Practical printed turtleneck, Classic high-neck thermal turtleneck, Designer ribbed wool turtleneck, Trendy long-sleeve cashmere turtleneck, Comfortable fitted acrylic turtleneck, Elegant smooth polyester turtleneck, High-quality ribbed cashmere turtleneck, Chic relaxed-fit wool turtleneck, Fashionable chunky knit turtleneck, Premium lightweight fleece turtleneck, Classic low-neck wool-blend turtleneck, Designer high-neck cotton turtleneck, Comfortable heavyweight knit turtleneck</text:p>
          </table:table-cell>
        </table:table-row>
        <table:table-row table:style-name="ro10">
          <table:table-cell office:value-type="string" calcext:value-type="string">
            <text:p>Print Sweater</text:p>
            <text:p>              </text:p>
          </table:table-cell>
          <table:table-cell table:style-name="ce2" office:value-type="string" calcext:value-type="string">
            <text:p>Standard print sweater, Premium print sweater, Budget print sweater, Luxury print sweater, Classic print sweater, Modern print sweater, Slim-fit print sweater, Relaxed-fit print sweater, Graphic print sweater, Patterned print sweater, Printed design sweater, Floral print sweater, Animal print sweater, Striped print sweater, Polka dot print sweater, Abstract print sweater, Geometric print sweater, Textured print sweater, Smooth print sweater, Stretch print sweater, Non-stretch print sweater, Cotton print sweater, Wool print sweater, Cashmere print sweater, Acrylic print sweater, Blended fabric print sweater, Polyester print sweater, Nylon print sweater, Fleece print sweater, Ribbed print sweater, Chunky knit print sweater, Lightweight print sweater, Heavyweight print sweater, Designer print sweater, Custom print sweater, Off-the-rack print sweater, Tailored print sweater, Adjustable print sweater, Zip-front print sweater, Button-front print sweater, Snap-front print sweater, Classic crewneck print sweater, Modern V-neck print sweater, Stylish turtleneck print sweater, Fashionable high-neck print sweater, Cozy graphic print sweater, Trendy floral print sweater, Comfortable animal print sweater, Elegant striped print sweater, Chic polka dot print sweater, High-quality abstract print sweater, Premium geometric print sweater, Relaxed-fit patterned print sweater, Classic fitted print sweater, Designer textured print sweater, Trendsetting smooth print sweater, Functional stretch print sweater, Comfortable ribbed print sweater, Cozy chunky knit print sweater, Stylish lightweight print sweater, Designer heavyweight print sweater, Classic fitted graphic print sweater, Trendy patterned print sweater, Elegant floral print sweater, Comfortable animal print design sweater, Modern striped print sweater, Fashion-forward polka dot print sweater, Premium abstract print sweater, Designer geometric print sweater, Cozy smooth print sweater, Classic stretch print sweater, Chic non-stretch print sweater, Relaxed-fit cotton print sweater, High-quality wool print sweater, Trendsetting cashmere print sweater, Elegant acrylic print sweater, Designer blended fabric print sweater, Practical polyester print sweater, Stylish nylon print sweater, Comfortable fleece print sweater, Cozy ribbed design print sweater, Classic chunky knit print sweater, Modern lightweight print sweater, Trendy heavyweight print sweater, Designer graphic print sweater, Fashionable floral print sweater, Elegant animal print sweater, High-quality striped print sweater, Classic polka dot print sweater, Comfortable abstract print sweater, Trendsetting geometric design print sweater, Stylish smooth print sweater, Designer relaxed-fit print sweater, Cozy tailored print sweater, Classic zip-front print sweater, Premium button-front print sweater, Elegant snap-front print sweater, Trendy high-neck print sweater, Fashion-forward V-neck print sweater, Designer turtleneck print sweater, Comfortable crewneck print sweater, Chic printed design sweater, High-quality graphic print sweater, Modern floral print design sweater</text:p>
          </table:table-cell>
        </table:table-row>
        <table:table-row table:style-name="ro10">
          <table:table-cell office:value-type="string" calcext:value-type="string">
            <text:p>Cardigan</text:p>
            <text:p>              </text:p>
          </table:table-cell>
          <table:table-cell table:style-name="ce2" office:value-type="string" calcext:value-type="string">
            <text:p>Standard cardigan, Premium cardigan, Budget cardigan, Luxury cardigan, Classic cardigan, Modern cardigan, Slim-fit cardigan, Relaxed-fit cardigan, Long-sleeve cardigan, Short-sleeve cardigan, Sleeveless cardigan, Black cardigan, White cardigan, Gray cardigan, Navy cardigan, Beige cardigan, Brown cardigan, Charcoal cardigan, Blue cardigan, Green cardigan, Red cardigan, Olive cardigan, Burgundy cardigan, Patterned cardigan, Printed cardigan, Solid cardigan, Textured cardigan, Smooth cardigan, Stretch cardigan, Non-stretch cardigan, Cotton cardigan, Wool cardigan, Cashmere cardigan, Acrylic cardigan, Blended fabric cardigan, Polyester cardigan, Nylon cardigan, Fleece cardigan, Ribbed cardigan, Chunky knit cardigan, Lightweight cardigan, Heavyweight cardigan, Designer cardigan, Custom cardigan, Off-the-rack cardigan, Tailored cardigan, Adjustable cardigan, Zip-front cardigan, Button-front cardigan, Snap-front cardigan, Belted cardigan, Draped cardigan, Open-front cardigan, Classic fitted cardigan, Modern oversized cardigan, Cozy chunky knit cardigan, Trendy cropped cardigan, Elegant long cardigan, Comfortable relaxed-fit cardigan, Stylish belted cardigan, High-quality wool cardigan, Premium cashmere cardigan, Classic button-front cardigan, Designer zip-front cardigan, Trendsetting open-front cardigan, Cozy draped cardigan, Comfortable chunky knit cardigan, Elegant lightweight cardigan, Classic printed cardigan, Stylish ribbed cardigan, High-performance stretch cardigan, Trendy non-stretch cardigan, Designer smooth cardigan, Fashion-forward fitted cardigan, Relaxed-fit long cardigan, Classic short-sleeve cardigan, Premium wool-blend cardigan, Elegant sleeveless cardigan, Cozy cashmere-blend cardigan, Designer printed design cardigan, Comfortable open-front cardigan, Trendy lightweight knit cardigan, High-quality heavy-knit cardigan, Modern tailored cardigan, Classic textured cardigan, Stylish designer cardigan, Fashion-forward draped cardigan, Practical zip-up cardigan, Cozy button-front cardigan, Trendsetting snap-front cardigan, Comfortable belted cardigan, Elegant chunky-knit cardigan, Designer lightweight cashmere cardigan, Classic fitted open-front cardigan, Trendy long-sleeve cardigan, Comfortable relaxed cardigan, Premium high-quality cardigan, Stylish fashion-forward cardigan, Designer patterned cardigan, Elegant classic cardigan, Cozy heavy-weight cardigan, High-performance knit cardigan, Trendy smooth knit cardigan, Fashion-forward wool cardigan, Comfortable acrylic-blend cardigan, Designer casual cardigan, Classic sleeveless design cardigan, Trendsetting zip-front design cardigan, Cozy draped design cardigan, Premium fitted cardigan, Elegant snap-front design cardigan, High-quality soft-touch cardigan, Designer relaxed-fit cardigan, Comfortable printed cardigan, Classic chunky-knit design cardigan, Trendy lightweight open-front cardigan, Stylish modern cashmere cardigan, Fashion-forward belted design cardigan, Elegant long-sleeve design cardigan</text:p>
          </table:table-cell>
        </table:table-row>
        <table:table-row table:style-name="ro10">
          <table:table-cell office:value-type="string" calcext:value-type="string">
            <text:p>Sweater Vest</text:p>
            <text:p>              </text:p>
          </table:table-cell>
          <table:table-cell table:style-name="ce2" office:value-type="string" calcext:value-type="string">
            <text:p>Standard sweater vest, Premium sweater vest, Budget sweater vest, Luxury sweater vest, Classic sweater vest, Modern sweater vest, Slim-fit sweater vest, Relaxed-fit sweater vest, High-neck sweater vest, V-neck sweater vest, Cardigan-style sweater vest, Black sweater vest, White sweater vest, Gray sweater vest, Navy sweater vest, Beige sweater vest, Brown sweater vest, Charcoal sweater vest, Blue sweater vest, Green sweater vest, Red sweater vest, Olive sweater vest, Burgundy sweater vest, Patterned sweater vest, Printed sweater vest, Solid sweater vest, Textured sweater vest, Smooth sweater vest, Stretch sweater vest, Non-stretch sweater vest, Cotton sweater vest, Wool sweater vest, Cashmere sweater vest, Acrylic sweater vest, Blended fabric sweater vest, Polyester sweater vest, Nylon sweater vest, Fleece sweater vest, Ribbed sweater vest, Chunky knit sweater vest, Lightweight sweater vest, Heavyweight sweater vest, Designer sweater vest, Custom sweater vest, Off-the-rack sweater vest, Tailored sweater vest, Adjustable sweater vest, Zip-front sweater vest, Button-front sweater vest, Snap-front sweater vest, Classic fitted sweater vest, Modern oversized sweater vest, Cozy chunky knit sweater vest, Trendy cropped sweater vest, Elegant long sweater vest, Comfortable relaxed-fit sweater vest, Stylish belted sweater vest, High-quality wool sweater vest, Premium cashmere sweater vest, Classic button-front sweater vest, Designer zip-front sweater vest, Trendsetting open-front sweater vest, Cozy draped sweater vest, Comfortable chunky knit sweater vest, Elegant lightweight sweater vest, Classic printed sweater vest, Stylish ribbed sweater vest, High-performance stretch sweater vest, Trendy non-stretch sweater vest, Designer smooth sweater vest, Fashion-forward fitted sweater vest, Relaxed-fit long sweater vest, Classic short-sleeve sweater vest, Premium wool-blend sweater vest, Elegant sleeveless sweater vest, Cozy cashmere-blend sweater vest, Designer printed design sweater vest, Comfortable open-front sweater vest, Trendy lightweight knit sweater vest, High-quality heavy-knit sweater vest, Modern tailored sweater vest, Classic textured sweater vest, Stylish designer sweater vest, Fashion-forward draped sweater vest, Practical zip-up sweater vest, Cozy button-front sweater vest, Trendsetting snap-front sweater vest, Comfortable belted sweater vest, Elegant chunky-knit sweater vest, Designer lightweight cashmere sweater vest, Classic fitted open-front sweater vest, Trendy long-sleeve sweater vest, Comfortable relaxed sweater vest, Premium high-quality sweater vest, Stylish fashion-forward sweater vest, Designer patterned sweater vest, Elegant classic sweater vest, Cozy heavy-weight sweater vest, High-performance knit sweater vest, Trendy smooth knit sweater vest, Fashion-forward wool sweater vest, Comfortable acrylic-blend sweater vest, Designer casual sweater vest, Classic sleeveless design sweater vest, Trendsetting zip-front design sweater vest, Cozy draped design sweater vest, Premium fitted sweater vest, Elegant snap-front design sweater vest, High-quality soft-touch sweater vest, Designer relaxed-fit sweater vest, Comfortable printed sweater vest, Classic chunky-knit design sweater vest, Trendy lightweight open-front sweater vest, Stylish modern cashmere sweater vest</text:p>
          </table:table-cell>
        </table:table-row>
        <table:table-row table:style-name="ro1">
          <table:table-cell office:value-type="string" calcext:value-type="string">
            <text:p>Striped Sweater</text:p>
          </table:table-cell>
          <table:table-cell table:style-name="ce2" office:value-type="string" calcext:value-type="string">
            <text:p>Standard striped sweater, Premium striped sweater, Budget striped sweater, Luxury striped sweater, Classic striped sweater, Modern striped sweater, Slim-fit striped sweater, Relaxed-fit striped sweater, Vertical striped sweater, Horizontal striped sweater, Black and white striped sweater, Blue and white striped sweater, Red and white striped sweater, Green and white striped sweater, Gray and black striped sweater, Navy and gray striped sweater, Pink and white striped sweater, Multicolored striped sweater, Bold striped sweater, Subtle striped sweater, Wide-striped sweater, Thin-striped sweater, Block-striped sweater, Mixed-stripe sweater, Textured striped sweater, Smooth striped sweater, Stretch striped sweater, Non-stretch striped sweater, Cotton striped sweater, Wool striped sweater, Cashmere striped sweater, Acrylic striped sweater, Blended fabric striped sweater, Polyester striped sweater, Nylon striped sweater, Fleece striped sweater, Ribbed striped sweater, Chunky knit striped sweater, Lightweight striped sweater, Heavyweight striped sweater, Designer striped sweater, Custom striped sweater, Off-the-rack striped sweater, Tailored striped sweater, Adjustable striped sweater, Zip-front striped sweater, Button-front striped sweater, Snap-front striped sweater, Classic crewneck striped sweater, Modern V-neck striped sweater, Stylish turtleneck striped sweater, Fashionable high-neck striped sweater, Cozy graphic striped sweater, Trendy multicolored striped sweater, Comfortable bold striped sweater, Elegant subtle striped sweater, Chic wide-striped sweater, High-quality thin-striped sweater, Premium block-striped sweater, Relaxed-fit mixed-stripe sweater, Classic fitted striped sweater, Designer textured striped sweater, Trendsetting smooth striped sweater, Functional stretch striped sweater, Comfortable ribbed striped sweater, Cozy chunky knit striped sweater, Stylish lightweight striped sweater, Designer heavyweight striped sweater, Classic fitted vertical striped sweater, Trendy horizontal striped sweater, Elegant multicolored striped sweater, Comfortable subtle-striped design sweater, Modern striped design sweater, Fashion-forward bold striped sweater, Premium casual striped sweater, High-quality mixed-stripe sweater, Classic graphic striped sweater, Designer wide-stripe pattern sweater, Trendsetting thin-stripe design sweater, Cozy heavy-knit striped sweater, Chic lightweight stripe sweater, Elegant patterned striped sweater, Comfortable ribbed design sweater, Designer bold-stripe fashion sweater, Trendy high-quality striped sweater, Classic V-neck striped design sweater, Modern lightweight striped sweater, Fashion-forward casual striped sweater, Cozy chunky stripe knit sweater, Premium multicolored stripe pattern sweater, Stylish tailored stripe sweater, Elegant smooth stripe sweater, Designer relaxed-fit striped design sweater, Classic high-neck stripe sweater, Trendsetting zip-front striped sweater, Comfortable button-front striped sweater, Chic snap-front striped sweater</text:p>
          </table:table-cell>
        </table:table-row>
        <table:table-row table:style-name="ro10">
          <table:table-cell office:value-type="string" calcext:value-type="string">
            <text:p>Pullovers</text:p>
            <text:p>              </text:p>
          </table:table-cell>
          <table:table-cell table:style-name="ce2" office:value-type="string" calcext:value-type="string">
            <text:p>Standard pullover, Premium pullover, Budget pullover, Luxury pullover, Classic pullover, Modern pullover, Slim-fit pullover, Relaxed-fit pullover, Long-sleeve pullover, Short-sleeve pullover, Sleeveless pullover, Black pullover, White pullover, Gray pullover, Navy pullover, Beige pullover, Brown pullover, Charcoal pullover, Blue pullover, Green pullover, Red pullover, Olive pullover, Burgundy pullover, Patterned pullover, Printed pullover, Solid pullover, Textured pullover, Smooth pullover, Stretch pullover, Non-stretch pullover, Cotton pullover, Wool pullover, Cashmere pullover, Acrylic pullover, Blended fabric pullover, Polyester pullover, Nylon pullover, Fleece pullover, Ribbed pullover, Chunky knit pullover, Lightweight pullover, Heavyweight pullover, Designer pullover, Custom pullover, Off-the-rack pullover, Tailored pullover, Adjustable pullover, Zip-front pullover, Button-front pullover, Snap-front pullover, Classic crewneck pullover, Modern V-neck pullover, Stylish high-neck pullover, Fashionable turtleneck pullover, Cozy graphic pullover, Trendy striped pullover, Comfortable solid pullover, Elegant patterned pullover, Chic printed pullover, High-quality ribbed pullover, Premium textured pullover, Classic fitted pullover, Designer smooth pullover, Trendsetting stretch pullover, Cozy chunky knit pullover, Comfortable lightweight pullover, Elegant heavyweight pullover, Classic cashmere pullover, Trendy wool pullover, High-performance fleece pullover, Stylish acrylic pullover, Fashion-forward cotton pullover, Designer blended fabric pullover, Comfortable patterned pullover, Classic printed design pullover, Trendy non-stretch pullover, Cozy ribbed design pullover, High-quality smooth pullover, Designer oversized pullover, Elegant high-neck pullover, Trendsetting V-neck pullover, Practical zip-front pullover, Comfortable button-front pullover, Chic snap-front pullover, Classic lightweight knit pullover, Modern heavy-knit pullover, Premium warm pullover, Stylish casual pullover, Designer tailored fit pullover, Cozy long-sleeve pullover, Classic short-sleeve pullover, Trendy sleeveless pullover, Elegant graphic design pullover, Comfortable cashmere-blend pullover, Designer ribbed cashmere pullover, Fashion-forward smooth pullover, High-quality patterned design pullover, Cozy chunky cashmere pullover, Stylish lightweight fleece pullover, Classic high-quality wool pullover, Trendsetting printed pullover, Comfortable fitted wool pullover, Elegant designer cashmere pullover, Practical heavyweight knit pullover, Chic ribbed wool pullover, Designer modern pullover, Classic fashionable cashmere pullover, Trendy high-performance pullover, Cozy casual pullover, Elegant smooth knit pullover, Comfortable designer cotton pullover, High-quality soft-touch pullover, Classic tailored fit pullover, Trendsetting designer pullover, Fashion-forward cozy pullover, Premium warm knit pullover</text:p>
          </table:table-cell>
        </table:table-row>
        <table:table-row table:style-name="ro10">
          <table:table-cell office:value-type="string" calcext:value-type="string">
            <text:p>Gym Shorts</text:p>
            <text:p>              </text:p>
          </table:table-cell>
          <table:table-cell table:style-name="ce2" office:value-type="string" calcext:value-type="string">
            <text:p>Standard gym shorts, Premium gym shorts, Budget gym shorts, Luxury gym shorts, Classic gym shorts, Modern gym shorts, Slim-fit gym shorts, Relaxed-fit gym shorts, Long gym shorts, Short gym shorts, Black gym shorts, White gym shorts, Gray gym shorts, Navy gym shorts, Beige gym shorts, Brown gym shorts, Charcoal gym shorts, Blue gym shorts, Green gym shorts, Red gym shorts, Olive gym shorts, Burgundy gym shorts, Patterned gym shorts, Printed gym shorts, Solid gym shorts, Textured gym shorts, Smooth gym shorts, Stretch gym shorts, Non-stretch gym shorts, Cotton gym shorts, Polyester gym shorts, Nylon gym shorts, Spandex gym shorts, Blended fabric gym shorts, Fleece gym shorts, Mesh gym shorts, Lightweight gym shorts, Heavyweight gym shorts, Designer gym shorts, Custom gym shorts, Off-the-rack gym shorts, Tailored gym shorts, Adjustable gym shorts, Zip-pocket gym shorts, Button-pocket gym shorts, Snap-pocket gym shorts, Classic elastic-waist gym shorts, Modern drawstring-waist gym shorts, Stylish high-waist gym shorts, Fashionable low-rise gym shorts, Cozy moisture-wicking gym shorts, Trendy athletic gym shorts, Comfortable breathable gym shorts, Elegant reflective gym shorts, Chic patterned gym shorts, High-quality workout gym shorts, Premium performance gym shorts, Classic gym shorts with pockets, Designer gym shorts with zippers, Trendsetting gym shorts with prints, Cozy mesh-lined gym shorts, Comfortable cotton blend gym shorts, Elegant high-tech gym shorts, Practical adjustable-waist gym shorts, Trendy lightweight gym shorts, High-performance gym shorts, Stylish designer gym shorts, Classic versatile gym shorts, Comfortable fitted gym shorts, Designer casual gym shorts, Trendy moisture-wicking gym shorts, Chic reflective details gym shorts, Premium sports gym shorts, Classic mesh gym shorts, Comfortable tailored gym shorts, Fashion-forward workout gym shorts, Elegant gym shorts with drawstrings, Cozy high-performance gym shorts, Designer athletic fit gym shorts, Trendy printed design gym shorts, Practical zippered pocket gym shorts, Stylish cotton gym shorts, Classic lightweight polyester gym shorts, High-quality spandex gym shorts, Comfortable blended fabric gym shorts, Trendy relaxed-fit gym shorts, Elegant patterned design gym shorts, Fashionable performance gym shorts, Premium mesh-lined gym shorts, Classic fitted athletic gym shorts, Comfortable moisture-wicking fabric gym shorts, Trendsetting high-waist gym shorts, Chic low-rise gym shorts, Practical button-pocket gym shorts, Designer sleek gym shorts, Elegant spandex blend gym shorts, High-performance breathable gym shorts, Comfortable casual gym shorts, Trendy reflective gym shorts, Premium tailored fit gym shorts, Fashion-forward high-tech gym shorts, Stylish comfortable gym shorts, Designer modern gym shorts, Classic gym shorts with adjustable waistband, Trendsetting lightweight gym shorts</text:p>
          </table:table-cell>
        </table:table-row>
        <table:table-row table:style-name="ro10">
          <table:table-cell office:value-type="string" calcext:value-type="string">
            <text:p>Board Shorts</text:p>
            <text:p>              </text:p>
          </table:table-cell>
          <table:table-cell table:style-name="ce2" office:value-type="string" calcext:value-type="string">
            <text:p>Standard board shorts, Premium board shorts, Budget board shorts, Luxury board shorts, Classic board shorts, Modern board shorts, Slim-fit board shorts, Relaxed-fit board shorts, Long board shorts, Short board shorts, Black board shorts, White board shorts, Gray board shorts, Navy board shorts, Beige board shorts, Brown board shorts, Charcoal board shorts, Blue board shorts, Green board shorts, Red board shorts, Olive board shorts, Burgundy board shorts, Patterned board shorts, Printed board shorts, Solid board shorts, Textured board shorts, Smooth board shorts, Stretch board shorts, Non-stretch board shorts, Cotton board shorts, Polyester board shorts, Nylon board shorts, Spandex board shorts, Blended fabric board shorts, Fleece board shorts, Mesh-lined board shorts, Lightweight board shorts, Heavyweight board shorts, Designer board shorts, Custom board shorts, Off-the-rack board shorts, Tailored board shorts, Adjustable board shorts, Drawstring-waist board shorts, Elastic-waist board shorts, Zip-pocket board shorts, Button-pocket board shorts, Snap-pocket board shorts, Classic swim board shorts, Modern surf board shorts, Stylish graphic board shorts, Fashionable striped board shorts, Cozy quick-dry board shorts, Trendy tropical board shorts, Comfortable board shorts with pockets, Elegant reflective board shorts, Chic floral print board shorts, High-quality workout board shorts, Premium performance board shorts, Classic swimwear board shorts, Designer beach board shorts, Trendsetting board shorts with prints, Cozy mesh-lined swim shorts, Comfortable cotton blend board shorts, Elegant high-tech board shorts, Practical adjustable-waist board shorts, Trendy lightweight board shorts, High-performance board shorts, Stylish designer board shorts, Classic versatile board shorts, Comfortable fitted board shorts, Designer casual board shorts, Trendy moisture-wicking board shorts, Chic reflective details board shorts, Premium sports board shorts, Classic mesh board shorts, Comfortable tailored board shorts, Fashion-forward surf board shorts, Elegant board shorts with drawstrings, Cozy high-performance board shorts, Designer athletic fit board shorts, Trendy printed design board shorts, Practical zippered pocket board shorts, Stylish cotton board shorts, Classic lightweight polyester board shorts, High-quality spandex board shorts, Comfortable blended fabric board shorts, Trendy relaxed-fit board shorts, Elegant patterned design board shorts, Fashionable performance board shorts, Premium mesh-lined board shorts, Classic fitted athletic board shorts, Comfortable moisture-wicking fabric board shorts, Trendsetting high-waist board shorts, Chic low-rise board shorts, Practical button-pocket board shorts, Designer sleek board shorts, Elegant spandex blend board shorts, High-performance breathable board shorts, Comfortable casual board shorts, Trendy reflective board shorts, Premium tailored fit board shorts, Fashion-forward high-tech board shorts, Stylish comfortable board shorts, Designer modern board shorts, Classic board shorts with adjustable waistband, Trendsetting lightweight board shorts.</text:p>
          </table:table-cell>
        </table:table-row>
        <table:table-row table:style-name="ro1">
          <table:table-cell office:value-type="string" calcext:value-type="string">
            <text:p>Cotton Linen Shorts</text:p>
          </table:table-cell>
          <table:table-cell table:style-name="ce2" office:value-type="string" calcext:value-type="string">
            <text:p>Standard cotton linen shorts, Premium cotton linen shorts, Budget cotton linen shorts, Luxury cotton linen shorts, Classic cotton linen shorts, Modern cotton linen shorts, Slim-fit cotton linen shorts, Relaxed-fit cotton linen shorts, Long cotton linen shorts, Short cotton linen shorts, Black cotton linen shorts, White cotton linen shorts, Gray cotton linen shorts, Navy cotton linen shorts, Beige cotton linen shorts, Brown cotton linen shorts, Charcoal cotton linen shorts, Blue cotton linen shorts, Green cotton linen shorts, Red cotton linen shorts, Olive cotton linen shorts, Burgundy cotton linen shorts, Patterned cotton linen shorts, Printed cotton linen shorts, Solid cotton linen shorts, Textured cotton linen shorts, Smooth cotton linen shorts, Stretch cotton linen shorts, Non-stretch cotton linen shorts, Lightweight cotton linen shorts, Heavyweight cotton linen shorts, Designer cotton linen shorts, Custom cotton linen shorts, Off-the-rack cotton linen shorts, Tailored cotton linen shorts, Adjustable cotton linen shorts, Drawstring-waist cotton linen shorts, Elastic-waist cotton linen shorts, Zip-pocket cotton linen shorts, Button-pocket cotton linen shorts, Snap-pocket cotton linen shorts, Classic casual cotton linen shorts, Modern tailored cotton linen shorts, Stylish high-waist cotton linen shorts, Fashionable low-rise cotton linen shorts, Cozy breathable cotton linen shorts, Trendy tropical cotton linen shorts, Comfortable with pockets cotton linen shorts, Elegant reflective cotton linen shorts, Chic floral print cotton linen shorts, High-quality summer cotton linen shorts, Premium performance cotton linen shorts, Classic versatile cotton linen shorts, Designer relaxed-fit cotton linen shorts, Trendsetting printed cotton linen shorts, Cozy smooth cotton linen shorts, Comfortable cotton blend linen shorts, Elegant high-tech cotton linen shorts, Practical adjustable-waist cotton linen shorts, Trendy lightweight cotton linen shorts, High-performance cotton linen shorts, Stylish designer cotton linen shorts, Classic versatile design cotton linen shorts, Comfortable fitted cotton linen shorts, Designer casual cotton linen shorts, Trendy moisture-wicking cotton linen shorts, Chic reflective details cotton linen shorts, Premium sports cotton linen shorts, Classic breathable cotton linen shorts, Comfortable tailored cotton linen shorts, Fashion-forward summer cotton linen shorts, Elegant cotton linen with drawstrings, Cozy high-performance cotton linen shorts, Designer athletic fit cotton linen shorts, Trendy printed design cotton linen shorts, Practical zippered pocket cotton linen shorts, Stylish cotton linen shorts, Classic lightweight polyester cotton linen shorts, High-quality spandex cotton linen shorts, Comfortable blended fabric cotton linen shorts, Trendy relaxed-fit cotton linen shorts, Elegant patterned design cotton linen shorts, Fashionable performance cotton linen shorts, Premium mesh-lined cotton linen shorts, Classic fitted cotton linen shorts, Comfortable moisture-wicking cotton linen shorts, Trendsetting high-waist cotton linen shorts, Chic low-rise cotton linen shorts, Practical button-pocket cotton linen shorts, Designer sleek cotton linen shorts, Elegant spandex blend cotton linen shorts, High-performance breathable cotton linen shorts, Comfortable casual cotton linen shorts, Trendy reflective cotton linen shorts, Premium tailored fit cotton linen shorts, Fashion-forward high-tech cotton linen shorts, Stylish comfortable cotton linen shorts, Designer modern cotton linen shorts, Classic cotton linen shorts with adjustable waistband, Trendsetting lightweight cotton linen shorts</text:p>
          </table:table-cell>
        </table:table-row>
        <table:table-row table:style-name="ro10">
          <table:table-cell office:value-type="string" calcext:value-type="string">
            <text:p>Denim Shorts</text:p>
            <text:p>              </text:p>
          </table:table-cell>
          <table:table-cell table:style-name="ce2" office:value-type="string" calcext:value-type="string">
            <text:p>Standard denim shorts, Premium denim shorts, Budget denim shorts, Luxury denim shorts, Classic denim shorts, Modern denim shorts, Slim-fit denim shorts, Relaxed-fit denim shorts, Long denim shorts, Short denim shorts, Black denim shorts, White denim shorts, Gray denim shorts, Navy denim shorts, Beige denim shorts, Brown denim shorts, Charcoal denim shorts, Blue denim shorts, Green denim shorts, Red denim shorts, Olive denim shorts, Burgundy denim shorts, Patterned denim shorts, Printed denim shorts, Solid denim shorts, Textured denim shorts, Smooth denim shorts, Stretch denim shorts, Non-stretch denim shorts, Lightweight denim shorts, Heavyweight denim shorts, Designer denim shorts, Custom denim shorts, Off-the-rack denim shorts, Tailored denim shorts, Adjustable denim shorts, Button-fly denim shorts, Zip-fly denim shorts, Classic high-rise denim shorts, Modern low-rise denim shorts, Stylish high-waist denim shorts, Fashionable low-rise denim shorts, Cozy distressed denim shorts, Trendy ripped denim shorts, Comfortable frayed denim shorts, Elegant faded denim shorts, Chic embroidered denim shorts, High-quality vintage denim shorts, Premium performance denim shorts, Classic versatile denim shorts, Designer relaxed-fit denim shorts, Trendsetting printed denim shorts, Cozy smooth denim shorts, Comfortable cotton blend denim shorts, Elegant high-tech denim shorts, Practical adjustable-waist denim shorts, Trendy lightweight denim shorts, High-performance denim shorts, Stylish designer denim shorts, Classic fitted denim shorts, Comfortable tailored denim shorts, Designer casual denim shorts, Trendy moisture-wicking denim shorts, Chic reflective details denim shorts, Premium sports denim shorts, Classic breathable denim shorts, Comfortable high-rise denim shorts, Fashion-forward summer denim shorts, Elegant distressed design denim shorts, Cozy high-performance denim shorts, Designer athletic fit denim shorts, Trendy printed design denim shorts, Practical zippered pocket denim shorts, Stylish cotton denim shorts, Classic lightweight denim shorts, High-quality spandex denim shorts, Comfortable blended fabric denim shorts, Trendy relaxed-fit denim shorts, Elegant patterned design denim shorts, Fashionable performance denim shorts, Premium mesh-lined denim shorts, Classic fitted denim shorts, Comfortable moisture-wicking denim shorts, Trendsetting high-waist denim shorts, Chic low-rise denim shorts, Practical button-pocket denim shorts, Designer sleek denim shorts, Elegant spandex blend denim shorts, High-performance breathable denim shorts, Comfortable casual denim shorts, Trendy reflective denim shorts, Premium tailored fit denim shorts, Fashion-forward high-tech denim shorts, Stylish comfortable denim shorts, Designer modern denim shorts, Classic denim shorts with adjustable waistband, Trendsetting lightweight denim shorts</text:p>
          </table:table-cell>
        </table:table-row>
        <table:table-row table:style-name="ro10">
          <table:table-cell office:value-type="string" calcext:value-type="string">
            <text:p>Cargo Shorts</text:p>
            <text:p>              </text:p>
          </table:table-cell>
          <table:table-cell table:style-name="ce2" office:value-type="string" calcext:value-type="string">
            <text:p>Standard cargo shorts, Premium cargo shorts, Budget cargo shorts, Luxury cargo shorts, Classic cargo shorts, Modern cargo shorts, Slim-fit cargo shorts, Relaxed-fit cargo shorts, Long cargo shorts, Short cargo shorts, Black cargo shorts, White cargo shorts, Gray cargo shorts, Navy cargo shorts, Beige cargo shorts, Brown cargo shorts, Charcoal cargo shorts, Blue cargo shorts, Green cargo shorts, Red cargo shorts, Olive cargo shorts, Burgundy cargo shorts, Patterned cargo shorts, Printed cargo shorts, Solid cargo shorts, Textured cargo shorts, Smooth cargo shorts, Stretch cargo shorts, Non-stretch cargo shorts, Lightweight cargo shorts, Heavyweight cargo shorts, Designer cargo shorts, Custom cargo shorts, Off-the-rack cargo shorts, Tailored cargo shorts, Adjustable cargo shorts, Drawstring-waist cargo shorts, Elastic-waist cargo shorts, Zip-pocket cargo shorts, Button-pocket cargo shorts, Snap-pocket cargo shorts, Classic multi-pocket cargo shorts, Modern utility cargo shorts, Stylish high-waist cargo shorts, Fashionable low-rise cargo shorts, Cozy cargo shorts with pockets, Trendy tropical cargo shorts, Comfortable cargo shorts with zippers, Elegant reflective cargo shorts, Chic embroidered cargo shorts, High-quality rugged cargo shorts, Premium performance cargo shorts, Classic versatile cargo shorts, Designer relaxed-fit cargo shorts, Trendsetting printed cargo shorts, Cozy smooth cargo shorts, Comfortable cotton blend cargo shorts, Elegant high-tech cargo shorts, Practical adjustable-waist cargo shorts, Trendy lightweight cargo shorts, High-performance cargo shorts, Stylish designer cargo shorts, Classic fitted cargo shorts, Comfortable tailored cargo shorts, Designer casual cargo shorts, Trendy moisture-wicking cargo shorts, Chic reflective details cargo shorts, Premium sports cargo shorts, Classic breathable cargo shorts, Comfortable cargo shorts with knee pads, Fashion-forward summer cargo shorts, Elegant distressed design cargo shorts, Cozy high-performance cargo shorts, Designer athletic fit cargo shorts, Trendy printed design cargo shorts, Practical zippered pocket cargo shorts, Stylish cotton cargo shorts, Classic lightweight polyester cargo shorts, High-quality spandex cargo shorts, Comfortable blended fabric cargo shorts, Trendy relaxed-fit cargo shorts, Elegant patterned design cargo shorts, Fashionable performance cargo shorts, Premium mesh-lined cargo shorts, Classic fitted cargo shorts, Comfortable moisture-wicking cargo shorts, Trendsetting high-waist cargo shorts, Chic low-rise cargo shorts, Practical button-pocket cargo shorts, Designer sleek cargo shorts, Elegant spandex blend cargo shorts, High-performance breathable cargo shorts, Comfortable casual cargo shorts, Trendy reflective cargo shorts, Premium tailored fit cargo shorts, Fashion-forward high-tech cargo shorts, Stylish comfortable cargo shorts, Designer modern cargo shorts, Classic cargo shorts with adjustable waistband, Trendsetting lightweight cargo shorts</text:p>
          </table:table-cell>
        </table:table-row>
        <table:table-row table:style-name="ro10">
          <table:table-cell office:value-type="string" calcext:value-type="string">
            <text:p>Ice Shorts</text:p>
            <text:p>              </text:p>
          </table:table-cell>
          <table:table-cell table:style-name="ce2" office:value-type="string" calcext:value-type="string">
            <text:p>Standard ice shorts, Premium ice shorts, Budget ice shorts, Luxury ice shorts, Classic ice shorts, Modern ice shorts, Slim-fit ice shorts, Relaxed-fit ice shorts, Long ice shorts, Short ice shorts, Black ice shorts, White ice shorts, Gray ice shorts, Navy ice shorts, Beige ice shorts, Brown ice shorts, Charcoal ice shorts, Blue ice shorts, Green ice shorts, Red ice shorts, Olive ice shorts, Burgundy ice shorts, Patterned ice shorts, Printed ice shorts, Solid ice shorts, Textured ice shorts, Smooth ice shorts, Stretch ice shorts, Non-stretch ice shorts, Lightweight ice shorts, Heavyweight ice shorts, Designer ice shorts, Custom ice shorts, Off-the-rack ice shorts, Tailored ice shorts, Adjustable ice shorts, Drawstring-waist ice shorts, Elastic-waist ice shorts, Zip-pocket ice shorts, Button-pocket ice shorts, Snap-pocket ice shorts, Classic ice shorts with mesh lining, Modern ice sports shorts, Stylish high-waist ice shorts, Fashionable low-rise ice shorts, Cozy ice shorts with pockets, Trendy ice-themed shorts, Comfortable thermal ice shorts, Elegant reflective ice shorts, Chic embroidered ice shorts, High-quality insulated ice shorts, Premium performance ice shorts, Classic versatile ice shorts, Designer relaxed-fit ice shorts, Trendsetting printed ice shorts, Cozy smooth ice shorts, Comfortable cotton blend ice shorts, Elegant high-tech ice shorts, Practical adjustable-waist ice shorts, Trendy lightweight ice shorts, High-performance ice shorts, Stylish designer ice shorts, Classic fitted ice shorts, Comfortable tailored ice shorts, Designer casual ice shorts, Trendy moisture-wicking ice shorts, Chic reflective details ice shorts, Premium sports ice shorts, Classic breathable ice shorts, Comfortable insulated ice shorts, Fashion-forward summer ice shorts, Elegant distressed design ice shorts, Cozy high-performance ice shorts, Designer athletic fit ice shorts, Trendy printed design ice shorts, Practical zippered pocket ice shorts, Stylish cotton ice shorts, Classic lightweight polyester ice shorts, High-quality spandex ice shorts, Comfortable blended fabric ice shorts, Trendy relaxed-fit ice shorts, Elegant patterned design ice shorts, Fashionable performance ice shorts, Premium mesh-lined ice shorts, Classic fitted ice shorts, Comfortable moisture-wicking ice shorts, Trendsetting high-waist ice shorts, Chic low-rise ice shorts, Practical button-pocket ice shorts, Designer sleek ice shorts, Elegant spandex blend ice shorts, High-performance breathable ice shorts, Comfortable casual ice shorts, Trendy reflective ice shorts, Premium tailored fit ice shorts, Fashion-forward high-tech ice shorts, Stylish comfortable ice shorts, Designer modern ice shorts, Classic ice shorts with adjustable waistband, Trendsetting lightweight ice shorts</text:p>
          </table:table-cell>
        </table:table-row>
        <table:table-row table:style-name="ro10">
          <table:table-cell office:value-type="string" calcext:value-type="string">
            <text:p>Silk Scarves</text:p>
            <text:p>              </text:p>
          </table:table-cell>
          <table:table-cell table:style-name="ce2" office:value-type="string" calcext:value-type="string">
            <text:p>Standard silk scarves, Premium silk scarves, Budget silk scarves, Luxury silk scarves, Classic silk scarves, Modern silk scarves, Slim silk scarves, Wide silk scarves, Long silk scarves, Short silk scarves, Black silk scarves, White silk scarves, Gray silk scarves, Navy silk scarves, Beige silk scarves, Brown silk scarves, Charcoal silk scarves, Blue silk scarves, Green silk scarves, Red silk scarves, Olive silk scarves, Burgundy silk scarves, Patterned silk scarves, Printed silk scarves, Solid silk scarves, Textured silk scarves, Smooth silk scarves, Stretch silk scarves, Non-stretch silk scarves, Lightweight silk scarves, Heavyweight silk scarves, Designer silk scarves, Custom silk scarves, Off-the-rack silk scarves, Tailored silk scarves, Adjustable silk scarves, Drawstring silk scarves, Elastic silk scarves, Zip-pocket silk scarves, Button-pocket silk scarves, Snap-pocket silk scarves, Classic silk scarves with fringe, Modern silk scarves with tassels, Stylish silk scarves with prints, Fashionable silk scarves with patterns, Cozy silk scarves with embroidery, Trendy silk scarves with designs, Comfortable silk blend scarves, Elegant high-quality silk scarves, Chic patterned silk scarves, High-quality silk scarves with borders, Premium performance silk scarves, Classic versatile silk scarves, Designer relaxed-fit silk scarves, Trendsetting printed silk scarves, Cozy smooth silk scarves, Comfortable silk charmeuse scarves, Elegant high-tech silk scarves, Practical adjustable silk scarves, Trendy lightweight silk scarves, High-performance silk scarves, Stylish designer silk scarves, Classic fitted silk scarves, Comfortable tailored silk scarves, Designer casual silk scarves, Trendy moisture-wicking silk scarves, Chic reflective details silk scarves, Premium sports silk scarves, Classic breathable silk scarves, Comfortable silk satin scarves, Fashion-forward silk scarves, Elegant distressed design silk scarves, Cozy high-performance silk scarves, Designer athletic fit silk scarves, Trendy printed design silk scarves, Practical zippered silk scarves, Stylish silk scarves with custom prints, Classic lightweight silk scarves, High-quality silk satin scarves, Comfortable blended fabric silk scarves, Trendy relaxed-fit silk scarves, Elegant patterned design silk scarves, Fashionable performance silk scarves, Premium silk with mesh accents, Classic fitted silk scarves, Comfortable moisture-wicking silk scarves, Trendsetting high-waist silk scarves, Chic low-rise silk scarves, Practical button-pocket silk scarves, Designer sleek silk scarves, Elegant silk blend scarves, High-performance breathable silk scarves, Comfortable casual silk scarves, Trendy reflective silk scarves, Premium tailored fit silk scarves, Fashion-forward high-tech silk scarves, Stylish comfortable silk scarves, Designer modern silk scarves, Classic silk scarves with adjustable features, Trendsetting lightweight silk scarves</text:p>
          </table:table-cell>
        </table:table-row>
        <table:table-row table:style-name="ro1">
          <table:table-cell office:value-type="string" calcext:value-type="string">
            <text:p>Knitted Gloves</text:p>
          </table:table-cell>
          <table:table-cell table:style-name="ce2" office:value-type="string" calcext:value-type="string">
            <text:p>Standard knitted gloves, Premium knitted gloves, Budget knitted gloves, Luxury knitted gloves, Classic knitted gloves, Modern knitted gloves, Slim-fit knitted gloves, Relaxed-fit knitted gloves, Long knitted gloves, Short knitted gloves, Black knitted gloves, White knitted gloves, Gray knitted gloves, Navy knitted gloves, Beige knitted gloves, Brown knitted gloves, Charcoal knitted gloves, Blue knitted gloves, Green knitted gloves, Red knitted gloves, Olive knitted gloves, Burgundy knitted gloves, Patterned knitted gloves, Printed knitted gloves, Solid knitted gloves, Textured knitted gloves, Smooth knitted gloves, Stretch knitted gloves, Non-stretch knitted gloves, Lightweight knitted gloves, Heavyweight knitted gloves, Designer knitted gloves, Custom knitted gloves, Off-the-rack knitted gloves, Tailored knitted gloves, Adjustable knitted gloves, Fingerless knitted gloves, Full-fingered knitted gloves, Mittens, Convertible knitted gloves, Knitted gloves with cuff, Knitted gloves with ribbed wrist, Classic wool knitted gloves, Modern acrylic knitted gloves, Stylish cashmere knitted gloves, Fashionable alpaca knitted gloves, Cozy fleece-lined knitted gloves, Trendy chunky knitted gloves, Comfortable thermal knitted gloves, Elegant knitted gloves with patterns, Chic embroidered knitted gloves, High-quality knitted gloves with textures, Premium performance knitted gloves, Classic versatile knitted gloves, Designer relaxed-fit knitted gloves, Trendsetting printed knitted gloves, Cozy smooth knitted gloves, Comfortable blended fabric knitted gloves, Elegant high-tech knitted gloves, Practical adjustable knitted gloves, Trendy lightweight knitted gloves, High-performance knitted gloves, Stylish designer knitted gloves, Classic fitted knitted gloves, Comfortable tailored knitted gloves, Designer casual knitted gloves, Trendy moisture-wicking knitted gloves, Chic reflective details knitted gloves, Premium sports knitted gloves, Classic breathable knitted gloves, Comfortable insulated knitted gloves, Fashion-forward knitted gloves, Elegant distressed design knitted gloves, Cozy high-performance knitted gloves, Designer athletic fit knitted gloves, Trendy printed design knitted gloves, Practical zippered knitted gloves, Stylish knitted gloves with custom prints, Classic lightweight knitted gloves, High-quality spandex knitted gloves, Comfortable blended fabric knitted gloves, Trendy relaxed-fit knitted gloves, Elegant patterned design knitted gloves, Fashionable performance knitted gloves, Premium mesh-lined knitted gloves, Classic fitted knitted gloves, Comfortable moisture-wicking knitted gloves, Trendsetting high-waist knitted gloves, Chic low-rise knitted gloves, Practical button-pocket knitted gloves, Designer sleek knitted gloves, Elegant spandex blend knitted gloves, High-performance breathable knitted gloves, Comfortable casual knitted gloves, Trendy reflective knitted gloves, Premium tailored fit knitted gloves, Fashion-forward high-tech knitted gloves, Stylish comfortable knitted gloves, Designer modern knitted gloves, Classic knitted gloves with adjustable features, Trendsetting lightweight knitted gloves</text:p>
          </table:table-cell>
        </table:table-row>
        <table:table-row table:style-name="ro1">
          <table:table-cell office:value-type="string" calcext:value-type="string">
            <text:p>Silk Scarves &amp; Ribbons</text:p>
          </table:table-cell>
          <table:table-cell table:style-name="ce2" office:value-type="string" calcext:value-type="string">
            <text:p>Silk scarf, Silk ribbon, Satin ribbon, Silk scarf with floral print, Silk scarf with geometric pattern, Silk scarf with paisley design, Silk scarf with abstract art, Silk scarf with polka dots, Silk scarf with animal print, Silk scarf with stripes, Silk scarf with ombré effect, Silk scarf with tropical print, Silk scarf with botanical pattern, Silk scarf with abstract design, Silk ribbon with satin finish, Silk ribbon with velvet texture, Silk ribbon with grosgrain texture, Silk ribbon with lace trim, Silk ribbon with satin sheen, Silk ribbon with organza finish, Silk ribbon with metallic edge, Silk ribbon with embroidered details, Silk ribbon with scalloped edge, Silk ribbon with printed design, Silk scarf with vintage pattern, Silk scarf with modern artwork, Silk scarf with retro print, Silk scarf with paisley border, Silk scarf with artistic design, Silk scarf with colorful stripes, Silk scarf with chic dots, Silk scarf with trendy animal print, Silk scarf with elegant floral design, Silk scarf with playful patterns, Silk ribbon with floral embroidery, Silk ribbon with intricate weaving, Silk ribbon with luxury finish, Silk ribbon with soft sheen, Silk ribbon with fine texture, Silk ribbon with decorative edges, Silk ribbon with satin ribbon finish, Silk scarf with bold colors, Silk scarf with pastel tones, Silk scarf with elegant gradient, Silk scarf with soft hues, Silk scarf with vibrant print, Silk scarf with artistic flair, Silk scarf with painterly design, Silk scarf with hand-painted look, Silk ribbon with sheen finish, Silk ribbon with decorative patterns, Silk ribbon with textured weave, Silk ribbon with smooth surface, Silk ribbon with sheer quality, Silk ribbon with layered texture, Silk ribbon with rich colors, Silk ribbon with elegant finish, Silk ribbon with delicate detailing, Silk scarf with classic design, Silk scarf with bohemian print, Silk scarf with chic motifs, Silk scarf with seasonal themes, Silk scarf with contemporary patterns, Silk ribbon with bold designs, Silk ribbon with trendy looks, Silk ribbon with rich embroidery, Silk ribbon with seasonal hues, Silk ribbon with luxury sheen, Silk ribbon with artistic accents, Silk ribbon with festive patterns, Silk scarf with high-fashion print, Silk scarf with luxurious design, Silk scarf with refined elegance, Silk scarf with classic motifs, Silk scarf with delicate art, Silk scarf with upscale pattern, Silk scarf with vibrant colors, Silk scarf with sophisticated design, Silk ribbon with decorative edges, Silk ribbon with fashion-forward designs, Silk ribbon with ornate details, Silk ribbon with charming patterns, Silk ribbon with elegant style, Silk ribbon with refined finish, Silk ribbon with stylish accents, Silk scarf with exotic prints, Silk scarf with cultural patterns, Silk scarf with bold graphics, Silk scarf with elegant florals, Silk scarf with artistic elements, Silk scarf with trendy accents, Silk scarf with chic patterns, Silk ribbon with exquisite texture, Silk ribbon with fashionable style, Silk ribbon with luxury patterns, Silk ribbon with ornate design, Silk ribbon with intricate detail, Silk ribbon with exquisite quality, Silk ribbon with refined patterns, Silk ribbon with charming style, Silk ribbon with delicate embroidery, Silk ribbon with stylish design, Silk scarf with eclectic prints, Silk scarf with glamorous style, Silk scarf with unique patterns, Silk scarf with sophisticated prints, Silk ribbon with elegant texture, Silk ribbon with premium quality, Silk ribbon with refined elegance, Silk ribbon with distinctive patterns, Silk ribbon with stylish embroidery, Silk ribbon with decorative design, Silk ribbon with luxury accents, Silk ribbon with modern flair, Silk ribbon with beautiful sheen, Silk ribbon with rich finish, Silk ribbon with unique look, Silk scarf with fine prints, Silk scarf with luxurious hues, Silk scarf with modern elegance, Silk scarf with elegant graphics, Silk scarf with unique motifs, Silk scarf with fashionable design, Silk ribbon with intricate textures, Silk ribbon with classy patterns, Silk ribbon with ornate detailing, Silk ribbon with chic styles, Silk ribbon with artistic sheen, Silk ribbon with fashionable details, Silk ribbon with charming accents, Silk ribbon with luxurious style, Silk ribbon with exquisite artistry, Silk ribbon with sophisticated texture, Silk ribbon with glamorous look, Silk ribbon with refined style</text:p>
          </table:table-cell>
        </table:table-row>
        <table:table-row table:style-name="ro1">
          <table:table-cell office:value-type="string" calcext:value-type="string">
            <text:p>Solid Color Scarves</text:p>
          </table:table-cell>
          <table:table-cell table:style-name="ce2" office:value-type="string" calcext:value-type="string">
            <text:p>Solid color scarf, Black solid color scarf, White solid color scarf, Gray solid color scarf, Navy solid color scarf, Beige solid color scarf, Brown solid color scarf, Charcoal solid color scarf, Blue solid color scarf, Green solid color scarf, Red solid color scarf, Olive solid color scarf, Burgundy solid color scarf, Pink solid color scarf, Yellow solid color scarf, Purple solid color scarf, Teal solid color scarf, Maroon solid color scarf, Light blue solid color scarf, Dark blue solid color scarf, Light gray solid color scarf, Dark gray solid color scarf, Cream solid color scarf, Light brown solid color scarf, Dark brown solid color scarf, Coral solid color scarf, Turquoise solid color scarf, Mustard solid color scarf, Peach solid color scarf, Lavender solid color scarf, Slate solid color scarf, Sand solid color scarf, Mint solid color scarf, Rose solid color scarf, Lilac solid color scarf, Aqua solid color scarf, Rust solid color scarf, Fuchsia solid color scarf, Wine solid color scarf, Emerald solid color scarf, Sapphire solid color scarf, Topaz solid color scarf, Amber solid color scarf, Forest green solid color scarf, Sea green solid color scarf, Sky blue solid color scarf, Steel blue solid color scarf, Plum solid color scarf, Indigo solid color scarf, Electric blue solid color scarf, Cobalt blue solid color scarf, Burgundy red solid color scarf, Cherry red solid color scarf, Wine red solid color scarf, Tangerine solid color scarf, Royal purple solid color scarf, Grape solid color scarf, Dark teal solid color scarf, Forest brown solid color scarf, Sandstone solid color scarf, Charcoal gray solid color scarf, Graphite solid color scarf, Ice blue solid color scarf, Blush pink solid color scarf, Soft peach solid color scarf, Rich brown solid color scarf, Pale yellow solid color scarf, Bright orange solid color scarf, Neon green solid color scarf, Bright purple solid color scarf, Classic red solid color scarf, Rusty orange solid color scarf, Kelly green solid color scarf, Olive drab solid color scarf, Bright turquoise solid color scarf, Warm beige solid color scarf, Cool gray solid color scarf, Dark chocolate solid color scarf, Light lilac solid color scarf, Soft lavender solid color scarf, Electric green solid color scarf, Aqua marine solid color scarf, Sunset orange solid color scarf, Soft rose solid color scarf, Dusky pink solid color scarf, Teal blue solid color scarf, Denim blue solid color scarf, Brick red solid color scarf, Marigold solid color scarf, Light emerald solid color scarf, Warm caramel solid color scarf, Cool mint solid color scarf, Peachy beige solid color scarf, Deep navy solid color scarf, Sky gray solid color scarf, Heather gray solid color scarf, Cool navy solid color scarf, Light olive solid color scarf, Salmon pink solid color scarf, Coral pink solid color scarf, Icy blue solid color scarf, Mellow yellow solid color scarf, Deep teal solid color scarf, Rusty red solid color scarf, Arctic white solid color scarf, Frost gray solid color scarf, Charcoal brown solid color scarf, Soft taupe solid color scarf, Vibrant coral solid color scarf, Soft mint solid color scarf, Deep rose solid color scarf, Rich navy solid color scarf, Bright fuchsia solid color scarf, Daffodil yellow solid color scarf, Soft teal solid color scarf, Burnt orange solid color scarf, Cool lilac solid color scarf, Coral red solid color scarf, Gentle peach solid color scarf, Light aqua solid color scarf, Charcoal teal solid color scarf, Vibrant mustard solid color scarf, Light raspberry solid color scarf, Deep plum solid color scarf, Rich chocolate solid color scarf, Soft beige solid color scarf, Warm olive solid color scarf, Icy lavender solid color scarf, Classic gray solid color scarf</text:p>
          </table:table-cell>
        </table:table-row>
        <table:table-row table:style-name="ro1">
          <table:table-cell office:value-type="string" calcext:value-type="string">
            <text:p>Cashmere Wool Scarves</text:p>
          </table:table-cell>
          <table:table-cell table:style-name="ce2" office:value-type="string" calcext:value-type="string">
            <text:p>Cashmere wool scarf, Premium cashmere wool scarf, Budget cashmere wool scarf, Luxury cashmere wool scarf, Classic cashmere wool scarf, Modern cashmere wool scarf, Slim-fit cashmere wool scarf, Relaxed-fit cashmere wool scarf, Long cashmere wool scarf, Short cashmere wool scarf, Black cashmere wool scarf, White cashmere wool scarf, Gray cashmere wool scarf, Navy cashmere wool scarf, Beige cashmere wool scarf, Brown cashmere wool scarf, Charcoal cashmere wool scarf, Blue cashmere wool scarf, Green cashmere wool scarf, Red cashmere wool scarf, Olive cashmere wool scarf, Burgundy cashmere wool scarf, Patterned cashmere wool scarf, Printed cashmere wool scarf, Solid cashmere wool scarf, Textured cashmere wool scarf, Smooth cashmere wool scarf, Stretch cashmere wool scarf, Non-stretch cashmere wool scarf, Lightweight cashmere wool scarf, Heavyweight cashmere wool scarf, Designer cashmere wool scarf, Custom cashmere wool scarf, Off-the-rack cashmere wool scarf, Tailored cashmere wool scarf, Adjustable cashmere wool scarf, Cashmere wool scarf with fringe, Cashmere wool scarf with ribbed edges, Classic wool cashmere blend scarf, Modern pure cashmere scarf, Stylish cashmere wool blend scarf, Fashionable high-quality cashmere scarf, Cozy soft cashmere wool scarf, Trendy chunky cashmere wool scarf, Comfortable plush cashmere wool scarf, Elegant fine cashmere wool scarf, Chic knitted cashmere wool scarf, High-quality luxurious cashmere scarf, Premium cashmere wool wrap, Classic versatile cashmere wool scarf, Designer relaxed-fit cashmere scarf, Trendsetting printed cashmere wool scarf, Cozy smooth cashmere wool scarf, Comfortable blended cashmere wool scarf, Elegant high-tech cashmere wool scarf, Practical adjustable cashmere wool scarf, Trendy lightweight cashmere wool scarf, High-performance cashmere wool scarf, Stylish designer cashmere wool scarf, Classic fitted cashmere wool scarf, Comfortable tailored cashmere wool scarf, Designer casual cashmere wool scarf, Trendy moisture-wicking cashmere wool scarf, Chic reflective details cashmere wool scarf, Premium sports cashmere wool scarf, Classic breathable cashmere wool scarf, Comfortable insulated cashmere wool scarf, Fashion-forward cashmere wool scarf, Elegant distressed design cashmere wool scarf, Cozy high-performance cashmere wool scarf, Designer athletic fit cashmere wool scarf, Trendy printed design cashmere wool scarf, Practical zippered cashmere wool scarf, Stylish cashmere wool scarf with custom prints, Classic lightweight cashmere wool scarf, High-quality spandex cashmere wool scarf, Comfortable blended fabric cashmere wool scarf, Trendy relaxed-fit cashmere wool scarf, Elegant patterned design cashmere wool scarf, Fashionable performance cashmere wool scarf, Premium mesh-lined cashmere wool scarf, Classic fitted cashmere wool scarf, Comfortable moisture-wicking cashmere wool scarf, Trendsetting high-waist cashmere wool scarf, Chic low-rise cashmere wool scarf, Practical button-pocket cashmere wool scarf, Designer sleek cashmere wool scarf, Elegant spandex blend cashmere wool scarf, High-performance breathable cashmere wool scarf, Comfortable casual cashmere wool scarf, Trendy reflective cashmere wool scarf, Premium tailored fit cashmere wool scarf, Fashion-forward high-tech cashmere wool scarf, Stylish comfortable cashmere wool scarf, Designer modern cashmere wool scarf, Classic cashmere wool scarf with adjustable features, Trendsetting lightweight cashmere wool scarf</text:p>
          </table:table-cell>
        </table:table-row>
        <table:table-row table:style-name="ro10">
          <table:table-cell office:value-type="string" calcext:value-type="string">
            <text:p>Plaid Scarves</text:p>
            <text:p>              </text:p>
          </table:table-cell>
          <table:table-cell table:style-name="ce2" office:value-type="string" calcext:value-type="string">
            <text:p>Plaid scarf, Classic plaid scarf, Premium plaid scarf, Budget plaid scarf, Luxury plaid scarf, Modern plaid scarf, Slim-fit plaid scarf, Relaxed-fit plaid scarf, Long plaid scarf, Short plaid scarf, Black plaid scarf, White plaid scarf, Gray plaid scarf, Navy plaid scarf, Beige plaid scarf, Brown plaid scarf, Charcoal plaid scarf, Blue plaid scarf, Green plaid scarf, Red plaid scarf, Olive plaid scarf, Burgundy plaid scarf, Patterned plaid scarf, Printed plaid scarf, Solid plaid scarf, Textured plaid scarf, Smooth plaid scarf, Stretch plaid scarf, Non-stretch plaid scarf, Lightweight plaid scarf, Heavyweight plaid scarf, Designer plaid scarf, Custom plaid scarf, Off-the-rack plaid scarf, Tailored plaid scarf, Adjustable plaid scarf, Plaid scarf with fringe, Plaid scarf with tassels, Classic wool plaid scarf, Modern cashmere plaid scarf, Stylish plaid scarf with patterns, Fashionable plaid scarf with stripes, Cozy plaid scarf with checks, Trendy plaid scarf with grids, Comfortable plaid wool scarf, Elegant plaid scarf with houndstooth, Chic plaid scarf with tartan, High-quality plaid scarf with borders, Premium plaid wrap scarf, Classic versatile plaid scarf, Designer relaxed-fit plaid scarf, Trendsetting plaid scarf with bold colors, Cozy smooth plaid scarf, Comfortable blended plaid scarf, Elegant high-tech plaid scarf, Practical adjustable plaid scarf, Trendy lightweight plaid scarf, High-performance plaid scarf, Stylish designer plaid scarf, Classic fitted plaid scarf, Comfortable tailored plaid scarf, Designer casual plaid scarf, Trendy moisture-wicking plaid scarf, Chic reflective details plaid scarf, Premium sports plaid scarf, Classic breathable plaid scarf, Comfortable insulated plaid scarf, Fashion-forward plaid scarf, Elegant distressed design plaid scarf, Cozy high-performance plaid scarf, Designer athletic fit plaid scarf, Trendy plaid scarf with prints, Practical zippered plaid scarf, Stylish plaid scarf with custom prints, Classic lightweight plaid scarf, High-quality plaid with spandex, Comfortable blended fabric plaid scarf, Trendy relaxed-fit plaid scarf, Elegant patterned plaid scarf, Fashionable performance plaid scarf, Premium mesh-lined plaid scarf, Classic fitted plaid scarf, Comfortable moisture-wicking plaid scarf, Trendsetting high-waist plaid scarf, Chic low-rise plaid scarf, Practical button-pocket plaid scarf, Designer sleek plaid scarf, Elegant spandex blend plaid scarf, High-performance breathable plaid scarf, Comfortable casual plaid scarf, Trendy reflective plaid scarf, Premium tailored fit plaid scarf, Fashion-forward high-tech plaid scarf, Stylish comfortable plaid scarf, Designer modern plaid scarf, Classic plaid scarf with adjustable features, Trendsetting lightweight plaid scarf</text:p>
          </table:table-cell>
        </table:table-row>
        <table:table-row table:style-name="ro10">
          <table:table-cell office:value-type="string" calcext:value-type="string">
            <text:p>Funny Masks</text:p>
            <text:p>              </text:p>
          </table:table-cell>
          <table:table-cell table:style-name="ce2" office:value-type="string" calcext:value-type="string">
            <text:p>Funny mask, Classic funny mask, Premium funny mask, Budget funny mask, Luxury funny mask, Modern funny mask, Slim-fit funny mask, Relaxed-fit funny mask, Long funny mask, Short funny mask, Black funny mask, White funny mask, Gray funny mask, Navy funny mask, Beige funny mask, Brown funny mask, Charcoal funny mask, Blue funny mask, Green funny mask, Red funny mask, Olive funny mask, Burgundy funny mask, Patterned funny mask, Printed funny mask, Solid funny mask, Textured funny mask, Smooth funny mask, Stretch funny mask, Non-stretch funny mask, Lightweight funny mask, Heavyweight funny mask, Designer funny mask, Custom funny mask, Off-the-rack funny mask, Tailored funny mask, Adjustable funny mask, Funny mask with humorous expressions, Funny mask with cartoon characters, Classic funny face mask, Modern novelty mask, Stylish funny mask with graphics, Fashionable funny mask with jokes, Cozy funny mask with funny prints, Trendy funny mask with puns, Comfortable funny mask with memes, Elegant funny mask with quirky designs, Chic funny mask with playful patterns, High-quality funny mask with comical prints, Premium funny mask with unique designs, Classic versatile funny mask, Designer relaxed-fit funny mask, Trendsetting funny mask with vibrant colors, Cozy smooth funny mask, Comfortable blended funny mask, Elegant high-tech funny mask, Practical adjustable funny mask, Trendy lightweight funny mask, High-performance funny mask, Stylish designer funny mask, Classic fitted funny mask, Comfortable tailored funny mask, Designer casual funny mask, Trendy moisture-wicking funny mask, Chic reflective details funny mask, Premium sports funny mask, Classic breathable funny mask, Comfortable insulated funny mask, Fashion-forward funny mask, Elegant distressed design funny mask, Cozy high-performance funny mask, Designer athletic fit funny mask, Trendy printed design funny mask, Practical zippered funny mask, Stylish funny mask with custom prints, Classic lightweight funny mask, High-quality funny mask with spandex, Comfortable blended fabric funny mask, Trendy relaxed-fit funny mask, Elegant patterned funny mask, Fashionable performance funny mask, Premium mesh-lined funny mask, Classic fitted funny mask, Comfortable moisture-wicking funny mask, Trendsetting high-waist funny mask, Chic low-rise funny mask, Practical button-pocket funny mask, Designer sleek funny mask, Elegant spandex blend funny mask, High-performance breathable funny mask, Comfortable casual funny mask, Trendy reflective funny mask, Premium tailored fit funny mask, Fashion-forward high-tech funny mask, Stylish comfortable funny mask, Designer modern funny mask, Classic funny mask with adjustable features, Trendsetting lightweight funny mask</text:p>
          </table:table-cell>
        </table:table-row>
        <table:table-row table:style-name="ro10">
          <table:table-cell office:value-type="string" calcext:value-type="string">
            <text:p>Bow Ties</text:p>
            <text:p>              </text:p>
          </table:table-cell>
          <table:table-cell table:style-name="ce2" office:value-type="string" calcext:value-type="string">
            <text:p>Bow tie, Classic bow tie, Premium bow tie, Budget bow tie, Luxury bow tie, Modern bow tie, Slim-fit bow tie, Relaxed-fit bow tie, Long bow tie, Short bow tie, Black bow tie, White bow tie, Gray bow tie, Navy bow tie, Beige bow tie, Brown bow tie, Charcoal bow tie, Blue bow tie, Green bow tie, Red bow tie, Olive bow tie, Burgundy bow tie, Patterned bow tie, Printed bow tie, Solid bow tie, Textured bow tie, Smooth bow tie, Stretch bow tie, Non-stretch bow tie, Lightweight bow tie, Heavyweight bow tie, Designer bow tie, Custom bow tie, Off-the-rack bow tie, Tailored bow tie, Adjustable bow tie, Bow tie with polka dots, Bow tie with stripes, Classic silk bow tie, Modern velvet bow tie, Stylish satin bow tie, Fashionable wool bow tie, Cozy cotton bow tie, Trendy patterned bow tie, Comfortable tweed bow tie, Elegant silk blend bow tie, Chic silk satin bow tie, High-quality bow tie with geometric patterns, Premium bow tie with unique designs, Classic versatile bow tie, Designer relaxed-fit bow tie, Trendsetting bow tie with bold colors, Cozy smooth bow tie, Comfortable blended bow tie, Elegant high-tech bow tie, Practical adjustable bow tie, Trendy lightweight bow tie, High-performance bow tie, Stylish designer bow tie, Classic fitted bow tie, Comfortable tailored bow tie, Designer casual bow tie, Trendy moisture-wicking bow tie, Chic reflective details bow tie, Premium sports bow tie, Classic breathable bow tie, Comfortable insulated bow tie, Fashion-forward bow tie, Elegant distressed design bow tie, Cozy high-performance bow tie, Designer athletic fit bow tie, Trendy printed design bow tie, Practical zippered bow tie, Stylish bow tie with custom prints, Classic lightweight bow tie, High-quality bow tie with spandex, Comfortable blended fabric bow tie, Trendy relaxed-fit bow tie, Elegant patterned bow tie, Fashionable performance bow tie, Premium mesh-lined bow tie, Classic fitted bow tie, Comfortable moisture-wicking bow tie, Trendsetting high-waist bow tie, Chic low-rise bow tie, Practical button-pocket bow tie, Designer sleek bow tie, Elegant spandex blend bow tie, High-performance breathable bow tie, Comfortable casual bow tie, Trendy reflective bow tie, Premium tailored fit bow tie, Fashion-forward high-tech bow tie, Stylish comfortable bow tie, Designer modern bow tie, Classic bow tie with adjustable features, Trendsetting lightweight bow tie</text:p>
          </table:table-cell>
        </table:table-row>
        <table:table-row table:style-name="ro10">
          <table:table-cell office:value-type="string" calcext:value-type="string">
            <text:p>Handkerchiefs</text:p>
            <text:p>              </text:p>
          </table:table-cell>
          <table:table-cell table:style-name="ce2" office:value-type="string" calcext:value-type="string">
            <text:p>Handkerchief, Classic handkerchief, Premium handkerchief, Budget handkerchief, Luxury handkerchief, Modern handkerchief, Slim-fit handkerchief, Relaxed-fit handkerchief, Large handkerchief, Small handkerchief, White handkerchief, Black handkerchief, Gray handkerchief, Navy handkerchief, Beige handkerchief, Brown handkerchief, Charcoal handkerchief, Blue handkerchief, Green handkerchief, Red handkerchief, Olive handkerchief, Burgundy handkerchief, Patterned handkerchief, Printed handkerchief, Solid handkerchief, Textured handkerchief, Smooth handkerchief, Stretch handkerchief, Non-stretch handkerchief, Lightweight handkerchief, Heavyweight handkerchief, Designer handkerchief, Custom handkerchief, Off-the-rack handkerchief, Tailored handkerchief, Adjustable handkerchief, Cotton handkerchief, Silk handkerchief, Linen handkerchief, Wool handkerchief, Satin handkerchief, Classic plaid handkerchief, Modern floral handkerchief, Stylish paisley handkerchief, Fashionable geometric handkerchief, Cozy striped handkerchief, Trendy dotted handkerchief, Comfortable checkered handkerchief, Elegant monogrammed handkerchief, Chic embroidered handkerchief, High-quality handkerchief with motifs, Premium handkerchief with unique designs, Classic versatile handkerchief, Designer relaxed-fit handkerchief, Trendsetting handkerchief with bold colors, Cozy smooth handkerchief, Comfortable blended handkerchief, Elegant high-tech handkerchief, Practical adjustable handkerchief, Trendy lightweight handkerchief, High-performance handkerchief, Stylish designer handkerchief, Classic fitted handkerchief, Comfortable tailored handkerchief, Designer casual handkerchief, Trendy moisture-wicking handkerchief, Chic reflective details handkerchief, Premium sports handkerchief, Classic breathable handkerchief, Comfortable insulated handkerchief, Fashion-forward handkerchief, Elegant distressed design handkerchief, Cozy high-performance handkerchief, Designer athletic fit handkerchief, Trendy printed design handkerchief, Practical zippered handkerchief, Stylish handkerchief with custom prints, Classic lightweight handkerchief, High-quality handkerchief with spandex, Comfortable blended fabric handkerchief, Trendy relaxed-fit handkerchief, Elegant patterned handkerchief, Fashionable performance handkerchief, Premium mesh-lined handkerchief, Classic fitted handkerchief, Comfortable moisture-wicking handkerchief, Trendsetting high-waist handkerchief, Chic low-rise handkerchief, Practical button-pocket handkerchief, Designer sleek handkerchief, Elegant spandex blend handkerchief, High-performance breathable handkerchief, Comfortable casual handkerchief, Trendy reflective handkerchief, Premium tailored fit handkerchief, Fashion-forward high-tech handkerchief, Stylish comfortable handkerchief, Designer modern handkerchief, Classic handkerchief with adjustable features, Trendsetting lightweight handkerchief</text:p>
          </table:table-cell>
        </table:table-row>
        <table:table-row table:style-name="ro1">
          <table:table-cell office:value-type="string" calcext:value-type="string">
            <text:p>Ties</text:p>
          </table:table-cell>
          <table:table-cell table:style-name="ce2" office:value-type="string" calcext:value-type="string">
            <text:p>Tie, Classic tie, Premium tie, Budget tie, Luxury tie, Modern tie, Slim-fit tie, Relaxed-fit tie, Long tie, Short tie, Black tie, White tie, Gray tie, Navy tie, Beige tie, Brown tie, Charcoal tie, Blue tie, Green tie, Red tie, Olive tie, Burgundy tie, Patterned tie, Printed tie, Solid tie, Textured tie, Smooth tie, Stretch tie, Non-stretch tie, Lightweight tie, Heavyweight tie, Designer tie, Custom tie, Off-the-rack tie, Tailored tie, Adjustable tie, Silk tie, Wool tie, Cotton tie, Linen tie, Satin tie, Classic striped tie, Modern polka dot tie, Stylish paisley tie, Fashionable floral tie, Cozy checkered tie, Trendy geometric tie, Comfortable knitted tie, Elegant bow tie, Chic bow tie with patterns, High-quality silk tie with motifs, Premium wool tie with unique designs, Classic versatile tie, Designer relaxed-fit tie, Trendsetting tie with bold colors, Cozy smooth tie, Comfortable blended tie, Elegant high-tech tie, Practical adjustable tie, Trendy lightweight tie, High-performance tie, Stylish designer tie, Classic fitted tie, Comfortable tailored tie, Designer casual tie, Trendy moisture-wicking tie, Chic reflective details tie, Premium sports tie, Classic breathable tie, Comfortable insulated tie, Fashion-forward tie, Elegant distressed design tie, Cozy high-performance tie, Designer athletic fit tie, Trendy printed design tie, Practical zippered tie, Stylish tie with custom prints, Classic lightweight tie, High-quality tie with spandex, Comfortable blended fabric tie, Trendy relaxed-fit tie, Elegant patterned tie, Fashionable performance tie, Premium mesh-lined tie, Classic fitted tie, Comfortable moisture-wicking tie, Trendsetting high-waist tie, Chic low-rise tie, Practical button-pocket tie, Designer sleek tie, Elegant spandex blend tie, High-performance breathable tie, Comfortable casual tie, Trendy reflective tie, Premium tailored fit tie, Fashion-forward high-tech tie, Stylish comfortable tie, Designer modern tie, Classic tie with adjustable features, Trendsetting lightweight tie</text:p>
          </table:table-cell>
        </table:table-row>
        <table:table-row table:style-name="ro1">
          <table:table-cell office:value-type="string" calcext:value-type="string">
            <text:p>Fashionable Canes</text:p>
          </table:table-cell>
          <table:table-cell table:style-name="ce2" office:value-type="string" calcext:value-type="string">
            <text:p>Fashionable cane, Classic fashionable cane, Premium fashionable cane, Budget fashionable cane, Luxury fashionable cane, Modern fashionable cane, Slim-fit fashionable cane, Relaxed-fit fashionable cane, Long fashionable cane, Short fashionable cane, Black fashionable cane, White fashionable cane, Gray fashionable cane, Navy fashionable cane, Beige fashionable cane, Brown fashionable cane, Charcoal fashionable cane, Blue fashionable cane, Green fashionable cane, Red fashionable cane, Olive fashionable cane, Burgundy fashionable cane, Patterned fashionable cane, Printed fashionable cane, Solid fashionable cane, Textured fashionable cane, Smooth fashionable cane, Stretch fashionable cane, Non-stretch fashionable cane, Lightweight fashionable cane, Heavyweight fashionable cane, Designer fashionable cane, Custom fashionable cane, Off-the-rack fashionable cane, Tailored fashionable cane, Adjustable fashionable cane, Classic wood fashionable cane, Modern metal fashionable cane, Stylish leather fashionable cane, Fashionable walking cane with handle, Cozy ergonomic fashionable cane, Trendy designer fashionable cane, Comfortable fashionable cane with grip, Elegant stylish fashionable cane, Chic ornate fashionable cane, High-quality fashionable cane with patterns, Premium fashionable cane with unique designs, Classic versatile fashionable cane, Designer relaxed-fit fashionable cane, Trendsetting fashionable cane with bold colors, Cozy smooth fashionable cane, Comfortable blended fashionable cane, Elegant high-tech fashionable cane, Practical adjustable fashionable cane, Trendy lightweight fashionable cane, High-performance fashionable cane, Stylish designer fashionable cane, Classic fitted fashionable cane, Comfortable tailored fashionable cane, Designer casual fashionable cane, Trendy moisture-wicking fashionable cane, Chic reflective details fashionable cane, Premium sports fashionable cane, Classic breathable fashionable cane, Comfortable insulated fashionable cane, Fashion-forward fashionable cane, Elegant distressed design fashionable cane, Cozy high-performance fashionable cane, Designer athletic fit fashionable cane, Trendy printed design fashionable cane, Practical zippered fashionable cane, Stylish fashionable cane with custom prints, Classic lightweight fashionable cane, High-quality fashionable cane with spandex, Comfortable blended fabric fashionable cane, Trendy relaxed-fit fashionable cane, Elegant patterned fashionable cane, Fashionable performance cane, Premium mesh-lined fashionable cane, Classic fitted fashionable cane, Comfortable moisture-wicking fashionable cane, Trendsetting high-waist fashionable cane, Chic low-rise fashionable cane, Practical button-pocket fashionable cane, Designer sleek fashionable cane, Elegant spandex blend fashionable cane, High-performance breathable fashionable cane, Comfortable casual fashionable cane, Trendy reflective fashionable cane, Premium tailored fit fashionable cane, Fashion-forward high-tech fashionable cane, Stylish comfortable fashionable cane, Designer modern fashionable cane, Classic fashionable cane with adjustable features, Trendsetting lightweight fashionable cane</text:p>
          </table:table-cell>
        </table:table-row>
        <table:table-row table:style-name="ro1">
          <table:table-cell office:value-type="string" calcext:value-type="string">
            <text:p>DIY Accessories</text:p>
          </table:table-cell>
          <table:table-cell table:style-name="ce2" office:value-type="string" calcext:value-type="string">
            <text:p>DIY accessory, Classic DIY accessory, Premium DIY accessory, Budget DIY accessory, Luxury DIY accessory, Modern DIY accessory, Slim-fit DIY accessory, Relaxed-fit DIY accessory, Large DIY accessory, Small DIY accessory, Black DIY accessory, White DIY accessory, Gray DIY accessory, Navy DIY accessory, Beige DIY accessory, Brown DIY accessory, Charcoal DIY accessory, Blue DIY accessory, Green DIY accessory, Red DIY accessory, Olive DIY accessory, Burgundy DIY accessory, Patterned DIY accessory, Printed DIY accessory, Solid DIY accessory, Textured DIY accessory, Smooth DIY accessory, Stretch DIY accessory, Non-stretch DIY accessory, Lightweight DIY accessory, Heavyweight DIY accessory, Designer DIY accessory, Custom DIY accessory, Off-the-rack DIY accessory, Tailored DIY accessory, Adjustable DIY accessory, Classic craft DIY accessory, Modern beading DIY accessory, Stylish sewing DIY accessory, Fashionable knitting DIY accessory, Cozy crocheting DIY accessory, Trendy embellishment DIY accessory, Comfortable fabric DIY accessory, Elegant tool DIY accessory, Chic hardware DIY accessory, High-quality DIY tool with motifs, Premium DIY accessory with unique designs, Classic versatile DIY accessory, Designer relaxed-fit DIY accessory, Trendsetting DIY accessory with bold colors, Cozy smooth DIY accessory, Comfortable blended DIY accessory, Elegant high-tech DIY accessory, Practical adjustable DIY accessory, Trendy lightweight DIY accessory, High-performance DIY accessory, Stylish designer DIY accessory, Classic fitted DIY accessory, Comfortable tailored DIY accessory, Designer casual DIY accessory, Trendy moisture-wicking DIY accessory, Chic reflective details DIY accessory, Premium sports DIY accessory, Classic breathable DIY accessory, Comfortable insulated DIY accessory, Fashion-forward DIY accessory, Elegant distressed design DIY accessory, Cozy high-performance DIY accessory, Designer athletic fit DIY accessory, Trendy printed design DIY accessory, Practical zippered DIY accessory, Stylish DIY accessory with custom prints, Classic lightweight DIY accessory, High-quality DIY accessory with spandex, Comfortable blended fabric DIY accessory, Trendy relaxed-fit DIY accessory, Elegant patterned DIY accessory, Fashionable performance DIY accessory, Premium mesh-lined DIY accessory, Classic fitted DIY accessory, Comfortable moisture-wicking DIY accessory, Trendsetting high-waist DIY accessory, Chic low-rise DIY accessory, Practical button-pocket DIY accessory, Designer sleek DIY accessory, Elegant spandex blend DIY accessory, High-performance breathable DIY accessory, Comfortable casual DIY accessory, Trendy reflective DIY accessory, Premium tailored fit DIY accessory, Fashion-forward high-tech DIY accessory, Stylish comfortable DIY accessory, Designer modern DIY accessory, Classic DIY accessory with adjustable features, Trendsetting lightweight DIY accessory</text:p>
          </table:table-cell>
        </table:table-row>
        <table:table-row table:style-name="ro10">
          <table:table-cell office:value-type="string" calcext:value-type="string">
            <text:p>Top Hats</text:p>
            <text:p>              </text:p>
          </table:table-cell>
          <table:table-cell table:style-name="ce2" office:value-type="string" calcext:value-type="string">
            <text:p>Top hat, Classic top hat, Premium top hat, Budget top hat, Luxury top hat, Modern top hat, Slim-fit top hat, Relaxed-fit top hat, Long top hat, Short top hat, Black top hat, White top hat, Gray top hat, Navy top hat, Beige top hat, Brown top hat, Charcoal top hat, Blue top hat, Green top hat, Red top hat, Olive top hat, Burgundy top hat, Patterned top hat, Printed top hat, Solid top hat, Textured top hat, Smooth top hat, Stretch top hat, Non-stretch top hat, Lightweight top hat, Heavyweight top hat, Designer top hat, Custom top hat, Off-the-rack top hat, Tailored top hat, Adjustable top hat, Classic wool top hat, Modern felt top hat, Stylish satin top hat, Fashionable velvet top hat, Cozy silk top hat, Trendy leather top hat, Comfortable tweed top hat, Elegant embellished top hat, Chic beaded top hat, High-quality top hat with motifs, Premium top hat with unique designs, Classic versatile top hat, Designer relaxed-fit top hat, Trendsetting top hat with bold colors, Cozy smooth top hat, Comfortable blended top hat, Elegant high-tech top hat, Practical adjustable top hat, Trendy lightweight top hat, High-performance top hat, Stylish designer top hat, Classic fitted top hat, Comfortable tailored top hat, Designer casual top hat, Trendy moisture-wicking top hat, Chic reflective details top hat, Premium sports top hat, Classic breathable top hat, Comfortable insulated top hat, Fashion-forward top hat, Elegant distressed design top hat, Cozy high-performance top hat, Designer athletic fit top hat, Trendy printed design top hat, Practical zippered top hat, Stylish top hat with custom prints, Classic lightweight top hat, High-quality top hat with spandex, Comfortable blended fabric top hat, Trendy relaxed-fit top hat, Elegant patterned top hat, Fashionable performance top hat, Premium mesh-lined top hat, Classic fitted top hat, Comfortable moisture-wicking top hat, Trendsetting high-waist top hat, Chic low-rise top hat, Practical button-pocket top hat, Designer sleek top hat, Elegant spandex blend top hat, High-performance breathable top hat, Comfortable casual top hat, Trendy reflective top hat, Premium tailored fit top hat, Fashion-forward high-tech top hat, Stylish comfortable top hat, Designer modern top hat, Classic top hat with adjustable features, Trendsetting lightweight top hat</text:p>
          </table:table-cell>
        </table:table-row>
        <table:table-row table:style-name="ro10">
          <table:table-cell office:value-type="string" calcext:value-type="string">
            <text:p>Fun Hats</text:p>
            <text:p>              </text:p>
          </table:table-cell>
          <table:table-cell table:style-name="ce2" office:value-type="string" calcext:value-type="string">
            <text:p>Fun hat, Classic fun hat, Premium fun hat, Budget fun hat, Luxury fun hat, Modern fun hat, Slim-fit fun hat, Relaxed-fit fun hat, Long fun hat, Short fun hat, Black fun hat, White fun hat, Gray fun hat, Navy fun hat, Beige fun hat, Brown fun hat, Charcoal fun hat, Blue fun hat, Green fun hat, Red fun hat, Olive fun hat, Burgundy fun hat, Patterned fun hat, Printed fun hat, Solid fun hat, Textured fun hat, Smooth fun hat, Stretch fun hat, Non-stretch fun hat, Lightweight fun hat, Heavyweight fun hat, Designer fun hat, Custom fun hat, Off-the-rack fun hat, Tailored fun hat, Adjustable fun hat, Classic novelty fun hat, Modern graphic fun hat, Stylish colorful fun hat, Fashionable themed fun hat, Cozy animal fun hat, Trendy cartoon fun hat, Comfortable party fun hat, Elegant festive fun hat, Chic quirky fun hat, High-quality fun hat with designs, Premium fun hat with unique patterns, Classic versatile fun hat, Designer relaxed-fit fun hat, Trendsetting fun hat with bold prints, Cozy smooth fun hat, Comfortable blended fun hat, Elegant high-tech fun hat, Practical adjustable fun hat, Trendy lightweight fun hat, High-performance fun hat, Stylish designer fun hat, Classic fitted fun hat, Comfortable tailored fun hat, Designer casual fun hat, Trendy moisture-wicking fun hat, Chic reflective details fun hat, Premium sports fun hat, Classic breathable fun hat, Comfortable insulated fun hat, Fashion-forward fun hat, Elegant distressed design fun hat, Cozy high-performance fun hat, Designer athletic fit fun hat, Trendy printed design fun hat, Practical zippered fun hat, Stylish fun hat with custom prints, Classic lightweight fun hat, High-quality fun hat with spandex, Comfortable blended fabric fun hat, Trendy relaxed-fit fun hat, Elegant patterned fun hat, Fashionable performance fun hat, Premium mesh-lined fun hat, Classic fitted fun hat, Comfortable moisture-wicking fun hat, Trendsetting high-waist fun hat, Chic low-rise fun hat, Practical button-pocket fun hat, Designer sleek fun hat, Elegant spandex blend fun hat, High-performance breathable fun hat, Comfortable casual fun hat, Trendy reflective fun hat, Premium tailored fit fun hat, Fashion-forward high-tech fun hat, Stylish comfortable fun hat, Designer modern fun hat, Classic fun hat with adjustable features, Trendsetting lightweight fun hat</text:p>
          </table:table-cell>
        </table:table-row>
        <table:table-row table:style-name="ro1">
          <table:table-cell office:value-type="string" calcext:value-type="string">
            <text:p>One Piece Hats</text:p>
          </table:table-cell>
          <table:table-cell table:style-name="ce2" office:value-type="string" calcext:value-type="string">
            <text:p>One Piece hat, Classic One Piece hat, Premium One Piece hat, Budget One Piece hat, Luxury One Piece hat, Modern One Piece hat, Slim-fit One Piece hat, Relaxed-fit One Piece hat, Long One Piece hat, Short One Piece hat, Black One Piece hat, White One Piece hat, Gray One Piece hat, Navy One Piece hat, Beige One Piece hat, Brown One Piece hat, Charcoal One Piece hat, Blue One Piece hat, Green One Piece hat, Red One Piece hat, Olive One Piece hat, Burgundy One Piece hat, Patterned One Piece hat, Printed One Piece hat, Solid One Piece hat, Textured One Piece hat, Smooth One Piece hat, Stretch One Piece hat, Non-stretch One Piece hat, Lightweight One Piece hat, Heavyweight One Piece hat, Designer One Piece hat, Custom One Piece hat, Off-the-rack One Piece hat, Tailored One Piece hat, Adjustable One Piece hat, Classic straw One Piece hat, Modern bandana One Piece hat, Stylish pirate One Piece hat, Fashionable captain’s One Piece hat, Cozy floppy One Piece hat, Trendy beanie One Piece hat, Comfortable fedora One Piece hat, Elegant tricorn One Piece hat, Chic bucket One Piece hat, High-quality One Piece hat with motifs, Premium One Piece hat with unique designs, Classic versatile One Piece hat, Designer relaxed-fit One Piece hat, Trendsetting One Piece hat with bold colors, Cozy smooth One Piece hat, Comfortable blended One Piece hat, Elegant high-tech One Piece hat, Practical adjustable One Piece hat, Trendy lightweight One Piece hat, High-performance One Piece hat, Stylish designer One Piece hat, Classic fitted One Piece hat, Comfortable tailored One Piece hat, Designer casual One Piece hat, Trendy moisture-wicking One Piece hat, Chic reflective details One Piece hat, Premium sports One Piece hat, Classic breathable One Piece hat, Comfortable insulated One Piece hat, Fashion-forward One Piece hat, Elegant distressed design One Piece hat, Cozy high-performance One Piece hat, Designer athletic fit One Piece hat, Trendy printed design One Piece hat, Practical zippered One Piece hat, Stylish One Piece hat with custom prints, Classic lightweight One Piece hat, High-quality One Piece hat with spandex, Comfortable blended fabric One Piece hat, Trendy relaxed-fit One Piece hat, Elegant patterned One Piece hat, Fashionable performance One Piece hat, Premium mesh-lined One Piece hat, Classic fitted One Piece hat, Comfortable moisture-wicking One Piece hat, Trendsetting high-waist One Piece hat, Chic low-rise One Piece hat, Practical button-pocket One Piece hat, Designer sleek One Piece hat, Elegant spandex blend One Piece hat, High-performance breathable One Piece hat, Comfortable casual One Piece hat, Trendy reflective One Piece hat, Premium tailored fit One Piece hat, Fashion-forward high-tech One Piece hat, Stylish comfortable One Piece hat, Designer modern One Piece hat, Classic One Piece hat with adjustable features, Trendsetting lightweight One Piece hat</text:p>
          </table:table-cell>
        </table:table-row>
        <table:table-row table:style-name="ro16">
          <table:table-cell office:value-type="string" calcext:value-type="string">
            <text:p>Sun Hats</text:p>
            <text:p>              </text:p>
          </table:table-cell>
          <table:table-cell table:style-name="ce2" office:value-type="string" calcext:value-type="string">
            <text:p>Sun hat, Classic sun hat, Premium sun hat, Budget sun hat, Luxury sun hat, Modern sun hat, Slim-fit sun hat, Relaxed-fit sun hat, Wide-brim sun hat, Narrow-brim sun hat, Black sun hat, White sun hat, Gray sun hat, Navy sun hat, Beige sun hat, Brown sun hat, Charcoal sun hat, Blue sun hat, Green sun hat, Red sun hat, Olive sun hat, Burgundy sun hat, Patterned sun hat, Printed sun hat, Solid sun hat, Textured sun hat, Smooth sun hat, Stretch sun hat, Non-stretch sun hat, Lightweight sun hat, Heavyweight sun hat, Designer sun hat, Custom sun hat, Off-the-rack sun hat, Tailored sun hat, Adjustable sun hat, Classic straw sun hat, Modern canvas sun hat, Stylish wide-brim sun hat, Fashionable floppy sun hat, Cozy bucket sun hat, Trendy fedora sun hat, Comfortable panama sun hat, Elegant sun visor, Chic sun cap, High-quality sun hat with motifs, Premium sun hat with unique designs, Classic versatile sun hat, Designer relaxed-fit sun hat, Trendsetting sun hat with bold colors, Cozy smooth sun hat, Comfortable blended sun hat, Elegant high-tech sun hat, Practical adjustable sun hat, Trendy lightweight sun hat, High-performance sun hat, Stylish designer sun hat, Classic fitted sun hat, Comfortable tailored sun hat, Designer casual sun hat, Trendy moisture-wicking sun hat, Chic reflective details sun hat, Premium sports sun hat, Classic breathable sun hat, Comfortable insulated sun hat, Fashion-forward sun hat, Elegant distressed design sun hat, Cozy high-performance sun hat, Designer athletic fit sun hat, Trendy printed design sun hat, Practical zippered sun hat, Stylish sun hat with custom prints, Classic lightweight sun hat, High-quality sun hat with spandex, Comfortable blended fabric sun hat, Trendy relaxed-fit sun hat, Elegant patterned sun hat, Fashionable performance sun hat, Premium mesh-lined sun hat, Classic fitted sun hat, Comfortable moisture-wicking sun hat, Trendsetting high-waist sun hat, Chic low-rise sun hat, Practical button-pocket sun hat, Designer sleek sun hat, Elegant spandex blend sun hat, High-performance breathable sun hat, Comfortable casual sun hat, Trendy reflective sun hat, Premium tailored fit sun hat, Fashion-forward high-tech sun hat, Stylish comfortable sun hat, Designer modern sun hat, Classic sun hat with adjustable features, Trendsetting lightweight sun hat</text:p>
          </table:table-cell>
        </table:table-row>
        <table:table-row table:style-name="ro1">
          <table:table-cell office:value-type="string" calcext:value-type="string">
            <text:p>Kids' Sun Hats</text:p>
          </table:table-cell>
          <table:table-cell table:style-name="ce2" office:value-type="string" calcext:value-type="string">
            <text:p>Kids' sun hat, Classic kids' sun hat, Premium kids' sun hat, Budget kids' sun hat, Luxury kids' sun hat, Modern kids' sun hat, Slim-fit kids' sun hat, Relaxed-fit kids' sun hat, Wide-brim kids' sun hat, Narrow-brim kids' sun hat, Black kids' sun hat, White kids' sun hat, Gray kids' sun hat, Navy kids' sun hat, Beige kids' sun hat, Brown kids' sun hat, Charcoal kids' sun hat, Blue kids' sun hat, Green kids' sun hat, Red kids' sun hat, Olive kids' sun hat, Burgundy kids' sun hat, Patterned kids' sun hat, Printed kids' sun hat, Solid kids' sun hat, Textured kids' sun hat, Smooth kids' sun hat, Stretch kids' sun hat, Non-stretch kids' sun hat, Lightweight kids' sun hat, Heavyweight kids' sun hat, Designer kids' sun hat, Custom kids' sun hat, Off-the-rack kids' sun hat, Tailored kids' sun hat, Adjustable kids' sun hat, Classic straw kids' sun hat, Modern canvas kids' sun hat, Stylish wide-brim kids' sun hat, Fashionable floppy kids' sun hat, Cozy bucket kids' sun hat, Trendy fedora kids' sun hat, Comfortable panama kids' sun hat, Elegant sun visor for kids, Chic sun cap for kids, High-quality kids' sun hat with motifs, Premium kids' sun hat with unique designs, Classic versatile kids' sun hat, Designer relaxed-fit kids' sun hat, Trendsetting kids' sun hat with bold colors, Cozy smooth kids' sun hat, Comfortable blended kids' sun hat, Elegant high-tech kids' sun hat, Practical adjustable kids' sun hat, Trendy lightweight kids' sun hat, High-performance kids' sun hat, Stylish designer kids' sun hat, Classic fitted kids' sun hat, Comfortable tailored kids' sun hat, Designer casual kids' sun hat, Trendy moisture-wicking kids' sun hat, Chic reflective details kids' sun hat, Premium sports kids' sun hat, Classic breathable kids' sun hat, Comfortable insulated kids' sun hat, Fashion-forward kids' sun hat, Elegant distressed design kids' sun hat, Cozy high-performance kids' sun hat, Designer athletic fit kids' sun hat, Trendy printed design kids' sun hat, Practical zippered kids' sun hat, Stylish kids' sun hat with custom prints, Classic lightweight kids' sun hat, High-quality kids' sun hat with spandex, Comfortable blended fabric kids' sun hat, Trendy relaxed-fit kids' sun hat, Elegant patterned kids' sun hat, Fashionable performance kids' sun hat, Premium mesh-lined kids' sun hat, Classic fitted kids' sun hat, Comfortable moisture-wicking kids' sun hat, Trendsetting high-waist kids' sun hat, Chic low-rise kids' sun hat, Practical button-pocket kids' sun hat, Designer sleek kids' sun hat, Elegant spandex blend kids' sun hat, High-performance breathable kids' sun hat, Comfortable casual kids' sun hat, Trendy reflective kids' sun hat, Premium tailored fit kids' sun hat, Fashion-forward high-tech kids' sun hat, Stylish comfortable kids' sun hat, Designer modern kids' sun hat, Classic kids' sun hat with adjustable features, Trendsetting lightweight kids' sun hat</text:p>
          </table:table-cell>
        </table:table-row>
        <table:table-row table:style-name="ro16">
          <table:table-cell office:value-type="string" calcext:value-type="string">
            <text:p>Baseball Caps</text:p>
            <text:p>              </text:p>
          </table:table-cell>
          <table:table-cell table:style-name="ce2" office:value-type="string" calcext:value-type="string">
            <text:p>Baseball cap, Classic baseball cap, Premium baseball cap, Budget baseball cap, Luxury baseball cap, Modern baseball cap, Slim-fit baseball cap, Relaxed-fit baseball cap, Adjustable baseball cap, Snapback baseball cap, Fitted baseball cap, Black baseball cap, White baseball cap, Gray baseball cap, Navy baseball cap, Beige baseball cap, Brown baseball cap, Charcoal baseball cap, Blue baseball cap, Green baseball cap, Red baseball cap, Olive baseball cap, Burgundy baseball cap, Patterned baseball cap, Printed baseball cap, Solid baseball cap, Textured baseball cap, Smooth baseball cap, Stretch baseball cap, Non-stretch baseball cap, Lightweight baseball cap, Heavyweight baseball cap, Designer baseball cap, Custom baseball cap, Off-the-rack baseball cap, Tailored baseball cap, Classic cotton baseball cap, Modern mesh baseball cap, Stylish wool baseball cap, Fashionable leather baseball cap, Cozy fleece baseball cap, Trendy denim baseball cap, Comfortable canvas baseball cap, Elegant suede baseball cap, Chic embroidered baseball cap, High-quality baseball cap with motifs, Premium baseball cap with unique designs, Classic versatile baseball cap, Designer relaxed-fit baseball cap, Trendsetting baseball cap with bold colors, Cozy smooth baseball cap, Comfortable blended baseball cap, Elegant high-tech baseball cap, Practical adjustable baseball cap, Trendy lightweight baseball cap, High-performance baseball cap, Stylish designer baseball cap, Classic fitted baseball cap, Comfortable tailored baseball cap, Designer casual baseball cap, Trendy moisture-wicking baseball cap, Chic reflective details baseball cap, Premium sports baseball cap, Classic breathable baseball cap, Comfortable insulated baseball cap, Fashion-forward baseball cap, Elegant distressed design baseball cap, Cozy high-performance baseball cap, Designer athletic fit baseball cap, Trendy printed design baseball cap, Practical zippered baseball cap, Stylish baseball cap with custom prints, Classic lightweight baseball cap, High-quality baseball cap with spandex, Comfortable blended fabric baseball cap, Trendy relaxed-fit baseball cap, Elegant patterned baseball cap, Fashionable performance baseball cap, Premium mesh-lined baseball cap, Classic fitted baseball cap, Comfortable moisture-wicking baseball cap, Trendsetting high-waist baseball cap, Chic low-rise baseball cap, Practical button-pocket baseball cap, Designer sleek baseball cap, Elegant spandex blend baseball cap, High-performance breathable baseball cap, Comfortable casual baseball cap, Trendy reflective baseball cap, Premium tailored fit baseball cap, Fashion-forward high-tech baseball cap, Stylish comfortable baseball cap, Designer modern baseball cap, Classic baseball cap with adjustable features, Trendsetting lightweight baseball cap</text:p>
          </table:table-cell>
        </table:table-row>
        <table:table-row table:style-name="ro1">
          <table:table-cell office:value-type="string" calcext:value-type="string">
            <text:p>Trendy Claw Clips</text:p>
          </table:table-cell>
          <table:table-cell table:style-name="ce2" office:value-type="string" calcext:value-type="string">
            <text:p>Trendy claw clip, Classic trendy claw clip, Premium trendy claw clip, Budget trendy claw clip, Luxury trendy claw clip, Modern trendy claw clip, Slim-fit trendy claw clip, Relaxed-fit trendy claw clip, Large trendy claw clip, Small trendy claw clip, Black trendy claw clip, White trendy claw clip, Gray trendy claw clip, Navy trendy claw clip, Beige trendy claw clip, Brown trendy claw clip, Charcoal trendy claw clip, Blue trendy claw clip, Green trendy claw clip, Red trendy claw clip, Olive trendy claw clip, Burgundy trendy claw clip, Patterned trendy claw clip, Printed trendy claw clip, Solid trendy claw clip, Textured trendy claw clip, Smooth trendy claw clip, Stretch trendy claw clip, Non-stretch trendy claw clip, Lightweight trendy claw clip, Heavyweight trendy claw clip, Designer trendy claw clip, Custom trendy claw clip, Off-the-rack trendy claw clip, Tailored trendy claw clip, Adjustable trendy claw clip, Classic acrylic trendy claw clip, Modern resin trendy claw clip, Stylish metal trendy claw clip, Fashionable tortoiseshell trendy claw clip, Cozy plastic trendy claw clip, Trendy geometric claw clip, Comfortable decorative claw clip, Elegant jeweled claw clip, Chic marble claw clip, High-quality trendy claw clip with motifs, Premium trendy claw clip with unique designs, Classic versatile trendy claw clip, Designer relaxed-fit trendy claw clip, Trendsetting trendy claw clip with bold colors, Cozy smooth trendy claw clip, Comfortable blended trendy claw clip, Elegant high-tech trendy claw clip, Practical adjustable trendy claw clip, Trendy lightweight claw clip, High-performance trendy claw clip, Stylish designer trendy claw clip, Classic fitted trendy claw clip, Comfortable tailored trendy claw clip, Designer casual trendy claw clip, Trendy moisture-wicking claw clip, Chic reflective details trendy claw clip, Premium sports trendy claw clip, Classic breathable trendy claw clip, Comfortable insulated trendy claw clip, Fashion-forward trendy claw clip, Elegant distressed design trendy claw clip, Cozy high-performance trendy claw clip, Designer athletic fit trendy claw clip, Trendy printed design claw clip, Practical zippered trendy claw clip, Stylish trendy claw clip with custom prints, Classic lightweight trendy claw clip, High-quality trendy claw clip with spandex, Comfortable blended fabric trendy claw clip, Trendy relaxed-fit claw clip, Elegant patterned trendy claw clip, Fashionable performance trendy claw clip, Premium mesh-lined trendy claw clip, Classic fitted trendy claw clip, Comfortable moisture-wicking trendy claw clip, Trendsetting high-waist trendy claw clip, Chic low-rise trendy claw clip, Practical button-pocket trendy claw clip, Designer sleek trendy claw clip, Elegant spandex blend trendy claw clip, High-performance breathable trendy claw clip, Comfortable casual trendy claw clip, Trendy reflective claw clip, Premium tailored fit trendy claw clip, Fashion-forward high-tech trendy claw clip, Stylish comfortable trendy claw clip, Designer modern trendy claw clip, Classic trendy claw clip with adjustable features, Trendsetting lightweight trendy claw clip</text:p>
          </table:table-cell>
        </table:table-row>
        <table:table-row table:style-name="ro1">
          <table:table-cell office:value-type="string" calcext:value-type="string">
            <text:p>Bandanas &amp; Nightcaps</text:p>
          </table:table-cell>
          <table:table-cell table:style-name="ce2" office:value-type="string" calcext:value-type="string">
            <text:p>Bandana, Classic bandana, Premium bandana, Budget bandana, Luxury bandana, Modern bandana, Slim-fit bandana, Relaxed-fit bandana, Large bandana, Small bandana, Black bandana, White bandana, Gray bandana, Navy bandana, Beige bandana, Brown bandana, Charcoal bandana, Blue bandana, Green bandana, Red bandana, Olive bandana, Burgundy bandana, Patterned bandana, Printed bandana, Solid bandana, Textured bandana, Smooth bandana, Stretch bandana, Non-stretch bandana, Lightweight bandana, Heavyweight bandana, Designer bandana, Custom bandana, Off-the-rack bandana, Tailored bandana, Adjustable bandana, Classic cotton bandana, Modern silk bandana, Stylish polyester bandana, Fashionable satin bandana, Cozy flannel bandana, Trendy denim bandana, Comfortable linen bandana, Elegant velvet bandana, Chic printed bandana, High-quality bandana with motifs, Premium bandana with unique designs, Classic versatile bandana, Designer relaxed-fit bandana, Trendsetting bandana with bold colors, Cozy smooth bandana, Comfortable blended bandana, Elegant high-tech bandana, Practical adjustable bandana, Trendy lightweight bandana, High-performance bandana, Stylish designer bandana, Classic fitted bandana, Comfortable tailored bandana, Designer casual bandana, Trendy moisture-wicking bandana, Chic reflective details bandana, Premium sports bandana, Classic breathable bandana, Comfortable insulated bandana, Fashion-forward bandana, Elegant distressed design bandana, Cozy high-performance bandana, Designer athletic fit bandana, Trendy printed design bandana, Practical zippered bandana, Stylish bandana with custom prints, Classic lightweight bandana, High-quality bandana with spandex, Comfortable blended fabric bandana, Trendy relaxed-fit bandana, Elegant patterned bandana, Fashionable performance bandana, Premium mesh-lined bandana, Classic fitted bandana, Comfortable moisture-wicking bandana, Trendsetting high-waist bandana, Chic low-rise bandana, Practical button-pocket bandana, Designer sleek bandana, Elegant spandex blend bandana, High-performance breathable bandana, Comfortable casual bandana, Trendy reflective bandana, Premium tailored fit bandana, Fashion-forward high-tech bandana, Stylish comfortable bandana, Designer modern bandana, Classic bandana with adjustable features, Trendsetting lightweight bandana, Nightcap, Classic nightcap, Premium nightcap, Budget nightcap, Luxury nightcap, Modern nightcap, Slim-fit nightcap, Relaxed-fit nightcap, Large nightcap, Small nightcap, Black nightcap, White nightcap, Gray nightcap, Navy nightcap, Beige nightcap, Brown nightcap, Charcoal nightcap, Blue nightcap, Green nightcap, Red nightcap, Olive nightcap, Burgundy nightcap, Patterned nightcap, Printed nightcap, Solid nightcap, Textured nightcap, Smooth nightcap, Stretch nightcap, Non-stretch nightcap, Lightweight nightcap, Heavyweight nightcap, Designer nightcap, Custom nightcap, Off-the-rack nightcap, Tailored nightcap, Adjustable nightcap, Classic cotton nightcap, Modern satin nightcap, Stylish silk nightcap, Fashionable velvet nightcap, Cozy flannel nightcap, Trendy fleece nightcap, Comfortable linen nightcap, Elegant brushed cotton nightcap, Chic embroidered nightcap, High-quality nightcap with motifs, Premium nightcap with unique designs, Classic versatile nightcap, Designer relaxed-fit nightcap, Trendsetting nightcap with bold colors, Cozy smooth nightcap, Comfortable blended nightcap, Elegant high-tech nightcap, Practical adjustable nightcap, Trendy lightweight nightcap, High-performance nightcap, Stylish designer nightcap, Classic fitted nightcap, Comfortable tailored nightcap, Designer casual nightcap, Trendy moisture-wicking nightcap, Chic reflective details nightcap, Premium sports nightcap, Classic breathable nightcap, Comfortable insulated nightcap, Fashion-forward nightcap, Elegant distressed design nightcap, Cozy high-performance nightcap, Designer athletic fit nightcap, Trendy printed design nightcap, Practical zippered nightcap, Stylish nightcap with custom prints, Classic lightweight nightcap, High-quality nightcap with spandex, Comfortable blended fabric nightcap, Trendy relaxed-fit nightcap, Elegant patterned nightcap, Fashionable performance nightcap, Premium mesh-lined nightcap, Classic fitted nightcap, Comfortable moisture-wicking nightcap, Trendsetting high-waist nightcap, Chic low-rise nightcap, Practical button-pocket nightcap, Designer sleek nightcap, Elegant spandex blend nightcap, High-performance breathable nightcap, Comfortable casual nightcap, Trendy reflective nightcap, Premium tailored fit nightcap, Fashion-forward high-tech nightcap, Stylish comfortable nightcap, Designer modern nightcap, Classic nightcap with adjustable features, Trendsetting lightweight nightcap</text:p>
          </table:table-cell>
        </table:table-row>
        <table:table-row table:style-name="ro1">
          <table:table-cell office:value-type="string" calcext:value-type="string">
            <text:p>Kids' Hair Accessories</text:p>
          </table:table-cell>
          <table:table-cell table:style-name="ce2" office:value-type="string" calcext:value-type="string">
            <text:p>Kids' hair accessory, Classic kids' hair accessory, Premium kids' hair accessory, Budget kids' hair accessory, Luxury kids' hair accessory, Modern kids' hair accessory, Slim-fit kids' hair accessory, Relaxed-fit kids' hair accessory, Hair clip, Hair bow, Hair band, Hair tie, Headband, Hair clip-on, Hairpin, Hair scrunchie, Hair ribbon, Hair bandana, Hair elastic, Hair barrette, Hair comb, Hair snap clip, Hair slide, Hair fork, Hair scrunchie with bow, Hair accessory set, Black kids' hair accessory, White kids' hair accessory, Pink kids' hair accessory, Blue kids' hair accessory, Green kids' hair accessory, Red kids' hair accessory, Purple kids' hair accessory, Yellow kids' hair accessory, Patterned kids' hair accessory, Printed kids' hair accessory, Solid kids' hair accessory, Textured kids' hair accessory, Smooth kids' hair accessory, Stretch kids' hair accessory, Non-stretch kids' hair accessory, Lightweight kids' hair accessory, Heavyweight kids' hair accessory, Designer kids' hair accessory, Custom kids' hair accessory, Off-the-rack kids' hair accessory, Tailored kids' hair accessory, Adjustable kids' hair accessory, Classic fabric hair accessory, Modern glitter hair accessory, Stylish sequin hair accessory, Fashionable satin hair accessory, Cozy velvet hair accessory, Trendy leather hair accessory, Comfortable cotton hair accessory, Elegant lace hair accessory, Chic beaded hair accessory, High-quality kids' hair accessory with motifs, Premium kids' hair accessory with unique designs, Classic versatile kids' hair accessory, Designer relaxed-fit kids' hair accessory, Trendsetting kids' hair accessory with bold colors, Cozy smooth hair accessory, Comfortable blended hair accessory, Elegant high-tech hair accessory, Practical adjustable hair accessory, Trendy lightweight hair accessory, High-performance kids' hair accessory, Stylish designer kids' hair accessory, Classic fitted hair accessory, Comfortable tailored hair accessory, Designer casual hair accessory, Trendy moisture-wicking hair accessory, Chic reflective details hair accessory, Premium sports hair accessory, Classic breathable hair accessory, Comfortable insulated hair accessory, Fashion-forward hair accessory, Elegant distressed design hair accessory, Cozy high-performance hair accessory, Designer athletic fit hair accessory, Trendy printed design hair accessory, Practical zippered hair accessory, Stylish hair accessory with custom prints, Classic lightweight hair accessory, High-quality hair accessory with spandex, Comfortable blended fabric hair accessory, Trendy relaxed-fit hair accessory, Elegant patterned hair accessory, Fashionable performance hair accessory, Premium mesh-lined hair accessory, Classic fitted hair accessory, Comfortable moisture-wicking hair accessory, Trendsetting high-waist hair accessory, Chic low-rise hair accessory, Practical button-pocket hair accessory, Designer sleek hair accessory, Elegant spandex blend hair accessory, High-performance breathable hair accessory, Comfortable casual hair accessory, Trendy reflective hair accessory, Premium tailored fit hair accessory, Fashion-forward high-tech hair accessory, Stylish comfortable hair accessory, Designer modern hair accessory, Classic hair accessory with adjustable features, Trendsetting lightweight hair accessory</text:p>
          </table:table-cell>
        </table:table-row>
        <table:table-row table:style-name="ro1">
          <table:table-cell office:value-type="string" calcext:value-type="string">
            <text:p>Hair Elastics &amp; Ties</text:p>
          </table:table-cell>
          <table:table-cell table:style-name="ce2" office:value-type="string" calcext:value-type="string">
            <text:p>Hair elastic, Classic hair elastic, Premium hair elastic, Budget hair elastic, Luxury hair elastic, Modern hair elastic, Slim-fit hair elastic, Relaxed-fit hair elastic, Large hair elastic, Small hair elastic, Black hair elastic, White hair elastic, Gray hair elastic, Navy hair elastic, Beige hair elastic, Brown hair elastic, Charcoal hair elastic, Blue hair elastic, Green hair elastic, Red hair elastic, Olive hair elastic, Burgundy hair elastic, Patterned hair elastic, Printed hair elastic, Solid hair elastic, Textured hair elastic, Smooth hair elastic, Stretch hair elastic, Non-stretch hair elastic, Lightweight hair elastic, Heavyweight hair elastic, Designer hair elastic, Custom hair elastic, Off-the-rack hair elastic, Tailored hair elastic, Adjustable hair elastic, Classic cotton hair elastic, Modern satin hair elastic, Stylish velvet hair elastic, Fashionable silk hair elastic, Cozy fleece hair elastic, Trendy denim hair elastic, Comfortable linen hair elastic, Elegant leather hair elastic, Chic braided hair elastic, High-quality hair elastic with motifs, Premium hair elastic with unique designs, Classic versatile hair elastic, Designer relaxed-fit hair elastic, Trendsetting hair elastic with bold colors, Cozy smooth hair elastic, Comfortable blended hair elastic, Elegant high-tech hair elastic, Practical adjustable hair elastic, Trendy lightweight hair elastic, High-performance hair elastic, Stylish designer hair elastic, Classic fitted hair elastic, Comfortable tailored hair elastic, Designer casual hair elastic, Trendy moisture-wicking hair elastic, Chic reflective details hair elastic, Premium sports hair elastic, Classic breathable hair elastic, Comfortable insulated hair elastic, Fashion-forward hair elastic, Elegant distressed design hair elastic, Cozy high-performance hair elastic, Designer athletic fit hair elastic, Trendy printed design hair elastic, Practical zippered hair elastic, Stylish hair elastic with custom prints, Classic lightweight hair elastic, High-quality hair elastic with spandex, Comfortable blended fabric hair elastic, Trendy relaxed-fit hair elastic, Elegant patterned hair elastic, Fashionable performance hair elastic, Premium mesh-lined hair elastic, Classic fitted hair elastic, Comfortable moisture-wicking hair elastic, Trendsetting high-waist hair elastic, Chic low-rise hair elastic, Practical button-pocket hair elastic, Designer sleek hair elastic, Elegant spandex blend hair elastic, High-performance breathable hair elastic, Comfortable casual hair elastic, Trendy reflective hair elastic, Premium tailored fit hair elastic, Fashion-forward high-tech hair elastic, Stylish comfortable hair elastic, Designer modern hair elastic, Classic hair elastic with adjustable features, Trendsetting lightweight hair elastic, Hair tie, Classic hair tie, Premium hair tie, Budget hair tie, Luxury hair tie, Modern hair tie, Slim-fit hair tie, Relaxed-fit hair tie, Large hair tie, Small hair tie, Black hair tie, White hair tie, Gray hair tie, Navy hair tie, Beige hair tie, Brown hair tie, Charcoal hair tie, Blue hair tie, Green hair tie, Red hair tie, Olive hair tie, Burgundy hair tie, Patterned hair tie, Printed hair tie, Solid hair tie, Textured hair tie, Smooth hair tie, Stretch hair tie, Non-stretch hair tie, Lightweight hair tie, Heavyweight hair tie, Designer hair tie, Custom hair tie, Off-the-rack hair tie, Tailored hair tie, Adjustable hair tie, Classic cotton hair tie, Modern satin hair tie, Stylish velvet hair tie, Fashionable silk hair tie, Cozy fleece hair tie, Trendy denim hair tie, Comfortable linen hair tie, Elegant leather hair tie, Chic braided hair tie, High-quality hair tie with motifs, Premium hair tie with unique designs, Classic versatile hair tie, Designer relaxed-fit hair tie, Trendsetting hair tie with bold colors, Cozy smooth hair tie, Comfortable blended hair tie, Elegant high-tech hair tie, Practical adjustable hair tie, Trendy lightweight hair tie, High-performance hair tie, Stylish designer hair tie, Classic fitted hair tie, Comfortable tailored hair tie, Designer casual hair tie, Trendy moisture-wicking hair tie, Chic reflective details hair tie, Premium sports hair tie, Classic breathable hair tie, Comfortable insulated hair tie, Fashion-forward hair tie, Elegant distressed design hair tie, Cozy high-performance hair tie, Designer athletic fit hair tie, Trendy printed design hair tie, Practical zippered hair tie, Stylish hair tie with custom prints, Classic lightweight hair tie, High-quality hair tie with spandex, Comfortable blended fabric hair tie, Trendy relaxed-fit hair tie, Elegant patterned hair tie, Fashionable performance hair tie, Premium mesh-lined hair tie, Classic fitted hair tie, Comfortable moisture-wicking hair tie, Trendsetting high-waist hair tie, Chic low-rise hair tie, Practical button-pocket hair tie, Designer sleek hair tie, Elegant spandex blend hair tie, High-performance breathable hair tie, Comfortable casual hair tie, Trendy reflective hair tie, Premium tailored fit hair tie, Fashion-forward high-tech hair tie, Stylish comfortable hair tie, Designer modern hair tie, Classic hair tie with adjustable features, Trendsetting lightweight hair tie</text:p>
          </table:table-cell>
        </table:table-row>
        <table:table-row table:style-name="ro16">
          <table:table-cell office:value-type="string" calcext:value-type="string">
            <text:p>Headbands</text:p>
            <text:p>              </text:p>
          </table:table-cell>
          <table:table-cell table:style-name="ce2" office:value-type="string" calcext:value-type="string">
            <text:p>Headband, Classic headband, Premium headband, Budget headband, Luxury headband, Modern headband, Slim-fit headband, Relaxed-fit headband, Large headband, Small headband, Black headband, White headband, Gray headband, Navy headband, Beige headband, Brown headband, Charcoal headband, Blue headband, Green headband, Red headband, Olive headband, Burgundy headband, Patterned headband, Printed headband, Solid headband, Textured headband, Smooth headband, Stretch headband, Non-stretch headband, Lightweight headband, Heavyweight headband, Designer headband, Custom headband, Off-the-rack headband, Tailored headband, Adjustable headband, Classic cotton headband, Modern satin headband, Stylish velvet headband, Fashionable silk headband, Cozy fleece headband, Trendy denim headband, Comfortable linen headband, Elegant leather headband, Chic braided headband, High-quality headband with motifs, Premium headband with unique designs, Classic versatile headband, Designer relaxed-fit headband, Trendsetting headband with bold colors, Cozy smooth headband, Comfortable blended headband, Elegant high-tech headband, Practical adjustable headband, Trendy lightweight headband, High-performance headband, Stylish designer headband, Classic fitted headband, Comfortable tailored headband, Designer casual headband, Trendy moisture-wicking headband, Chic reflective details headband, Premium sports headband, Classic breathable headband, Comfortable insulated headband, Fashion-forward headband, Elegant distressed design headband, Cozy high-performance headband, Designer athletic fit headband, Trendy printed design headband, Practical zippered headband, Stylish headband with custom prints, Classic lightweight headband, High-quality headband with spandex, Comfortable blended fabric headband, Trendy relaxed-fit headband, Elegant patterned headband, Fashionable performance headband, Premium mesh-lined headband, Classic fitted headband, Comfortable moisture-wicking headband, Trendsetting high-waist headband, Chic low-rise headband, Practical button-pocket headband, Designer sleek headband, Elegant spandex blend headband, High-performance breathable headband, Comfortable casual headband, Trendy reflective headband, Premium tailored fit headband, Fashion-forward high-tech headband, Stylish comfortable headband, Designer modern headband, Classic headband with adjustable features, Trendsetting lightweight headband, Floral headband, Boho headband, Vintage headband, Wide headband, Narrow headband, Hairband with bow, Knitted headband, Wool headband, Crochet headband, Embroidered headband, Beaded headband, Sequined headband, Glitter headband, Patterned fabric headband, Textured fabric headband, Velvet headband with embellishments, Satin headband with designs, Silk headband with patterns, Adjustable sports headband, Lightweight summer headband, Cozy winter headband, Elegant party headband, Chic everyday headband, Trendy athletic headband, Classic casual headband, Comfortable workout headband, Designer festive headband, Trendy seasonal headband, Custom printed headband, Stylish silk blend headband, Premium faux fur headband, Fashionable leather blend headband, Cozy fleece-lined headband, Elegant satin-lined headband, Chic decorative headband, High-quality lace headband, Designer embellished headband, Classic soft headband, Trendsetting unique headband</text:p>
          </table:table-cell>
        </table:table-row>
        <table:table-row table:style-name="ro1">
          <table:table-cell office:value-type="string" calcext:value-type="string">
            <text:p>Trendy Hair Clips</text:p>
          </table:table-cell>
          <table:table-cell table:style-name="ce2" office:value-type="string" calcext:value-type="string">
            <text:p>Trendy hair clip, Classic trendy hair clip, Premium trendy hair clip, Budget trendy hair clip, Luxury trendy hair clip, Modern trendy hair clip, Slim-fit trendy hair clip, Relaxed-fit trendy hair clip, Large trendy hair clip, Small trendy hair clip, Black trendy hair clip, White trendy hair clip, Gray trendy hair clip, Navy trendy hair clip, Beige trendy hair clip, Brown trendy hair clip, Charcoal trendy hair clip, Blue trendy hair clip, Green trendy hair clip, Red trendy hair clip, Olive trendy hair clip, Burgundy trendy hair clip, Patterned trendy hair clip, Printed trendy hair clip, Solid trendy hair clip, Textured trendy hair clip, Smooth trendy hair clip, Stretch trendy hair clip, Non-stretch trendy hair clip, Lightweight trendy hair clip, Heavyweight trendy hair clip, Designer trendy hair clip, Custom trendy hair clip, Off-the-rack trendy hair clip, Tailored trendy hair clip, Adjustable trendy hair clip, Classic acrylic trendy hair clip, Modern resin trendy hair clip, Stylish metal trendy hair clip, Fashionable tortoiseshell trendy hair clip, Cozy plastic trendy hair clip, Trendy geometric hair clip, Comfortable decorative hair clip, Elegant jeweled hair clip, Chic marble hair clip, High-quality trendy hair clip with motifs, Premium trendy hair clip with unique designs, Classic versatile trendy hair clip, Designer relaxed-fit trendy hair clip, Trendsetting trendy hair clip with bold colors, Cozy smooth trendy hair clip, Comfortable blended trendy hair clip, Elegant high-tech trendy hair clip, Practical adjustable trendy hair clip, Trendy lightweight hair clip, High-performance trendy hair clip, Stylish designer trendy hair clip, Classic fitted trendy hair clip, Comfortable tailored trendy hair clip, Designer casual trendy hair clip, Trendy moisture-wicking hair clip, Chic reflective details trendy hair clip, Premium sports trendy hair clip, Classic breathable trendy hair clip, Comfortable insulated trendy hair clip, Fashion-forward trendy hair clip, Elegant distressed design trendy hair clip, Cozy high-performance trendy hair clip, Designer athletic fit trendy hair clip, Trendy printed design hair clip, Practical zippered trendy hair clip, Stylish trendy hair clip with custom prints, Classic lightweight trendy hair clip, High-quality trendy hair clip with spandex, Comfortable blended fabric trendy hair clip, Trendy relaxed-fit hair clip, Elegant patterned trendy hair clip, Fashionable performance trendy hair clip, Premium mesh-lined trendy hair clip, Classic fitted trendy hair clip, Comfortable moisture-wicking trendy hair clip, Trendsetting high-waist trendy hair clip, Chic low-rise trendy hair clip, Practical button-pocket trendy hair clip, Designer sleek trendy hair clip, Elegant spandex blend trendy hair clip, High-performance breathable trendy hair clip, Comfortable casual trendy hair clip, Trendy reflective hair clip, Premium tailored fit trendy hair clip, Fashion-forward high-tech trendy hair clip, Stylish comfortable trendy hair clip, Designer modern trendy hair clip, Classic trendy hair clip with adjustable features, Trendsetting lightweight trendy hair clip, Floral trendy hair clip, Boho trendy hair clip, Vintage trendy hair clip, Wide trendy hair clip, Narrow trendy hair clip, Hair clip with bow, Knitted trendy hair clip, Wool trendy hair clip, Crochet trendy hair clip, Embroidered trendy hair clip, Beaded trendy hair clip, Sequined trendy hair clip, Glitter trendy hair clip, Patterned fabric trendy hair clip, Textured fabric trendy hair clip, Velvet trendy hair clip with embellishments, Satin trendy hair clip with designs, Silk trendy hair clip with patterns, Adjustable sports trendy hair clip, Lightweight summer trendy hair clip, Cozy winter trendy hair clip, Elegant party trendy hair clip, Chic everyday trendy hair clip, Trendy athletic hair clip, Classic casual trendy hair clip, Comfortable workout trendy hair clip, Designer festive trendy hair clip, Trendy seasonal hair clip, Custom printed trendy hair clip, Stylish silk blend trendy hair clip, Premium faux fur trendy hair clip, Fashionable leather blend trendy hair clip, Cozy fleece-lined trendy hair clip, Elegant satin-lined trendy hair clip, Chic decorative trendy hair clip, High-quality lace trendy hair clip, Designer embellished trendy hair clip, Classic soft trendy hair clip, Trendsetting unique trendy hair clip</text:p>
          </table:table-cell>
        </table:table-row>
        <table:table-row table:style-name="ro1">
          <table:table-cell office:value-type="string" calcext:value-type="string">
            <text:p>Sports Video Cameras Accessories</text:p>
          </table:table-cell>
          <table:table-cell table:style-name="ce2" office:value-type="string" calcext:value-type="string">
            <text:p>Sports video camera mount, Classic sports video camera mount, Premium sports video camera mount, Budget sports video camera mount, Luxury sports video camera mount, Modern sports video camera mount, Adjustable sports video camera mount, Fixed sports video camera mount, Helmet mount, Chest mount, Bike mount, Handlebar mount, Suction cup mount, Tripod mount, Car mount, Clamp mount, Wrist mount, Armband mount, Magnetic mount, Selfie stick mount, Gimbal stabilizer, Camera cage, Lens filter, Protective case, Waterproof case, Battery pack, Extra batteries, Charger, Battery charger, Memory card, Memory card reader, Lens cap, Lens cover, Windshield mount, Dashboard mount, Clip-on mount, Remote control, Wireless remote, Wireless transmitter, Bluetooth remote, Camera strap, Neck strap, Shoulder strap, Quick-release mount, Adjustable strap, Security tether, Anti-shake mount, Anti-vibration mount, Action camera lens, Polarizer filter, UV filter, ND filter, Macro lens, Wide-angle lens, Zoom lens, GoPro mount, GoPro accessories, Drone camera mount, Drone camera accessories, Helmet strap, Chest harness, Arm strap, Leg strap, Mounting kit, Multi-angle mount, Professional mount, Compact mount, Lightweight mount, Heavy-duty mount, Backpack mount, Surfboard mount, Ski mount, Boat mount, Fishing rod mount, Motorcycle mount, Snowboard mount, Kayak mount, Action camera case, Hard case, Soft case, Foam padded case, Anti-slip mount, Anti-scratch mount, Reflective mount, Protective cover, Screen protector, Lens protector, Weatherproof cover, Dustproof cover, Shockproof cover, Stabilizer, Handheld stabilizer, Steadicam, Action camera gimbal, Stabilizing rig, Camera handle, Camera grip, Adjustable handle, Camera harness, Safety tether, Anti-theft mount, Shock-absorbing mount, Adjustable clamp, Quick-release clamp, Custom-fit mount, Universal mount, Multi-purpose mount, Heavy-duty tripod, Lightweight tripod, Mini tripod, Flexible tripod, Bendable tripod, Stand mount, Table mount, Floor mount, Ceiling mount, Wall mount, Car dashboard mount, Helmet attachment, Chest attachment, Arm attachment, Leg attachment, Camera carrying case, Camera bag, Camera belt, Camera pouch, Camera holster, Storage pouch, Cleaning kit, Lens cleaning cloth, Lens cleaning brush, Camera lens tool, Camera mount accessory, Tripod accessory, Case accessory, Battery accessory, Memory card accessory, Remote accessory, Gimbal accessory, Protection accessory, Stabilization accessory, Mounting accessory, Multi-mount kit, Custom mounting system, Advanced mount kit, Professional camera rig, Durable mount, Adjustable rig, Flexible rig, Portable camera rig, Sports camera harness, Camera storage solution, Camera protection kit, Action camera rig, Camera support system</text:p>
          </table:table-cell>
        </table:table-row>
        <table:table-row table:style-name="ro1">
          <table:table-cell office:value-type="string" calcext:value-type="string">
            <text:p>Photo Studio Kits</text:p>
          </table:table-cell>
          <table:table-cell table:style-name="ce2" office:value-type="string" calcext:value-type="string">
            <text:p>Photo studio kit, Classic photo studio kit, Premium photo studio kit, Budget photo studio kit, Luxury photo studio kit, Modern photo studio kit, Basic photo studio kit, Professional photo studio kit, Portable photo studio kit, Complete photo studio kit, Photography backdrop, Backdrop stand, Backdrop support system, White backdrop, Black backdrop, Green screen, Collapsible backdrop, Muslin backdrop, Vinyl backdrop, Paper backdrop, Seamless backdrop, Chroma key backdrop, Lighting kit, Studio lighting, Softbox lighting, LED lighting, Continuous lighting, Flash lighting, Light stand, Light modifier, Umbrella modifier, Reflector, Diffuser, Beauty dish, Ring light, Lightbox, Photo tent, Lighting control kit, Light meter, Wireless trigger, Remote shutter, Camera tripod, Camera mount, Camera cage, Lens filter, Lens hood, Camera bag, Camera case, Camera strap, Memory card, Card reader, Battery pack, Extra batteries, Battery charger, Wireless microphone, Lavalier microphone, Shotgun microphone, Audio recorder, Studio backdrop stand, Backdrop clamps, Backdrop support poles, Backdrop stand kit, Studio prop set, Photography reflector, Adjustable reflector, Collapsible reflector, Gold reflector, Silver reflector, White reflector, Black reflector, Light stand bag, Light modifier set, Softbox kit, Umbrella kit, Studio flash, Flash trigger, Flash stand, Flash diffuser, Light meter, Portable backdrop stand, Heavy-duty backdrop stand, Adjustable backdrop stand, Photography light stand, Adjustable light stand, Professional light stand, Light modifier accessories, Lightbox kit, Photo booth setup, Photo backdrop stand, Studio photo props, Studio photo accessories, Camera cleaning kit, Lens cleaning kit, Tripod bag, Photography equipment bag, Photo gear kit, Studio monitor, Color calibration tool, Photography backdrop kit, Portable lightbox, Studio flash kit, Photography reflector kit, Background support kit, Photo studio backdrop, Studio lighting accessories, Lighting reflector kit, Professional photo studio gear, Collapsible lightbox, Camera lens kit, Photography umbrella kit, Studio light kit, Adjustable camera mount, Remote camera trigger, Photo studio setup, Studio lighting rig, Photography prop kit, Studio equipment kit, Photography tool kit, Softbox lighting kit, LED light panel, Photography stand kit, Background curtain, Photo backdrop curtain, Photography kit bag, Studio camera mount, Lens cleaning cloth, Lens cleaning brush, Camera lens pouch, Camera tripod kit, Lighting setup kit, Portable photo studio, Photography setup kit, Studio gear kit, Professional backdrop stand, Adjustable lighting kit, Studio lighting setup, Photography accessory kit, Photo studio essentials, Photography flash kit, Studio light stand kit, Professional reflector kit, Portable photography studio, Light control kit, Backdrop and lighting kit, Studio lighting gear, Photography backdrop and stand, Camera and lens kit, Professional photo gear, Studio prop and accessory kit, Photo studio light kit, Photography backdrop and lighting, Complete photo studio setup, Studio backdrop and lighting kit, Portable backdrop and lighting, Photography equipment setup, Photo studio gear kit</text:p>
          </table:table-cell>
        </table:table-row>
        <table:table-row table:style-name="ro16">
          <table:table-cell office:value-type="string" calcext:value-type="string">
            <text:p>Camcorders</text:p>
            <text:p>              </text:p>
          </table:table-cell>
          <table:table-cell table:style-name="ce2" office:value-type="string" calcext:value-type="string">
            <text:p>Camcorder, Classic camcorder, Premium camcorder, Budget camcorder, Luxury camcorder, Modern camcorder, Compact camcorder, High-definition camcorder, Full HD camcorder, 4K camcorder, Professional camcorder, Portable camcorder, Handheld camcorder, Wireless camcorder, Action camcorder, Mini camcorder, Ultra HD camcorder, Digital camcorder, VHS camcorder, Hybrid camcorder, Waterproof camcorder, Weatherproof camcorder, High zoom camcorder, Low light camcorder, Night vision camcorder, Built-in stabilization camcorder, External microphone camcorder, Built-in Wi-Fi camcorder, Bluetooth camcorder, GPS camcorder, Live streaming camcorder, 3D camcorder, Professional video camcorder, Consumer camcorder, Home video camcorder, Travel camcorder, Compact digital camcorder, Sports camcorder, Compact HD camcorder, High-resolution camcorder, Remote control camcorder, Dual-lens camcorder, Triple-lens camcorder, Lens filter camcorder, Wide-angle lens camcorder, Zoom lens camcorder, Camera mount camcorder, Tripod camcorder, Shoulder mount camcorder, Helmet camcorder, Dashboard camcorder, Car camcorder, Drone camcorder, Drone camera, Action camcorder accessories, Camcorder battery, Extra camcorder battery, Battery charger, Camcorder charger, Memory card, High-speed memory card, Camcorder case, Camcorder bag, Protective camcorder case, Camera strap, Camcorder lens cap, Camcorder lens cover, Camcorder cleaning kit, Lens cleaning cloth, Camcorder mount, Camcorder bracket, Camcorder rig, Camcorder gimbal, Stabilizer for camcorder, Camcorder tripod, Professional camcorder tripod, Mini camcorder tripod, Lightweight camcorder tripod, Heavy-duty camcorder tripod, Adjustable camcorder mount, Flexible camcorder tripod, Portable camcorder stand, Camcorder handle, Camcorder grip, Camcorder shoulder strap, Camcorder lens hood, Camcorder external microphone, Wireless microphone for camcorder, Lavalier microphone for camcorder, Shotgun microphone for camcorder, Camcorder audio recorder, Camcorder light, LED light for camcorder, Camcorder light kit, Camcorder accessory kit, Remote control for camcorder, Camcorder lens adapter, Camcorder lens filter, Camcorder lens attachment, Camcorder rain cover, Camcorder windscreen, Camcorder sunshade, Camcorder extension cord, Camcorder cable, Camcorder HDMI cable, Camcorder USB cable, Camcorder AV cable, High-definition camcorder cable, Camcorder monitor, External camcorder monitor, Camcorder video editing software, Camcorder editing software, Camcorder stabilization gear, Camcorder grip handle, Camcorder remote trigger, Camcorder battery pack, Camcorder power adapter, Camcorder external hard drive, Camcorder storage case, Professional camcorder gear, Camcorder accessory bundle, Camcorder upgrade kit, Camcorder protection kit, Camcorder maintenance kit, Camcorder travel case, Camcorder deluxe kit, Camcorder pro kit, Camcorder accessory set, Camcorder professional bundle, Camcorder travel bundle, High-definition video camcorder, Compact 4K camcorder, Professional 4K camcorder, Budget-friendly camcorder, Premium high-resolution camcorder, Professional video recording camcorder, Compact handheld camcorder, Weather-resistant camcorder, Lightweight portable camcorder</text:p>
          </table:table-cell>
        </table:table-row>
        <table:table-row table:style-name="ro1">
          <table:table-cell office:value-type="string" calcext:value-type="string">
            <text:p>Digital Cameras</text:p>
          </table:table-cell>
          <table:table-cell table:style-name="ce2" office:value-type="string" calcext:value-type="string">
            <text:p>Digital camera, Classic digital camera, Premium digital camera, Budget digital camera, Luxury digital camera, Modern digital camera, Compact digital camera, High-definition digital camera, Full HD digital camera, 4K digital camera, Professional digital camera, Portable digital camera, Mirrorless digital camera, DSLR camera, Point-and-shoot camera, Action digital camera, Waterproof digital camera, Weatherproof digital camera, High zoom digital camera, Low light digital camera, Night vision digital camera, Built-in stabilization digital camera, External microphone digital camera, Built-in Wi-Fi digital camera, Bluetooth digital camera, GPS digital camera, Live streaming digital camera, 3D digital camera, Consumer digital camera, Home digital camera, Travel digital camera, Compact HD digital camera, High-resolution digital camera, Remote control digital camera, Dual-lens digital camera, Triple-lens digital camera, Wide-angle lens digital camera, Zoom lens digital camera, Lens filter digital camera, Camera mount digital camera, Tripod digital camera, Shoulder mount digital camera, Helmet digital camera, Dashboard digital camera, Car digital camera, Drone camera, Camera rig, Camera gimbal, Stabilizer for digital camera, Camera tripod, Professional camera tripod, Mini camera tripod, Lightweight camera tripod, Heavy-duty camera tripod, Adjustable camera mount, Flexible camera tripod, Portable camera stand, Camera handle, Camera grip, Camera shoulder strap, Lens cap, Lens cover, Lens hood, Lens cleaning kit, Cleaning cloth, Camera case, Camera bag, Protective camera case, Camera strap, Memory card, High-speed memory card, Extra memory card, Memory card reader, Battery pack, Extra battery, Battery charger, Camera charger, Camera battery charger, External flash, Flash diffuser, Camera light, LED light for camera, Camera light kit, Remote control for camera, Camera lens adapter, Camera lens filter, Lens attachment, Camera rain cover, Camera windscreen, Camera sunshade, Camera extension cord, Camera cable, HDMI cable, USB cable, AV cable, High-definition camera cable, External camera monitor, Camera monitor, Camera video editing software, Editing software for digital camera, Stabilization gear, Camera grip handle, Remote trigger, Power adapter, External hard drive, Storage case, Professional camera gear, Camera accessory bundle, Camera upgrade kit, Camera protection kit, Maintenance kit, Travel case, Deluxe camera kit, Pro camera kit, Camera accessory set, Professional digital bundle, High-definition video camera, Compact 4K digital camera, Professional 4K digital camera, Budget-friendly digital camera, Premium high-resolution digital camera, Professional video recording camera, Compact handheld digital camera, Weather-resistant digital camera, Lightweight portable digital camera, Camera cleaning brush, Camera lens pouch, Camera filter kit, Camera bracket, Camera clamp, Camera belt, Camera holster, Camera pouch, Camera lens tool, Camera lens cleaning spray, Camera screen protector, Lens protectors, Digital camera stabilizer, Camera carrying case, Camera filter set, Camera lens kit, Camera storage solution, Camera flash kit, Digital camera bundle, Camera protection cover, Professional camera accessories,Canon EOS R5, Canon EOS R6, Canon EOS 90D, Canon EOS Rebel T8i, Canon EOS M50 Mark II, Canon PowerShot G7 X Mark III, Canon PowerShot SX740 HS, Canon EOS-1D X Mark III, Canon EOS 5D Mark IV, Canon EOS 6D Mark II, Canon EOS M200, Canon PowerShot G5 X Mark II, Canon PowerShot SX620 HS, Canon EOS Rebel SL3, Canon EOS 7D Mark II, Canon EOS RP, Canon EOS-1D X Mark II, Canon EOS 5DS R, Canon EOS M6 Mark II, Canon PowerShot SX730 HS, Canon PowerShot G1 X Mark III, Canon EOS 90D, Canon EOS R, Canon PowerShot G3 X, Canon PowerShot G9 X Mark II, Canon EOS 6D, Canon EOS Rebel T7, Canon EOS Rebel T6i, Canon EOS 70D, Canon EOS 5D Mark III, Canon EOS 5D Mark II, Canon EOS M10, Canon EOS 77D, Canon EOS Rebel T5, Canon EOS 1Ds Mark III, Canon EOS 3000D, Canon PowerShot SX540 HS, Canon PowerShot SX420 IS, Canon PowerShot G16, Canon PowerShot G15, Canon PowerShot ELPH 360 HS, Canon PowerShot ELPH 180, Canon PowerShot G7 X Mark II, Canon PowerShot G6 X, Canon PowerShot G5 X, Canon PowerShot SX150 IS, Canon PowerShot SD1300 IS, Canon PowerShot S100, Canon PowerShot S95, Canon EOS 250D, Canon EOS 2000D, Canon EOS 800D, Canon EOS 750D, Canon EOS 650D, Canon EOS 600D, Canon EOS 550D, Canon EOS 500D, Canon EOS 400D, Canon EOS 350D, Canon EOS 300D, Canon PowerShot G3, Canon PowerShot G2, Canon PowerShot G1, Canon PowerShot G, Canon EOS 1100D, Canon EOS 1200D, Canon EOS 1300D, Canon EOS 1400D, Canon EOS 1500D, Canon EOS 1600D, Canon EOS 1700D, Canon EOS 1800D, Canon EOS 1900D, Canon EOS 200D, Canon EOS 2100D, Canon EOS 2200D, Canon EOS 2300D, Canon EOS 2400D, Canon EOS 2500D, Canon EOS 2600D, Canon EOS 2700D, Canon EOS 2800D, Canon EOS 2900D, Canon EOS 3000D, Canon EOS 3100D, Canon EOS 3200D, Canon EOS 3300D, Canon EOS 3400D, Canon EOS 3500D, Canon EOS 3600D, Canon EOS 3700D, Canon EOS 3800D, Canon EOS 3900D, Canon EOS 4000D, Canon EOS 4100D, Canon EOS 4200D, Canon EOS 4300D, Canon EOS 4400D, Canon EOS 4500D, Canon EOS 4600D, Canon EOS 4700D, Canon EOS 4800D, Canon EOS 4900D, Canon EOS 5000D, Canon EOS 5100D, Canon EOS 5200D, Canon EOS 5300D, Canon EOS 5400D, Canon EOS 5500D, Canon EOS 5600D, Canon EOS 5700D, Canon EOS 5800D, Canon EOS 5900D, Canon EOS 6000D, Canon EOS 6100D, Canon EOS 6200D, Canon EOS 6300D, Canon EOS 6400D, Canon EOS 6500D, Canon EOS 6600D, Canon EOS 6700D, Canon EOS 6800D, Canon EOS 6900D, Canon EOS 7000D, Canon EOS 7100D, Canon EOS 7200D, Canon EOS 7300D, Canon EOS 7400D, Canon EOS 7500D, Canon EOS 7600D, Canon EOS 7700D, Canon EOS 7800D, Canon EOS 7900D, Canon EOS 8000D, Canon EOS 8100D, Canon EOS 8200D, Canon EOS 8300D, Canon EOS 8400D, Canon EOS 8500D, Canon EOS 8600D, Canon EOS 8700D, Canon EOS 8800D, Canon EOS 8900D, Canon EOS 9000D, Canon EOS 9100D, Canon EOS 9200D, Canon EOS 9300D, Canon EOS 9400D, Canon EOS 9500D, Canon EOS 9600D, Canon EOS 9700D, Canon EOS 9800D, Canon EOS 9900D, Canon EOS 10000D</text:p>
          </table:table-cell>
        </table:table-row>
        <table:table-row table:style-name="ro1">
          <table:table-cell office:value-type="string" calcext:value-type="string">
            <text:p>Films &amp; Instant Photo Paper</text:p>
          </table:table-cell>
          <table:table-cell table:style-name="ce2" office:value-type="string" calcext:value-type="string">
            <text:p>Films, Instant photo paper, Classic film, Premium film, Budget film, Luxury film, Modern film, Black and white film, Color film, Negative film, Slide film, 35mm film, Medium format film, Large format film, Instant film, Instant photo paper, Polaroid film, Fujifilm Instax film, Kodak instant film, Disposable camera film, Professional film, Amateur film, High-speed film, Low-speed film, ISO 400 film, ISO 800 film, ISO 1600 film, High-resolution film, Low-resolution film, Color negative film, Color positive film, Monochrome film, Color print film, Film roll, Film cartridge, Film pack, Film sheet, Instant film cartridge, Instant film pack, Instant film roll, Instant photo paper pack, Instant photo paper sheet, Photo paper for instant cameras, Self-adhesive photo paper, Glossy photo paper, Matte photo paper, Satin photo paper, Waterproof photo paper, Eco-friendly photo paper, Premium photo paper, Budget photo paper, Professional photo paper, High-quality photo paper, Low-quality photo paper, Instant film development kit, Film development kit, Photo paper for Polaroid, Photo paper for Fujifilm, Photo paper for Kodak, Photo paper for instant prints, Photo paper for photo booth, Glossy instant photo paper, Matte instant photo paper, Satin instant photo paper, Instant photo paper refill, Instant photo paper set, Instant film refill, Instant film set, Instant camera paper, Instant film sheets, Instant print paper, Instant photo paper bundle, Film roll pack, Film cartridge pack, Film sheet pack, Professional instant film, Amateur instant film, Color print film pack, Black and white film pack, Slide film pack, Negative film pack, Film for disposable cameras, Film for professional cameras, Film for amateur cameras, Film for medium format cameras, Film for large format cameras, Photo paper for classic cameras, Photo paper for digital cameras, Photo paper for instant cameras, Photo paper for film cameras, Instant photo paper for parties, Instant photo paper for events, Instant photo paper for scrapbooking, Instant photo paper for albums, Instant photo paper for gifts, High-speed photo paper, Low-speed photo paper, Premium photo paper pack, Budget photo paper pack, High-resolution photo paper, Low-resolution photo paper, Photo paper for photo printers, Photo paper for home printers, Photo paper for office printers, Photo paper for professional printers, Instant photo paper for commercial use, Instant photo paper for personal use, Instant photo paper for creative projects, Instant photo paper for art, Instant photo paper for crafts, Instant film for creative projects, Instant film for art, Instant film for crafts, Photo paper for vintage cameras, Instant film for vintage cameras, Photo paper for instant film cameras, Photo paper for modern cameras, Instant photo paper for modern cameras, Instant film for modern cameras, Instant photo paper with frames, Instant photo paper with borders, Instant photo paper for photo albums, Instant photo paper with stickers, Instant photo paper for collages</text:p>
          </table:table-cell>
        </table:table-row>
        <table:table-row table:style-name="ro1">
          <table:table-cell office:value-type="string" calcext:value-type="string">
            <text:p>Sports Video Cameras</text:p>
          </table:table-cell>
          <table:table-cell table:style-name="ce2" office:value-type="string" calcext:value-type="string">
            <text:p>GoPro HERO11 Black, GoPro HERO10 Black, GoPro HERO9 Black, GoPro HERO8 Black, GoPro HERO7 Black, GoPro HERO6 Black, GoPro HERO5 Black, GoPro HERO4 Black, GoPro HERO4 Silver, GoPro HERO Session, GoPro MAX, GoPro HERO8 Media Mod, GoPro HERO8 Light Mod, GoPro HERO8 Display Mod, GoPro HERO9 Media Mod, GoPro HERO9 Light Mod, GoPro HERO9 Display Mod, GoPro HERO10 Media Mod, GoPro HERO10 Light Mod, GoPro HERO10 Display Mod, Garmin VIRB Ultra 30, Garmin VIRB 360, Garmin VIRB X, Garmin VIRB XE, Garmin VIRB Elite, Sony FDR-X3000R, Sony HDR-AS300, Sony HDR-AS50, Sony FDR-X1000V, Sony Action Cam Mini, DJI Osmo Action, DJI Osmo Pocket, DJI Osmo Action 3, DJI Pocket 2, DJI Pocket 3, Insta360 ONE X2, Insta360 ONE R, Insta360 GO 2, Insta360 ONE X, Insta360 ONE R Twin Edition, Kodak PIXPRO SP360 4K, Kodak PIXPRO SP360, Ricoh Theta Z1, Ricoh Theta SC2, Ricoh Theta V, Ricoh Theta S, Olympus TG-6, Olympus Tough TG-5, Olympus Tough TG-4, Drift Ghost X, Drift Ghost 4K, Drift Ghost-S, Veho Muvi K-Series, Veho Muvi HD10X, Veho Muvi HD10, Veho Muvi X-Lapse, Contour ROAM3, Contour ROAM2, Contour ROAM, Veho Muvi HD10X, Veho Muvi HD10, Drift Stealth 2, Drift HD, Drift HD170, SJCam SJ8 Pro, SJCam SJ7 Star, SJCam SJ6 Legend, SJCam SJ4000, SJCam M20, Xiaomi Yi 4K, Xiaomi Yi Lite, Xiaomi Yi Action Camera, Xiaomi Mi Action Camera, AKASO Brave 7 LE, AKASO EK7000 Pro, AKASO V50 Pro, AKASO V50 Elite, AKASO V50X, AKASO EK7000, AKASO V50, AKASO Brave 6 Plus, AKASO Brave 4, Akaso EK7000 Pro, AKASO Brave 5, Akaso V50 Pro, Akaso V50 Elite, Akaso V50X, Akaso Brave 6 Plus, Akaso Brave 4, Akaso Brave 5, APEMAN A80, APEMAN A77, APEMAN A66, APEMAN A60, APEMAN A58, APEMAN A79, APEMAN A66, APEMAN A70, APEMAN A79, APEMAN A80, APEMAN A78, YI 4K Action Camera, YI Lite Action Camera, YI 4K+ Action Camera, YI Discovery Action Camera, YI Action Camera, 360 Fly 4K, 360 Fly, 360 Fly HD, GoPro HERO Session 5, GoPro HERO Session 4, GoPro HERO6 Black Silver, GoPro HERO7 White, GoPro HERO8 Black Silver, GoPro HERO10 Black Silver, Garmin VIRB 360 Pro, Garmin VIRB Ultra 30 Pro, Garmin VIRB X Pro, Garmin VIRB XE Pro, Garmin VIRB Elite Pro, Sony FDR-X3000R Pro, Sony HDR-AS300 Pro, Sony HDR-AS50 Pro, DJI Osmo Action Pro, DJI Osmo Pocket Pro, DJI Pocket 2 Pro, Insta360 ONE X2 Pro, Insta360 ONE R Pro, Insta360 GO 2 Pro, Kodak PIXPRO SP360 4K Pro, Kodak PIXPRO SP360 Pro, Ricoh Theta Z1 Pro, Ricoh Theta SC2 Pro, Ricoh Theta V Pro, Olympus TG-6 Pro, Olympus Tough TG-5 Pro, Olympus Tough TG-4 Pro</text:p>
          </table:table-cell>
        </table:table-row>
        <table:table-row table:style-name="ro1">
          <table:table-cell office:value-type="string" calcext:value-type="string">
            <text:p>Wheels &amp; Flight Joysticks</text:p>
          </table:table-cell>
          <table:table-cell table:style-name="ce2" office:value-type="string" calcext:value-type="string">
            <text:p>Thrustmaster T300 RS GT, Thrustmaster TX Racing Wheel, Thrustmaster T150 Pro, Thrustmaster TMX Pro, Thrustmaster T500 RS, Thrustmaster T80, Thrustmaster T8I Ferrari 488 GTB, Thrustmaster T3PA, Thrustmaster T3PA-Pro, Thrustmaster T500 RS, Thrustmaster Ferrari 458 Spider, Thrustmaster F1 Wheel Add-On, Thrustmaster F1 Wheel Add-On Sparco P310, Thrustmaster Ferrari F1 Wheel Add-On, Thrustmaster Ferrari GTE Wheel Add-On, Thrustmaster T-GT II, Thrustmaster T300 Ferrari GTE, Thrustmaster T300 Ferrari Alcantara, Thrustmaster T300 Ferrari 458 Italia, Logitech G923, Logitech G920, Logitech G29, Logitech G27, Logitech G25, Logitech G923 Racing Wheel, Logitech G923 TrueForce, Logitech G920 Racing Wheel, Logitech G29 Racing Wheel, Logitech G923 Gran Turismo, Logitech G923 Xbox, Logitech G923 PC, Fanatec CSL Elite Racing Wheel, Fanatec CSL Elite Racing Wheel PS4, Fanatec CSL Elite Racing Wheel PC, Fanatec Podium Racing Wheel, Fanatec ClubSport Wheel Base V2.5, Fanatec ClubSport Steering Wheel Formula V2, Fanatec ClubSport Wheel Base V2, Fanatec ClubSport Steering Wheel GT, Fanatec ClubSport Pedals V3, Fanatec ClubSport Shifter SQ, Fanatec Forza Motorsport Racing Wheel, Fanatec GT World Challenge Racing Wheel, Fanatec Porsche 918 Spyder Wheel, Fanatec McLaren GT3 Wheel, Fanatec BMW M4 GT3 Wheel, Fanatec GT DD Pro, Fanatec Porsche 911 GT3 RS, Fanatec GT3 RS V2, Fanatec Clubsport Formula V2, Fanatec Porsche 918 RSR, Fanatec Formula V2 Wheel, Fanatec F1 Wheel, Fanatec Podium F1 Wheel, Fanatec Formula V2.5, Fanatec ClubSport Shifter, Fanatec ClubSport Pedals, Fanatec ClubSport Pedals V3, Fanatec ClubSport Pedals V3, Fanatec CSW V2, Fanatec CSW V2.5, Fanatec Forza Horizon 4 Racing Wheel, Fanatec Forza Horizon 5 Racing Wheel, Fanatec CSW V2.5 Racing Wheel, Fanatec CSL Elite Racing Wheel P1, Fanatec CSL Elite Racing Wheel PC, Fanatec CSL Elite Racing Wheel PS4, Fanatec GT World Challenge Racing Wheel, Fanatec GT3 Racing Wheel, Fanatec F1 Racing Wheel, Fanatec ClubSport Shifter SQ, Fanatec ClubSport Pedals, Fanatec Clubsport Formula V2, Fanatec ClubSport Steering Wheel, Fanatec GT3 RS V2 Racing Wheel, Fanatec GT DD Pro Racing Wheel, Logitech Extreme 3D Pro, Logitech X52 Pro, Logitech X56 Rhino, Logitech X52, Logitech X45, Logitech X56, Logitech X52 Pro Hotas, Logitech X56 Rhino Hotas, Logitech X55 Rhino, Logitech X52 Pro Joystick, Logitech X56 Rhino Joystick, Thrustmaster HOTAS Warthog, Thrustmaster T.16000M, Thrustmaster T.Flight HOTAS X, Thrustmaster T.Flight HOTAS One, Thrustmaster T.Flight HOTAS 4, Thrustmaster T.Flight HOTAS X Joystick, Thrustmaster T.Flight HOTAS One Joystick, Thrustmaster T.Flight HOTAS 4 Joystick, Thrustmaster T.16000M FCS, Thrustmaster T.16000M FCS Joystick, Thrustmaster T.16000M FCS HOTAS, Thrustmaster T.16000M FCS HOTAS Joystick, Thrustmaster T.16000M FCS Flight Stick, Thrustmaster T.16000M FCS Flight Joystick, Thrustmaster T.Flight Stick X, Thrustmaster T.Flight Stick X Joystick, Thrustmaster T.Flight HOTAS One Flight Stick, Thrustmaster T.Flight HOTAS 4 Flight Stick, Thrustmaster T.Flight HOTAS X Flight Stick, Logitech G940, Logitech G920 Racing Wheel, Logitech G29 Racing Wheel, Logitech G923 Racing Wheel, Logitech G923 TrueForce Racing Wheel, Logitech G923 Xbox Racing Wheel, Logitech G923 PC Racing Wheel, Logitech G923 Gran Turismo Racing Wheel, Logitech G923 Xbox Joystick, Logitech G923 PC Joystick, Logitech G923 Gran Turismo Joystick, Fanatec CSL Elite Racing Wheel PS4, Fanatec CSL Elite Racing Wheel PC, Fanatec Podium Racing Wheel, Fanatec ClubSport Wheel Base V2.5</text:p>
          </table:table-cell>
        </table:table-row>
        <table:table-row table:style-name="ro1">
          <table:table-cell office:value-type="string" calcext:value-type="string">
            <text:p>Bags</text:p>
          </table:table-cell>
          <table:table-cell/>
        </table:table-row>
        <table:table-row table:style-name="ro1">
          <table:table-cell office:value-type="string" calcext:value-type="string">
            <text:p>Handheld Game Players</text:p>
          </table:table-cell>
          <table:table-cell/>
        </table:table-row>
        <table:table-row table:style-name="ro1">
          <table:table-cell office:value-type="string" calcext:value-type="string">
            <text:p>Video Game Consoles</text:p>
          </table:table-cell>
          <table:table-cell/>
        </table:table-row>
        <table:table-row table:style-name="ro1">
          <table:table-cell office:value-type="string" calcext:value-type="string">
            <text:p>Replacement Parts</text:p>
          </table:table-cell>
          <table:table-cell/>
        </table:table-row>
        <table:table-row table:style-name="ro17">
          <table:table-cell office:value-type="string" calcext:value-type="string">
            <text:p>Game Deals</text:p>
            <text:p>              </text:p>
          </table:table-cell>
          <table:table-cell/>
        </table:table-row>
        <table:table-row table:style-name="ro17">
          <table:table-cell office:value-type="string" calcext:value-type="string">
            <text:p>Batteries</text:p>
            <text:p>              </text:p>
          </table:table-cell>
          <table:table-cell/>
        </table:table-row>
        <table:table-row table:style-name="ro1">
          <table:table-cell office:value-type="string" calcext:value-type="string">
            <text:p>MP3/MP4 Bags &amp; Cases</text:p>
          </table:table-cell>
          <table:table-cell/>
        </table:table-row>
        <table:table-row table:style-name="ro17">
          <table:table-cell office:value-type="string" calcext:value-type="string">
            <text:p>Rail Systems</text:p>
            <text:p>              </text:p>
          </table:table-cell>
          <table:table-cell/>
        </table:table-row>
        <table:table-row table:style-name="ro17">
          <table:table-cell office:value-type="string" calcext:value-type="string">
            <text:p>Power Filters</text:p>
            <text:p>              </text:p>
          </table:table-cell>
          <table:table-cell/>
        </table:table-row>
        <table:table-row table:style-name="ro17">
          <table:table-cell office:value-type="string" calcext:value-type="string">
            <text:p>Cable Winder</text:p>
            <text:p>              </text:p>
          </table:table-cell>
          <table:table-cell/>
        </table:table-row>
        <table:table-row table:style-name="ro17">
          <table:table-cell office:value-type="string" calcext:value-type="string">
            <text:p>CD Cases</text:p>
            <text:p>              </text:p>
          </table:table-cell>
          <table:table-cell/>
        </table:table-row>
        <table:table-row table:style-name="ro1">
          <table:table-cell office:value-type="string" calcext:value-type="string">
            <text:p>Automation Kits</text:p>
          </table:table-cell>
          <table:table-cell/>
        </table:table-row>
        <table:table-row table:style-name="ro17">
          <table:table-cell office:value-type="string" calcext:value-type="string">
            <text:p>Smart Home</text:p>
            <text:p>              </text:p>
          </table:table-cell>
          <table:table-cell/>
        </table:table-row>
        <table:table-row table:style-name="ro1">
          <table:table-cell office:value-type="string" calcext:value-type="string">
            <text:p>Portable Television</text:p>
          </table:table-cell>
          <table:table-cell/>
        </table:table-row>
        <table:table-row table:style-name="ro17">
          <table:table-cell office:value-type="string" calcext:value-type="string">
            <text:p>Translator</text:p>
            <text:p>              </text:p>
          </table:table-cell>
          <table:table-cell/>
        </table:table-row>
        <table:table-row table:style-name="ro1">
          <table:table-cell office:value-type="string" calcext:value-type="string">
            <text:p>Smart Remote Controls</text:p>
          </table:table-cell>
          <table:table-cell/>
        </table:table-row>
        <table:table-row table:style-name="ro17">
          <table:table-cell office:value-type="string" calcext:value-type="string">
            <text:p>Smart Watches</text:p>
            <text:p>              </text:p>
          </table:table-cell>
          <table:table-cell/>
        </table:table-row>
        <table:table-row table:style-name="ro1">
          <table:table-cell office:value-type="string" calcext:value-type="string">
            <text:p>Water Filtration</text:p>
          </table:table-cell>
          <table:table-cell/>
        </table:table-row>
        <table:table-row table:style-name="ro1">
          <table:table-cell office:value-type="string" calcext:value-type="string">
            <text:p>Kitchen Cabinet Storage</text:p>
          </table:table-cell>
          <table:table-cell/>
        </table:table-row>
        <table:table-row table:style-name="ro1">
          <table:table-cell office:value-type="string" calcext:value-type="string">
            <text:p>Kitchen Faucets</text:p>
          </table:table-cell>
          <table:table-cell/>
        </table:table-row>
        <table:table-row table:style-name="ro1">
          <table:table-cell office:value-type="string" calcext:value-type="string">
            <text:p>Kitchen Hardware</text:p>
          </table:table-cell>
          <table:table-cell/>
        </table:table-row>
        <table:table-row table:style-name="ro1">
          <table:table-cell office:value-type="string" calcext:value-type="string">
            <text:p>Kitchen Soap Dispensers</text:p>
          </table:table-cell>
          <table:table-cell/>
        </table:table-row>
        <table:table-row table:style-name="ro17">
          <table:table-cell office:value-type="string" calcext:value-type="string">
            <text:p>Kitchen Sinks</text:p>
            <text:p>              </text:p>
          </table:table-cell>
          <table:table-cell/>
        </table:table-row>
        <table:table-row table:style-name="ro17">
          <table:table-cell office:value-type="string" calcext:value-type="string">
            <text:p>Solar Panels</text:p>
            <text:p>              </text:p>
          </table:table-cell>
          <table:table-cell/>
        </table:table-row>
        <table:table-row table:style-name="ro1">
          <table:table-cell office:value-type="string" calcext:value-type="string">
            <text:p>Solar Inverters</text:p>
          </table:table-cell>
          <table:table-cell/>
        </table:table-row>
        <table:table-row table:style-name="ro1">
          <table:table-cell office:value-type="string" calcext:value-type="string">
            <text:p>Smart Switches</text:p>
          </table:table-cell>
          <table:table-cell/>
        </table:table-row>
        <table:table-row table:style-name="ro1">
          <table:table-cell office:value-type="string" calcext:value-type="string">
            <text:p>Power Supplies</text:p>
          </table:table-cell>
          <table:table-cell/>
        </table:table-row>
        <table:table-row table:style-name="ro1">
          <table:table-cell office:value-type="string" calcext:value-type="string">
            <text:p>Wiring Accessories</text:p>
          </table:table-cell>
          <table:table-cell/>
        </table:table-row>
        <table:table-row table:style-name="ro1">
          <table:table-cell office:value-type="string" calcext:value-type="string">
            <text:p>Cables Assemblies</text:p>
          </table:table-cell>
          <table:table-cell/>
        </table:table-row>
        <table:table-row table:style-name="ro17">
          <table:table-cell office:value-type="string" calcext:value-type="string">
            <text:p>Wallpapers</text:p>
            <text:p>              </text:p>
          </table:table-cell>
          <table:table-cell/>
        </table:table-row>
        <table:table-row table:style-name="ro17">
          <table:table-cell office:value-type="string" calcext:value-type="string">
            <text:p>Wall Panels</text:p>
            <text:p>              </text:p>
          </table:table-cell>
          <table:table-cell/>
        </table:table-row>
        <table:table-row table:style-name="ro1">
          <table:table-cell office:value-type="string" calcext:value-type="string">
            <text:p>Faucet Replacement Parts</text:p>
          </table:table-cell>
          <table:table-cell/>
        </table:table-row>
        <table:table-row table:style-name="ro1">
          <table:table-cell office:value-type="string" calcext:value-type="string">
            <text:p>Bathtub Faucets</text:p>
          </table:table-cell>
          <table:table-cell/>
        </table:table-row>
        <table:table-row table:style-name="ro1">
          <table:table-cell office:value-type="string" calcext:value-type="string">
            <text:p>Bathroom Hardwares</text:p>
          </table:table-cell>
          <table:table-cell/>
        </table:table-row>
        <table:table-row table:style-name="ro17">
          <table:table-cell office:value-type="string" calcext:value-type="string">
            <text:p>Shower System</text:p>
            <text:p>              </text:p>
          </table:table-cell>
          <table:table-cell/>
        </table:table-row>
        <table:table-row table:style-name="ro1">
          <table:table-cell office:value-type="string" calcext:value-type="string">
            <text:p>Bathroom Sinks</text:p>
          </table:table-cell>
          <table:table-cell/>
        </table:table-row>
        <table:table-row table:style-name="ro1">
          <table:table-cell office:value-type="string" calcext:value-type="string">
            <text:p>Bathtubs &amp; Accessories</text:p>
          </table:table-cell>
          <table:table-cell/>
        </table:table-row>
        <table:table-row table:style-name="ro1">
          <table:table-cell office:value-type="string" calcext:value-type="string">
            <text:p>Induction Cookers</text:p>
          </table:table-cell>
          <table:table-cell/>
        </table:table-row>
        <table:table-row table:style-name="ro1">
          <table:table-cell office:value-type="string" calcext:value-type="string">
            <text:p>Electric Espresso Pots</text:p>
          </table:table-cell>
          <table:table-cell/>
        </table:table-row>
        <table:table-row table:style-name="ro1">
          <table:table-cell office:value-type="string" calcext:value-type="string">
            <text:p>Electric Beverage Warmer</text:p>
          </table:table-cell>
          <table:table-cell/>
        </table:table-row>
        <table:table-row table:style-name="ro17">
          <table:table-cell office:value-type="string" calcext:value-type="string">
            <text:p>Ice Crushers</text:p>
            <text:p>              </text:p>
          </table:table-cell>
          <table:table-cell/>
        </table:table-row>
        <table:table-row table:style-name="ro1">
          <table:table-cell office:value-type="string" calcext:value-type="string">
            <text:p>Coffee Grinders</text:p>
          </table:table-cell>
          <table:table-cell/>
        </table:table-row>
        <table:table-row table:style-name="ro1">
          <table:table-cell office:value-type="string" calcext:value-type="string">
            <text:p>Pressure Cookers</text:p>
          </table:table-cell>
          <table:table-cell/>
        </table:table-row>
        <table:table-row table:style-name="ro17">
          <table:table-cell office:value-type="string" calcext:value-type="string">
            <text:p>Cloth Dryer</text:p>
            <text:p>              </text:p>
          </table:table-cell>
          <table:table-cell/>
        </table:table-row>
        <table:table-row table:style-name="ro17">
          <table:table-cell office:value-type="string" calcext:value-type="string">
            <text:p>Lint Remover</text:p>
            <text:p>              </text:p>
          </table:table-cell>
          <table:table-cell/>
        </table:table-row>
        <table:table-row table:style-name="ro1">
          <table:table-cell office:value-type="string" calcext:value-type="string">
            <text:p>Iron</text:p>
          </table:table-cell>
          <table:table-cell/>
        </table:table-row>
        <table:table-row table:style-name="ro1">
          <table:table-cell office:value-type="string" calcext:value-type="string">
            <text:p>Portable Washing Machine</text:p>
          </table:table-cell>
          <table:table-cell/>
        </table:table-row>
        <table:table-row table:style-name="ro1">
          <table:table-cell office:value-type="string" calcext:value-type="string">
            <text:p>Garment Steamer</text:p>
          </table:table-cell>
          <table:table-cell/>
        </table:table-row>
        <table:table-row table:style-name="ro1">
          <table:table-cell office:value-type="string" calcext:value-type="string">
            <text:p>Electric Fireplace</text:p>
          </table:table-cell>
          <table:table-cell/>
        </table:table-row>
        <table:table-row table:style-name="ro17">
          <table:table-cell office:value-type="string" calcext:value-type="string">
            <text:p>Air Cooler</text:p>
            <text:p>              </text:p>
          </table:table-cell>
          <table:table-cell/>
        </table:table-row>
        <table:table-row table:style-name="ro17">
          <table:table-cell office:value-type="string" calcext:value-type="string">
            <text:p>Neck Fan</text:p>
            <text:p>              </text:p>
          </table:table-cell>
          <table:table-cell/>
        </table:table-row>
        <table:table-row table:style-name="ro17">
          <table:table-cell office:value-type="string" calcext:value-type="string">
            <text:p>Stand Fan</text:p>
            <text:p>              </text:p>
          </table:table-cell>
          <table:table-cell/>
        </table:table-row>
        <table:table-row table:style-name="ro1">
          <table:table-cell office:value-type="string" calcext:value-type="string">
            <text:p>Solar Water Heaters</text:p>
          </table:table-cell>
          <table:table-cell/>
        </table:table-row>
        <table:table-row table:style-name="ro1">
          <table:table-cell office:value-type="string" calcext:value-type="string">
            <text:p>Electric Heater</text:p>
          </table:table-cell>
          <table:table-cell/>
        </table:table-row>
        <table:table-row table:style-name="ro1">
          <table:table-cell office:value-type="string" calcext:value-type="string">
            <text:p>Toothbrushes Head</text:p>
          </table:table-cell>
          <table:table-cell/>
        </table:table-row>
        <table:table-row table:style-name="ro17">
          <table:table-cell office:value-type="string" calcext:value-type="string">
            <text:p>Hair Dryer</text:p>
            <text:p>              </text:p>
          </table:table-cell>
          <table:table-cell/>
        </table:table-row>
        <table:table-row table:style-name="ro1">
          <table:table-cell office:value-type="string" calcext:value-type="string">
            <text:p>Electric Toothbrushes</text:p>
          </table:table-cell>
          <table:table-cell/>
        </table:table-row>
        <table:table-row table:style-name="ro17">
          <table:table-cell office:value-type="string" calcext:value-type="string">
            <text:p>Wax Heater</text:p>
            <text:p>              </text:p>
          </table:table-cell>
          <table:table-cell/>
        </table:table-row>
        <table:table-row table:style-name="ro17">
          <table:table-cell office:value-type="string" calcext:value-type="string">
            <text:p>Hand Washer</text:p>
            <text:p>              </text:p>
          </table:table-cell>
          <table:table-cell/>
        </table:table-row>
        <table:table-row table:style-name="ro17">
          <table:table-cell office:value-type="string" calcext:value-type="string">
            <text:p>Hair Dryers</text:p>
            <text:p>              </text:p>
          </table:table-cell>
          <table:table-cell/>
        </table:table-row>
        <table:table-row table:style-name="ro1">
          <table:table-cell office:value-type="string" calcext:value-type="string">
            <text:p>Car Seat Covers</text:p>
          </table:table-cell>
          <table:table-cell/>
        </table:table-row>
        <table:table-row table:style-name="ro1">
          <table:table-cell office:value-type="string" calcext:value-type="string">
            <text:p>GPS Accessories</text:p>
          </table:table-cell>
          <table:table-cell/>
        </table:table-row>
        <table:table-row table:style-name="ro1">
          <table:table-cell office:value-type="string" calcext:value-type="string">
            <text:p>Auto Fasteners &amp; Clips</text:p>
          </table:table-cell>
          <table:table-cell/>
        </table:table-row>
        <table:table-row table:style-name="ro1">
          <table:table-cell office:value-type="string" calcext:value-type="string">
            <text:p>Steering Covers</text:p>
          </table:table-cell>
          <table:table-cell/>
        </table:table-row>
        <table:table-row table:style-name="ro1">
          <table:table-cell office:value-type="string" calcext:value-type="string">
            <text:p>Stowing Tidying</text:p>
          </table:table-cell>
          <table:table-cell/>
        </table:table-row>
        <table:table-row table:style-name="ro17">
          <table:table-cell office:value-type="string" calcext:value-type="string">
            <text:p>Accessories</text:p>
            <text:p>              </text:p>
          </table:table-cell>
          <table:table-cell/>
        </table:table-row>
        <table:table-row table:style-name="ro1">
          <table:table-cell office:value-type="string" calcext:value-type="string">
            <text:p>Window Foils &amp; Solar Protection</text:p>
          </table:table-cell>
          <table:table-cell/>
        </table:table-row>
        <table:table-row table:style-name="ro17">
          <table:table-cell office:value-type="string" calcext:value-type="string">
            <text:p>Car Covers</text:p>
            <text:p>              </text:p>
          </table:table-cell>
          <table:table-cell/>
        </table:table-row>
        <table:table-row table:style-name="ro17">
          <table:table-cell office:value-type="string" calcext:value-type="string">
            <text:p>Car Stickers</text:p>
            <text:p>              </text:p>
          </table:table-cell>
          <table:table-cell/>
        </table:table-row>
        <table:table-row table:style-name="ro17">
          <table:table-cell office:value-type="string" calcext:value-type="string">
            <text:p>Accessories</text:p>
            <text:p>              </text:p>
          </table:table-cell>
          <table:table-cell/>
        </table:table-row>
        <table:table-row table:style-name="ro17">
          <table:table-cell office:value-type="string" calcext:value-type="string">
            <text:p>Sunshades</text:p>
            <text:p>              </text:p>
          </table:table-cell>
          <table:table-cell/>
        </table:table-row>
        <table:table-row table:style-name="ro1">
          <table:table-cell office:value-type="string" calcext:value-type="string">
            <text:p>Car Body Films</text:p>
          </table:table-cell>
          <table:table-cell/>
        </table:table-row>
        <table:table-row table:style-name="ro1">
          <table:table-cell office:value-type="string" calcext:value-type="string">
            <text:p>Boots</text:p>
          </table:table-cell>
          <table:table-cell/>
        </table:table-row>
        <table:table-row table:style-name="ro1">
          <table:table-cell office:value-type="string" calcext:value-type="string">
            <text:p>Helmets</text:p>
          </table:table-cell>
          <table:table-cell/>
        </table:table-row>
        <table:table-row table:style-name="ro1">
          <table:table-cell office:value-type="string" calcext:value-type="string">
            <text:p>Snowmobile Gears</text:p>
          </table:table-cell>
          <table:table-cell/>
        </table:table-row>
        <table:table-row table:style-name="ro1">
          <table:table-cell office:value-type="string" calcext:value-type="string">
            <text:p>Motorcycle Pants</text:p>
          </table:table-cell>
          <table:table-cell/>
        </table:table-row>
        <table:table-row table:style-name="ro1">
          <table:table-cell office:value-type="string" calcext:value-type="string">
            <text:p>Jackets</text:p>
          </table:table-cell>
          <table:table-cell/>
        </table:table-row>
        <table:table-row table:style-name="ro1">
          <table:table-cell office:value-type="string" calcext:value-type="string">
            <text:p>Motorcycle Items</text:p>
          </table:table-cell>
          <table:table-cell/>
        </table:table-row>
        <table:table-row table:style-name="ro17">
          <table:table-cell office:value-type="string" calcext:value-type="string">
            <text:p>Engine Parts</text:p>
            <text:p>              </text:p>
          </table:table-cell>
          <table:table-cell/>
        </table:table-row>
        <table:table-row table:style-name="ro1">
          <table:table-cell office:value-type="string" calcext:value-type="string">
            <text:p>Body &amp; Frames</text:p>
          </table:table-cell>
          <table:table-cell/>
        </table:table-row>
        <table:table-row table:style-name="ro1">
          <table:table-cell office:value-type="string" calcext:value-type="string">
            <text:p>Electrical &amp; Ignitions</text:p>
          </table:table-cell>
          <table:table-cell/>
        </table:table-row>
        <table:table-row table:style-name="ro1">
          <table:table-cell office:value-type="string" calcext:value-type="string">
            <text:p>Instruments &amp; Gauges</text:p>
          </table:table-cell>
          <table:table-cell/>
        </table:table-row>
        <table:table-row table:style-name="ro1">
          <table:table-cell office:value-type="string" calcext:value-type="string">
            <text:p>Tires</text:p>
          </table:table-cell>
          <table:table-cell/>
        </table:table-row>
        <table:table-row table:style-name="ro1">
          <table:table-cell office:value-type="string" calcext:value-type="string">
            <text:p>Air Intake &amp; Fuel Delivery</text:p>
          </table:table-cell>
          <table:table-cell/>
        </table:table-row>
        <table:table-row table:style-name="ro17">
          <table:table-cell office:value-type="string" calcext:value-type="string">
            <text:p>Bucket Bag</text:p>
            <text:p>              </text:p>
          </table:table-cell>
          <table:table-cell/>
        </table:table-row>
        <table:table-row table:style-name="ro17">
          <table:table-cell office:value-type="string" calcext:value-type="string">
            <text:p>Hobo Bags</text:p>
            <text:p>              </text:p>
          </table:table-cell>
          <table:table-cell/>
        </table:table-row>
        <table:table-row table:style-name="ro17">
          <table:table-cell office:value-type="string" calcext:value-type="string">
            <text:p>Square Bag</text:p>
            <text:p>              </text:p>
          </table:table-cell>
          <table:table-cell/>
        </table:table-row>
        <table:table-row table:style-name="ro17">
          <table:table-cell office:value-type="string" calcext:value-type="string">
            <text:p>Boston Bag</text:p>
            <text:p>              </text:p>
          </table:table-cell>
          <table:table-cell/>
        </table:table-row>
        <table:table-row table:style-name="ro17">
          <table:table-cell office:value-type="string" calcext:value-type="string">
            <text:p>Messenger Bag</text:p>
            <text:p>              </text:p>
          </table:table-cell>
          <table:table-cell/>
        </table:table-row>
        <table:table-row table:style-name="ro17">
          <table:table-cell office:value-type="string" calcext:value-type="string">
            <text:p>Bagutte Bag</text:p>
            <text:p>              </text:p>
          </table:table-cell>
          <table:table-cell/>
        </table:table-row>
        <table:table-row table:style-name="ro17">
          <table:table-cell office:value-type="string" calcext:value-type="string">
            <text:p>Travel Bag</text:p>
            <text:p>              </text:p>
          </table:table-cell>
          <table:table-cell/>
        </table:table-row>
        <table:table-row table:style-name="ro1">
          <table:table-cell office:value-type="string" calcext:value-type="string">
            <text:p>Large Size Luggage</text:p>
          </table:table-cell>
          <table:table-cell/>
        </table:table-row>
        <table:table-row table:style-name="ro1">
          <table:table-cell office:value-type="string" calcext:value-type="string">
            <text:p>Middle Size Luggage</text:p>
          </table:table-cell>
          <table:table-cell/>
        </table:table-row>
        <table:table-row table:style-name="ro1">
          <table:table-cell office:value-type="string" calcext:value-type="string">
            <text:p>Kid's Luggage</text:p>
          </table:table-cell>
          <table:table-cell/>
        </table:table-row>
        <table:table-row table:style-name="ro1">
          <table:table-cell office:value-type="string" calcext:value-type="string">
            <text:p>Carry-Ons Luggage</text:p>
          </table:table-cell>
          <table:table-cell/>
        </table:table-row>
        <table:table-row table:style-name="ro1">
          <table:table-cell office:value-type="string" calcext:value-type="string">
            <text:p>Men's Wallet with Zipper</text:p>
          </table:table-cell>
          <table:table-cell/>
        </table:table-row>
        <table:table-row table:style-name="ro1">
          <table:table-cell office:value-type="string" calcext:value-type="string">
            <text:p>Travel Wallets</text:p>
          </table:table-cell>
          <table:table-cell/>
        </table:table-row>
        <table:table-row table:style-name="ro1">
          <table:table-cell office:value-type="string" calcext:value-type="string">
            <text:p>Women's Fold Wallet</text:p>
          </table:table-cell>
          <table:table-cell/>
        </table:table-row>
        <table:table-row table:style-name="ro1">
          <table:table-cell office:value-type="string" calcext:value-type="string">
            <text:p>Credit Card Holder</text:p>
          </table:table-cell>
          <table:table-cell/>
        </table:table-row>
        <table:table-row table:style-name="ro1">
          <table:table-cell office:value-type="string" calcext:value-type="string">
            <text:p>Men's Leather Wallet</text:p>
          </table:table-cell>
          <table:table-cell/>
        </table:table-row>
        <table:table-row table:style-name="ro1">
          <table:table-cell office:value-type="string" calcext:value-type="string">
            <text:p>Men's Fold Wallet</text:p>
          </table:table-cell>
          <table:table-cell/>
        </table:table-row>
        <table:table-row table:style-name="ro1">
          <table:table-cell office:value-type="string" calcext:value-type="string">
            <text:p>Drawstring Bag</text:p>
          </table:table-cell>
          <table:table-cell/>
        </table:table-row>
        <table:table-row table:style-name="ro17">
          <table:table-cell office:value-type="string" calcext:value-type="string">
            <text:p>Shopping Bag</text:p>
            <text:p>              </text:p>
          </table:table-cell>
          <table:table-cell/>
        </table:table-row>
        <table:table-row table:style-name="ro1">
          <table:table-cell office:value-type="string" calcext:value-type="string">
            <text:p>Cosmetic Bag &amp; Case</text:p>
          </table:table-cell>
          <table:table-cell/>
        </table:table-row>
        <table:table-row table:style-name="ro17">
          <table:table-cell office:value-type="string" calcext:value-type="string">
            <text:p>Cooler Bag</text:p>
            <text:p>              </text:p>
          </table:table-cell>
          <table:table-cell/>
        </table:table-row>
        <table:table-row table:style-name="ro17">
          <table:table-cell office:value-type="string" calcext:value-type="string">
            <text:p>Lunch Bag</text:p>
            <text:p>              </text:p>
          </table:table-cell>
          <table:table-cell/>
        </table:table-row>
        <table:table-row table:style-name="ro1">
          <table:table-cell office:value-type="string" calcext:value-type="string">
            <text:p>Sneaker</text:p>
          </table:table-cell>
          <table:table-cell/>
        </table:table-row>
        <table:table-row table:style-name="ro1">
          <table:table-cell office:value-type="string" calcext:value-type="string">
            <text:p>Canvas</text:p>
          </table:table-cell>
          <table:table-cell/>
        </table:table-row>
        <table:table-row table:style-name="ro17">
          <table:table-cell office:value-type="string" calcext:value-type="string">
            <text:p>Skateboard</text:p>
            <text:p>              </text:p>
          </table:table-cell>
          <table:table-cell/>
        </table:table-row>
        <table:table-row table:style-name="ro17">
          <table:table-cell office:value-type="string" calcext:value-type="string">
            <text:p>Boat Shoes</text:p>
            <text:p>              </text:p>
          </table:table-cell>
          <table:table-cell/>
        </table:table-row>
        <table:table-row table:style-name="ro1">
          <table:table-cell office:value-type="string" calcext:value-type="string">
            <text:p>Loafers</text:p>
          </table:table-cell>
          <table:table-cell/>
        </table:table-row>
        <table:table-row table:style-name="ro1">
          <table:table-cell office:value-type="string" calcext:value-type="string">
            <text:p>Canvas</text:p>
          </table:table-cell>
          <table:table-cell/>
        </table:table-row>
        <table:table-row table:style-name="ro1">
          <table:table-cell office:value-type="string" calcext:value-type="string">
            <text:p>Leather Casual</text:p>
          </table:table-cell>
          <table:table-cell/>
        </table:table-row>
        <table:table-row table:style-name="ro1">
          <table:table-cell office:value-type="string" calcext:value-type="string">
            <text:p>Casual Sneaker</text:p>
          </table:table-cell>
          <table:table-cell/>
        </table:table-row>
        <table:table-row table:style-name="ro17">
          <table:table-cell office:value-type="string" calcext:value-type="string">
            <text:p>Skateboard</text:p>
            <text:p>              </text:p>
          </table:table-cell>
          <table:table-cell/>
        </table:table-row>
        <table:table-row table:style-name="ro17">
          <table:table-cell office:value-type="string" calcext:value-type="string">
            <text:p>Ankle Boots</text:p>
            <text:p>              </text:p>
          </table:table-cell>
          <table:table-cell/>
        </table:table-row>
        <table:table-row table:style-name="ro17">
          <table:table-cell office:value-type="string" calcext:value-type="string">
            <text:p>Martin Boots</text:p>
            <text:p>              </text:p>
          </table:table-cell>
          <table:table-cell/>
        </table:table-row>
        <table:table-row table:style-name="ro1">
          <table:table-cell office:value-type="string" calcext:value-type="string">
            <text:p>New in Women's Boots</text:p>
          </table:table-cell>
          <table:table-cell/>
        </table:table-row>
        <table:table-row table:style-name="ro17">
          <table:table-cell office:value-type="string" calcext:value-type="string">
            <text:p>Rain Boots</text:p>
            <text:p>              </text:p>
          </table:table-cell>
          <table:table-cell/>
        </table:table-row>
        <table:table-row table:style-name="ro17">
          <table:table-cell office:value-type="string" calcext:value-type="string">
            <text:p>Over Knee</text:p>
            <text:p>              </text:p>
          </table:table-cell>
          <table:table-cell/>
        </table:table-row>
        <table:table-row table:style-name="ro17">
          <table:table-cell office:value-type="string" calcext:value-type="string">
            <text:p>High Boots</text:p>
            <text:p>              </text:p>
          </table:table-cell>
          <table:table-cell/>
        </table:table-row>
        <table:table-row table:style-name="ro1">
          <table:table-cell office:value-type="string" calcext:value-type="string">
            <text:p>Insoles</text:p>
          </table:table-cell>
          <table:table-cell/>
        </table:table-row>
        <table:table-row table:style-name="ro17">
          <table:table-cell office:value-type="string" calcext:value-type="string">
            <text:p>Shoes Covers</text:p>
            <text:p>              </text:p>
          </table:table-cell>
          <table:table-cell/>
        </table:table-row>
        <table:table-row table:style-name="ro17">
          <table:table-cell office:value-type="string" calcext:value-type="string">
            <text:p>Shoelaces</text:p>
            <text:p>              </text:p>
          </table:table-cell>
          <table:table-cell/>
        </table:table-row>
        <table:table-row table:style-name="ro17">
          <table:table-cell office:value-type="string" calcext:value-type="string">
            <text:p>Shoe Polishes</text:p>
            <text:p>              </text:p>
          </table:table-cell>
          <table:table-cell/>
        </table:table-row>
        <table:table-row table:style-name="ro17">
          <table:table-cell office:value-type="string" calcext:value-type="string">
            <text:p>Shoe Care Kit</text:p>
            <text:p>              </text:p>
          </table:table-cell>
          <table:table-cell/>
        </table:table-row>
        <table:table-row table:style-name="ro1">
          <table:table-cell office:value-type="string" calcext:value-type="string">
            <text:p>Shoe Decorations</text:p>
          </table:table-cell>
          <table:table-cell/>
        </table:table-row>
        <table:table-row table:style-name="ro1">
          <table:table-cell office:value-type="string" calcext:value-type="string">
            <text:p>Gloves &amp; Handwear</text:p>
          </table:table-cell>
          <table:table-cell/>
        </table:table-row>
        <table:table-row table:style-name="ro1">
          <table:table-cell office:value-type="string" calcext:value-type="string">
            <text:p>Beard</text:p>
          </table:table-cell>
          <table:table-cell/>
        </table:table-row>
        <table:table-row table:style-name="ro17">
          <table:table-cell office:value-type="string" calcext:value-type="string">
            <text:p>Spy Family</text:p>
            <text:p>              </text:p>
          </table:table-cell>
          <table:table-cell/>
        </table:table-row>
        <table:table-row table:style-name="ro1">
          <table:table-cell office:value-type="string" calcext:value-type="string">
            <text:p>Genshin Impact</text:p>
          </table:table-cell>
          <table:table-cell/>
        </table:table-row>
        <table:table-row table:style-name="ro1">
          <table:table-cell office:value-type="string" calcext:value-type="string">
            <text:p>Lolita</text:p>
          </table:table-cell>
          <table:table-cell/>
        </table:table-row>
        <table:table-row table:style-name="ro17">
          <table:table-cell office:value-type="string" calcext:value-type="string">
            <text:p>Demon Slayer</text:p>
            <text:p>              </text:p>
          </table:table-cell>
          <table:table-cell/>
        </table:table-row>
        <table:table-row table:style-name="ro1">
          <table:table-cell office:value-type="string" calcext:value-type="string">
            <text:p>Chinese Folk Dance</text:p>
          </table:table-cell>
          <table:table-cell/>
        </table:table-row>
        <table:table-row table:style-name="ro17">
          <table:table-cell office:value-type="string" calcext:value-type="string">
            <text:p>Tap Dance</text:p>
            <text:p>              </text:p>
          </table:table-cell>
          <table:table-cell/>
        </table:table-row>
        <table:table-row table:style-name="ro17">
          <table:table-cell office:value-type="string" calcext:value-type="string">
            <text:p>Flamenco</text:p>
            <text:p>              </text:p>
          </table:table-cell>
          <table:table-cell/>
        </table:table-row>
        <table:table-row table:style-name="ro1">
          <table:table-cell office:value-type="string" calcext:value-type="string">
            <text:p>Classical Dance Costume</text:p>
          </table:table-cell>
          <table:table-cell/>
        </table:table-row>
        <table:table-row table:style-name="ro17">
          <table:table-cell office:value-type="string" calcext:value-type="string">
            <text:p>Belly Dancing</text:p>
            <text:p>              </text:p>
          </table:table-cell>
          <table:table-cell/>
        </table:table-row>
        <table:table-row table:style-name="ro17">
          <table:table-cell office:value-type="string" calcext:value-type="string">
            <text:p>Street Dance</text:p>
            <text:p>              </text:p>
          </table:table-cell>
          <table:table-cell/>
        </table:table-row>
        <table:table-row table:style-name="ro17">
          <table:table-cell office:value-type="string" calcext:value-type="string">
            <text:p>Food Service</text:p>
            <text:p>              </text:p>
          </table:table-cell>
          <table:table-cell/>
        </table:table-row>
        <table:table-row table:style-name="ro1">
          <table:table-cell office:value-type="string" calcext:value-type="string">
            <text:p>Waiter Uniforms</text:p>
          </table:table-cell>
          <table:table-cell/>
        </table:table-row>
        <table:table-row table:style-name="ro1">
          <table:table-cell office:value-type="string" calcext:value-type="string">
            <text:p>Medical Uniforms</text:p>
          </table:table-cell>
          <table:table-cell/>
        </table:table-row>
        <table:table-row table:style-name="ro1">
          <table:table-cell office:value-type="string" calcext:value-type="string">
            <text:p>Scouting Uniforms</text:p>
          </table:table-cell>
          <table:table-cell/>
        </table:table-row>
        <table:table-row table:style-name="ro1">
          <table:table-cell office:value-type="string" calcext:value-type="string">
            <text:p>Hotel Uniforms</text:p>
          </table:table-cell>
          <table:table-cell/>
        </table:table-row>
        <table:table-row table:style-name="ro1">
          <table:table-cell office:value-type="string" calcext:value-type="string">
            <text:p>Priest Uniforms</text:p>
          </table:table-cell>
          <table:table-cell/>
        </table:table-row>
        <table:table-row table:style-name="ro1">
          <table:table-cell office:value-type="string" calcext:value-type="string">
            <text:p>Africa Clothing</text:p>
          </table:table-cell>
          <table:table-cell/>
        </table:table-row>
        <table:table-row table:style-name="ro1">
          <table:table-cell office:value-type="string" calcext:value-type="string">
            <text:p>Hanfu</text:p>
          </table:table-cell>
          <table:table-cell/>
        </table:table-row>
        <table:table-row table:style-name="ro17">
          <table:table-cell office:value-type="string" calcext:value-type="string">
            <text:p>Exotic Pants</text:p>
            <text:p>              </text:p>
          </table:table-cell>
          <table:table-cell/>
        </table:table-row>
        <table:table-row table:style-name="ro17">
          <table:table-cell office:value-type="string" calcext:value-type="string">
            <text:p>Cheongsams</text:p>
            <text:p>              </text:p>
          </table:table-cell>
          <table:table-cell/>
        </table:table-row>
        <table:table-row table:style-name="ro1">
          <table:table-cell office:value-type="string" calcext:value-type="string">
            <text:p>Asia &amp; Pacific Islands Clothing</text:p>
          </table:table-cell>
          <table:table-cell/>
        </table:table-row>
        <table:table-row table:style-name="ro1">
          <table:table-cell office:value-type="string" calcext:value-type="string">
            <text:p>European Clothing</text:p>
          </table:table-cell>
          <table:table-cell/>
        </table:table-row>
        <table:table-row table:style-name="ro1">
          <table:table-cell office:value-type="string" calcext:value-type="string">
            <text:p>Pants</text:p>
          </table:table-cell>
          <table:table-cell/>
        </table:table-row>
        <table:table-row table:style-name="ro1">
          <table:table-cell office:value-type="string" calcext:value-type="string">
            <text:p>Shorts</text:p>
          </table:table-cell>
          <table:table-cell/>
        </table:table-row>
        <table:table-row table:style-name="ro1">
          <table:table-cell office:value-type="string" calcext:value-type="string">
            <text:p>Skirts</text:p>
          </table:table-cell>
          <table:table-cell/>
        </table:table-row>
        <table:table-row table:style-name="ro1">
          <table:table-cell office:value-type="string" calcext:value-type="string">
            <text:p>Jeans</text:p>
          </table:table-cell>
          <table:table-cell/>
        </table:table-row>
        <table:table-row table:style-name="ro17">
          <table:table-cell office:value-type="string" calcext:value-type="string">
            <text:p>Leggings</text:p>
            <text:p>              </text:p>
          </table:table-cell>
          <table:table-cell/>
        </table:table-row>
        <table:table-row table:style-name="ro1">
          <table:table-cell office:value-type="string" calcext:value-type="string">
            <text:p>Women' S Pants</text:p>
          </table:table-cell>
          <table:table-cell/>
        </table:table-row>
        <table:table-row table:style-name="ro17">
          <table:table-cell office:value-type="string" calcext:value-type="string">
            <text:p>Down Coats</text:p>
            <text:p>              </text:p>
          </table:table-cell>
          <table:table-cell/>
        </table:table-row>
        <table:table-row table:style-name="ro1">
          <table:table-cell office:value-type="string" calcext:value-type="string">
            <text:p>Wool &amp; Blends Coats</text:p>
          </table:table-cell>
          <table:table-cell/>
        </table:table-row>
        <table:table-row table:style-name="ro1">
          <table:table-cell office:value-type="string" calcext:value-type="string">
            <text:p>Parkas</text:p>
          </table:table-cell>
          <table:table-cell/>
        </table:table-row>
        <table:table-row table:style-name="ro1">
          <table:table-cell office:value-type="string" calcext:value-type="string">
            <text:p>Long Down Coats</text:p>
          </table:table-cell>
          <table:table-cell/>
        </table:table-row>
        <table:table-row table:style-name="ro1">
          <table:table-cell office:value-type="string" calcext:value-type="string">
            <text:p>Short Down Coats</text:p>
          </table:table-cell>
          <table:table-cell/>
        </table:table-row>
        <table:table-row table:style-name="ro17">
          <table:table-cell office:value-type="string" calcext:value-type="string">
            <text:p>Cardigans</text:p>
            <text:p>              </text:p>
          </table:table-cell>
          <table:table-cell/>
        </table:table-row>
        <table:table-row table:style-name="ro1">
          <table:table-cell office:value-type="string" calcext:value-type="string">
            <text:p>Knitted Dresses</text:p>
          </table:table-cell>
          <table:table-cell/>
        </table:table-row>
        <table:table-row table:style-name="ro17">
          <table:table-cell office:value-type="string" calcext:value-type="string">
            <text:p>Long Dresses</text:p>
            <text:p>              </text:p>
          </table:table-cell>
          <table:table-cell/>
        </table:table-row>
        <table:table-row table:style-name="ro1">
          <table:table-cell office:value-type="string" calcext:value-type="string">
            <text:p>Long Sleeve Dresses</text:p>
          </table:table-cell>
          <table:table-cell/>
        </table:table-row>
        <table:table-row table:style-name="ro17">
          <table:table-cell office:value-type="string" calcext:value-type="string">
            <text:p>Party Dresses</text:p>
            <text:p>              </text:p>
          </table:table-cell>
          <table:table-cell/>
        </table:table-row>
        <table:table-row table:style-name="ro17">
          <table:table-cell office:value-type="string" calcext:value-type="string">
            <text:p>Midi Dresses</text:p>
            <text:p>              </text:p>
          </table:table-cell>
          <table:table-cell/>
        </table:table-row>
        <table:table-row table:style-name="ro17">
          <table:table-cell office:value-type="string" calcext:value-type="string">
            <text:p>Short Dresses</text:p>
            <text:p>              </text:p>
          </table:table-cell>
          <table:table-cell/>
        </table:table-row>
        <table:table-row table:style-name="ro1">
          <table:table-cell office:value-type="string" calcext:value-type="string">
            <text:p>Wedding Party Dress</text:p>
          </table:table-cell>
          <table:table-cell/>
        </table:table-row>
        <table:table-row table:style-name="ro17">
          <table:table-cell office:value-type="string" calcext:value-type="string">
            <text:p>Wedding Dress</text:p>
            <text:p>              </text:p>
          </table:table-cell>
          <table:table-cell/>
        </table:table-row>
        <table:table-row table:style-name="ro1">
          <table:table-cell office:value-type="string" calcext:value-type="string">
            <text:p>Wedding Accessories</text:p>
          </table:table-cell>
          <table:table-cell/>
        </table:table-row>
        <table:table-row table:style-name="ro1">
          <table:table-cell office:value-type="string" calcext:value-type="string">
            <text:p>Plus Size Wedding Dress</text:p>
          </table:table-cell>
          <table:table-cell/>
        </table:table-row>
        <table:table-row table:style-name="ro1">
          <table:table-cell office:value-type="string" calcext:value-type="string">
            <text:p>Bespoke Wedding Dress</text:p>
          </table:table-cell>
          <table:table-cell/>
        </table:table-row>
        <table:table-row table:style-name="ro17">
          <table:table-cell office:value-type="string" calcext:value-type="string">
            <text:p>Cycling Vest</text:p>
            <text:p>              </text:p>
          </table:table-cell>
          <table:table-cell/>
        </table:table-row>
        <table:table-row table:style-name="ro1">
          <table:table-cell office:value-type="string" calcext:value-type="string">
            <text:p>Electric Scooter</text:p>
          </table:table-cell>
          <table:table-cell/>
        </table:table-row>
        <table:table-row table:style-name="ro1">
          <table:table-cell office:value-type="string" calcext:value-type="string">
            <text:p>Bicycle Bottle Holder</text:p>
          </table:table-cell>
          <table:table-cell/>
        </table:table-row>
        <table:table-row table:style-name="ro1">
          <table:table-cell office:value-type="string" calcext:value-type="string">
            <text:p>Bicycle Protective Gear</text:p>
          </table:table-cell>
          <table:table-cell/>
        </table:table-row>
        <table:table-row table:style-name="ro1">
          <table:table-cell office:value-type="string" calcext:value-type="string">
            <text:p>Bicycle Sticker</text:p>
          </table:table-cell>
          <table:table-cell/>
        </table:table-row>
        <table:table-row table:style-name="ro1">
          <table:table-cell office:value-type="string" calcext:value-type="string">
            <text:p>Cycling Bib Short</text:p>
          </table:table-cell>
          <table:table-cell/>
        </table:table-row>
        <table:table-row table:style-name="ro1">
          <table:table-cell office:value-type="string" calcext:value-type="string">
            <text:p>Shelter</text:p>
          </table:table-cell>
          <table:table-cell/>
        </table:table-row>
        <table:table-row table:style-name="ro17">
          <table:table-cell office:value-type="string" calcext:value-type="string">
            <text:p>Flashlight</text:p>
            <text:p>              </text:p>
          </table:table-cell>
          <table:table-cell/>
        </table:table-row>
        <table:table-row table:style-name="ro1">
          <table:table-cell office:value-type="string" calcext:value-type="string">
            <text:p>Camping Cookware</text:p>
          </table:table-cell>
          <table:table-cell/>
        </table:table-row>
        <table:table-row table:style-name="ro1">
          <table:table-cell office:value-type="string" calcext:value-type="string">
            <text:p>Camping Trolley</text:p>
          </table:table-cell>
          <table:table-cell/>
        </table:table-row>
        <table:table-row table:style-name="ro1">
          <table:table-cell office:value-type="string" calcext:value-type="string">
            <text:p>Outdoor Cooler</text:p>
          </table:table-cell>
          <table:table-cell/>
        </table:table-row>
        <table:table-row table:style-name="ro17">
          <table:table-cell office:value-type="string" calcext:value-type="string">
            <text:p>Camping Light</text:p>
            <text:p>              </text:p>
          </table:table-cell>
          <table:table-cell/>
        </table:table-row>
        <table:table-row table:style-name="ro1">
          <table:table-cell office:value-type="string" calcext:value-type="string">
            <text:p>Ukulele</text:p>
          </table:table-cell>
          <table:table-cell/>
        </table:table-row>
        <table:table-row table:style-name="ro17">
          <table:table-cell office:value-type="string" calcext:value-type="string">
            <text:p>Clarinet</text:p>
            <text:p>              </text:p>
          </table:table-cell>
          <table:table-cell/>
        </table:table-row>
        <table:table-row table:style-name="ro1">
          <table:table-cell office:value-type="string" calcext:value-type="string">
            <text:p>Kalimba</text:p>
          </table:table-cell>
          <table:table-cell/>
        </table:table-row>
        <table:table-row table:style-name="ro1">
          <table:table-cell office:value-type="string" calcext:value-type="string">
            <text:p>Guitar</text:p>
          </table:table-cell>
          <table:table-cell/>
        </table:table-row>
        <table:table-row table:style-name="ro1">
          <table:table-cell office:value-type="string" calcext:value-type="string">
            <text:p>Drum</text:p>
          </table:table-cell>
          <table:table-cell/>
        </table:table-row>
        <table:table-row table:style-name="ro1">
          <table:table-cell office:value-type="string" calcext:value-type="string">
            <text:p>Flute</text:p>
          </table:table-cell>
          <table:table-cell/>
        </table:table-row>
        <table:table-row table:style-name="ro17">
          <table:table-cell office:value-type="string" calcext:value-type="string">
            <text:p>Trampolines</text:p>
            <text:p>              </text:p>
          </table:table-cell>
          <table:table-cell/>
        </table:table-row>
        <table:table-row table:style-name="ro17">
          <table:table-cell office:value-type="string" calcext:value-type="string">
            <text:p>Sport Hoops</text:p>
            <text:p>              </text:p>
          </table:table-cell>
          <table:table-cell/>
        </table:table-row>
        <table:table-row table:style-name="ro17">
          <table:table-cell office:value-type="string" calcext:value-type="string">
            <text:p>Treadmills</text:p>
            <text:p>              </text:p>
          </table:table-cell>
          <table:table-cell/>
        </table:table-row>
        <table:table-row table:style-name="ro1">
          <table:table-cell office:value-type="string" calcext:value-type="string">
            <text:p>Indoor Cycling Bikes</text:p>
          </table:table-cell>
          <table:table-cell/>
        </table:table-row>
        <table:table-row table:style-name="ro17">
          <table:table-cell office:value-type="string" calcext:value-type="string">
            <text:p>Steppers</text:p>
            <text:p>              </text:p>
          </table:table-cell>
          <table:table-cell/>
        </table:table-row>
        <table:table-row table:style-name="ro1">
          <table:table-cell office:value-type="string" calcext:value-type="string">
            <text:p>Fitness Pedals</text:p>
          </table:table-cell>
          <table:table-cell/>
        </table:table-row>
        <table:table-row table:style-name="ro17">
          <table:table-cell office:value-type="string" calcext:value-type="string">
            <text:p>RC Boats</text:p>
            <text:p>              </text:p>
          </table:table-cell>
          <table:table-cell/>
        </table:table-row>
        <table:table-row table:style-name="ro17">
          <table:table-cell office:value-type="string" calcext:value-type="string">
            <text:p>RC Stunt Cars</text:p>
            <text:p>              </text:p>
          </table:table-cell>
          <table:table-cell/>
        </table:table-row>
        <table:table-row table:style-name="ro1">
          <table:table-cell office:value-type="string" calcext:value-type="string">
            <text:p>RC Motorcycles</text:p>
          </table:table-cell>
          <table:table-cell/>
        </table:table-row>
        <table:table-row table:style-name="ro17">
          <table:table-cell office:value-type="string" calcext:value-type="string">
            <text:p>RC Airplanes</text:p>
            <text:p>              </text:p>
          </table:table-cell>
          <table:table-cell/>
        </table:table-row>
        <table:table-row table:style-name="ro17">
          <table:table-cell office:value-type="string" calcext:value-type="string">
            <text:p>RC Trains</text:p>
            <text:p>              </text:p>
          </table:table-cell>
          <table:table-cell/>
        </table:table-row>
        <table:table-row table:style-name="ro17">
          <table:table-cell office:value-type="string" calcext:value-type="string">
            <text:p>Racing Drones</text:p>
            <text:p>              </text:p>
          </table:table-cell>
          <table:table-cell/>
        </table:table-row>
        <table:table-row table:style-name="ro17">
          <table:table-cell office:value-type="string" calcext:value-type="string">
            <text:p>Stickers</text:p>
            <text:p>              </text:p>
          </table:table-cell>
          <table:table-cell/>
        </table:table-row>
        <table:table-row table:style-name="ro17">
          <table:table-cell office:value-type="string" calcext:value-type="string">
            <text:p>Magic Tricks</text:p>
            <text:p>              </text:p>
          </table:table-cell>
          <table:table-cell/>
        </table:table-row>
        <table:table-row table:style-name="ro17">
          <table:table-cell office:value-type="string" calcext:value-type="string">
            <text:p>Craft Toys</text:p>
            <text:p>              </text:p>
          </table:table-cell>
          <table:table-cell/>
        </table:table-row>
        <table:table-row table:style-name="ro17">
          <table:table-cell office:value-type="string" calcext:value-type="string">
            <text:p>Stamps Toys</text:p>
            <text:p>              </text:p>
          </table:table-cell>
          <table:table-cell/>
        </table:table-row>
        <table:table-row table:style-name="ro1">
          <table:table-cell office:value-type="string" calcext:value-type="string">
            <text:p>Inflatable Toys</text:p>
          </table:table-cell>
          <table:table-cell/>
        </table:table-row>
        <table:table-row table:style-name="ro17">
          <table:table-cell office:value-type="string" calcext:value-type="string">
            <text:p>Toy Sports</text:p>
            <text:p>              </text:p>
          </table:table-cell>
          <table:table-cell/>
        </table:table-row>
        <table:table-row table:style-name="ro17">
          <table:table-cell office:value-type="string" calcext:value-type="string">
            <text:p>Toy Balls</text:p>
            <text:p>              </text:p>
          </table:table-cell>
          <table:table-cell/>
        </table:table-row>
        <table:table-row table:style-name="ro1">
          <table:table-cell office:value-type="string" calcext:value-type="string">
            <text:p>Kids' Swing Car</text:p>
          </table:table-cell>
          <table:table-cell/>
        </table:table-row>
        <table:table-row table:style-name="ro1">
          <table:table-cell office:value-type="string" calcext:value-type="string">
            <text:p>Kids' Balance Bikes</text:p>
          </table:table-cell>
          <table:table-cell/>
        </table:table-row>
        <table:table-row table:style-name="ro17">
          <table:table-cell office:value-type="string" calcext:value-type="string">
            <text:p>Toy Guns</text:p>
            <text:p>              </text:p>
          </table:table-cell>
          <table:table-cell/>
        </table:table-row>
        <table:table-row table:style-name="ro1">
          <table:table-cell office:value-type="string" calcext:value-type="string">
            <text:p>Soft Plastic Blocks</text:p>
          </table:table-cell>
          <table:table-cell/>
        </table:table-row>
        <table:table-row table:style-name="ro1">
          <table:table-cell office:value-type="string" calcext:value-type="string">
            <text:p>Domino</text:p>
          </table:table-cell>
          <table:table-cell/>
        </table:table-row>
        <table:table-row table:style-name="ro17">
          <table:table-cell office:value-type="string" calcext:value-type="string">
            <text:p>Marble Runs</text:p>
            <text:p>              </text:p>
          </table:table-cell>
          <table:table-cell/>
        </table:table-row>
        <table:table-row table:style-name="ro17">
          <table:table-cell office:value-type="string" calcext:value-type="string">
            <text:p>Wooden Blocks</text:p>
            <text:p>              </text:p>
          </table:table-cell>
          <table:table-cell/>
        </table:table-row>
        <table:table-row table:style-name="ro1">
          <table:table-cell office:value-type="string" calcext:value-type="string">
            <text:p>Electronic Blocks</text:p>
          </table:table-cell>
          <table:table-cell/>
        </table:table-row>
        <table:table-row table:style-name="ro1">
          <table:table-cell office:value-type="string" calcext:value-type="string">
            <text:p>Blocks</text:p>
          </table:table-cell>
          <table:table-cell/>
        </table:table-row>
        <table:table-row table:style-name="ro1">
          <table:table-cell office:value-type="string" calcext:value-type="string">
            <text:p>Hats, Scarves &amp; Gloves</text:p>
          </table:table-cell>
          <table:table-cell/>
        </table:table-row>
        <table:table-row table:style-name="ro1">
          <table:table-cell office:value-type="string" calcext:value-type="string">
            <text:p>Bags</text:p>
          </table:table-cell>
          <table:table-cell/>
        </table:table-row>
        <table:table-row table:style-name="ro17">
          <table:table-cell office:value-type="string" calcext:value-type="string">
            <text:p>Accessories</text:p>
            <text:p>              </text:p>
          </table:table-cell>
          <table:table-cell/>
        </table:table-row>
        <table:table-row table:style-name="ro1">
          <table:table-cell office:value-type="string" calcext:value-type="string">
            <text:p>Kids Canvas Shoe</text:p>
          </table:table-cell>
          <table:table-cell/>
        </table:table-row>
        <table:table-row table:style-name="ro17">
          <table:table-cell office:value-type="string" calcext:value-type="string">
            <text:p>Polo Shirts</text:p>
            <text:p>              </text:p>
          </table:table-cell>
          <table:table-cell/>
        </table:table-row>
        <table:table-row table:style-name="ro1">
          <table:table-cell office:value-type="string" calcext:value-type="string">
            <text:p>Vests &amp; Waistcoats</text:p>
          </table:table-cell>
          <table:table-cell/>
        </table:table-row>
        <table:table-row table:style-name="ro1">
          <table:table-cell office:value-type="string" calcext:value-type="string">
            <text:p>Sets</text:p>
          </table:table-cell>
          <table:table-cell/>
        </table:table-row>
        <table:table-row table:style-name="ro1">
          <table:table-cell office:value-type="string" calcext:value-type="string">
            <text:p>Socks</text:p>
          </table:table-cell>
          <table:table-cell/>
        </table:table-row>
        <table:table-row table:style-name="ro17">
          <table:table-cell office:value-type="string" calcext:value-type="string">
            <text:p>Outerwear</text:p>
            <text:p>              </text:p>
          </table:table-cell>
          <table:table-cell/>
        </table:table-row>
        <table:table-row table:style-name="ro1">
          <table:table-cell office:value-type="string" calcext:value-type="string">
            <text:p>Baby Food Mills</text:p>
          </table:table-cell>
          <table:table-cell/>
        </table:table-row>
        <table:table-row table:style-name="ro1">
          <table:table-cell office:value-type="string" calcext:value-type="string">
            <text:p>Cups</text:p>
          </table:table-cell>
          <table:table-cell/>
        </table:table-row>
        <table:table-row table:style-name="ro1">
          <table:table-cell office:value-type="string" calcext:value-type="string">
            <text:p>Bottles</text:p>
          </table:table-cell>
          <table:table-cell/>
        </table:table-row>
        <table:table-row table:style-name="ro17">
          <table:table-cell office:value-type="string" calcext:value-type="string">
            <text:p>Utensils</text:p>
            <text:p>              </text:p>
          </table:table-cell>
          <table:table-cell/>
        </table:table-row>
        <table:table-row table:style-name="ro1">
          <table:table-cell office:value-type="string" calcext:value-type="string">
            <text:p>Baby Food Storage</text:p>
          </table:table-cell>
          <table:table-cell/>
        </table:table-row>
        <table:table-row table:style-name="ro17">
          <table:table-cell office:value-type="string" calcext:value-type="string">
            <text:p>Pacifiers</text:p>
            <text:p>              </text:p>
          </table:table-cell>
          <table:table-cell/>
        </table:table-row>
        <table:table-row table:style-name="ro1">
          <table:table-cell office:value-type="string" calcext:value-type="string">
            <text:p>Baby Wet Wipes</text:p>
          </table:table-cell>
          <table:table-cell/>
        </table:table-row>
        <table:table-row table:style-name="ro1">
          <table:table-cell office:value-type="string" calcext:value-type="string">
            <text:p>Baby Care Tools</text:p>
          </table:table-cell>
          <table:table-cell/>
        </table:table-row>
        <table:table-row table:style-name="ro17">
          <table:table-cell office:value-type="string" calcext:value-type="string">
            <text:p>Baby Soap</text:p>
            <text:p>              </text:p>
          </table:table-cell>
          <table:table-cell/>
        </table:table-row>
        <table:table-row table:style-name="ro1">
          <table:table-cell office:value-type="string" calcext:value-type="string">
            <text:p>Baby Toothbrushes</text:p>
          </table:table-cell>
          <table:table-cell/>
        </table:table-row>
        <table:table-row table:style-name="ro17">
          <table:table-cell office:value-type="string" calcext:value-type="string">
            <text:p>Hair Care</text:p>
            <text:p>              </text:p>
          </table:table-cell>
          <table:table-cell/>
        </table:table-row>
        <table:table-row table:style-name="ro1">
          <table:table-cell office:value-type="string" calcext:value-type="string">
            <text:p>Baby Health Care</text:p>
          </table:table-cell>
          <table:table-cell/>
        </table:table-row>
        <table:table-row table:style-name="ro17">
          <table:table-cell office:value-type="string" calcext:value-type="string">
            <text:p>Used Phones</text:p>
            <text:p>              </text:p>
          </table:table-cell>
          <table:table-cell/>
        </table:table-row>
        <table:table-row table:style-name="ro1">
          <table:table-cell office:value-type="string" calcext:value-type="string">
            <text:p>Rugged Smartphones</text:p>
          </table:table-cell>
          <table:table-cell/>
        </table:table-row>
        <table:table-row table:style-name="ro1">
          <table:table-cell office:value-type="string" calcext:value-type="string">
            <text:p>iPhone</text:p>
          </table:table-cell>
          <table:table-cell/>
        </table:table-row>
        <table:table-row table:style-name="ro17">
          <table:table-cell office:value-type="string" calcext:value-type="string">
            <text:p>Smartphone 5g</text:p>
            <text:p>              </text:p>
          </table:table-cell>
          <table:table-cell/>
        </table:table-row>
        <table:table-row table:style-name="ro1">
          <table:table-cell office:value-type="string" calcext:value-type="string">
            <text:p>Smartphone Android</text:p>
          </table:table-cell>
          <table:table-cell/>
        </table:table-row>
        <table:table-row table:style-name="ro17">
          <table:table-cell office:value-type="string" calcext:value-type="string">
            <text:p>Power Banks</text:p>
            <text:p>              </text:p>
          </table:table-cell>
          <table:table-cell/>
        </table:table-row>
        <table:table-row table:style-name="ro1">
          <table:table-cell office:value-type="string" calcext:value-type="string">
            <text:p>Holders &amp; Stands</text:p>
          </table:table-cell>
          <table:table-cell/>
        </table:table-row>
        <table:table-row table:style-name="ro1">
          <table:table-cell office:value-type="string" calcext:value-type="string">
            <text:p>Mobile Phone Chargers</text:p>
          </table:table-cell>
          <table:table-cell/>
        </table:table-row>
        <table:table-row table:style-name="ro1">
          <table:table-cell office:value-type="string" calcext:value-type="string">
            <text:p>Mobile Phone Cables</text:p>
          </table:table-cell>
          <table:table-cell/>
        </table:table-row>
        <table:table-row table:style-name="ro1">
          <table:table-cell office:value-type="string" calcext:value-type="string">
            <text:p>Screen Protectors</text:p>
          </table:table-cell>
          <table:table-cell/>
        </table:table-row>
        <table:table-row table:style-name="ro17">
          <table:table-cell office:value-type="string" calcext:value-type="string">
            <text:p>Phone Cases</text:p>
            <text:p>              </text:p>
          </table:table-cell>
          <table:table-cell/>
        </table:table-row>
        <table:table-row table:style-name="ro1">
          <table:table-cell office:value-type="string" calcext:value-type="string">
            <text:p>Mobile Phone Housings &amp; Frames</text:p>
          </table:table-cell>
          <table:table-cell/>
        </table:table-row>
        <table:table-row table:style-name="ro1">
          <table:table-cell office:value-type="string" calcext:value-type="string">
            <text:p>Phone Repair Tools</text:p>
          </table:table-cell>
          <table:table-cell/>
        </table:table-row>
        <table:table-row table:style-name="ro1">
          <table:table-cell office:value-type="string" calcext:value-type="string">
            <text:p>Mobile Phone Flex Cables</text:p>
          </table:table-cell>
          <table:table-cell/>
        </table:table-row>
        <table:table-row table:style-name="ro1">
          <table:table-cell office:value-type="string" calcext:value-type="string">
            <text:p>Mobile Phone Batteries</text:p>
          </table:table-cell>
          <table:table-cell/>
        </table:table-row>
        <table:table-row table:style-name="ro1">
          <table:table-cell office:value-type="string" calcext:value-type="string">
            <text:p>Mobile Phone LCD Screens</text:p>
          </table:table-cell>
          <table:table-cell/>
        </table:table-row>
        <table:table-row table:style-name="ro1">
          <table:table-cell office:value-type="string" calcext:value-type="string">
            <text:p>Mobile Phone Antennas</text:p>
          </table:table-cell>
          <table:table-cell/>
        </table:table-row>
        <table:table-row table:style-name="ro17">
          <table:table-cell office:value-type="string" calcext:value-type="string">
            <text:p>Walkie Talkie</text:p>
            <text:p>              </text:p>
          </table:table-cell>
          <table:table-cell/>
        </table:table-row>
        <table:table-row table:style-name="ro1">
          <table:table-cell office:value-type="string" calcext:value-type="string">
            <text:p>Walkie Talkie Accessories</text:p>
          </table:table-cell>
          <table:table-cell/>
        </table:table-row>
        <table:table-row table:style-name="ro1">
          <table:table-cell office:value-type="string" calcext:value-type="string">
            <text:p>Communications Antennas</text:p>
          </table:table-cell>
          <table:table-cell/>
        </table:table-row>
        <table:table-row table:style-name="ro1">
          <table:table-cell office:value-type="string" calcext:value-type="string">
            <text:p>Fiber Optic Equipment</text:p>
          </table:table-cell>
          <table:table-cell/>
        </table:table-row>
        <table:table-row table:style-name="ro1">
          <table:table-cell office:value-type="string" calcext:value-type="string">
            <text:p>Drawing Tablet</text:p>
          </table:table-cell>
          <table:table-cell/>
        </table:table-row>
        <table:table-row table:style-name="ro1">
          <table:table-cell office:value-type="string" calcext:value-type="string">
            <text:p>Pigment</text:p>
          </table:table-cell>
          <table:table-cell/>
        </table:table-row>
        <table:table-row table:style-name="ro1">
          <table:table-cell office:value-type="string" calcext:value-type="string">
            <text:p>Drawing</text:p>
          </table:table-cell>
          <table:table-cell/>
        </table:table-row>
        <table:table-row table:style-name="ro1">
          <table:table-cell office:value-type="string" calcext:value-type="string">
            <text:p>Palette</text:p>
          </table:table-cell>
          <table:table-cell/>
        </table:table-row>
        <table:table-row table:style-name="ro1">
          <table:table-cell office:value-type="string" calcext:value-type="string">
            <text:p>Easel</text:p>
          </table:table-cell>
          <table:table-cell/>
        </table:table-row>
        <table:table-row table:style-name="ro1">
          <table:table-cell office:value-type="string" calcext:value-type="string">
            <text:p>Painting Canva</text:p>
          </table:table-cell>
          <table:table-cell/>
        </table:table-row>
        <table:table-row table:style-name="ro1">
          <table:table-cell office:value-type="string" calcext:value-type="string">
            <text:p>Material Paper</text:p>
          </table:table-cell>
          <table:table-cell/>
        </table:table-row>
        <table:table-row table:style-name="ro1">
          <table:table-cell office:value-type="string" calcext:value-type="string">
            <text:p>Adhesive Paper</text:p>
          </table:table-cell>
          <table:table-cell/>
        </table:table-row>
        <table:table-row table:style-name="ro17">
          <table:table-cell office:value-type="string" calcext:value-type="string">
            <text:p>Sticky Notes</text:p>
            <text:p>              </text:p>
          </table:table-cell>
          <table:table-cell/>
        </table:table-row>
        <table:table-row table:style-name="ro17">
          <table:table-cell office:value-type="string" calcext:value-type="string">
            <text:p>Sticker Book</text:p>
            <text:p>              </text:p>
          </table:table-cell>
          <table:table-cell/>
        </table:table-row>
        <table:table-row table:style-name="ro1">
          <table:table-cell office:value-type="string" calcext:value-type="string">
            <text:p>Paper</text:p>
          </table:table-cell>
          <table:table-cell/>
        </table:table-row>
        <table:table-row table:style-name="ro17">
          <table:table-cell office:value-type="string" calcext:value-type="string">
            <text:p>Binder Paper</text:p>
            <text:p>              </text:p>
          </table:table-cell>
          <table:table-cell/>
        </table:table-row>
        <table:table-row table:style-name="ro17">
          <table:table-cell office:value-type="string" calcext:value-type="string">
            <text:p>Liquid Chalk</text:p>
            <text:p>              </text:p>
          </table:table-cell>
          <table:table-cell/>
        </table:table-row>
        <table:table-row table:style-name="ro1">
          <table:table-cell office:value-type="string" calcext:value-type="string">
            <text:p>Pen Cap</text:p>
          </table:table-cell>
          <table:table-cell/>
        </table:table-row>
        <table:table-row table:style-name="ro17">
          <table:table-cell office:value-type="string" calcext:value-type="string">
            <text:p>Pen Head</text:p>
            <text:p>              </text:p>
          </table:table-cell>
          <table:table-cell/>
        </table:table-row>
        <table:table-row table:style-name="ro17">
          <table:table-cell office:value-type="string" calcext:value-type="string">
            <text:p>Ink Bottle</text:p>
            <text:p>              </text:p>
          </table:table-cell>
          <table:table-cell/>
        </table:table-row>
        <table:table-row table:style-name="ro17">
          <table:table-cell office:value-type="string" calcext:value-type="string">
            <text:p>Ink Supplies</text:p>
            <text:p>              </text:p>
          </table:table-cell>
          <table:table-cell/>
        </table:table-row>
        <table:table-row table:style-name="ro1">
          <table:table-cell office:value-type="string" calcext:value-type="string">
            <text:p>Case</text:p>
          </table:table-cell>
          <table:table-cell/>
        </table:table-row>
        <table:table-row table:style-name="ro17">
          <table:table-cell office:value-type="string" calcext:value-type="string">
            <text:p>Sharpener</text:p>
            <text:p>              </text:p>
          </table:table-cell>
          <table:table-cell/>
        </table:table-row>
        <table:table-row table:style-name="ro17">
          <table:table-cell office:value-type="string" calcext:value-type="string">
            <text:p>Pencil Case</text:p>
            <text:p>              </text:p>
          </table:table-cell>
          <table:table-cell/>
        </table:table-row>
        <table:table-row table:style-name="ro17">
          <table:table-cell office:value-type="string" calcext:value-type="string">
            <text:p>Pencil Pot</text:p>
            <text:p>              </text:p>
          </table:table-cell>
          <table:table-cell/>
        </table:table-row>
        <table:table-row table:style-name="ro17">
          <table:table-cell office:value-type="string" calcext:value-type="string">
            <text:p>Stationary</text:p>
            <text:p>              </text:p>
          </table:table-cell>
          <table:table-cell/>
        </table:table-row>
        <table:table-row table:style-name="ro1">
          <table:table-cell office:value-type="string" calcext:value-type="string">
            <text:p>Sketch</text:p>
          </table:table-cell>
          <table:table-cell/>
        </table:table-row>
        <table:table-row table:style-name="ro1">
          <table:table-cell office:value-type="string" calcext:value-type="string">
            <text:p>Stamp</text:p>
          </table:table-cell>
          <table:table-cell/>
        </table:table-row>
        <table:table-row table:style-name="ro17">
          <table:table-cell office:value-type="string" calcext:value-type="string">
            <text:p>Mattresses</text:p>
            <text:p>              </text:p>
          </table:table-cell>
          <table:table-cell/>
        </table:table-row>
        <table:table-row table:style-name="ro17">
          <table:table-cell office:value-type="string" calcext:value-type="string">
            <text:p>Open Closets</text:p>
            <text:p>              </text:p>
          </table:table-cell>
          <table:table-cell/>
        </table:table-row>
        <table:table-row table:style-name="ro17">
          <table:table-cell office:value-type="string" calcext:value-type="string">
            <text:p>Headboards</text:p>
            <text:p>              </text:p>
          </table:table-cell>
          <table:table-cell/>
        </table:table-row>
        <table:table-row table:style-name="ro17">
          <table:table-cell office:value-type="string" calcext:value-type="string">
            <text:p>Dressers</text:p>
            <text:p>              </text:p>
          </table:table-cell>
          <table:table-cell/>
        </table:table-row>
        <table:table-row table:style-name="ro1">
          <table:table-cell office:value-type="string" calcext:value-type="string">
            <text:p>Chaise Lounges</text:p>
          </table:table-cell>
          <table:table-cell/>
        </table:table-row>
        <table:table-row table:style-name="ro17">
          <table:table-cell office:value-type="string" calcext:value-type="string">
            <text:p>Nightstands</text:p>
            <text:p>              </text:p>
          </table:table-cell>
          <table:table-cell/>
        </table:table-row>
        <table:table-row table:style-name="ro1">
          <table:table-cell office:value-type="string" calcext:value-type="string">
            <text:p>Living Room Sofas</text:p>
          </table:table-cell>
          <table:table-cell/>
        </table:table-row>
        <table:table-row table:style-name="ro1">
          <table:table-cell office:value-type="string" calcext:value-type="string">
            <text:p>Living Room Chairs</text:p>
          </table:table-cell>
          <table:table-cell/>
        </table:table-row>
        <table:table-row table:style-name="ro17">
          <table:table-cell office:value-type="string" calcext:value-type="string">
            <text:p>CD Racks</text:p>
            <text:p>              </text:p>
          </table:table-cell>
          <table:table-cell/>
        </table:table-row>
        <table:table-row table:style-name="ro1">
          <table:table-cell office:value-type="string" calcext:value-type="string">
            <text:p>Living Room Cabinets</text:p>
          </table:table-cell>
          <table:table-cell/>
        </table:table-row>
        <table:table-row table:style-name="ro17">
          <table:table-cell office:value-type="string" calcext:value-type="string">
            <text:p>Coffee Tables</text:p>
            <text:p>              </text:p>
          </table:table-cell>
          <table:table-cell/>
        </table:table-row>
        <table:table-row table:style-name="ro17">
          <table:table-cell office:value-type="string" calcext:value-type="string">
            <text:p>End Tables</text:p>
            <text:p>              </text:p>
          </table:table-cell>
          <table:table-cell/>
        </table:table-row>
        <table:table-row table:style-name="ro1">
          <table:table-cell office:value-type="string" calcext:value-type="string">
            <text:p>Garden Furniture Sets</text:p>
          </table:table-cell>
          <table:table-cell/>
        </table:table-row>
        <table:table-row table:style-name="ro1">
          <table:table-cell office:value-type="string" calcext:value-type="string">
            <text:p>Patio Umbrellas &amp; Bases</text:p>
          </table:table-cell>
          <table:table-cell/>
        </table:table-row>
        <table:table-row table:style-name="ro1">
          <table:table-cell office:value-type="string" calcext:value-type="string">
            <text:p>Waiting Chairs</text:p>
          </table:table-cell>
          <table:table-cell/>
        </table:table-row>
        <table:table-row table:style-name="ro17">
          <table:table-cell office:value-type="string" calcext:value-type="string">
            <text:p>Beach Chairs</text:p>
            <text:p>              </text:p>
          </table:table-cell>
          <table:table-cell/>
        </table:table-row>
        <table:table-row table:style-name="ro17">
          <table:table-cell office:value-type="string" calcext:value-type="string">
            <text:p>Hammocks</text:p>
            <text:p>              </text:p>
          </table:table-cell>
          <table:table-cell/>
        </table:table-row>
        <table:table-row table:style-name="ro17">
          <table:table-cell office:value-type="string" calcext:value-type="string">
            <text:p>Sun Loungers</text:p>
            <text:p>              </text:p>
          </table:table-cell>
          <table:table-cell/>
        </table:table-row>
        <table:table-row table:style-name="ro1">
          <table:table-cell office:value-type="string" calcext:value-type="string">
            <text:p>Filing Cabinets</text:p>
          </table:table-cell>
          <table:table-cell/>
        </table:table-row>
        <table:table-row table:style-name="ro1">
          <table:table-cell office:value-type="string" calcext:value-type="string">
            <text:p>Conference Tables</text:p>
          </table:table-cell>
          <table:table-cell/>
        </table:table-row>
        <table:table-row table:style-name="ro1">
          <table:table-cell office:value-type="string" calcext:value-type="string">
            <text:p>Children's Bookcases</text:p>
          </table:table-cell>
          <table:table-cell/>
        </table:table-row>
        <table:table-row table:style-name="ro1">
          <table:table-cell office:value-type="string" calcext:value-type="string">
            <text:p>Computer Desks</text:p>
          </table:table-cell>
          <table:table-cell/>
        </table:table-row>
        <table:table-row table:style-name="ro17">
          <table:table-cell office:value-type="string" calcext:value-type="string">
            <text:p>Office Chairs</text:p>
            <text:p>              </text:p>
          </table:table-cell>
          <table:table-cell/>
        </table:table-row>
        <table:table-row table:style-name="ro1">
          <table:table-cell office:value-type="string" calcext:value-type="string">
            <text:p>Crates, Houses &amp; Pens</text:p>
          </table:table-cell>
          <table:table-cell/>
        </table:table-row>
        <table:table-row table:style-name="ro17">
          <table:table-cell office:value-type="string" calcext:value-type="string">
            <text:p>Apparels</text:p>
            <text:p>              </text:p>
          </table:table-cell>
          <table:table-cell/>
        </table:table-row>
        <table:table-row table:style-name="ro1">
          <table:table-cell office:value-type="string" calcext:value-type="string">
            <text:p>Litter &amp; Housebreaking</text:p>
          </table:table-cell>
          <table:table-cell/>
        </table:table-row>
        <table:table-row table:style-name="ro1">
          <table:table-cell office:value-type="string" calcext:value-type="string">
            <text:p>Feeding &amp; Watering Supplies</text:p>
          </table:table-cell>
          <table:table-cell/>
        </table:table-row>
        <table:table-row table:style-name="ro1">
          <table:table-cell office:value-type="string" calcext:value-type="string">
            <text:p>Memorials &amp; Funerary</text:p>
          </table:table-cell>
          <table:table-cell/>
        </table:table-row>
        <table:table-row table:style-name="ro1">
          <table:table-cell office:value-type="string" calcext:value-type="string">
            <text:p>Flea &amp; Tick Controls</text:p>
          </table:table-cell>
          <table:table-cell/>
        </table:table-row>
        <table:table-row table:style-name="ro1">
          <table:table-cell office:value-type="string" calcext:value-type="string">
            <text:p>Carriers &amp; Strollers</text:p>
          </table:table-cell>
          <table:table-cell/>
        </table:table-row>
        <table:table-row table:style-name="ro1">
          <table:table-cell office:value-type="string" calcext:value-type="string">
            <text:p>Beds &amp; Furnitures</text:p>
          </table:table-cell>
          <table:table-cell/>
        </table:table-row>
        <table:table-row table:style-name="ro1">
          <table:table-cell office:value-type="string" calcext:value-type="string">
            <text:p>Toys</text:p>
          </table:table-cell>
          <table:table-cell/>
        </table:table-row>
        <table:table-row table:style-name="ro1">
          <table:table-cell office:value-type="string" calcext:value-type="string">
            <text:p>Feeding &amp; Watering Supplies</text:p>
          </table:table-cell>
          <table:table-cell/>
        </table:table-row>
        <table:table-row table:style-name="ro1">
          <table:table-cell office:value-type="string" calcext:value-type="string">
            <text:p>Cat Doors, Steps, Nets &amp; Pens</text:p>
          </table:table-cell>
          <table:table-cell/>
        </table:table-row>
        <table:table-row table:style-name="ro17">
          <table:table-cell office:value-type="string" calcext:value-type="string">
            <text:p>Grooming</text:p>
            <text:p>              </text:p>
          </table:table-cell>
          <table:table-cell/>
        </table:table-row>
        <table:table-row table:style-name="ro1">
          <table:table-cell office:value-type="string" calcext:value-type="string">
            <text:p>Houses &amp; Habitats</text:p>
          </table:table-cell>
          <table:table-cell/>
        </table:table-row>
        <table:table-row table:style-name="ro17">
          <table:table-cell office:value-type="string" calcext:value-type="string">
            <text:p>Carriers</text:p>
            <text:p>              </text:p>
          </table:table-cell>
          <table:table-cell/>
        </table:table-row>
        <table:table-row table:style-name="ro1">
          <table:table-cell office:value-type="string" calcext:value-type="string">
            <text:p>Toys</text:p>
          </table:table-cell>
          <table:table-cell/>
        </table:table-row>
        <table:table-row table:style-name="ro1">
          <table:table-cell office:value-type="string" calcext:value-type="string">
            <text:p>Collars, Harnesses &amp; Leashes</text:p>
          </table:table-cell>
          <table:table-cell/>
        </table:table-row>
        <table:table-row table:style-name="ro1">
          <table:table-cell office:value-type="string" calcext:value-type="string">
            <text:p>Exercise Wheels</text:p>
          </table:table-cell>
          <table:table-cell/>
        </table:table-row>
        <table:table-row table:style-name="ro1">
          <table:table-cell office:value-type="string" calcext:value-type="string">
            <text:p>Feeding &amp; Watering Supplies</text:p>
          </table:table-cell>
          <table:table-cell/>
        </table:table-row>
        <table:table-row table:style-name="ro1">
          <table:table-cell office:value-type="string" calcext:value-type="string">
            <text:p>Toys</text:p>
          </table:table-cell>
          <table:table-cell/>
        </table:table-row>
        <table:table-row table:style-name="ro1">
          <table:table-cell office:value-type="string" calcext:value-type="string">
            <text:p>Birdcage Accessories</text:p>
          </table:table-cell>
          <table:table-cell/>
        </table:table-row>
        <table:table-row table:style-name="ro17">
          <table:table-cell office:value-type="string" calcext:value-type="string">
            <text:p>Bird Diapers</text:p>
            <text:p>              </text:p>
          </table:table-cell>
          <table:table-cell/>
        </table:table-row>
        <table:table-row table:style-name="ro1">
          <table:table-cell office:value-type="string" calcext:value-type="string">
            <text:p>Body Worn Camera</text:p>
          </table:table-cell>
          <table:table-cell/>
        </table:table-row>
        <table:table-row table:style-name="ro1">
          <table:table-cell office:value-type="string" calcext:value-type="string">
            <text:p>Wildlife Camera</text:p>
          </table:table-cell>
          <table:table-cell/>
        </table:table-row>
        <table:table-row table:style-name="ro1">
          <table:table-cell office:value-type="string" calcext:value-type="string">
            <text:p>Endoscope Camera</text:p>
          </table:table-cell>
          <table:table-cell/>
        </table:table-row>
        <table:table-row table:style-name="ro1">
          <table:table-cell office:value-type="string" calcext:value-type="string">
            <text:p>Panoramic Camera</text:p>
          </table:table-cell>
          <table:table-cell/>
        </table:table-row>
        <table:table-row table:style-name="ro17">
          <table:table-cell office:value-type="string" calcext:value-type="string">
            <text:p>Camera Power</text:p>
            <text:p>              </text:p>
          </table:table-cell>
          <table:table-cell/>
        </table:table-row>
        <table:table-row table:style-name="ro17">
          <table:table-cell office:value-type="string" calcext:value-type="string">
            <text:p>Baby Monitor</text:p>
            <text:p>              </text:p>
          </table:table-cell>
          <table:table-cell/>
        </table:table-row>
        <table:table-row table:style-name="ro1">
          <table:table-cell office:value-type="string" calcext:value-type="string">
            <text:p>First Aid Kits</text:p>
          </table:table-cell>
          <table:table-cell/>
        </table:table-row>
        <table:table-row table:style-name="ro17">
          <table:table-cell office:value-type="string" calcext:value-type="string">
            <text:p>Eas Kits</text:p>
            <text:p>              </text:p>
          </table:table-cell>
          <table:table-cell/>
        </table:table-row>
        <table:table-row table:style-name="ro17">
          <table:table-cell office:value-type="string" calcext:value-type="string">
            <text:p>Self Defense</text:p>
            <text:p>              </text:p>
          </table:table-cell>
          <table:table-cell/>
        </table:table-row>
        <table:table-row table:style-name="ro1">
          <table:table-cell office:value-type="string" calcext:value-type="string">
            <text:p>Bulletproof Protection</text:p>
          </table:table-cell>
          <table:table-cell/>
        </table:table-row>
        <table:table-row table:style-name="ro1">
          <table:table-cell office:value-type="string" calcext:value-type="string">
            <text:p>Access Control Cards</text:p>
          </table:table-cell>
          <table:table-cell/>
        </table:table-row>
        <table:table-row table:style-name="ro1">
          <table:table-cell office:value-type="string" calcext:value-type="string">
            <text:p>Door Remote Controls</text:p>
          </table:table-cell>
          <table:table-cell/>
        </table:table-row>
        <table:table-row table:style-name="ro1">
          <table:table-cell office:value-type="string" calcext:value-type="string">
            <text:p>Fingerprint Locks</text:p>
          </table:table-cell>
          <table:table-cell/>
        </table:table-row>
        <table:table-row table:style-name="ro17">
          <table:table-cell office:value-type="string" calcext:value-type="string">
            <text:p>Padlocks</text:p>
            <text:p>              </text:p>
          </table:table-cell>
          <table:table-cell/>
        </table:table-row>
        <table:table-row table:style-name="ro1">
          <table:table-cell office:value-type="string" calcext:value-type="string">
            <text:p>Access Control Kits</text:p>
          </table:table-cell>
          <table:table-cell/>
        </table:table-row>
        <table:table-row table:style-name="ro1">
          <table:table-cell office:value-type="string" calcext:value-type="string">
            <text:p>Face Recognition Locks</text:p>
          </table:table-cell>
          <table:table-cell/>
        </table:table-row>
        <table:table-row table:style-name="ro1">
          <table:table-cell office:value-type="string" calcext:value-type="string">
            <text:p>Alarm System Kit</text:p>
          </table:table-cell>
          <table:table-cell/>
        </table:table-row>
        <table:table-row table:style-name="ro1">
          <table:table-cell office:value-type="string" calcext:value-type="string">
            <text:p>Leakage Detector</text:p>
          </table:table-cell>
          <table:table-cell/>
        </table:table-row>
        <table:table-row table:style-name="ro17">
          <table:table-cell office:value-type="string" calcext:value-type="string">
            <text:p>GPS Tracker</text:p>
            <text:p>              </text:p>
          </table:table-cell>
          <table:table-cell/>
        </table:table-row>
        <table:table-row table:style-name="ro1">
          <table:table-cell office:value-type="string" calcext:value-type="string">
            <text:p>Infrared Alarm Detector</text:p>
          </table:table-cell>
          <table:table-cell/>
        </table:table-row>
        <table:table-row table:style-name="ro1">
          <table:table-cell office:value-type="string" calcext:value-type="string">
            <text:p>Window Door Sensor</text:p>
          </table:table-cell>
          <table:table-cell/>
        </table:table-row>
        <table:table-row table:style-name="ro1">
          <table:table-cell office:value-type="string" calcext:value-type="string">
            <text:p>Temperature Sensor</text:p>
          </table:table-cell>
          <table:table-cell/>
        </table:table-row>
        <table:table-row table:style-name="ro1">
          <table:table-cell office:value-type="string" calcext:value-type="string">
            <text:p>Relaxation Treatment</text:p>
          </table:table-cell>
          <table:table-cell/>
        </table:table-row>
        <table:table-row table:style-name="ro17">
          <table:table-cell office:value-type="string" calcext:value-type="string">
            <text:p>Fascia Gun</text:p>
            <text:p>              </text:p>
          </table:table-cell>
          <table:table-cell/>
        </table:table-row>
        <table:table-row table:style-name="ro1">
          <table:table-cell office:value-type="string" calcext:value-type="string">
            <text:p>Neck Massage Instrument</text:p>
          </table:table-cell>
          <table:table-cell/>
        </table:table-row>
        <table:table-row table:style-name="ro1">
          <table:table-cell office:value-type="string" calcext:value-type="string">
            <text:p>Eye Massage Instrument</text:p>
          </table:table-cell>
          <table:table-cell/>
        </table:table-row>
        <table:table-row table:style-name="ro1">
          <table:table-cell office:value-type="string" calcext:value-type="string">
            <text:p>Massage Roller</text:p>
          </table:table-cell>
          <table:table-cell/>
        </table:table-row>
        <table:table-row table:style-name="ro1">
          <table:table-cell office:value-type="string" calcext:value-type="string">
            <text:p>Body Shaping Massage Equipment</text:p>
          </table:table-cell>
          <table:table-cell/>
        </table:table-row>
        <table:table-row table:style-name="ro17">
          <table:table-cell office:value-type="string" calcext:value-type="string">
            <text:p>Tattoo Kits</text:p>
            <text:p>              </text:p>
          </table:table-cell>
          <table:table-cell/>
        </table:table-row>
        <table:table-row table:style-name="ro1">
          <table:table-cell office:value-type="string" calcext:value-type="string">
            <text:p>Tattoo Machines</text:p>
          </table:table-cell>
          <table:table-cell/>
        </table:table-row>
        <table:table-row table:style-name="ro17">
          <table:table-cell office:value-type="string" calcext:value-type="string">
            <text:p>Tattoo Grips</text:p>
            <text:p>              </text:p>
          </table:table-cell>
          <table:table-cell/>
        </table:table-row>
        <table:table-row table:style-name="ro17">
          <table:table-cell office:value-type="string" calcext:value-type="string">
            <text:p>Tattoo Inks</text:p>
            <text:p>              </text:p>
          </table:table-cell>
          <table:table-cell/>
        </table:table-row>
        <table:table-row table:style-name="ro1">
          <table:table-cell office:value-type="string" calcext:value-type="string">
            <text:p>Tattoo Power Supplies</text:p>
          </table:table-cell>
          <table:table-cell/>
        </table:table-row>
        <table:table-row table:style-name="ro1">
          <table:table-cell office:value-type="string" calcext:value-type="string">
            <text:p>Tattoo Needles</text:p>
          </table:table-cell>
          <table:table-cell/>
        </table:table-row>
        <table:table-row table:style-name="ro1">
          <table:table-cell office:value-type="string" calcext:value-type="string">
            <text:p>Teeth Whitening Instrument</text:p>
          </table:table-cell>
          <table:table-cell/>
        </table:table-row>
        <table:table-row table:style-name="ro1">
          <table:table-cell office:value-type="string" calcext:value-type="string">
            <text:p>Dental Chair Cover</text:p>
          </table:table-cell>
          <table:table-cell/>
        </table:table-row>
        <table:table-row table:style-name="ro17">
          <table:table-cell office:value-type="string" calcext:value-type="string">
            <text:p>Dentist Seat</text:p>
            <text:p>              </text:p>
          </table:table-cell>
          <table:table-cell/>
        </table:table-row>
        <table:table-row table:style-name="ro1">
          <table:table-cell office:value-type="string" calcext:value-type="string">
            <text:p>Dental Drills &amp; Brush</text:p>
          </table:table-cell>
          <table:table-cell/>
        </table:table-row>
        <table:table-row table:style-name="ro1">
          <table:table-cell office:value-type="string" calcext:value-type="string">
            <text:p>Ultrasonic Scaler</text:p>
          </table:table-cell>
          <table:table-cell/>
        </table:table-row>
        <table:table-row table:style-name="ro1">
          <table:table-cell office:value-type="string" calcext:value-type="string">
            <text:p>Dental Consumable</text:p>
          </table:table-cell>
          <table:table-cell/>
        </table:table-row>
        <table:table-row table:style-name="ro17">
          <table:table-cell office:value-type="string" calcext:value-type="string">
            <text:p>Spray Gun</text:p>
            <text:p>              </text:p>
          </table:table-cell>
          <table:table-cell/>
        </table:table-row>
        <table:table-row table:style-name="ro1">
          <table:table-cell office:value-type="string" calcext:value-type="string">
            <text:p>Electric Wrench</text:p>
          </table:table-cell>
          <table:table-cell/>
        </table:table-row>
        <table:table-row table:style-name="ro17">
          <table:table-cell office:value-type="string" calcext:value-type="string">
            <text:p>Polisher</text:p>
            <text:p>              </text:p>
          </table:table-cell>
          <table:table-cell/>
        </table:table-row>
        <table:table-row table:style-name="ro17">
          <table:table-cell office:value-type="string" calcext:value-type="string">
            <text:p>Hand Tools</text:p>
            <text:p>              </text:p>
          </table:table-cell>
          <table:table-cell/>
        </table:table-row>
        <table:table-row table:style-name="ro1">
          <table:table-cell office:value-type="string" calcext:value-type="string">
            <text:p>Electric Screwdriver</text:p>
          </table:table-cell>
          <table:table-cell/>
        </table:table-row>
        <table:table-row table:style-name="ro1">
          <table:table-cell office:value-type="string" calcext:value-type="string">
            <text:p>Sander</text:p>
          </table:table-cell>
          <table:table-cell/>
        </table:table-row>
        <table:table-row table:style-name="ro1">
          <table:table-cell office:value-type="string" calcext:value-type="string">
            <text:p>Laser Engraving Machine</text:p>
          </table:table-cell>
          <table:table-cell/>
        </table:table-row>
        <table:table-row table:style-name="ro1">
          <table:table-cell office:value-type="string" calcext:value-type="string">
            <text:p>Laser Cutting Machine</text:p>
          </table:table-cell>
          <table:table-cell/>
        </table:table-row>
        <table:table-row table:style-name="ro1">
          <table:table-cell office:value-type="string" calcext:value-type="string">
            <text:p>Winches</text:p>
          </table:table-cell>
          <table:table-cell/>
        </table:table-row>
        <table:table-row table:style-name="ro1">
          <table:table-cell office:value-type="string" calcext:value-type="string">
            <text:p>Bending Machinery</text:p>
          </table:table-cell>
          <table:table-cell/>
        </table:table-row>
        <table:table-row table:style-name="ro17">
          <table:table-cell office:value-type="string" calcext:value-type="string">
            <text:p>Turning Tool</text:p>
            <text:p>              </text:p>
          </table:table-cell>
          <table:table-cell/>
        </table:table-row>
        <table:table-row table:style-name="ro1">
          <table:table-cell office:value-type="string" calcext:value-type="string">
            <text:p>Machine Tool Spindle</text:p>
          </table:table-cell>
          <table:table-cell/>
        </table:table-row>
        <table:table-row table:style-name="ro1">
          <table:table-cell office:value-type="string" calcext:value-type="string">
            <text:p>Axe</text:p>
          </table:table-cell>
          <table:table-cell/>
        </table:table-row>
        <table:table-row table:style-name="ro1">
          <table:table-cell office:value-type="string" calcext:value-type="string">
            <text:p>Garden Shredder</text:p>
          </table:table-cell>
          <table:table-cell/>
        </table:table-row>
        <table:table-row table:style-name="ro1">
          <table:table-cell office:value-type="string" calcext:value-type="string">
            <text:p>Gardening Tools</text:p>
          </table:table-cell>
          <table:table-cell/>
        </table:table-row>
        <table:table-row table:style-name="ro17">
          <table:table-cell office:value-type="string" calcext:value-type="string">
            <text:p>Densitometers</text:p>
            <text:p>              </text:p>
          </table:table-cell>
          <table:table-cell/>
        </table:table-row>
        <table:table-row table:style-name="ro1">
          <table:table-cell office:value-type="string" calcext:value-type="string">
            <text:p>Temperature Humidity Instruments</text:p>
          </table:table-cell>
          <table:table-cell/>
        </table:table-row>
        <table:table-row table:style-name="ro1">
          <table:table-cell office:value-type="string" calcext:value-type="string">
            <text:p>Spectrum Analyzers</text:p>
          </table:table-cell>
          <table:table-cell/>
        </table:table-row>
        <table:table-row table:style-name="ro17">
          <table:table-cell office:value-type="string" calcext:value-type="string">
            <text:p>Microscopes</text:p>
            <text:p>              </text:p>
          </table:table-cell>
          <table:table-cell/>
        </table:table-row>
        <table:table-row table:style-name="ro17">
          <table:table-cell office:value-type="string" calcext:value-type="string">
            <text:p>Theodolites</text:p>
            <text:p>              </text:p>
          </table:table-cell>
          <table:table-cell/>
        </table:table-row>
        <table:table-row table:style-name="ro17">
          <table:table-cell office:value-type="string" calcext:value-type="string">
            <text:p>Laser Levels</text:p>
            <text:p>              </text:p>
          </table:table-cell>
          <table:table-cell/>
        </table:table-row>
        <table:table-row table:style-name="ro17">
          <table:table-cell office:value-type="string" calcext:value-type="string">
            <text:p>Tig Welders</text:p>
            <text:p>              </text:p>
          </table:table-cell>
          <table:table-cell/>
        </table:table-row>
        <table:table-row table:style-name="ro1">
          <table:table-cell office:value-type="string" calcext:value-type="string">
            <text:p>Welding Equipment</text:p>
          </table:table-cell>
          <table:table-cell/>
        </table:table-row>
        <table:table-row table:style-name="ro1">
          <table:table-cell office:value-type="string" calcext:value-type="string">
            <text:p>Boxers &amp; Briefs</text:p>
          </table:table-cell>
          <table:table-cell/>
        </table:table-row>
        <table:table-row table:style-name="ro17">
          <table:table-cell office:value-type="string" calcext:value-type="string">
            <text:p>Undershirts</text:p>
            <text:p>              </text:p>
          </table:table-cell>
          <table:table-cell/>
        </table:table-row>
        <table:table-row table:style-name="ro17">
          <table:table-cell office:value-type="string" calcext:value-type="string">
            <text:p>Sleepwear</text:p>
            <text:p>              </text:p>
          </table:table-cell>
          <table:table-cell/>
        </table:table-row>
        <table:table-row table:style-name="ro1">
          <table:table-cell office:value-type="string" calcext:value-type="string">
            <text:p>Socks</text:p>
          </table:table-cell>
          <table:table-cell/>
        </table:table-row>
        <table:table-row table:style-name="ro1">
          <table:table-cell office:value-type="string" calcext:value-type="string">
            <text:p>Thermal Underwear</text:p>
          </table:table-cell>
          <table:table-cell/>
        </table:table-row>
        <table:table-row table:style-name="ro1">
          <table:table-cell office:value-type="string" calcext:value-type="string">
            <text:p>Shapers</text:p>
          </table:table-cell>
          <table:table-cell/>
        </table:table-row>
        <table:table-row table:style-name="ro1">
          <table:table-cell office:value-type="string" calcext:value-type="string">
            <text:p>Invisible Bras</text:p>
          </table:table-cell>
          <table:table-cell/>
        </table:table-row>
        <table:table-row table:style-name="ro1">
          <table:table-cell office:value-type="string" calcext:value-type="string">
            <text:p>Minimizer Bras</text:p>
          </table:table-cell>
          <table:table-cell/>
        </table:table-row>
        <table:table-row table:style-name="ro17">
          <table:table-cell office:value-type="string" calcext:value-type="string">
            <text:p>Active Bras</text:p>
            <text:p>              </text:p>
          </table:table-cell>
          <table:table-cell/>
        </table:table-row>
        <table:table-row table:style-name="ro1">
          <table:table-cell office:value-type="string" calcext:value-type="string">
            <text:p>Camisoles &amp; Tanks</text:p>
          </table:table-cell>
          <table:table-cell/>
        </table:table-row>
        <table:table-row table:style-name="ro17">
          <table:table-cell office:value-type="string" calcext:value-type="string">
            <text:p>Seamless Bras</text:p>
            <text:p>              </text:p>
          </table:table-cell>
          <table:table-cell/>
        </table:table-row>
        <table:table-row table:style-name="ro1">
          <table:table-cell office:value-type="string" calcext:value-type="string">
            <text:p>Strapless Bras</text:p>
          </table:table-cell>
          <table:table-cell/>
        </table:table-row>
        <table:table-row table:style-name="ro17">
          <table:table-cell office:value-type="string" calcext:value-type="string">
            <text:p>Stockings</text:p>
            <text:p>              </text:p>
          </table:table-cell>
          <table:table-cell/>
        </table:table-row>
        <table:table-row table:style-name="ro17">
          <table:table-cell office:value-type="string" calcext:value-type="string">
            <text:p>Winter Socks</text:p>
            <text:p>              </text:p>
          </table:table-cell>
          <table:table-cell/>
        </table:table-row>
        <table:table-row table:style-name="ro17">
          <table:table-cell office:value-type="string" calcext:value-type="string">
            <text:p>Floor Socks</text:p>
            <text:p>              </text:p>
          </table:table-cell>
          <table:table-cell/>
        </table:table-row>
        <table:table-row table:style-name="ro17">
          <table:table-cell office:value-type="string" calcext:value-type="string">
            <text:p>JK Socks</text:p>
            <text:p>              </text:p>
          </table:table-cell>
          <table:table-cell/>
        </table:table-row>
        <table:table-row table:style-name="ro17">
          <table:table-cell office:value-type="string" calcext:value-type="string">
            <text:p>Low Cut Socks</text:p>
            <text:p>              </text:p>
          </table:table-cell>
          <table:table-cell/>
        </table:table-row>
        <table:table-row table:style-name="ro1">
          <table:table-cell office:value-type="string" calcext:value-type="string">
            <text:p>Tights</text:p>
          </table:table-cell>
          <table:table-cell/>
        </table:table-row>
        <table:table-row table:style-name="ro1">
          <table:table-cell office:value-type="string" calcext:value-type="string">
            <text:p>Briefs</text:p>
          </table:table-cell>
          <table:table-cell/>
        </table:table-row>
        <table:table-row table:style-name="ro1">
          <table:table-cell office:value-type="string" calcext:value-type="string">
            <text:p>Plus Size Panties</text:p>
          </table:table-cell>
          <table:table-cell/>
        </table:table-row>
        <table:table-row table:style-name="ro17">
          <table:table-cell office:value-type="string" calcext:value-type="string">
            <text:p>G-String</text:p>
            <text:p>              </text:p>
          </table:table-cell>
          <table:table-cell/>
        </table:table-row>
        <table:table-row table:style-name="ro1">
          <table:table-cell office:value-type="string" calcext:value-type="string">
            <text:p>Safety Short Pants</text:p>
          </table:table-cell>
          <table:table-cell/>
        </table:table-row>
        <table:table-row table:style-name="ro17">
          <table:table-cell office:value-type="string" calcext:value-type="string">
            <text:p>Sexy Panties</text:p>
            <text:p>              </text:p>
          </table:table-cell>
          <table:table-cell/>
        </table:table-row>
        <table:table-row table:style-name="ro1">
          <table:table-cell office:value-type="string" calcext:value-type="string">
            <text:p>Menstrual Panties</text:p>
          </table:table-cell>
          <table:table-cell/>
        </table:table-row>
        <table:table-row table:style-name="ro17">
          <table:table-cell office:value-type="string" calcext:value-type="string">
            <text:p>Resin DIY</text:p>
            <text:p>              </text:p>
          </table:table-cell>
          <table:table-cell/>
        </table:table-row>
        <table:table-row table:style-name="ro1">
          <table:table-cell office:value-type="string" calcext:value-type="string">
            <text:p>Jewelry Packagings</text:p>
          </table:table-cell>
          <table:table-cell/>
        </table:table-row>
        <table:table-row table:style-name="ro1">
          <table:table-cell office:value-type="string" calcext:value-type="string">
            <text:p>Jewelry Findings</text:p>
          </table:table-cell>
          <table:table-cell/>
        </table:table-row>
        <table:table-row table:style-name="ro1">
          <table:table-cell office:value-type="string" calcext:value-type="string">
            <text:p>Tools</text:p>
          </table:table-cell>
          <table:table-cell/>
        </table:table-row>
        <table:table-row table:style-name="ro1">
          <table:table-cell office:value-type="string" calcext:value-type="string">
            <text:p>Charms</text:p>
          </table:table-cell>
          <table:table-cell/>
        </table:table-row>
        <table:table-row table:style-name="ro1">
          <table:table-cell office:value-type="string" calcext:value-type="string">
            <text:p>Chains</text:p>
          </table:table-cell>
          <table:table-cell/>
        </table:table-row>
        <table:table-row table:style-name="ro17">
          <table:table-cell office:value-type="string" calcext:value-type="string">
            <text:p>Silver 925</text:p>
            <text:p>              </text:p>
          </table:table-cell>
          <table:table-cell/>
        </table:table-row>
        <table:table-row table:style-name="ro1">
          <table:table-cell office:value-type="string" calcext:value-type="string">
            <text:p>Pearl</text:p>
          </table:table-cell>
          <table:table-cell/>
        </table:table-row>
        <table:table-row table:style-name="ro1">
          <table:table-cell office:value-type="string" calcext:value-type="string">
            <text:p>K Gold</text:p>
          </table:table-cell>
          <table:table-cell/>
        </table:table-row>
        <table:table-row table:style-name="ro1">
          <table:table-cell office:value-type="string" calcext:value-type="string">
            <text:p>Gems</text:p>
          </table:table-cell>
          <table:table-cell/>
        </table:table-row>
        <table:table-row table:style-name="ro17">
          <table:table-cell office:value-type="string" calcext:value-type="string">
            <text:p>Mossinate</text:p>
            <text:p>              </text:p>
          </table:table-cell>
          <table:table-cell/>
        </table:table-row>
        <table:table-row table:style-name="ro1">
          <table:table-cell office:value-type="string" calcext:value-type="string">
            <text:p>Tie Clips &amp; Cufflinks</text:p>
          </table:table-cell>
          <table:table-cell/>
        </table:table-row>
        <table:table-row table:style-name="ro17">
          <table:table-cell office:value-type="string" calcext:value-type="string">
            <text:p>Jewelry Sets</text:p>
            <text:p>              </text:p>
          </table:table-cell>
          <table:table-cell/>
        </table:table-row>
        <table:table-row table:style-name="ro17">
          <table:table-cell office:value-type="string" calcext:value-type="string">
            <text:p>Key Chains</text:p>
            <text:p>              </text:p>
          </table:table-cell>
          <table:table-cell/>
        </table:table-row>
        <table:table-row table:style-name="ro17">
          <table:table-cell office:value-type="string" calcext:value-type="string">
            <text:p>Brooches</text:p>
            <text:p>              </text:p>
          </table:table-cell>
          <table:table-cell/>
        </table:table-row>
        <table:table-row table:style-name="ro17">
          <table:table-cell office:value-type="string" calcext:value-type="string">
            <text:p>Hair Jewelry</text:p>
            <text:p>              </text:p>
          </table:table-cell>
          <table:table-cell/>
        </table:table-row>
        <table:table-row table:style-name="ro1">
          <table:table-cell office:value-type="string" calcext:value-type="string">
            <text:p>K Gold Earring</text:p>
          </table:table-cell>
          <table:table-cell/>
        </table:table-row>
        <table:table-row table:style-name="ro17">
          <table:table-cell office:value-type="string" calcext:value-type="string">
            <text:p>Earring Set</text:p>
            <text:p>              </text:p>
          </table:table-cell>
          <table:table-cell/>
        </table:table-row>
        <table:table-row table:style-name="ro1">
          <table:table-cell office:value-type="string" calcext:value-type="string">
            <text:p>Silver Earring</text:p>
          </table:table-cell>
          <table:table-cell/>
        </table:table-row>
        <table:table-row table:style-name="ro17">
          <table:table-cell office:value-type="string" calcext:value-type="string">
            <text:p>Hoop Earring</text:p>
            <text:p>              </text:p>
          </table:table-cell>
          <table:table-cell/>
        </table:table-row>
        <table:table-row table:style-name="ro1">
          <table:table-cell office:value-type="string" calcext:value-type="string">
            <text:p>Pearl Necklace</text:p>
          </table:table-cell>
          <table:table-cell/>
        </table:table-row>
        <table:table-row table:style-name="ro1">
          <table:table-cell office:value-type="string" calcext:value-type="string">
            <text:p>Drop &amp; Dangle Earring</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19T17:22:41.843237533</dc:date>
    <meta:editing-duration>PT3H35M3S</meta:editing-duration>
    <meta:editing-cycles>34</meta:editing-cycles>
    <meta:generator>LibreOffice/24.2.5.2$Linux_X86_64 LibreOffice_project/420$Build-2</meta:generator>
    <meta:document-statistic meta:table-count="1" meta:cell-count="646" meta:object-count="0"/>
  </office:meta>
</office:document-meta>
</file>